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D3A4069C610A9F54.png" manifest:media-type="image/png"/>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enlo" svg:font-family="Menlo"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8.008cm" fo:margin-left="0cm" fo:margin-top="0cm" fo:margin-bottom="0cm" table:align="left" style:writing-mode="lr-tb"/>
    </style:style>
    <style:style style:name="Table5.A" style:family="table-column">
      <style:table-column-properties style:column-width="2.863cm"/>
    </style:style>
    <style:style style:name="Table5.B" style:family="table-column">
      <style:table-column-properties style:column-width="14.116cm"/>
    </style:style>
    <style:style style:name="Table5.C" style:family="table-column">
      <style:table-column-properties style:column-width="1.028cm"/>
    </style:style>
    <style:style style:name="Table5.1" style:family="table-row">
      <style:table-row-properties fo:keep-together="auto"/>
    </style:style>
    <style:style style:name="Table5.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5.A2" style:family="table-cell">
      <style:table-cell-properties style:vertical-align="middle" fo:padding-left="0.095cm" fo:padding-right="0.095cm" fo:padding-top="0cm" fo:padding-bottom="0cm" fo:border="0.5pt solid #000000"/>
    </style:style>
    <style:style style:name="Table5.B2" style:family="table-cell">
      <style:table-cell-properties style:vertical-align="middle" fo:padding-left="0.095cm" fo:padding-right="0.095cm" fo:padding-top="0cm" fo:padding-bottom="0cm" fo:border="0.5pt solid #000000"/>
    </style:style>
    <style:style style:name="Table5.C2" style:family="table-cell">
      <style:table-cell-properties style:vertical-align="middle" fo:padding-left="0.095cm" fo:padding-right="0.095cm" fo:padding-top="0cm" fo:padding-bottom="0cm" fo:border="0.5pt solid #000000"/>
    </style:style>
    <style:style style:name="Table6" style:family="table">
      <style:table-properties style:width="18.008cm" fo:margin-left="0cm" fo:margin-top="0cm" fo:margin-bottom="0cm" table:align="left" style:writing-mode="lr-tb"/>
    </style:style>
    <style:style style:name="Table6.A" style:family="table-column">
      <style:table-column-properties style:column-width="2.863cm"/>
    </style:style>
    <style:style style:name="Table6.B" style:family="table-column">
      <style:table-column-properties style:column-width="14.116cm"/>
    </style:style>
    <style:style style:name="Table6.C" style:family="table-column">
      <style:table-column-properties style:column-width="1.028cm"/>
    </style:style>
    <style:style style:name="Table6.1" style:family="table-row">
      <style:table-row-properties fo:keep-together="always"/>
    </style:style>
    <style:style style:name="Table6.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6.A2" style:family="table-cell">
      <style:table-cell-properties style:vertical-align="middle" fo:padding-left="0.095cm" fo:padding-right="0.095cm" fo:padding-top="0cm" fo:padding-bottom="0cm" fo:border="0.5pt solid #000000"/>
    </style:style>
    <style:style style:name="Table6.B2" style:family="table-cell">
      <style:table-cell-properties style:vertical-align="middle" fo:padding-left="0.095cm" fo:padding-right="0.095cm" fo:padding-top="0cm" fo:padding-bottom="0cm" fo:border="0.5pt solid #000000"/>
    </style:style>
    <style:style style:name="Table6.C2" style:family="table-cell">
      <style:table-cell-properties style:vertical-align="middle" fo:padding-left="0.095cm" fo:padding-right="0.095cm" fo:padding-top="0cm" fo:padding-bottom="0cm" fo:border="0.5pt solid #000000"/>
    </style:style>
    <style:style style:name="Table6.A3" style:family="table-cell">
      <style:table-cell-properties style:vertical-align="middle" fo:padding-left="0.095cm" fo:padding-right="0.095cm" fo:padding-top="0cm" fo:padding-bottom="0cm" fo:border="0.5pt solid #000000"/>
    </style:style>
    <style:style style:name="Table6.B3" style:family="table-cell">
      <style:table-cell-properties style:vertical-align="middle" fo:padding-left="0.095cm" fo:padding-right="0.095cm" fo:padding-top="0cm" fo:padding-bottom="0cm" fo:border="0.5pt solid #000000"/>
    </style:style>
    <style:style style:name="Table6.C3" style:family="table-cell">
      <style:table-cell-properties style:vertical-align="middle" fo:padding-left="0.095cm" fo:padding-right="0.095cm" fo:padding-top="0cm" fo:padding-bottom="0cm" fo:border="0.5pt solid #000000"/>
    </style:style>
    <style:style style:name="Table6.A4" style:family="table-cell">
      <style:table-cell-properties style:vertical-align="middle" fo:padding-left="0.095cm" fo:padding-right="0.095cm" fo:padding-top="0cm" fo:padding-bottom="0cm" fo:border="0.5pt solid #000000"/>
    </style:style>
    <style:style style:name="Table6.B4" style:family="table-cell">
      <style:table-cell-properties style:vertical-align="middle" fo:padding-left="0.095cm" fo:padding-right="0.095cm" fo:padding-top="0cm" fo:padding-bottom="0cm" fo:border="0.5pt solid #000000"/>
    </style:style>
    <style:style style:name="Table6.C4" style:family="table-cell">
      <style:table-cell-properties style:vertical-align="middle" fo:padding-left="0.095cm" fo:padding-right="0.095cm" fo:padding-top="0cm" fo:padding-bottom="0cm" fo:border="0.5pt solid #000000"/>
    </style:style>
    <style:style style:name="Table6.A5" style:family="table-cell">
      <style:table-cell-properties style:vertical-align="middle" fo:padding-left="0.095cm" fo:padding-right="0.095cm" fo:padding-top="0cm" fo:padding-bottom="0cm" fo:border="0.5pt solid #000000"/>
    </style:style>
    <style:style style:name="Table6.B5" style:family="table-cell">
      <style:table-cell-properties style:vertical-align="middle" fo:padding-left="0.095cm" fo:padding-right="0.095cm" fo:padding-top="0cm" fo:padding-bottom="0cm" fo:border="0.5pt solid #000000"/>
    </style:style>
    <style:style style:name="Table6.C5" style:family="table-cell">
      <style:table-cell-properties style:vertical-align="middle" fo:padding-left="0.095cm" fo:padding-right="0.095cm" fo:padding-top="0cm" fo:padding-bottom="0cm" fo:border="0.5pt solid #000000"/>
    </style:style>
    <style:style style:name="Table6.A6" style:family="table-cell">
      <style:table-cell-properties style:vertical-align="middle" fo:padding-left="0.095cm" fo:padding-right="0.095cm" fo:padding-top="0cm" fo:padding-bottom="0cm" fo:border="0.5pt solid #000000"/>
    </style:style>
    <style:style style:name="Table6.B6" style:family="table-cell">
      <style:table-cell-properties style:vertical-align="middle" fo:padding-left="0.095cm" fo:padding-right="0.095cm" fo:padding-top="0cm" fo:padding-bottom="0cm" fo:border="0.5pt solid #000000"/>
    </style:style>
    <style:style style:name="Table6.C6" style:family="table-cell">
      <style:table-cell-properties style:vertical-align="middle" fo:padding-left="0.095cm" fo:padding-right="0.095cm" fo:padding-top="0cm" fo:padding-bottom="0cm" fo:border="0.5pt solid #000000"/>
    </style:style>
    <style:style style:name="Table6.A7" style:family="table-cell">
      <style:table-cell-properties style:vertical-align="middle" fo:padding-left="0.095cm" fo:padding-right="0.095cm" fo:padding-top="0cm" fo:padding-bottom="0cm" fo:border="0.5pt solid #000000"/>
    </style:style>
    <style:style style:name="Table6.B7" style:family="table-cell">
      <style:table-cell-properties style:vertical-align="middle" fo:padding-left="0.095cm" fo:padding-right="0.095cm" fo:padding-top="0cm" fo:padding-bottom="0cm" fo:border="0.5pt solid #000000"/>
    </style:style>
    <style:style style:name="Table6.C7" style:family="table-cell">
      <style:table-cell-properties style:vertical-align="middle" fo:padding-left="0.095cm" fo:padding-right="0.095cm" fo:padding-top="0cm" fo:padding-bottom="0cm" fo:border="0.5pt solid #000000"/>
    </style:style>
    <style:style style:name="Table6.A8" style:family="table-cell">
      <style:table-cell-properties style:vertical-align="middle" fo:padding-left="0.095cm" fo:padding-right="0.095cm" fo:padding-top="0cm" fo:padding-bottom="0cm" fo:border="0.5pt solid #000000"/>
    </style:style>
    <style:style style:name="Table6.B8" style:family="table-cell">
      <style:table-cell-properties style:vertical-align="middle" fo:padding-left="0.095cm" fo:padding-right="0.095cm" fo:padding-top="0cm" fo:padding-bottom="0cm" fo:border="0.5pt solid #000000"/>
    </style:style>
    <style:style style:name="Table6.C8" style:family="table-cell">
      <style:table-cell-properties style:vertical-align="middle" fo:padding-left="0.095cm" fo:padding-right="0.095cm" fo:padding-top="0cm" fo:padding-bottom="0cm" fo:border="0.5pt solid #000000"/>
    </style:style>
    <style:style style:name="Table6.A9" style:family="table-cell">
      <style:table-cell-properties style:vertical-align="middle" fo:padding-left="0.095cm" fo:padding-right="0.095cm" fo:padding-top="0cm" fo:padding-bottom="0cm" fo:border="0.5pt solid #000000"/>
    </style:style>
    <style:style style:name="Table6.B9" style:family="table-cell">
      <style:table-cell-properties style:vertical-align="middle" fo:padding-left="0.095cm" fo:padding-right="0.095cm" fo:padding-top="0cm" fo:padding-bottom="0cm" fo:border="0.5pt solid #000000"/>
    </style:style>
    <style:style style:name="Table6.C9" style:family="table-cell">
      <style:table-cell-properties style:vertical-align="middle" fo:padding-left="0.095cm" fo:padding-right="0.095cm" fo:padding-top="0cm" fo:padding-bottom="0cm" fo:border="0.5pt solid #000000"/>
    </style:style>
    <style:style style:name="Table6.A10" style:family="table-cell">
      <style:table-cell-properties style:vertical-align="middle" fo:padding-left="0.095cm" fo:padding-right="0.095cm" fo:padding-top="0cm" fo:padding-bottom="0cm" fo:border="0.5pt solid #000000"/>
    </style:style>
    <style:style style:name="Table6.B10" style:family="table-cell">
      <style:table-cell-properties style:vertical-align="middle" fo:padding-left="0.095cm" fo:padding-right="0.095cm" fo:padding-top="0cm" fo:padding-bottom="0cm" fo:border="0.5pt solid #000000"/>
    </style:style>
    <style:style style:name="Table6.C10" style:family="table-cell">
      <style:table-cell-properties style:vertical-align="middle" fo:padding-left="0.095cm" fo:padding-right="0.095cm" fo:padding-top="0cm" fo:padding-bottom="0cm" fo:border="0.5pt solid #000000"/>
    </style:style>
    <style:style style:name="Table6.A11" style:family="table-cell">
      <style:table-cell-properties style:vertical-align="middle" fo:padding-left="0.095cm" fo:padding-right="0.095cm" fo:padding-top="0cm" fo:padding-bottom="0cm" fo:border="0.5pt solid #000000"/>
    </style:style>
    <style:style style:name="Table6.B11" style:family="table-cell">
      <style:table-cell-properties style:vertical-align="middle" fo:padding-left="0.095cm" fo:padding-right="0.095cm" fo:padding-top="0cm" fo:padding-bottom="0cm" fo:border="0.5pt solid #000000"/>
    </style:style>
    <style:style style:name="Table6.C11" style:family="table-cell">
      <style:table-cell-properties style:vertical-align="middle" fo:padding-left="0.095cm" fo:padding-right="0.095cm" fo:padding-top="0cm" fo:padding-bottom="0cm" fo:border="0.5pt solid #000000"/>
    </style:style>
    <style:style style:name="Table6.A12" style:family="table-cell">
      <style:table-cell-properties style:vertical-align="middle" fo:padding-left="0.095cm" fo:padding-right="0.095cm" fo:padding-top="0cm" fo:padding-bottom="0cm" fo:border="0.5pt solid #000000"/>
    </style:style>
    <style:style style:name="Table6.B12" style:family="table-cell">
      <style:table-cell-properties style:vertical-align="middle" fo:padding-left="0.095cm" fo:padding-right="0.095cm" fo:padding-top="0cm" fo:padding-bottom="0cm" fo:border="0.5pt solid #000000"/>
    </style:style>
    <style:style style:name="Table6.C12" style:family="table-cell">
      <style:table-cell-properties style:vertical-align="middle" fo:padding-left="0.095cm" fo:padding-right="0.095cm" fo:padding-top="0cm" fo:padding-bottom="0cm" fo:border="0.5pt solid #000000"/>
    </style:style>
    <style:style style:name="Table6.A13" style:family="table-cell">
      <style:table-cell-properties style:vertical-align="middle" fo:padding-left="0.095cm" fo:padding-right="0.095cm" fo:padding-top="0cm" fo:padding-bottom="0cm" fo:border="0.5pt solid #000000"/>
    </style:style>
    <style:style style:name="Table6.B13" style:family="table-cell">
      <style:table-cell-properties style:vertical-align="middle" fo:padding-left="0.095cm" fo:padding-right="0.095cm" fo:padding-top="0cm" fo:padding-bottom="0cm" fo:border="0.5pt solid #000000"/>
    </style:style>
    <style:style style:name="Table6.C13" style:family="table-cell">
      <style:table-cell-properties style:vertical-align="middle" fo:padding-left="0.095cm" fo:padding-right="0.095cm" fo:padding-top="0cm" fo:padding-bottom="0cm" fo:border="0.5pt solid #000000"/>
    </style:style>
    <style:style style:name="Table6.A14" style:family="table-cell">
      <style:table-cell-properties style:vertical-align="middle" fo:padding-left="0.095cm" fo:padding-right="0.095cm" fo:padding-top="0cm" fo:padding-bottom="0cm" fo:border="0.5pt solid #000000"/>
    </style:style>
    <style:style style:name="Table6.B14" style:family="table-cell">
      <style:table-cell-properties style:vertical-align="middle" fo:padding-left="0.095cm" fo:padding-right="0.095cm" fo:padding-top="0cm" fo:padding-bottom="0cm" fo:border="0.5pt solid #000000"/>
    </style:style>
    <style:style style:name="Table6.C14" style:family="table-cell">
      <style:table-cell-properties style:vertical-align="middle" fo:padding-left="0.095cm" fo:padding-right="0.095cm" fo:padding-top="0cm" fo:padding-bottom="0cm" fo:border="0.5pt solid #000000"/>
    </style:style>
    <style:style style:name="Table6.A15" style:family="table-cell">
      <style:table-cell-properties style:vertical-align="middle" fo:padding-left="0.095cm" fo:padding-right="0.095cm" fo:padding-top="0cm" fo:padding-bottom="0cm" fo:border="0.5pt solid #000000"/>
    </style:style>
    <style:style style:name="Table6.B15" style:family="table-cell">
      <style:table-cell-properties style:vertical-align="middle" fo:padding-left="0.095cm" fo:padding-right="0.095cm" fo:padding-top="0cm" fo:padding-bottom="0cm" fo:border="0.5pt solid #000000"/>
    </style:style>
    <style:style style:name="Table6.C15" style:family="table-cell">
      <style:table-cell-properties style:vertical-align="middle" fo:padding-left="0.095cm" fo:padding-right="0.095cm" fo:padding-top="0cm" fo:padding-bottom="0cm" fo:border="0.5pt solid #000000"/>
    </style:style>
    <style:style style:name="Table7" style:family="table">
      <style:table-properties style:width="18.008cm" fo:margin-left="0cm" fo:margin-top="0cm" fo:margin-bottom="0cm" table:align="left" style:writing-mode="lr-tb"/>
    </style:style>
    <style:style style:name="Table7.A" style:family="table-column">
      <style:table-column-properties style:column-width="2.755cm"/>
    </style:style>
    <style:style style:name="Table7.B" style:family="table-column">
      <style:table-column-properties style:column-width="14.224cm"/>
    </style:style>
    <style:style style:name="Table7.C" style:family="table-column">
      <style:table-column-properties style:column-width="1.028cm"/>
    </style:style>
    <style:style style:name="Table7.1" style:family="table-row">
      <style:table-row-properties fo:keep-together="always"/>
    </style:style>
    <style:style style:name="Table7.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7.A2" style:family="table-cell">
      <style:table-cell-properties style:vertical-align="middle" fo:padding-left="0.095cm" fo:padding-right="0.095cm" fo:padding-top="0cm" fo:padding-bottom="0cm" fo:border="0.5pt solid #000000"/>
    </style:style>
    <style:style style:name="Table7.B2" style:family="table-cell">
      <style:table-cell-properties style:vertical-align="middle" fo:padding-left="0.095cm" fo:padding-right="0.095cm" fo:padding-top="0cm" fo:padding-bottom="0cm" fo:border="0.5pt solid #000000"/>
    </style:style>
    <style:style style:name="Table7.C2" style:family="table-cell">
      <style:table-cell-properties style:vertical-align="middle" fo:padding-left="0.095cm" fo:padding-right="0.095cm" fo:padding-top="0cm" fo:padding-bottom="0cm" fo:border="0.5pt solid #000000"/>
    </style:style>
    <style:style style:name="Table8" style:family="table">
      <style:table-properties style:width="18.008cm" fo:margin-left="0cm" fo:margin-top="0cm" fo:margin-bottom="0cm" table:align="left" style:writing-mode="lr-tb"/>
    </style:style>
    <style:style style:name="Table8.A" style:family="table-column">
      <style:table-column-properties style:column-width="2.755cm"/>
    </style:style>
    <style:style style:name="Table8.B" style:family="table-column">
      <style:table-column-properties style:column-width="14.224cm"/>
    </style:style>
    <style:style style:name="Table8.C" style:family="table-column">
      <style:table-column-properties style:column-width="1.028cm"/>
    </style:style>
    <style:style style:name="Table8.1" style:family="table-row">
      <style:table-row-properties fo:keep-together="always"/>
    </style:style>
    <style:style style:name="Table8.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8.A2" style:family="table-cell">
      <style:table-cell-properties style:vertical-align="middle" fo:padding-left="0.095cm" fo:padding-right="0.095cm" fo:padding-top="0cm" fo:padding-bottom="0cm" fo:border="0.5pt solid #000000"/>
    </style:style>
    <style:style style:name="Table8.B2" style:family="table-cell">
      <style:table-cell-properties style:vertical-align="middle" fo:padding-left="0.095cm" fo:padding-right="0.095cm" fo:padding-top="0cm" fo:padding-bottom="0cm" fo:border="0.5pt solid #000000"/>
    </style:style>
    <style:style style:name="Table8.C2" style:family="table-cell">
      <style:table-cell-properties style:vertical-align="middle" fo:padding-left="0.095cm" fo:padding-right="0.095cm" fo:padding-top="0cm" fo:padding-bottom="0cm" fo:border="0.5pt solid #000000"/>
    </style:style>
    <style:style style:name="Table8.A3" style:family="table-cell">
      <style:table-cell-properties style:vertical-align="middle" fo:padding-left="0.095cm" fo:padding-right="0.095cm" fo:padding-top="0cm" fo:padding-bottom="0cm" fo:border="0.5pt solid #000000"/>
    </style:style>
    <style:style style:name="Table8.B3" style:family="table-cell">
      <style:table-cell-properties style:vertical-align="middle" fo:padding-left="0.095cm" fo:padding-right="0.095cm" fo:padding-top="0cm" fo:padding-bottom="0cm" fo:border="0.5pt solid #000000"/>
    </style:style>
    <style:style style:name="Table8.C3" style:family="table-cell">
      <style:table-cell-properties style:vertical-align="middle" fo:padding-left="0.095cm" fo:padding-right="0.095cm" fo:padding-top="0cm" fo:padding-bottom="0cm" fo:border="0.5pt solid #000000"/>
    </style:style>
    <style:style style:name="Table9" style:family="table">
      <style:table-properties style:width="18.008cm" fo:margin-left="0cm" fo:margin-top="0cm" fo:margin-bottom="0cm" table:align="left" style:writing-mode="lr-tb"/>
    </style:style>
    <style:style style:name="Table9.A" style:family="table-column">
      <style:table-column-properties style:column-width="1.702cm"/>
    </style:style>
    <style:style style:name="Table9.B" style:family="table-column">
      <style:table-column-properties style:column-width="15.358cm"/>
    </style:style>
    <style:style style:name="Table9.C" style:family="table-column">
      <style:table-column-properties style:column-width="0.947cm"/>
    </style:style>
    <style:style style:name="Table9.1" style:family="table-row">
      <style:table-row-properties fo:keep-together="always"/>
    </style:style>
    <style:style style:name="Table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9.A2" style:family="table-cell">
      <style:table-cell-properties style:vertical-align="" fo:padding-left="0.099cm" fo:padding-right="0.099cm" fo:padding-top="0cm" fo:padding-bottom="0cm" fo:border="0.5pt solid #000000"/>
    </style:style>
    <style:style style:name="Table9.B2" style:family="table-cell">
      <style:table-cell-properties style:vertical-align="" fo:padding-left="0.099cm" fo:padding-right="0.099cm" fo:padding-top="0cm" fo:padding-bottom="0cm" fo:border="0.5pt solid #000000"/>
    </style:style>
    <style:style style:name="Table9.C2" style:family="table-cell">
      <style:table-cell-properties style:vertical-align="middle" fo:padding-left="0.099cm" fo:padding-right="0.099cm" fo:padding-top="0cm" fo:padding-bottom="0cm" fo:border="0.5pt solid #000000"/>
    </style:style>
    <style:style style:name="Table10" style:family="table">
      <style:table-properties style:width="18.008cm" fo:margin-left="0cm" fo:margin-top="0cm" fo:margin-bottom="0cm" table:align="left" style:writing-mode="lr-tb"/>
    </style:style>
    <style:style style:name="Table10.A" style:family="table-column">
      <style:table-column-properties style:column-width="17.06cm"/>
    </style:style>
    <style:style style:name="Table10.B" style:family="table-column">
      <style:table-column-properties style:column-width="0.947cm"/>
    </style:style>
    <style:style style:name="Table10.1" style:family="table-row">
      <style:table-row-properties fo:keep-together="always"/>
    </style:style>
    <style:style style:name="Table1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0.A2" style:family="table-cell">
      <style:table-cell-properties style:vertical-align="" fo:padding-left="0.099cm" fo:padding-right="0.099cm" fo:padding-top="0cm" fo:padding-bottom="0cm" fo:border="0.5pt solid #000000"/>
    </style:style>
    <style:style style:name="Table10.B2" style:family="table-cell">
      <style:table-cell-properties style:vertical-align="middle" fo:padding-left="0.099cm" fo:padding-right="0.099cm" fo:padding-top="0cm" fo:padding-bottom="0cm" fo:border="0.5pt solid #000000"/>
    </style:style>
    <style:style style:name="Table10.A3" style:family="table-cell">
      <style:table-cell-properties style:vertical-align="" fo:padding-left="0.099cm" fo:padding-right="0.099cm" fo:padding-top="0cm" fo:padding-bottom="0cm" fo:border="0.5pt solid #000000"/>
    </style:style>
    <style:style style:name="Table10.B3" style:family="table-cell">
      <style:table-cell-properties style:vertical-align="middle" fo:padding-left="0.099cm" fo:padding-right="0.099cm" fo:padding-top="0cm" fo:padding-bottom="0cm" fo:border="0.5pt solid #000000"/>
    </style:style>
    <style:style style:name="Table11" style:family="table">
      <style:table-properties style:width="18.008cm" fo:margin-left="0cm" fo:margin-top="0cm" fo:margin-bottom="0cm" table:align="left" style:writing-mode="lr-tb"/>
    </style:style>
    <style:style style:name="Table11.A" style:family="table-column">
      <style:table-column-properties style:column-width="1.702cm"/>
    </style:style>
    <style:style style:name="Table11.B" style:family="table-column">
      <style:table-column-properties style:column-width="15.358cm"/>
    </style:style>
    <style:style style:name="Table11.C" style:family="table-column">
      <style:table-column-properties style:column-width="0.947cm"/>
    </style:style>
    <style:style style:name="Table11.1" style:family="table-row">
      <style:table-row-properties fo:keep-together="always"/>
    </style:style>
    <style:style style:name="Table1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1.A2" style:family="table-cell">
      <style:table-cell-properties style:vertical-align="" fo:padding-left="0.099cm" fo:padding-right="0.099cm" fo:padding-top="0cm" fo:padding-bottom="0cm" fo:border="0.5pt solid #000000"/>
    </style:style>
    <style:style style:name="Table11.B2" style:family="table-cell">
      <style:table-cell-properties style:vertical-align="" fo:padding-left="0.099cm" fo:padding-right="0.099cm" fo:padding-top="0cm" fo:padding-bottom="0cm" fo:border="0.5pt solid #000000"/>
    </style:style>
    <style:style style:name="Table11.C2" style:family="table-cell">
      <style:table-cell-properties style:vertical-align="middle" fo:padding-left="0.099cm" fo:padding-right="0.099cm" fo:padding-top="0cm" fo:padding-bottom="0cm" fo:border="0.5pt solid #000000"/>
    </style:style>
    <style:style style:name="Table11.A3" style:family="table-cell">
      <style:table-cell-properties style:vertical-align="" fo:padding-left="0.099cm" fo:padding-right="0.099cm" fo:padding-top="0cm" fo:padding-bottom="0cm" fo:border="0.5pt solid #000000"/>
    </style:style>
    <style:style style:name="Table11.B3" style:family="table-cell">
      <style:table-cell-properties style:vertical-align="" fo:padding-left="0.099cm" fo:padding-right="0.099cm" fo:padding-top="0cm" fo:padding-bottom="0cm" fo:border="0.5pt solid #000000"/>
    </style:style>
    <style:style style:name="Table11.C3" style:family="table-cell">
      <style:table-cell-properties style:vertical-align="middle" fo:padding-left="0.099cm" fo:padding-right="0.099cm" fo:padding-top="0cm" fo:padding-bottom="0cm" fo:border="0.5pt solid #000000"/>
    </style:style>
    <style:style style:name="Table11.A4" style:family="table-cell">
      <style:table-cell-properties style:vertical-align="" fo:padding-left="0.099cm" fo:padding-right="0.099cm" fo:padding-top="0cm" fo:padding-bottom="0cm" fo:border="0.5pt solid #000000"/>
    </style:style>
    <style:style style:name="Table11.B4" style:family="table-cell">
      <style:table-cell-properties style:vertical-align="" fo:padding-left="0.099cm" fo:padding-right="0.099cm" fo:padding-top="0cm" fo:padding-bottom="0cm" fo:border="0.5pt solid #000000"/>
    </style:style>
    <style:style style:name="Table11.C4" style:family="table-cell">
      <style:table-cell-properties style:vertical-align="middle" fo:padding-left="0.099cm" fo:padding-right="0.099cm" fo:padding-top="0cm" fo:padding-bottom="0cm" fo:border="0.5pt solid #000000"/>
    </style:style>
    <style:style style:name="Table11.A5" style:family="table-cell">
      <style:table-cell-properties style:vertical-align="" fo:padding-left="0.099cm" fo:padding-right="0.099cm" fo:padding-top="0cm" fo:padding-bottom="0cm" fo:border="0.5pt solid #000000"/>
    </style:style>
    <style:style style:name="Table11.B5" style:family="table-cell">
      <style:table-cell-properties style:vertical-align="" fo:padding-left="0.099cm" fo:padding-right="0.099cm" fo:padding-top="0cm" fo:padding-bottom="0cm" fo:border="0.5pt solid #000000"/>
    </style:style>
    <style:style style:name="Table11.C5" style:family="table-cell">
      <style:table-cell-properties style:vertical-align="middle" fo:padding-left="0.099cm" fo:padding-right="0.099cm" fo:padding-top="0cm" fo:padding-bottom="0cm" fo:border="0.5pt solid #000000"/>
    </style:style>
    <style:style style:name="Table11.A6" style:family="table-cell">
      <style:table-cell-properties style:vertical-align="" fo:padding-left="0.099cm" fo:padding-right="0.099cm" fo:padding-top="0cm" fo:padding-bottom="0cm" fo:border="0.5pt solid #000000"/>
    </style:style>
    <style:style style:name="Table11.B6" style:family="table-cell">
      <style:table-cell-properties style:vertical-align="" fo:padding-left="0.099cm" fo:padding-right="0.099cm" fo:padding-top="0cm" fo:padding-bottom="0cm" fo:border="0.5pt solid #000000"/>
    </style:style>
    <style:style style:name="Table11.C6" style:family="table-cell">
      <style:table-cell-properties style:vertical-align="middle" fo:padding-left="0.099cm" fo:padding-right="0.099cm" fo:padding-top="0cm" fo:padding-bottom="0cm" fo:border="0.5pt solid #000000"/>
    </style:style>
    <style:style style:name="Table11.A7" style:family="table-cell">
      <style:table-cell-properties style:vertical-align="" fo:padding-left="0.099cm" fo:padding-right="0.099cm" fo:padding-top="0cm" fo:padding-bottom="0cm" fo:border="0.5pt solid #000000"/>
    </style:style>
    <style:style style:name="Table11.B7" style:family="table-cell">
      <style:table-cell-properties style:vertical-align="" fo:padding-left="0.099cm" fo:padding-right="0.099cm" fo:padding-top="0cm" fo:padding-bottom="0cm" fo:border="0.5pt solid #000000"/>
    </style:style>
    <style:style style:name="Table11.C7" style:family="table-cell">
      <style:table-cell-properties style:vertical-align="middle" fo:padding-left="0.099cm" fo:padding-right="0.099cm" fo:padding-top="0cm" fo:padding-bottom="0cm" fo:border="0.5pt solid #000000"/>
    </style:style>
    <style:style style:name="Table11.A8" style:family="table-cell">
      <style:table-cell-properties style:vertical-align="" fo:padding-left="0.099cm" fo:padding-right="0.099cm" fo:padding-top="0cm" fo:padding-bottom="0cm" fo:border="0.5pt solid #000000"/>
    </style:style>
    <style:style style:name="Table11.B8" style:family="table-cell">
      <style:table-cell-properties style:vertical-align="" fo:padding-left="0.099cm" fo:padding-right="0.099cm" fo:padding-top="0cm" fo:padding-bottom="0cm" fo:border="0.5pt solid #000000"/>
    </style:style>
    <style:style style:name="Table11.C8" style:family="table-cell">
      <style:table-cell-properties style:vertical-align="middle" fo:padding-left="0.099cm" fo:padding-right="0.099cm" fo:padding-top="0cm" fo:padding-bottom="0cm" fo:border="0.5pt solid #000000"/>
    </style:style>
    <style:style style:name="Table11.A9" style:family="table-cell">
      <style:table-cell-properties style:vertical-align="" fo:padding-left="0.099cm" fo:padding-right="0.099cm" fo:padding-top="0cm" fo:padding-bottom="0cm" fo:border="0.5pt solid #000000"/>
    </style:style>
    <style:style style:name="Table11.B9" style:family="table-cell">
      <style:table-cell-properties style:vertical-align="" fo:padding-left="0.099cm" fo:padding-right="0.099cm" fo:padding-top="0cm" fo:padding-bottom="0cm" fo:border="0.5pt solid #000000"/>
    </style:style>
    <style:style style:name="Table11.C9" style:family="table-cell">
      <style:table-cell-properties style:vertical-align="middle" fo:padding-left="0.099cm" fo:padding-right="0.099cm" fo:padding-top="0cm" fo:padding-bottom="0cm" fo:border="0.5pt solid #000000"/>
    </style:style>
    <style:style style:name="Table11.A10" style:family="table-cell">
      <style:table-cell-properties style:vertical-align="" fo:padding-left="0.099cm" fo:padding-right="0.099cm" fo:padding-top="0cm" fo:padding-bottom="0cm" fo:border="0.5pt solid #000000"/>
    </style:style>
    <style:style style:name="Table11.B10" style:family="table-cell">
      <style:table-cell-properties style:vertical-align="" fo:padding-left="0.099cm" fo:padding-right="0.099cm" fo:padding-top="0cm" fo:padding-bottom="0cm" fo:border="0.5pt solid #000000"/>
    </style:style>
    <style:style style:name="Table11.C10" style:family="table-cell">
      <style:table-cell-properties style:vertical-align="middle" fo:padding-left="0.099cm" fo:padding-right="0.099cm" fo:padding-top="0cm" fo:padding-bottom="0cm" fo:border="0.5pt solid #000000"/>
    </style:style>
    <style:style style:name="Table12" style:family="table">
      <style:table-properties style:width="18.008cm" fo:margin-left="0cm" fo:margin-top="0cm" fo:margin-bottom="0cm" table:align="left" style:writing-mode="lr-tb"/>
    </style:style>
    <style:style style:name="Table12.A" style:family="table-column">
      <style:table-column-properties style:column-width="1.702cm"/>
    </style:style>
    <style:style style:name="Table12.B" style:family="table-column">
      <style:table-column-properties style:column-width="15.358cm"/>
    </style:style>
    <style:style style:name="Table12.C" style:family="table-column">
      <style:table-column-properties style:column-width="0.947cm"/>
    </style:style>
    <style:style style:name="Table12.1" style:family="table-row">
      <style:table-row-properties fo:keep-together="always"/>
    </style:style>
    <style:style style:name="Table1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2.A2" style:family="table-cell">
      <style:table-cell-properties style:vertical-align="" fo:padding-left="0.099cm" fo:padding-right="0.099cm" fo:padding-top="0cm" fo:padding-bottom="0cm" fo:border="0.5pt solid #000000"/>
    </style:style>
    <style:style style:name="Table12.B2" style:family="table-cell">
      <style:table-cell-properties style:vertical-align="" fo:padding-left="0.099cm" fo:padding-right="0.099cm" fo:padding-top="0cm" fo:padding-bottom="0cm" fo:border="0.5pt solid #000000"/>
    </style:style>
    <style:style style:name="Table12.C2" style:family="table-cell">
      <style:table-cell-properties style:vertical-align="middle" fo:padding-left="0.099cm" fo:padding-right="0.099cm" fo:padding-top="0cm" fo:padding-bottom="0cm" fo:border="0.5pt solid #000000"/>
    </style:style>
    <style:style style:name="Table12.A3" style:family="table-cell">
      <style:table-cell-properties style:vertical-align="" fo:padding-left="0.099cm" fo:padding-right="0.099cm" fo:padding-top="0cm" fo:padding-bottom="0cm" fo:border="0.5pt solid #000000"/>
    </style:style>
    <style:style style:name="Table12.B3" style:family="table-cell">
      <style:table-cell-properties style:vertical-align="" fo:padding-left="0.099cm" fo:padding-right="0.099cm" fo:padding-top="0cm" fo:padding-bottom="0cm" fo:border="0.5pt solid #000000"/>
    </style:style>
    <style:style style:name="Table12.C3" style:family="table-cell">
      <style:table-cell-properties style:vertical-align="middle" fo:padding-left="0.099cm" fo:padding-right="0.099cm" fo:padding-top="0cm" fo:padding-bottom="0cm" fo:border="0.5pt solid #000000"/>
    </style:style>
    <style:style style:name="Table12.A4" style:family="table-cell">
      <style:table-cell-properties style:vertical-align="" fo:padding-left="0.099cm" fo:padding-right="0.099cm" fo:padding-top="0cm" fo:padding-bottom="0cm" fo:border="0.5pt solid #000000"/>
    </style:style>
    <style:style style:name="Table12.B4" style:family="table-cell">
      <style:table-cell-properties style:vertical-align="" fo:padding-left="0.099cm" fo:padding-right="0.099cm" fo:padding-top="0cm" fo:padding-bottom="0cm" fo:border="0.5pt solid #000000"/>
    </style:style>
    <style:style style:name="Table12.C4" style:family="table-cell">
      <style:table-cell-properties style:vertical-align="middle" fo:padding-left="0.099cm" fo:padding-right="0.099cm" fo:padding-top="0cm" fo:padding-bottom="0cm" fo:border="0.5pt solid #000000"/>
    </style:style>
    <style:style style:name="Table12.A5" style:family="table-cell">
      <style:table-cell-properties style:vertical-align="" fo:padding-left="0.099cm" fo:padding-right="0.099cm" fo:padding-top="0cm" fo:padding-bottom="0cm" fo:border="0.5pt solid #000000"/>
    </style:style>
    <style:style style:name="Table12.B5" style:family="table-cell">
      <style:table-cell-properties style:vertical-align="" fo:padding-left="0.099cm" fo:padding-right="0.099cm" fo:padding-top="0cm" fo:padding-bottom="0cm" fo:border="0.5pt solid #000000"/>
    </style:style>
    <style:style style:name="Table12.C5" style:family="table-cell">
      <style:table-cell-properties style:vertical-align="middle" fo:padding-left="0.099cm" fo:padding-right="0.099cm" fo:padding-top="0cm" fo:padding-bottom="0cm" fo:border="0.5pt solid #000000"/>
    </style:style>
    <style:style style:name="Table12.A6" style:family="table-cell">
      <style:table-cell-properties style:vertical-align="" fo:padding-left="0.099cm" fo:padding-right="0.099cm" fo:padding-top="0cm" fo:padding-bottom="0cm" fo:border="0.5pt solid #000000"/>
    </style:style>
    <style:style style:name="Table12.B6" style:family="table-cell">
      <style:table-cell-properties style:vertical-align="" fo:padding-left="0.099cm" fo:padding-right="0.099cm" fo:padding-top="0cm" fo:padding-bottom="0cm" fo:border="0.5pt solid #000000"/>
    </style:style>
    <style:style style:name="Table12.C6" style:family="table-cell">
      <style:table-cell-properties style:vertical-align="middle" fo:padding-left="0.099cm" fo:padding-right="0.099cm" fo:padding-top="0cm" fo:padding-bottom="0cm" fo:border="0.5pt solid #000000"/>
    </style:style>
    <style:style style:name="Table12.A7" style:family="table-cell">
      <style:table-cell-properties style:vertical-align="" fo:padding-left="0.099cm" fo:padding-right="0.099cm" fo:padding-top="0cm" fo:padding-bottom="0cm" fo:border="0.5pt solid #000000"/>
    </style:style>
    <style:style style:name="Table12.B7" style:family="table-cell">
      <style:table-cell-properties style:vertical-align="" fo:padding-left="0.099cm" fo:padding-right="0.099cm" fo:padding-top="0cm" fo:padding-bottom="0cm" fo:border="0.5pt solid #000000"/>
    </style:style>
    <style:style style:name="Table12.C7" style:family="table-cell">
      <style:table-cell-properties style:vertical-align="middle" fo:padding-left="0.099cm" fo:padding-right="0.099cm" fo:padding-top="0cm" fo:padding-bottom="0cm" fo:border="0.5pt solid #000000"/>
    </style:style>
    <style:style style:name="Table13" style:family="table">
      <style:table-properties style:width="18.008cm" fo:margin-left="0cm" fo:margin-top="0cm" fo:margin-bottom="0cm" table:align="left" style:writing-mode="lr-tb"/>
    </style:style>
    <style:style style:name="Table13.A" style:family="table-column">
      <style:table-column-properties style:column-width="1.702cm"/>
    </style:style>
    <style:style style:name="Table13.B" style:family="table-column">
      <style:table-column-properties style:column-width="15.358cm"/>
    </style:style>
    <style:style style:name="Table13.C" style:family="table-column">
      <style:table-column-properties style:column-width="0.947cm"/>
    </style:style>
    <style:style style:name="Table13.1" style:family="table-row">
      <style:table-row-properties fo:keep-together="always"/>
    </style:style>
    <style:style style:name="Table1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3.A2" style:family="table-cell">
      <style:table-cell-properties style:vertical-align="" fo:padding-left="0.099cm" fo:padding-right="0.099cm" fo:padding-top="0cm" fo:padding-bottom="0cm" fo:border="0.5pt solid #000000"/>
    </style:style>
    <style:style style:name="Table13.B2" style:family="table-cell">
      <style:table-cell-properties style:vertical-align="" fo:padding-left="0.099cm" fo:padding-right="0.099cm" fo:padding-top="0cm" fo:padding-bottom="0cm" fo:border="0.5pt solid #000000"/>
    </style:style>
    <style:style style:name="Table13.C2" style:family="table-cell">
      <style:table-cell-properties style:vertical-align="middle" fo:padding-left="0.099cm" fo:padding-right="0.099cm" fo:padding-top="0cm" fo:padding-bottom="0cm" fo:border="0.5pt solid #000000"/>
    </style:style>
    <style:style style:name="Table14" style:family="table">
      <style:table-properties style:width="18.008cm" fo:margin-left="0cm" fo:margin-top="0cm" fo:margin-bottom="0cm" table:align="left" style:writing-mode="lr-tb"/>
    </style:style>
    <style:style style:name="Table14.A" style:family="table-column">
      <style:table-column-properties style:column-width="18.008cm"/>
    </style:style>
    <style:style style:name="Table14.1" style:family="table-row">
      <style:table-row-properties fo:keep-together="always"/>
    </style:style>
    <style:style style:name="Table14.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14.2" style:family="table-row">
      <style:table-row-properties fo:keep-together="auto"/>
    </style:style>
    <style:style style:name="Table14.A2" style:family="table-cell">
      <style:table-cell-properties style:vertical-align="middle" fo:padding-left="0.095cm" fo:padding-right="0.095cm" fo:padding-top="0cm" fo:padding-bottom="0cm" fo:border="0.5pt solid #000000"/>
    </style:style>
    <style:style style:name="Table15" style:family="table">
      <style:table-properties style:width="18.008cm" fo:margin-left="0cm" fo:margin-top="0cm" fo:margin-bottom="0cm" table:align="left" style:writing-mode="lr-tb"/>
    </style:style>
    <style:style style:name="Table15.A" style:family="table-column">
      <style:table-column-properties style:column-width="1.702cm"/>
    </style:style>
    <style:style style:name="Table15.B" style:family="table-column">
      <style:table-column-properties style:column-width="15.358cm"/>
    </style:style>
    <style:style style:name="Table15.C" style:family="table-column">
      <style:table-column-properties style:column-width="0.947cm"/>
    </style:style>
    <style:style style:name="Table15.1" style:family="table-row">
      <style:table-row-properties fo:keep-together="always"/>
    </style:style>
    <style:style style:name="Table1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5.A2" style:family="table-cell">
      <style:table-cell-properties style:vertical-align="" fo:padding-left="0.099cm" fo:padding-right="0.099cm" fo:padding-top="0cm" fo:padding-bottom="0cm" fo:border="0.5pt solid #000000"/>
    </style:style>
    <style:style style:name="Table15.B2" style:family="table-cell">
      <style:table-cell-properties style:vertical-align="" fo:padding-left="0.099cm" fo:padding-right="0.099cm" fo:padding-top="0cm" fo:padding-bottom="0cm" fo:border="0.5pt solid #000000"/>
    </style:style>
    <style:style style:name="Table15.C2" style:family="table-cell">
      <style:table-cell-properties style:vertical-align="middle" fo:padding-left="0.099cm" fo:padding-right="0.099cm" fo:padding-top="0cm" fo:padding-bottom="0cm" fo:border="0.5pt solid #000000"/>
    </style:style>
    <style:style style:name="Table15.A3" style:family="table-cell">
      <style:table-cell-properties style:vertical-align="" fo:padding-left="0.099cm" fo:padding-right="0.099cm" fo:padding-top="0cm" fo:padding-bottom="0cm" fo:border="0.5pt solid #000000"/>
    </style:style>
    <style:style style:name="Table15.B3" style:family="table-cell">
      <style:table-cell-properties style:vertical-align="" fo:padding-left="0.099cm" fo:padding-right="0.099cm" fo:padding-top="0cm" fo:padding-bottom="0cm" fo:border="0.5pt solid #000000"/>
    </style:style>
    <style:style style:name="Table15.C3" style:family="table-cell">
      <style:table-cell-properties style:vertical-align="middle" fo:padding-left="0.099cm" fo:padding-right="0.099cm" fo:padding-top="0cm" fo:padding-bottom="0cm" fo:border="0.5pt solid #000000"/>
    </style:style>
    <style:style style:name="Table15.A4" style:family="table-cell">
      <style:table-cell-properties style:vertical-align="" fo:padding-left="0.099cm" fo:padding-right="0.099cm" fo:padding-top="0cm" fo:padding-bottom="0cm" fo:border="0.5pt solid #000000"/>
    </style:style>
    <style:style style:name="Table15.B4" style:family="table-cell">
      <style:table-cell-properties style:vertical-align="" fo:padding-left="0.099cm" fo:padding-right="0.099cm" fo:padding-top="0cm" fo:padding-bottom="0cm" fo:border="0.5pt solid #000000"/>
    </style:style>
    <style:style style:name="Table15.C4" style:family="table-cell">
      <style:table-cell-properties style:vertical-align="middle" fo:padding-left="0.099cm" fo:padding-right="0.099cm" fo:padding-top="0cm" fo:padding-bottom="0cm" fo:border="0.5pt solid #000000"/>
    </style:style>
    <style:style style:name="Table16" style:family="table">
      <style:table-properties style:width="18.008cm" fo:margin-left="0cm" fo:margin-top="0cm" fo:margin-bottom="0cm" table:align="left" style:writing-mode="lr-tb"/>
    </style:style>
    <style:style style:name="Table16.A" style:family="table-column">
      <style:table-column-properties style:column-width="1.702cm"/>
    </style:style>
    <style:style style:name="Table16.B" style:family="table-column">
      <style:table-column-properties style:column-width="15.358cm"/>
    </style:style>
    <style:style style:name="Table16.C" style:family="table-column">
      <style:table-column-properties style:column-width="0.947cm"/>
    </style:style>
    <style:style style:name="Table16.1" style:family="table-row">
      <style:table-row-properties fo:keep-together="always"/>
    </style:style>
    <style:style style:name="Table1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6.A2" style:family="table-cell">
      <style:table-cell-properties style:vertical-align="" fo:padding-left="0.099cm" fo:padding-right="0.099cm" fo:padding-top="0cm" fo:padding-bottom="0cm" fo:border="0.5pt solid #000000"/>
    </style:style>
    <style:style style:name="Table16.B2" style:family="table-cell">
      <style:table-cell-properties style:vertical-align="" fo:padding-left="0.099cm" fo:padding-right="0.099cm" fo:padding-top="0cm" fo:padding-bottom="0cm" fo:border="0.5pt solid #000000"/>
    </style:style>
    <style:style style:name="Table16.C2" style:family="table-cell">
      <style:table-cell-properties style:vertical-align="middle" fo:padding-left="0.099cm" fo:padding-right="0.099cm" fo:padding-top="0cm" fo:padding-bottom="0cm" fo:border="0.5pt solid #000000"/>
    </style:style>
    <style:style style:name="Table16.A3" style:family="table-cell">
      <style:table-cell-properties style:vertical-align="" fo:padding-left="0.099cm" fo:padding-right="0.099cm" fo:padding-top="0cm" fo:padding-bottom="0cm" fo:border="0.5pt solid #000000"/>
    </style:style>
    <style:style style:name="Table16.B3" style:family="table-cell">
      <style:table-cell-properties style:vertical-align="" fo:padding-left="0.099cm" fo:padding-right="0.099cm" fo:padding-top="0cm" fo:padding-bottom="0cm" fo:border="0.5pt solid #000000"/>
    </style:style>
    <style:style style:name="Table16.C3" style:family="table-cell">
      <style:table-cell-properties style:vertical-align="middle" fo:padding-left="0.099cm" fo:padding-right="0.099cm" fo:padding-top="0cm" fo:padding-bottom="0cm" fo:border="0.5pt solid #000000"/>
    </style:style>
    <style:style style:name="Table16.A4" style:family="table-cell">
      <style:table-cell-properties style:vertical-align="" fo:padding-left="0.099cm" fo:padding-right="0.099cm" fo:padding-top="0cm" fo:padding-bottom="0cm" fo:border="0.5pt solid #000000"/>
    </style:style>
    <style:style style:name="Table16.B4" style:family="table-cell">
      <style:table-cell-properties style:vertical-align="" fo:padding-left="0.099cm" fo:padding-right="0.099cm" fo:padding-top="0cm" fo:padding-bottom="0cm" fo:border="0.5pt solid #000000"/>
    </style:style>
    <style:style style:name="Table16.C4" style:family="table-cell">
      <style:table-cell-properties style:vertical-align="middle" fo:padding-left="0.099cm" fo:padding-right="0.099cm" fo:padding-top="0cm" fo:padding-bottom="0cm" fo:border="0.5pt solid #000000"/>
    </style:style>
    <style:style style:name="Table17" style:family="table">
      <style:table-properties style:width="18.008cm" fo:margin-left="0cm" fo:margin-top="0cm" fo:margin-bottom="0cm" table:align="left" style:writing-mode="lr-tb"/>
    </style:style>
    <style:style style:name="Table17.A" style:family="table-column">
      <style:table-column-properties style:column-width="1.702cm"/>
    </style:style>
    <style:style style:name="Table17.B" style:family="table-column">
      <style:table-column-properties style:column-width="15.358cm"/>
    </style:style>
    <style:style style:name="Table17.C" style:family="table-column">
      <style:table-column-properties style:column-width="0.947cm"/>
    </style:style>
    <style:style style:name="Table17.1" style:family="table-row">
      <style:table-row-properties fo:keep-together="always"/>
    </style:style>
    <style:style style:name="Table1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7.A2" style:family="table-cell">
      <style:table-cell-properties style:vertical-align="" fo:padding-left="0.099cm" fo:padding-right="0.099cm" fo:padding-top="0cm" fo:padding-bottom="0cm" fo:border="0.5pt solid #000000"/>
    </style:style>
    <style:style style:name="Table17.B2" style:family="table-cell">
      <style:table-cell-properties style:vertical-align="" fo:padding-left="0.099cm" fo:padding-right="0.099cm" fo:padding-top="0cm" fo:padding-bottom="0cm" fo:border="0.5pt solid #000000"/>
    </style:style>
    <style:style style:name="Table17.C2" style:family="table-cell">
      <style:table-cell-properties style:vertical-align="middle" fo:padding-left="0.099cm" fo:padding-right="0.099cm" fo:padding-top="0cm" fo:padding-bottom="0cm" fo:border="0.5pt solid #000000"/>
    </style:style>
    <style:style style:name="Table17.A3" style:family="table-cell">
      <style:table-cell-properties style:vertical-align="" fo:padding-left="0.099cm" fo:padding-right="0.099cm" fo:padding-top="0cm" fo:padding-bottom="0cm" fo:border="0.5pt solid #000000"/>
    </style:style>
    <style:style style:name="Table17.B3" style:family="table-cell">
      <style:table-cell-properties style:vertical-align="" fo:padding-left="0.099cm" fo:padding-right="0.099cm" fo:padding-top="0cm" fo:padding-bottom="0cm" fo:border="0.5pt solid #000000"/>
    </style:style>
    <style:style style:name="Table17.C3" style:family="table-cell">
      <style:table-cell-properties style:vertical-align="middle" fo:padding-left="0.099cm" fo:padding-right="0.099cm" fo:padding-top="0cm" fo:padding-bottom="0cm" fo:border="0.5pt solid #000000"/>
    </style:style>
    <style:style style:name="Table17.A4" style:family="table-cell">
      <style:table-cell-properties style:vertical-align="" fo:padding-left="0.099cm" fo:padding-right="0.099cm" fo:padding-top="0cm" fo:padding-bottom="0cm" fo:border="0.5pt solid #000000"/>
    </style:style>
    <style:style style:name="Table17.B4" style:family="table-cell">
      <style:table-cell-properties style:vertical-align="" fo:padding-left="0.099cm" fo:padding-right="0.099cm" fo:padding-top="0cm" fo:padding-bottom="0cm" fo:border="0.5pt solid #000000"/>
    </style:style>
    <style:style style:name="Table17.C4" style:family="table-cell">
      <style:table-cell-properties style:vertical-align="middle" fo:padding-left="0.099cm" fo:padding-right="0.099cm" fo:padding-top="0cm" fo:padding-bottom="0cm" fo:border="0.5pt solid #000000"/>
    </style:style>
    <style:style style:name="Table18" style:family="table">
      <style:table-properties style:width="18.008cm" fo:margin-left="0cm" fo:margin-top="0cm" fo:margin-bottom="0cm" table:align="left" style:writing-mode="lr-tb"/>
    </style:style>
    <style:style style:name="Table18.A" style:family="table-column">
      <style:table-column-properties style:column-width="1.702cm"/>
    </style:style>
    <style:style style:name="Table18.B" style:family="table-column">
      <style:table-column-properties style:column-width="15.358cm"/>
    </style:style>
    <style:style style:name="Table18.C" style:family="table-column">
      <style:table-column-properties style:column-width="0.947cm"/>
    </style:style>
    <style:style style:name="Table18.1" style:family="table-row">
      <style:table-row-properties fo:keep-together="always"/>
    </style:style>
    <style:style style:name="Table1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8.A2" style:family="table-cell">
      <style:table-cell-properties style:vertical-align="" fo:padding-left="0.099cm" fo:padding-right="0.099cm" fo:padding-top="0cm" fo:padding-bottom="0cm" fo:border="0.5pt solid #000000"/>
    </style:style>
    <style:style style:name="Table18.B2" style:family="table-cell">
      <style:table-cell-properties style:vertical-align="" fo:padding-left="0.099cm" fo:padding-right="0.099cm" fo:padding-top="0cm" fo:padding-bottom="0cm" fo:border="0.5pt solid #000000"/>
    </style:style>
    <style:style style:name="Table18.C2" style:family="table-cell">
      <style:table-cell-properties style:vertical-align="middle" fo:padding-left="0.099cm" fo:padding-right="0.099cm" fo:padding-top="0cm" fo:padding-bottom="0cm" fo:border="0.5pt solid #000000"/>
    </style:style>
    <style:style style:name="Table19" style:family="table">
      <style:table-properties style:width="18.008cm" fo:margin-left="0cm" fo:margin-top="0cm" fo:margin-bottom="0cm" table:align="left" style:writing-mode="lr-tb"/>
    </style:style>
    <style:style style:name="Table19.A" style:family="table-column">
      <style:table-column-properties style:column-width="1.674cm"/>
    </style:style>
    <style:style style:name="Table19.B" style:family="table-column">
      <style:table-column-properties style:column-width="15.358cm"/>
    </style:style>
    <style:style style:name="Table19.C" style:family="table-column">
      <style:table-column-properties style:column-width="0.975cm"/>
    </style:style>
    <style:style style:name="Table19.1" style:family="table-row">
      <style:table-row-properties fo:keep-together="always"/>
    </style:style>
    <style:style style:name="Table1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9.A2" style:family="table-cell">
      <style:table-cell-properties style:vertical-align="" fo:padding-left="0.099cm" fo:padding-right="0.099cm" fo:padding-top="0cm" fo:padding-bottom="0cm" fo:border="0.5pt solid #000000"/>
    </style:style>
    <style:style style:name="Table19.B2" style:family="table-cell">
      <style:table-cell-properties style:vertical-align="" fo:padding-left="0.099cm" fo:padding-right="0.099cm" fo:padding-top="0cm" fo:padding-bottom="0cm" fo:border="0.5pt solid #000000"/>
    </style:style>
    <style:style style:name="Table19.C2" style:family="table-cell">
      <style:table-cell-properties style:vertical-align="middle" fo:padding-left="0.099cm" fo:padding-right="0.099cm" fo:padding-top="0cm" fo:padding-bottom="0cm" fo:border="0.5pt solid #000000"/>
    </style:style>
    <style:style style:name="Table19.A3" style:family="table-cell">
      <style:table-cell-properties style:vertical-align="" fo:padding-left="0.099cm" fo:padding-right="0.099cm" fo:padding-top="0cm" fo:padding-bottom="0cm" fo:border="0.5pt solid #000000"/>
    </style:style>
    <style:style style:name="Table19.B3" style:family="table-cell">
      <style:table-cell-properties style:vertical-align="" fo:padding-left="0.099cm" fo:padding-right="0.099cm" fo:padding-top="0cm" fo:padding-bottom="0cm" fo:border="0.5pt solid #000000"/>
    </style:style>
    <style:style style:name="Table19.C3" style:family="table-cell">
      <style:table-cell-properties style:vertical-align="middle" fo:padding-left="0.099cm" fo:padding-right="0.099cm" fo:padding-top="0cm" fo:padding-bottom="0cm" fo:border="0.5pt solid #000000"/>
    </style:style>
    <style:style style:name="Table20" style:family="table">
      <style:table-properties style:width="18.008cm" fo:margin-left="0cm" fo:margin-top="0cm" fo:margin-bottom="0cm" table:align="left" style:writing-mode="lr-tb"/>
    </style:style>
    <style:style style:name="Table20.A" style:family="table-column">
      <style:table-column-properties style:column-width="1.702cm"/>
    </style:style>
    <style:style style:name="Table20.B" style:family="table-column">
      <style:table-column-properties style:column-width="15.358cm"/>
    </style:style>
    <style:style style:name="Table20.C" style:family="table-column">
      <style:table-column-properties style:column-width="0.947cm"/>
    </style:style>
    <style:style style:name="Table20.1" style:family="table-row">
      <style:table-row-properties fo:keep-together="always"/>
    </style:style>
    <style:style style:name="Table2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0.A2" style:family="table-cell">
      <style:table-cell-properties style:vertical-align="" fo:padding-left="0.099cm" fo:padding-right="0.099cm" fo:padding-top="0cm" fo:padding-bottom="0cm" fo:border="0.5pt solid #000000"/>
    </style:style>
    <style:style style:name="Table20.B2" style:family="table-cell">
      <style:table-cell-properties style:vertical-align="" fo:padding-left="0.099cm" fo:padding-right="0.099cm" fo:padding-top="0cm" fo:padding-bottom="0cm" fo:border="0.5pt solid #000000"/>
    </style:style>
    <style:style style:name="Table20.C2" style:family="table-cell">
      <style:table-cell-properties style:vertical-align="middle" fo:padding-left="0.099cm" fo:padding-right="0.099cm" fo:padding-top="0cm" fo:padding-bottom="0cm" fo:border="0.5pt solid #000000"/>
    </style:style>
    <style:style style:name="Table20.A3" style:family="table-cell">
      <style:table-cell-properties style:vertical-align="" fo:padding-left="0.099cm" fo:padding-right="0.099cm" fo:padding-top="0cm" fo:padding-bottom="0cm" fo:border="0.5pt solid #000000"/>
    </style:style>
    <style:style style:name="Table20.B3" style:family="table-cell">
      <style:table-cell-properties style:vertical-align="" fo:padding-left="0.099cm" fo:padding-right="0.099cm" fo:padding-top="0cm" fo:padding-bottom="0cm" fo:border="0.5pt solid #000000"/>
    </style:style>
    <style:style style:name="Table20.C3" style:family="table-cell">
      <style:table-cell-properties style:vertical-align="middle" fo:padding-left="0.099cm" fo:padding-right="0.099cm" fo:padding-top="0cm" fo:padding-bottom="0cm" fo:border="0.5pt solid #000000"/>
    </style:style>
    <style:style style:name="Table20.A4" style:family="table-cell">
      <style:table-cell-properties style:vertical-align="" fo:padding-left="0.099cm" fo:padding-right="0.099cm" fo:padding-top="0cm" fo:padding-bottom="0cm" fo:border="0.5pt solid #000000"/>
    </style:style>
    <style:style style:name="Table20.B4" style:family="table-cell">
      <style:table-cell-properties style:vertical-align="" fo:padding-left="0.099cm" fo:padding-right="0.099cm" fo:padding-top="0cm" fo:padding-bottom="0cm" fo:border="0.5pt solid #000000"/>
    </style:style>
    <style:style style:name="Table20.C4" style:family="table-cell">
      <style:table-cell-properties style:vertical-align="middle" fo:padding-left="0.099cm" fo:padding-right="0.099cm" fo:padding-top="0cm" fo:padding-bottom="0cm" fo:border="0.5pt solid #000000"/>
    </style:style>
    <style:style style:name="Table20.A5" style:family="table-cell">
      <style:table-cell-properties style:vertical-align="" fo:padding-left="0.099cm" fo:padding-right="0.099cm" fo:padding-top="0cm" fo:padding-bottom="0cm" fo:border="0.5pt solid #000000"/>
    </style:style>
    <style:style style:name="Table20.B5" style:family="table-cell">
      <style:table-cell-properties style:vertical-align="" fo:padding-left="0.099cm" fo:padding-right="0.099cm" fo:padding-top="0cm" fo:padding-bottom="0cm" fo:border="0.5pt solid #000000"/>
    </style:style>
    <style:style style:name="Table20.C5" style:family="table-cell">
      <style:table-cell-properties style:vertical-align="middle" fo:padding-left="0.099cm" fo:padding-right="0.099cm" fo:padding-top="0cm" fo:padding-bottom="0cm" fo:border="0.5pt solid #000000"/>
    </style:style>
    <style:style style:name="Table20.A6" style:family="table-cell">
      <style:table-cell-properties style:vertical-align="" fo:padding-left="0.099cm" fo:padding-right="0.099cm" fo:padding-top="0cm" fo:padding-bottom="0cm" fo:border="0.5pt solid #000000"/>
    </style:style>
    <style:style style:name="Table20.B6" style:family="table-cell">
      <style:table-cell-properties style:vertical-align="" fo:padding-left="0.099cm" fo:padding-right="0.099cm" fo:padding-top="0cm" fo:padding-bottom="0cm" fo:border="0.5pt solid #000000"/>
    </style:style>
    <style:style style:name="Table20.C6" style:family="table-cell">
      <style:table-cell-properties style:vertical-align="middle" fo:padding-left="0.099cm" fo:padding-right="0.099cm" fo:padding-top="0cm" fo:padding-bottom="0cm" fo:border="0.5pt solid #000000"/>
    </style:style>
    <style:style style:name="Table20.A7" style:family="table-cell">
      <style:table-cell-properties style:vertical-align="" fo:padding-left="0.099cm" fo:padding-right="0.099cm" fo:padding-top="0cm" fo:padding-bottom="0cm" fo:border="0.5pt solid #000000"/>
    </style:style>
    <style:style style:name="Table20.B7" style:family="table-cell">
      <style:table-cell-properties style:vertical-align="" fo:padding-left="0.099cm" fo:padding-right="0.099cm" fo:padding-top="0cm" fo:padding-bottom="0cm" fo:border="0.5pt solid #000000"/>
    </style:style>
    <style:style style:name="Table20.C7" style:family="table-cell">
      <style:table-cell-properties style:vertical-align="middle" fo:padding-left="0.099cm" fo:padding-right="0.099cm" fo:padding-top="0cm" fo:padding-bottom="0cm" fo:border="0.5pt solid #000000"/>
    </style:style>
    <style:style style:name="Table21" style:family="table">
      <style:table-properties style:width="18.008cm" fo:margin-left="0cm" fo:margin-top="0cm" fo:margin-bottom="0cm" table:align="left" style:writing-mode="lr-tb"/>
    </style:style>
    <style:style style:name="Table21.A" style:family="table-column">
      <style:table-column-properties style:column-width="17.06cm"/>
    </style:style>
    <style:style style:name="Table21.B" style:family="table-column">
      <style:table-column-properties style:column-width="0.947cm"/>
    </style:style>
    <style:style style:name="Table21.1" style:family="table-row">
      <style:table-row-properties fo:keep-together="always"/>
    </style:style>
    <style:style style:name="Table2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1.A2" style:family="table-cell">
      <style:table-cell-properties style:vertical-align="" fo:padding-left="0.099cm" fo:padding-right="0.099cm" fo:padding-top="0cm" fo:padding-bottom="0cm" fo:border="0.5pt solid #000000"/>
    </style:style>
    <style:style style:name="Table21.B2" style:family="table-cell">
      <style:table-cell-properties style:vertical-align="middle" fo:padding-left="0.099cm" fo:padding-right="0.099cm" fo:padding-top="0cm" fo:padding-bottom="0cm" fo:border="0.5pt solid #000000"/>
    </style:style>
    <style:style style:name="Table21.A3" style:family="table-cell">
      <style:table-cell-properties style:vertical-align="" fo:padding-left="0.099cm" fo:padding-right="0.099cm" fo:padding-top="0cm" fo:padding-bottom="0cm" fo:border="0.5pt solid #000000"/>
    </style:style>
    <style:style style:name="Table21.B3" style:family="table-cell">
      <style:table-cell-properties style:vertical-align="middle" fo:padding-left="0.099cm" fo:padding-right="0.099cm" fo:padding-top="0cm" fo:padding-bottom="0cm" fo:border="0.5pt solid #000000"/>
    </style:style>
    <style:style style:name="Table21.A4" style:family="table-cell">
      <style:table-cell-properties style:vertical-align="" fo:padding-left="0.099cm" fo:padding-right="0.099cm" fo:padding-top="0cm" fo:padding-bottom="0cm" fo:border="0.5pt solid #000000"/>
    </style:style>
    <style:style style:name="Table21.B4" style:family="table-cell">
      <style:table-cell-properties style:vertical-align="middle" fo:padding-left="0.099cm" fo:padding-right="0.099cm" fo:padding-top="0cm" fo:padding-bottom="0cm" fo:border="0.5pt solid #000000"/>
    </style:style>
    <style:style style:name="Table22" style:family="table">
      <style:table-properties style:width="18.008cm" fo:margin-left="0cm" fo:margin-top="0cm" fo:margin-bottom="0cm" table:align="left" style:writing-mode="lr-tb"/>
    </style:style>
    <style:style style:name="Table22.A" style:family="table-column">
      <style:table-column-properties style:column-width="1.702cm"/>
    </style:style>
    <style:style style:name="Table22.B" style:family="table-column">
      <style:table-column-properties style:column-width="15.358cm"/>
    </style:style>
    <style:style style:name="Table22.C" style:family="table-column">
      <style:table-column-properties style:column-width="0.947cm"/>
    </style:style>
    <style:style style:name="Table22.1" style:family="table-row">
      <style:table-row-properties fo:keep-together="always"/>
    </style:style>
    <style:style style:name="Table2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2.A2" style:family="table-cell">
      <style:table-cell-properties style:vertical-align="" fo:padding-left="0.099cm" fo:padding-right="0.099cm" fo:padding-top="0cm" fo:padding-bottom="0cm" fo:border="0.5pt solid #000000"/>
    </style:style>
    <style:style style:name="Table22.B2" style:family="table-cell">
      <style:table-cell-properties style:vertical-align="" fo:padding-left="0.099cm" fo:padding-right="0.099cm" fo:padding-top="0cm" fo:padding-bottom="0cm" fo:border="0.5pt solid #000000"/>
    </style:style>
    <style:style style:name="Table22.C2" style:family="table-cell">
      <style:table-cell-properties style:vertical-align="middle" fo:padding-left="0.099cm" fo:padding-right="0.099cm" fo:padding-top="0cm" fo:padding-bottom="0cm" fo:border="0.5pt solid #000000"/>
    </style:style>
    <style:style style:name="Table22.A3" style:family="table-cell">
      <style:table-cell-properties style:vertical-align="" fo:padding-left="0.099cm" fo:padding-right="0.099cm" fo:padding-top="0cm" fo:padding-bottom="0cm" fo:border="0.5pt solid #000000"/>
    </style:style>
    <style:style style:name="Table22.B3" style:family="table-cell">
      <style:table-cell-properties style:vertical-align="" fo:padding-left="0.099cm" fo:padding-right="0.099cm" fo:padding-top="0cm" fo:padding-bottom="0cm" fo:border="0.5pt solid #000000"/>
    </style:style>
    <style:style style:name="Table22.C3" style:family="table-cell">
      <style:table-cell-properties style:vertical-align="middle" fo:padding-left="0.099cm" fo:padding-right="0.099cm" fo:padding-top="0cm" fo:padding-bottom="0cm" fo:border="0.5pt solid #000000"/>
    </style:style>
    <style:style style:name="Table23" style:family="table">
      <style:table-properties style:width="18.008cm" fo:margin-left="0cm" fo:margin-top="0cm" fo:margin-bottom="0cm" table:align="left" style:writing-mode="lr-tb"/>
    </style:style>
    <style:style style:name="Table23.A" style:family="table-column">
      <style:table-column-properties style:column-width="17.06cm"/>
    </style:style>
    <style:style style:name="Table23.B" style:family="table-column">
      <style:table-column-properties style:column-width="0.947cm"/>
    </style:style>
    <style:style style:name="Table23.1" style:family="table-row">
      <style:table-row-properties fo:keep-together="always"/>
    </style:style>
    <style:style style:name="Table2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3.A2" style:family="table-cell">
      <style:table-cell-properties style:vertical-align="" fo:padding-left="0.099cm" fo:padding-right="0.099cm" fo:padding-top="0cm" fo:padding-bottom="0cm" fo:border="0.5pt solid #000000"/>
    </style:style>
    <style:style style:name="Table23.B2" style:family="table-cell">
      <style:table-cell-properties style:vertical-align="middle" fo:padding-left="0.099cm" fo:padding-right="0.099cm" fo:padding-top="0cm" fo:padding-bottom="0cm" fo:border="0.5pt solid #000000"/>
    </style:style>
    <style:style style:name="Table23.A3" style:family="table-cell">
      <style:table-cell-properties style:vertical-align="" fo:padding-left="0.099cm" fo:padding-right="0.099cm" fo:padding-top="0cm" fo:padding-bottom="0cm" fo:border="0.5pt solid #000000"/>
    </style:style>
    <style:style style:name="Table23.B3" style:family="table-cell">
      <style:table-cell-properties style:vertical-align="middle" fo:padding-left="0.099cm" fo:padding-right="0.099cm" fo:padding-top="0cm" fo:padding-bottom="0cm" fo:border="0.5pt solid #000000"/>
    </style:style>
    <style:style style:name="Table23.A4" style:family="table-cell">
      <style:table-cell-properties style:vertical-align="" fo:padding-left="0.099cm" fo:padding-right="0.099cm" fo:padding-top="0cm" fo:padding-bottom="0cm" fo:border="0.5pt solid #000000"/>
    </style:style>
    <style:style style:name="Table23.B4" style:family="table-cell">
      <style:table-cell-properties style:vertical-align="middle" fo:padding-left="0.099cm" fo:padding-right="0.099cm" fo:padding-top="0cm" fo:padding-bottom="0cm" fo:border="0.5pt solid #000000"/>
    </style:style>
    <style:style style:name="Table24" style:family="table">
      <style:table-properties style:width="18.008cm" fo:margin-left="0cm" fo:margin-top="0cm" fo:margin-bottom="0cm" table:align="left" style:writing-mode="lr-tb"/>
    </style:style>
    <style:style style:name="Table24.A" style:family="table-column">
      <style:table-column-properties style:column-width="1.702cm"/>
    </style:style>
    <style:style style:name="Table24.B" style:family="table-column">
      <style:table-column-properties style:column-width="15.358cm"/>
    </style:style>
    <style:style style:name="Table24.C" style:family="table-column">
      <style:table-column-properties style:column-width="0.947cm"/>
    </style:style>
    <style:style style:name="Table24.1" style:family="table-row">
      <style:table-row-properties fo:keep-together="always"/>
    </style:style>
    <style:style style:name="Table2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4.A2" style:family="table-cell">
      <style:table-cell-properties style:vertical-align="" fo:padding-left="0.099cm" fo:padding-right="0.099cm" fo:padding-top="0cm" fo:padding-bottom="0cm" fo:border="0.5pt solid #000000"/>
    </style:style>
    <style:style style:name="Table24.B2" style:family="table-cell">
      <style:table-cell-properties style:vertical-align="" fo:padding-left="0.099cm" fo:padding-right="0.099cm" fo:padding-top="0cm" fo:padding-bottom="0cm" fo:border="0.5pt solid #000000"/>
    </style:style>
    <style:style style:name="Table24.C2" style:family="table-cell">
      <style:table-cell-properties style:vertical-align="middle" fo:padding-left="0.099cm" fo:padding-right="0.099cm" fo:padding-top="0cm" fo:padding-bottom="0cm" fo:border="0.5pt solid #000000"/>
    </style:style>
    <style:style style:name="Table24.A3" style:family="table-cell">
      <style:table-cell-properties style:vertical-align="" fo:padding-left="0.099cm" fo:padding-right="0.099cm" fo:padding-top="0cm" fo:padding-bottom="0cm" fo:border="0.5pt solid #000000"/>
    </style:style>
    <style:style style:name="Table24.B3" style:family="table-cell">
      <style:table-cell-properties style:vertical-align="" fo:padding-left="0.099cm" fo:padding-right="0.099cm" fo:padding-top="0cm" fo:padding-bottom="0cm" fo:border="0.5pt solid #000000"/>
    </style:style>
    <style:style style:name="Table24.C3" style:family="table-cell">
      <style:table-cell-properties style:vertical-align="middle" fo:padding-left="0.099cm" fo:padding-right="0.099cm" fo:padding-top="0cm" fo:padding-bottom="0cm" fo:border="0.5pt solid #000000"/>
    </style:style>
    <style:style style:name="Table25" style:family="table">
      <style:table-properties style:width="18.008cm" fo:margin-left="0cm" fo:margin-top="0cm" fo:margin-bottom="0cm" table:align="left" style:writing-mode="lr-tb"/>
    </style:style>
    <style:style style:name="Table25.A" style:family="table-column">
      <style:table-column-properties style:column-width="1.702cm"/>
    </style:style>
    <style:style style:name="Table25.B" style:family="table-column">
      <style:table-column-properties style:column-width="15.358cm"/>
    </style:style>
    <style:style style:name="Table25.C" style:family="table-column">
      <style:table-column-properties style:column-width="0.947cm"/>
    </style:style>
    <style:style style:name="Table25.1" style:family="table-row">
      <style:table-row-properties fo:keep-together="always"/>
    </style:style>
    <style:style style:name="Table2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5.A2" style:family="table-cell">
      <style:table-cell-properties style:vertical-align="" fo:padding-left="0.099cm" fo:padding-right="0.099cm" fo:padding-top="0cm" fo:padding-bottom="0cm" fo:border="0.5pt solid #000000"/>
    </style:style>
    <style:style style:name="Table25.B2" style:family="table-cell">
      <style:table-cell-properties style:vertical-align="" fo:padding-left="0.099cm" fo:padding-right="0.099cm" fo:padding-top="0cm" fo:padding-bottom="0cm" fo:border="0.5pt solid #000000"/>
    </style:style>
    <style:style style:name="Table25.C2" style:family="table-cell">
      <style:table-cell-properties style:vertical-align="middle" fo:padding-left="0.099cm" fo:padding-right="0.099cm" fo:padding-top="0cm" fo:padding-bottom="0cm" fo:border="0.5pt solid #000000"/>
    </style:style>
    <style:style style:name="Table25.A3" style:family="table-cell">
      <style:table-cell-properties style:vertical-align="" fo:padding-left="0.099cm" fo:padding-right="0.099cm" fo:padding-top="0cm" fo:padding-bottom="0cm" fo:border="0.5pt solid #000000"/>
    </style:style>
    <style:style style:name="Table25.B3" style:family="table-cell">
      <style:table-cell-properties style:vertical-align="" fo:padding-left="0.099cm" fo:padding-right="0.099cm" fo:padding-top="0cm" fo:padding-bottom="0cm" fo:border="0.5pt solid #000000"/>
    </style:style>
    <style:style style:name="Table25.C3" style:family="table-cell">
      <style:table-cell-properties style:vertical-align="middle" fo:padding-left="0.099cm" fo:padding-right="0.099cm" fo:padding-top="0cm" fo:padding-bottom="0cm" fo:border="0.5pt solid #000000"/>
    </style:style>
    <style:style style:name="Table25.A4" style:family="table-cell">
      <style:table-cell-properties style:vertical-align="" fo:padding-left="0.099cm" fo:padding-right="0.099cm" fo:padding-top="0cm" fo:padding-bottom="0cm" fo:border="0.5pt solid #000000"/>
    </style:style>
    <style:style style:name="Table25.B4" style:family="table-cell">
      <style:table-cell-properties style:vertical-align="" fo:padding-left="0.099cm" fo:padding-right="0.099cm" fo:padding-top="0cm" fo:padding-bottom="0cm" fo:border="0.5pt solid #000000"/>
    </style:style>
    <style:style style:name="Table25.C4" style:family="table-cell">
      <style:table-cell-properties style:vertical-align="middle" fo:padding-left="0.099cm" fo:padding-right="0.099cm" fo:padding-top="0cm" fo:padding-bottom="0cm" fo:border="0.5pt solid #000000"/>
    </style:style>
    <style:style style:name="Table25.A5" style:family="table-cell">
      <style:table-cell-properties style:vertical-align="" fo:padding-left="0.099cm" fo:padding-right="0.099cm" fo:padding-top="0cm" fo:padding-bottom="0cm" fo:border="0.5pt solid #000000"/>
    </style:style>
    <style:style style:name="Table25.B5" style:family="table-cell">
      <style:table-cell-properties style:vertical-align="" fo:padding-left="0.099cm" fo:padding-right="0.099cm" fo:padding-top="0cm" fo:padding-bottom="0cm" fo:border="0.5pt solid #000000"/>
    </style:style>
    <style:style style:name="Table25.C5" style:family="table-cell">
      <style:table-cell-properties style:vertical-align="middle" fo:padding-left="0.099cm" fo:padding-right="0.099cm" fo:padding-top="0cm" fo:padding-bottom="0cm" fo:border="0.5pt solid #000000"/>
    </style:style>
    <style:style style:name="Table25.A6" style:family="table-cell">
      <style:table-cell-properties style:vertical-align="" fo:padding-left="0.099cm" fo:padding-right="0.099cm" fo:padding-top="0cm" fo:padding-bottom="0cm" fo:border="0.5pt solid #000000"/>
    </style:style>
    <style:style style:name="Table25.B6" style:family="table-cell">
      <style:table-cell-properties style:vertical-align="" fo:padding-left="0.099cm" fo:padding-right="0.099cm" fo:padding-top="0cm" fo:padding-bottom="0cm" fo:border="0.5pt solid #000000"/>
    </style:style>
    <style:style style:name="Table25.C6" style:family="table-cell">
      <style:table-cell-properties style:vertical-align="middle" fo:padding-left="0.099cm" fo:padding-right="0.099cm" fo:padding-top="0cm" fo:padding-bottom="0cm" fo:border="0.5pt solid #000000"/>
    </style:style>
    <style:style style:name="Table25.A7" style:family="table-cell">
      <style:table-cell-properties style:vertical-align="" fo:padding-left="0.099cm" fo:padding-right="0.099cm" fo:padding-top="0cm" fo:padding-bottom="0cm" fo:border="0.5pt solid #000000"/>
    </style:style>
    <style:style style:name="Table25.B7" style:family="table-cell">
      <style:table-cell-properties style:vertical-align="" fo:padding-left="0.099cm" fo:padding-right="0.099cm" fo:padding-top="0cm" fo:padding-bottom="0cm" fo:border="0.5pt solid #000000"/>
    </style:style>
    <style:style style:name="Table25.C7" style:family="table-cell">
      <style:table-cell-properties style:vertical-align="middle" fo:padding-left="0.099cm" fo:padding-right="0.099cm" fo:padding-top="0cm" fo:padding-bottom="0cm" fo:border="0.5pt solid #000000"/>
    </style:style>
    <style:style style:name="Table26" style:family="table">
      <style:table-properties style:width="18.008cm" fo:margin-left="0cm" fo:margin-top="0cm" fo:margin-bottom="0cm" table:align="left" style:writing-mode="lr-tb"/>
    </style:style>
    <style:style style:name="Table26.A" style:family="table-column">
      <style:table-column-properties style:column-width="1.702cm"/>
    </style:style>
    <style:style style:name="Table26.B" style:family="table-column">
      <style:table-column-properties style:column-width="15.358cm"/>
    </style:style>
    <style:style style:name="Table26.C" style:family="table-column">
      <style:table-column-properties style:column-width="0.947cm"/>
    </style:style>
    <style:style style:name="Table26.1" style:family="table-row">
      <style:table-row-properties fo:keep-together="always"/>
    </style:style>
    <style:style style:name="Table2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6.A2" style:family="table-cell">
      <style:table-cell-properties style:vertical-align="" fo:padding-left="0.099cm" fo:padding-right="0.099cm" fo:padding-top="0cm" fo:padding-bottom="0cm" fo:border="0.5pt solid #000000"/>
    </style:style>
    <style:style style:name="Table26.B2" style:family="table-cell">
      <style:table-cell-properties style:vertical-align="" fo:padding-left="0.099cm" fo:padding-right="0.099cm" fo:padding-top="0cm" fo:padding-bottom="0cm" fo:border="0.5pt solid #000000"/>
    </style:style>
    <style:style style:name="Table26.C2" style:family="table-cell">
      <style:table-cell-properties style:vertical-align="middle" fo:padding-left="0.099cm" fo:padding-right="0.099cm" fo:padding-top="0cm" fo:padding-bottom="0cm" fo:border="0.5pt solid #000000"/>
    </style:style>
    <style:style style:name="Table26.A3" style:family="table-cell">
      <style:table-cell-properties style:vertical-align="" fo:padding-left="0.099cm" fo:padding-right="0.099cm" fo:padding-top="0cm" fo:padding-bottom="0cm" fo:border="0.5pt solid #000000"/>
    </style:style>
    <style:style style:name="Table26.B3" style:family="table-cell">
      <style:table-cell-properties style:vertical-align="" fo:padding-left="0.099cm" fo:padding-right="0.099cm" fo:padding-top="0cm" fo:padding-bottom="0cm" fo:border="0.5pt solid #000000"/>
    </style:style>
    <style:style style:name="Table26.C3" style:family="table-cell">
      <style:table-cell-properties style:vertical-align="middle" fo:padding-left="0.099cm" fo:padding-right="0.099cm" fo:padding-top="0cm" fo:padding-bottom="0cm" fo:border="0.5pt solid #000000"/>
    </style:style>
    <style:style style:name="Table26.A4" style:family="table-cell">
      <style:table-cell-properties style:vertical-align="" fo:padding-left="0.099cm" fo:padding-right="0.099cm" fo:padding-top="0cm" fo:padding-bottom="0cm" fo:border="0.5pt solid #000000"/>
    </style:style>
    <style:style style:name="Table26.B4" style:family="table-cell">
      <style:table-cell-properties style:vertical-align="" fo:padding-left="0.099cm" fo:padding-right="0.099cm" fo:padding-top="0cm" fo:padding-bottom="0cm" fo:border="0.5pt solid #000000"/>
    </style:style>
    <style:style style:name="Table26.C4" style:family="table-cell">
      <style:table-cell-properties style:vertical-align="middle" fo:padding-left="0.099cm" fo:padding-right="0.099cm" fo:padding-top="0cm" fo:padding-bottom="0cm" fo:border="0.5pt solid #000000"/>
    </style:style>
    <style:style style:name="Table26.A5" style:family="table-cell">
      <style:table-cell-properties style:vertical-align="" fo:padding-left="0.099cm" fo:padding-right="0.099cm" fo:padding-top="0cm" fo:padding-bottom="0cm" fo:border="0.5pt solid #000000"/>
    </style:style>
    <style:style style:name="Table26.B5" style:family="table-cell">
      <style:table-cell-properties style:vertical-align="" fo:padding-left="0.099cm" fo:padding-right="0.099cm" fo:padding-top="0cm" fo:padding-bottom="0cm" fo:border="0.5pt solid #000000"/>
    </style:style>
    <style:style style:name="Table26.C5" style:family="table-cell">
      <style:table-cell-properties style:vertical-align="middle" fo:padding-left="0.099cm" fo:padding-right="0.099cm" fo:padding-top="0cm" fo:padding-bottom="0cm" fo:border="0.5pt solid #000000"/>
    </style:style>
    <style:style style:name="Table26.A6" style:family="table-cell">
      <style:table-cell-properties style:vertical-align="" fo:padding-left="0.099cm" fo:padding-right="0.099cm" fo:padding-top="0cm" fo:padding-bottom="0cm" fo:border="0.5pt solid #000000"/>
    </style:style>
    <style:style style:name="Table26.B6" style:family="table-cell">
      <style:table-cell-properties style:vertical-align="" fo:padding-left="0.099cm" fo:padding-right="0.099cm" fo:padding-top="0cm" fo:padding-bottom="0cm" fo:border="0.5pt solid #000000"/>
    </style:style>
    <style:style style:name="Table26.C6" style:family="table-cell">
      <style:table-cell-properties style:vertical-align="middle" fo:padding-left="0.099cm" fo:padding-right="0.099cm" fo:padding-top="0cm" fo:padding-bottom="0cm" fo:border="0.5pt solid #000000"/>
    </style:style>
    <style:style style:name="Table26.A7" style:family="table-cell">
      <style:table-cell-properties style:vertical-align="" fo:padding-left="0.099cm" fo:padding-right="0.099cm" fo:padding-top="0cm" fo:padding-bottom="0cm" fo:border="0.5pt solid #000000"/>
    </style:style>
    <style:style style:name="Table26.B7" style:family="table-cell">
      <style:table-cell-properties style:vertical-align="" fo:padding-left="0.099cm" fo:padding-right="0.099cm" fo:padding-top="0cm" fo:padding-bottom="0cm" fo:border="0.5pt solid #000000"/>
    </style:style>
    <style:style style:name="Table26.C7" style:family="table-cell">
      <style:table-cell-properties style:vertical-align="middle" fo:padding-left="0.099cm" fo:padding-right="0.099cm" fo:padding-top="0cm" fo:padding-bottom="0cm" fo:border="0.5pt solid #000000"/>
    </style:style>
    <style:style style:name="Table26.A8" style:family="table-cell">
      <style:table-cell-properties style:vertical-align="" fo:padding-left="0.099cm" fo:padding-right="0.099cm" fo:padding-top="0cm" fo:padding-bottom="0cm" fo:border="0.5pt solid #000000"/>
    </style:style>
    <style:style style:name="Table26.B8" style:family="table-cell">
      <style:table-cell-properties style:vertical-align="" fo:padding-left="0.099cm" fo:padding-right="0.099cm" fo:padding-top="0cm" fo:padding-bottom="0cm" fo:border="0.5pt solid #000000"/>
    </style:style>
    <style:style style:name="Table26.C8" style:family="table-cell">
      <style:table-cell-properties style:vertical-align="middle" fo:padding-left="0.099cm" fo:padding-right="0.099cm" fo:padding-top="0cm" fo:padding-bottom="0cm" fo:border="0.5pt solid #000000"/>
    </style:style>
    <style:style style:name="Table26.A9" style:family="table-cell">
      <style:table-cell-properties style:vertical-align="" fo:padding-left="0.099cm" fo:padding-right="0.099cm" fo:padding-top="0cm" fo:padding-bottom="0cm" fo:border="0.5pt solid #000000"/>
    </style:style>
    <style:style style:name="Table26.B9" style:family="table-cell">
      <style:table-cell-properties style:vertical-align="" fo:padding-left="0.099cm" fo:padding-right="0.099cm" fo:padding-top="0cm" fo:padding-bottom="0cm" fo:border="0.5pt solid #000000"/>
    </style:style>
    <style:style style:name="Table26.C9" style:family="table-cell">
      <style:table-cell-properties style:vertical-align="middle" fo:padding-left="0.099cm" fo:padding-right="0.099cm" fo:padding-top="0cm" fo:padding-bottom="0cm" fo:border="0.5pt solid #000000"/>
    </style:style>
    <style:style style:name="Table26.A10" style:family="table-cell">
      <style:table-cell-properties style:vertical-align="" fo:padding-left="0.099cm" fo:padding-right="0.099cm" fo:padding-top="0cm" fo:padding-bottom="0cm" fo:border="0.5pt solid #000000"/>
    </style:style>
    <style:style style:name="Table26.B10" style:family="table-cell">
      <style:table-cell-properties style:vertical-align="" fo:padding-left="0.099cm" fo:padding-right="0.099cm" fo:padding-top="0cm" fo:padding-bottom="0cm" fo:border="0.5pt solid #000000"/>
    </style:style>
    <style:style style:name="Table26.C10" style:family="table-cell">
      <style:table-cell-properties style:vertical-align="middle" fo:padding-left="0.099cm" fo:padding-right="0.099cm" fo:padding-top="0cm" fo:padding-bottom="0cm" fo:border="0.5pt solid #000000"/>
    </style:style>
    <style:style style:name="Table26.A11" style:family="table-cell">
      <style:table-cell-properties style:vertical-align="" fo:padding-left="0.099cm" fo:padding-right="0.099cm" fo:padding-top="0cm" fo:padding-bottom="0cm" fo:border="0.5pt solid #000000"/>
    </style:style>
    <style:style style:name="Table26.B11" style:family="table-cell">
      <style:table-cell-properties style:vertical-align="" fo:padding-left="0.099cm" fo:padding-right="0.099cm" fo:padding-top="0cm" fo:padding-bottom="0cm" fo:border="0.5pt solid #000000"/>
    </style:style>
    <style:style style:name="Table26.C11" style:family="table-cell">
      <style:table-cell-properties style:vertical-align="middle" fo:padding-left="0.099cm" fo:padding-right="0.099cm" fo:padding-top="0cm" fo:padding-bottom="0cm" fo:border="0.5pt solid #000000"/>
    </style:style>
    <style:style style:name="Table26.A12" style:family="table-cell">
      <style:table-cell-properties style:vertical-align="" fo:padding-left="0.099cm" fo:padding-right="0.099cm" fo:padding-top="0cm" fo:padding-bottom="0cm" fo:border="0.5pt solid #000000"/>
    </style:style>
    <style:style style:name="Table26.B12" style:family="table-cell">
      <style:table-cell-properties style:vertical-align="" fo:padding-left="0.099cm" fo:padding-right="0.099cm" fo:padding-top="0cm" fo:padding-bottom="0cm" fo:border="0.5pt solid #000000"/>
    </style:style>
    <style:style style:name="Table26.C12" style:family="table-cell">
      <style:table-cell-properties style:vertical-align="middle" fo:padding-left="0.099cm" fo:padding-right="0.099cm" fo:padding-top="0cm" fo:padding-bottom="0cm" fo:border="0.5pt solid #000000"/>
    </style:style>
    <style:style style:name="Table27" style:family="table">
      <style:table-properties style:width="18.008cm" fo:margin-left="0cm" fo:margin-top="0cm" fo:margin-bottom="0cm" table:align="left" style:writing-mode="lr-tb"/>
    </style:style>
    <style:style style:name="Table27.A" style:family="table-column">
      <style:table-column-properties style:column-width="18.008cm"/>
    </style:style>
    <style:style style:name="Table27.1" style:family="table-row">
      <style:table-row-properties fo:keep-together="always"/>
    </style:style>
    <style:style style:name="Table27.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27.2" style:family="table-row">
      <style:table-row-properties fo:keep-together="auto"/>
    </style:style>
    <style:style style:name="Table27.A2" style:family="table-cell">
      <style:table-cell-properties style:vertical-align="middle" fo:padding-left="0.095cm" fo:padding-right="0.095cm" fo:padding-top="0cm" fo:padding-bottom="0cm" fo:border="0.5pt solid #000000"/>
    </style:style>
    <style:style style:name="Table28" style:family="table">
      <style:table-properties style:width="18.008cm" fo:margin-left="0cm" fo:margin-top="0cm" fo:margin-bottom="0cm" table:align="left" style:writing-mode="lr-tb"/>
    </style:style>
    <style:style style:name="Table28.A" style:family="table-column">
      <style:table-column-properties style:column-width="1.702cm"/>
    </style:style>
    <style:style style:name="Table28.B" style:family="table-column">
      <style:table-column-properties style:column-width="15.358cm"/>
    </style:style>
    <style:style style:name="Table28.C" style:family="table-column">
      <style:table-column-properties style:column-width="0.947cm"/>
    </style:style>
    <style:style style:name="Table28.1" style:family="table-row">
      <style:table-row-properties fo:keep-together="always"/>
    </style:style>
    <style:style style:name="Table2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8.A2" style:family="table-cell">
      <style:table-cell-properties style:vertical-align="" fo:padding-left="0.099cm" fo:padding-right="0.099cm" fo:padding-top="0cm" fo:padding-bottom="0cm" fo:border="0.5pt solid #000000"/>
    </style:style>
    <style:style style:name="Table28.B2" style:family="table-cell">
      <style:table-cell-properties style:vertical-align="" fo:padding-left="0.099cm" fo:padding-right="0.099cm" fo:padding-top="0cm" fo:padding-bottom="0cm" fo:border="0.5pt solid #000000"/>
    </style:style>
    <style:style style:name="Table28.C2" style:family="table-cell">
      <style:table-cell-properties style:vertical-align="middle" fo:padding-left="0.099cm" fo:padding-right="0.099cm" fo:padding-top="0cm" fo:padding-bottom="0cm" fo:border="0.5pt solid #000000"/>
    </style:style>
    <style:style style:name="Table28.A3" style:family="table-cell">
      <style:table-cell-properties style:vertical-align="" fo:padding-left="0.099cm" fo:padding-right="0.099cm" fo:padding-top="0cm" fo:padding-bottom="0cm" fo:border="0.5pt solid #000000"/>
    </style:style>
    <style:style style:name="Table28.B3" style:family="table-cell">
      <style:table-cell-properties style:vertical-align="" fo:padding-left="0.099cm" fo:padding-right="0.099cm" fo:padding-top="0cm" fo:padding-bottom="0cm" fo:border="0.5pt solid #000000"/>
    </style:style>
    <style:style style:name="Table28.C3" style:family="table-cell">
      <style:table-cell-properties style:vertical-align="middle" fo:padding-left="0.099cm" fo:padding-right="0.099cm" fo:padding-top="0cm" fo:padding-bottom="0cm" fo:border="0.5pt solid #000000"/>
    </style:style>
    <style:style style:name="Table28.A4" style:family="table-cell">
      <style:table-cell-properties style:vertical-align="" fo:padding-left="0.099cm" fo:padding-right="0.099cm" fo:padding-top="0cm" fo:padding-bottom="0cm" fo:border="0.5pt solid #000000"/>
    </style:style>
    <style:style style:name="Table28.B4" style:family="table-cell">
      <style:table-cell-properties style:vertical-align="" fo:padding-left="0.099cm" fo:padding-right="0.099cm" fo:padding-top="0cm" fo:padding-bottom="0cm" fo:border="0.5pt solid #000000"/>
    </style:style>
    <style:style style:name="Table28.C4" style:family="table-cell">
      <style:table-cell-properties style:vertical-align="middle" fo:padding-left="0.099cm" fo:padding-right="0.099cm" fo:padding-top="0cm" fo:padding-bottom="0cm" fo:border="0.5pt solid #000000"/>
    </style:style>
    <style:style style:name="Table28.A5" style:family="table-cell">
      <style:table-cell-properties style:vertical-align="" fo:padding-left="0.099cm" fo:padding-right="0.099cm" fo:padding-top="0cm" fo:padding-bottom="0cm" fo:border="0.5pt solid #000000"/>
    </style:style>
    <style:style style:name="Table28.B5" style:family="table-cell">
      <style:table-cell-properties style:vertical-align="" fo:padding-left="0.099cm" fo:padding-right="0.099cm" fo:padding-top="0cm" fo:padding-bottom="0cm" fo:border="0.5pt solid #000000"/>
    </style:style>
    <style:style style:name="Table28.C5" style:family="table-cell">
      <style:table-cell-properties style:vertical-align="middle" fo:padding-left="0.099cm" fo:padding-right="0.099cm" fo:padding-top="0cm" fo:padding-bottom="0cm" fo:border="0.5pt solid #000000"/>
    </style:style>
    <style:style style:name="Table28.A6" style:family="table-cell">
      <style:table-cell-properties style:vertical-align="" fo:padding-left="0.099cm" fo:padding-right="0.099cm" fo:padding-top="0cm" fo:padding-bottom="0cm" fo:border="0.5pt solid #000000"/>
    </style:style>
    <style:style style:name="Table28.B6" style:family="table-cell">
      <style:table-cell-properties style:vertical-align="" fo:padding-left="0.099cm" fo:padding-right="0.099cm" fo:padding-top="0cm" fo:padding-bottom="0cm" fo:border="0.5pt solid #000000"/>
    </style:style>
    <style:style style:name="Table28.C6" style:family="table-cell">
      <style:table-cell-properties style:vertical-align="middle" fo:padding-left="0.099cm" fo:padding-right="0.099cm" fo:padding-top="0cm" fo:padding-bottom="0cm" fo:border="0.5pt solid #000000"/>
    </style:style>
    <style:style style:name="Table28.A7" style:family="table-cell">
      <style:table-cell-properties style:vertical-align="" fo:padding-left="0.099cm" fo:padding-right="0.099cm" fo:padding-top="0cm" fo:padding-bottom="0cm" fo:border="0.5pt solid #000000"/>
    </style:style>
    <style:style style:name="Table28.B7" style:family="table-cell">
      <style:table-cell-properties style:vertical-align="" fo:padding-left="0.099cm" fo:padding-right="0.099cm" fo:padding-top="0cm" fo:padding-bottom="0cm" fo:border="0.5pt solid #000000"/>
    </style:style>
    <style:style style:name="Table28.C7" style:family="table-cell">
      <style:table-cell-properties style:vertical-align="middle" fo:padding-left="0.099cm" fo:padding-right="0.099cm" fo:padding-top="0cm" fo:padding-bottom="0cm" fo:border="0.5pt solid #000000"/>
    </style:style>
    <style:style style:name="Table28.A8" style:family="table-cell">
      <style:table-cell-properties style:vertical-align="" fo:padding-left="0.099cm" fo:padding-right="0.099cm" fo:padding-top="0cm" fo:padding-bottom="0cm" fo:border="0.5pt solid #000000"/>
    </style:style>
    <style:style style:name="Table28.B8" style:family="table-cell">
      <style:table-cell-properties style:vertical-align="" fo:padding-left="0.099cm" fo:padding-right="0.099cm" fo:padding-top="0cm" fo:padding-bottom="0cm" fo:border="0.5pt solid #000000"/>
    </style:style>
    <style:style style:name="Table28.C8" style:family="table-cell">
      <style:table-cell-properties style:vertical-align="middle" fo:padding-left="0.099cm" fo:padding-right="0.099cm" fo:padding-top="0cm" fo:padding-bottom="0cm" fo:border="0.5pt solid #000000"/>
    </style:style>
    <style:style style:name="Table28.A9" style:family="table-cell">
      <style:table-cell-properties style:vertical-align="" fo:padding-left="0.099cm" fo:padding-right="0.099cm" fo:padding-top="0cm" fo:padding-bottom="0cm" fo:border="0.5pt solid #000000"/>
    </style:style>
    <style:style style:name="Table28.B9" style:family="table-cell">
      <style:table-cell-properties style:vertical-align="" fo:padding-left="0.099cm" fo:padding-right="0.099cm" fo:padding-top="0cm" fo:padding-bottom="0cm" fo:border="0.5pt solid #000000"/>
    </style:style>
    <style:style style:name="Table28.C9" style:family="table-cell">
      <style:table-cell-properties style:vertical-align="middle" fo:padding-left="0.099cm" fo:padding-right="0.099cm" fo:padding-top="0cm" fo:padding-bottom="0cm" fo:border="0.5pt solid #000000"/>
    </style:style>
    <style:style style:name="Table28.A10" style:family="table-cell">
      <style:table-cell-properties style:vertical-align="" fo:padding-left="0.099cm" fo:padding-right="0.099cm" fo:padding-top="0cm" fo:padding-bottom="0cm" fo:border="0.5pt solid #000000"/>
    </style:style>
    <style:style style:name="Table28.B10" style:family="table-cell">
      <style:table-cell-properties style:vertical-align="" fo:padding-left="0.099cm" fo:padding-right="0.099cm" fo:padding-top="0cm" fo:padding-bottom="0cm" fo:border="0.5pt solid #000000"/>
    </style:style>
    <style:style style:name="Table28.C10" style:family="table-cell">
      <style:table-cell-properties style:vertical-align="middle" fo:padding-left="0.099cm" fo:padding-right="0.099cm" fo:padding-top="0cm" fo:padding-bottom="0cm" fo:border="0.5pt solid #000000"/>
    </style:style>
    <style:style style:name="Table28.A11" style:family="table-cell">
      <style:table-cell-properties style:vertical-align="" fo:padding-left="0.099cm" fo:padding-right="0.099cm" fo:padding-top="0cm" fo:padding-bottom="0cm" fo:border="0.5pt solid #000000"/>
    </style:style>
    <style:style style:name="Table28.B11" style:family="table-cell">
      <style:table-cell-properties style:vertical-align="" fo:padding-left="0.099cm" fo:padding-right="0.099cm" fo:padding-top="0cm" fo:padding-bottom="0cm" fo:border="0.5pt solid #000000"/>
    </style:style>
    <style:style style:name="Table28.C11" style:family="table-cell">
      <style:table-cell-properties style:vertical-align="middle" fo:padding-left="0.099cm" fo:padding-right="0.099cm" fo:padding-top="0cm" fo:padding-bottom="0cm" fo:border="0.5pt solid #000000"/>
    </style:style>
    <style:style style:name="Table28.A12" style:family="table-cell">
      <style:table-cell-properties style:vertical-align="" fo:padding-left="0.099cm" fo:padding-right="0.099cm" fo:padding-top="0cm" fo:padding-bottom="0cm" fo:border="0.5pt solid #000000"/>
    </style:style>
    <style:style style:name="Table28.B12" style:family="table-cell">
      <style:table-cell-properties style:vertical-align="" fo:padding-left="0.099cm" fo:padding-right="0.099cm" fo:padding-top="0cm" fo:padding-bottom="0cm" fo:border="0.5pt solid #000000"/>
    </style:style>
    <style:style style:name="Table28.C12" style:family="table-cell">
      <style:table-cell-properties style:vertical-align="middle" fo:padding-left="0.099cm" fo:padding-right="0.099cm" fo:padding-top="0cm" fo:padding-bottom="0cm" fo:border="0.5pt solid #000000"/>
    </style:style>
    <style:style style:name="Table28.A13" style:family="table-cell">
      <style:table-cell-properties style:vertical-align="" fo:padding-left="0.099cm" fo:padding-right="0.099cm" fo:padding-top="0cm" fo:padding-bottom="0cm" fo:border="0.5pt solid #000000"/>
    </style:style>
    <style:style style:name="Table28.B13" style:family="table-cell">
      <style:table-cell-properties style:vertical-align="" fo:padding-left="0.099cm" fo:padding-right="0.099cm" fo:padding-top="0cm" fo:padding-bottom="0cm" fo:border="0.5pt solid #000000"/>
    </style:style>
    <style:style style:name="Table28.C13" style:family="table-cell">
      <style:table-cell-properties style:vertical-align="middle" fo:padding-left="0.099cm" fo:padding-right="0.099cm" fo:padding-top="0cm" fo:padding-bottom="0cm" fo:border="0.5pt solid #000000"/>
    </style:style>
    <style:style style:name="Table28.A14" style:family="table-cell">
      <style:table-cell-properties style:vertical-align="" fo:padding-left="0.099cm" fo:padding-right="0.099cm" fo:padding-top="0cm" fo:padding-bottom="0cm" fo:border="0.5pt solid #000000"/>
    </style:style>
    <style:style style:name="Table28.B14" style:family="table-cell">
      <style:table-cell-properties style:vertical-align="" fo:padding-left="0.099cm" fo:padding-right="0.099cm" fo:padding-top="0cm" fo:padding-bottom="0cm" fo:border="0.5pt solid #000000"/>
    </style:style>
    <style:style style:name="Table28.C14" style:family="table-cell">
      <style:table-cell-properties style:vertical-align="middle" fo:padding-left="0.099cm" fo:padding-right="0.099cm" fo:padding-top="0cm" fo:padding-bottom="0cm" fo:border="0.5pt solid #000000"/>
    </style:style>
    <style:style style:name="Table29" style:family="table">
      <style:table-properties style:width="18.008cm" fo:margin-left="0cm" fo:margin-top="0cm" fo:margin-bottom="0cm" table:align="left" style:writing-mode="lr-tb"/>
    </style:style>
    <style:style style:name="Table29.A" style:family="table-column">
      <style:table-column-properties style:column-width="1.702cm"/>
    </style:style>
    <style:style style:name="Table29.B" style:family="table-column">
      <style:table-column-properties style:column-width="15.358cm"/>
    </style:style>
    <style:style style:name="Table29.C" style:family="table-column">
      <style:table-column-properties style:column-width="0.947cm"/>
    </style:style>
    <style:style style:name="Table29.1" style:family="table-row">
      <style:table-row-properties fo:keep-together="always"/>
    </style:style>
    <style:style style:name="Table2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9.A2" style:family="table-cell">
      <style:table-cell-properties style:vertical-align="" fo:padding-left="0.099cm" fo:padding-right="0.099cm" fo:padding-top="0cm" fo:padding-bottom="0cm" fo:border="0.5pt solid #000000"/>
    </style:style>
    <style:style style:name="Table29.B2" style:family="table-cell">
      <style:table-cell-properties style:vertical-align="" fo:padding-left="0.099cm" fo:padding-right="0.099cm" fo:padding-top="0cm" fo:padding-bottom="0cm" fo:border="0.5pt solid #000000"/>
    </style:style>
    <style:style style:name="Table29.C2" style:family="table-cell">
      <style:table-cell-properties style:vertical-align="middle" fo:padding-left="0.099cm" fo:padding-right="0.099cm" fo:padding-top="0cm" fo:padding-bottom="0cm" fo:border="0.5pt solid #000000"/>
    </style:style>
    <style:style style:name="Table29.A3" style:family="table-cell">
      <style:table-cell-properties style:vertical-align="" fo:padding-left="0.099cm" fo:padding-right="0.099cm" fo:padding-top="0cm" fo:padding-bottom="0cm" fo:border="0.5pt solid #000000"/>
    </style:style>
    <style:style style:name="Table29.B3" style:family="table-cell">
      <style:table-cell-properties style:vertical-align="" fo:padding-left="0.099cm" fo:padding-right="0.099cm" fo:padding-top="0cm" fo:padding-bottom="0cm" fo:border="0.5pt solid #000000"/>
    </style:style>
    <style:style style:name="Table29.C3" style:family="table-cell">
      <style:table-cell-properties style:vertical-align="middle" fo:padding-left="0.099cm" fo:padding-right="0.099cm" fo:padding-top="0cm" fo:padding-bottom="0cm" fo:border="0.5pt solid #000000"/>
    </style:style>
    <style:style style:name="Table29.A4" style:family="table-cell">
      <style:table-cell-properties style:vertical-align="" fo:padding-left="0.099cm" fo:padding-right="0.099cm" fo:padding-top="0cm" fo:padding-bottom="0cm" fo:border="0.5pt solid #000000"/>
    </style:style>
    <style:style style:name="Table29.B4" style:family="table-cell">
      <style:table-cell-properties style:vertical-align="" fo:padding-left="0.099cm" fo:padding-right="0.099cm" fo:padding-top="0cm" fo:padding-bottom="0cm" fo:border="0.5pt solid #000000"/>
    </style:style>
    <style:style style:name="Table29.C4" style:family="table-cell">
      <style:table-cell-properties style:vertical-align="middle" fo:padding-left="0.099cm" fo:padding-right="0.099cm" fo:padding-top="0cm" fo:padding-bottom="0cm" fo:border="0.5pt solid #000000"/>
    </style:style>
    <style:style style:name="Table29.A5" style:family="table-cell">
      <style:table-cell-properties style:vertical-align="" fo:padding-left="0.099cm" fo:padding-right="0.099cm" fo:padding-top="0cm" fo:padding-bottom="0cm" fo:border="0.5pt solid #000000"/>
    </style:style>
    <style:style style:name="Table29.B5" style:family="table-cell">
      <style:table-cell-properties style:vertical-align="" fo:padding-left="0.099cm" fo:padding-right="0.099cm" fo:padding-top="0cm" fo:padding-bottom="0cm" fo:border="0.5pt solid #000000"/>
    </style:style>
    <style:style style:name="Table29.C5" style:family="table-cell">
      <style:table-cell-properties style:vertical-align="middle" fo:padding-left="0.099cm" fo:padding-right="0.099cm" fo:padding-top="0cm" fo:padding-bottom="0cm" fo:border="0.5pt solid #000000"/>
    </style:style>
    <style:style style:name="Table30" style:family="table">
      <style:table-properties style:width="18.008cm" fo:margin-left="0cm" fo:margin-top="0cm" fo:margin-bottom="0cm" table:align="left" style:writing-mode="lr-tb"/>
    </style:style>
    <style:style style:name="Table30.A" style:family="table-column">
      <style:table-column-properties style:column-width="1.702cm"/>
    </style:style>
    <style:style style:name="Table30.B" style:family="table-column">
      <style:table-column-properties style:column-width="15.358cm"/>
    </style:style>
    <style:style style:name="Table30.C" style:family="table-column">
      <style:table-column-properties style:column-width="0.947cm"/>
    </style:style>
    <style:style style:name="Table30.1" style:family="table-row">
      <style:table-row-properties fo:keep-together="always"/>
    </style:style>
    <style:style style:name="Table3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0.A2" style:family="table-cell">
      <style:table-cell-properties style:vertical-align="" fo:padding-left="0.099cm" fo:padding-right="0.099cm" fo:padding-top="0cm" fo:padding-bottom="0cm" fo:border="0.5pt solid #000000"/>
    </style:style>
    <style:style style:name="Table30.B2" style:family="table-cell">
      <style:table-cell-properties style:vertical-align="" fo:padding-left="0.099cm" fo:padding-right="0.099cm" fo:padding-top="0cm" fo:padding-bottom="0cm" fo:border="0.5pt solid #000000"/>
    </style:style>
    <style:style style:name="Table30.C2" style:family="table-cell">
      <style:table-cell-properties style:vertical-align="middle" fo:padding-left="0.099cm" fo:padding-right="0.099cm" fo:padding-top="0cm" fo:padding-bottom="0cm" fo:border="0.5pt solid #000000"/>
    </style:style>
    <style:style style:name="Table30.A3" style:family="table-cell">
      <style:table-cell-properties style:vertical-align="" fo:padding-left="0.099cm" fo:padding-right="0.099cm" fo:padding-top="0cm" fo:padding-bottom="0cm" fo:border="0.5pt solid #000000"/>
    </style:style>
    <style:style style:name="Table30.B3" style:family="table-cell">
      <style:table-cell-properties style:vertical-align="" fo:padding-left="0.099cm" fo:padding-right="0.099cm" fo:padding-top="0cm" fo:padding-bottom="0cm" fo:border="0.5pt solid #000000"/>
    </style:style>
    <style:style style:name="Table30.C3" style:family="table-cell">
      <style:table-cell-properties style:vertical-align="middle" fo:padding-left="0.099cm" fo:padding-right="0.099cm" fo:padding-top="0cm" fo:padding-bottom="0cm" fo:border="0.5pt solid #000000"/>
    </style:style>
    <style:style style:name="Table30.A4" style:family="table-cell">
      <style:table-cell-properties style:vertical-align="" fo:padding-left="0.099cm" fo:padding-right="0.099cm" fo:padding-top="0cm" fo:padding-bottom="0cm" fo:border="0.5pt solid #000000"/>
    </style:style>
    <style:style style:name="Table30.B4" style:family="table-cell">
      <style:table-cell-properties style:vertical-align="" fo:padding-left="0.099cm" fo:padding-right="0.099cm" fo:padding-top="0cm" fo:padding-bottom="0cm" fo:border="0.5pt solid #000000"/>
    </style:style>
    <style:style style:name="Table30.C4" style:family="table-cell">
      <style:table-cell-properties style:vertical-align="middle" fo:padding-left="0.099cm" fo:padding-right="0.099cm" fo:padding-top="0cm" fo:padding-bottom="0cm" fo:border="0.5pt solid #000000"/>
    </style:style>
    <style:style style:name="Table31" style:family="table">
      <style:table-properties style:width="18.008cm" fo:margin-left="0cm" fo:margin-top="0cm" fo:margin-bottom="0cm" table:align="left" style:writing-mode="lr-tb"/>
    </style:style>
    <style:style style:name="Table31.A" style:family="table-column">
      <style:table-column-properties style:column-width="1.702cm"/>
    </style:style>
    <style:style style:name="Table31.B" style:family="table-column">
      <style:table-column-properties style:column-width="15.358cm"/>
    </style:style>
    <style:style style:name="Table31.C" style:family="table-column">
      <style:table-column-properties style:column-width="0.947cm"/>
    </style:style>
    <style:style style:name="Table31.1" style:family="table-row">
      <style:table-row-properties fo:keep-together="always"/>
    </style:style>
    <style:style style:name="Table3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1.A2" style:family="table-cell">
      <style:table-cell-properties style:vertical-align="" fo:padding-left="0.099cm" fo:padding-right="0.099cm" fo:padding-top="0cm" fo:padding-bottom="0cm" fo:border="0.5pt solid #000000"/>
    </style:style>
    <style:style style:name="Table31.B2" style:family="table-cell">
      <style:table-cell-properties style:vertical-align="" fo:padding-left="0.099cm" fo:padding-right="0.099cm" fo:padding-top="0cm" fo:padding-bottom="0cm" fo:border="0.5pt solid #000000"/>
    </style:style>
    <style:style style:name="Table31.C2" style:family="table-cell">
      <style:table-cell-properties style:vertical-align="middle" fo:padding-left="0.099cm" fo:padding-right="0.099cm" fo:padding-top="0cm" fo:padding-bottom="0cm" fo:border="0.5pt solid #000000"/>
    </style:style>
    <style:style style:name="Table31.A3" style:family="table-cell">
      <style:table-cell-properties style:vertical-align="" fo:padding-left="0.099cm" fo:padding-right="0.099cm" fo:padding-top="0cm" fo:padding-bottom="0cm" fo:border="0.5pt solid #000000"/>
    </style:style>
    <style:style style:name="Table31.B3" style:family="table-cell">
      <style:table-cell-properties style:vertical-align="" fo:padding-left="0.099cm" fo:padding-right="0.099cm" fo:padding-top="0cm" fo:padding-bottom="0cm" fo:border="0.5pt solid #000000"/>
    </style:style>
    <style:style style:name="Table31.C3" style:family="table-cell">
      <style:table-cell-properties style:vertical-align="middle" fo:padding-left="0.099cm" fo:padding-right="0.099cm" fo:padding-top="0cm" fo:padding-bottom="0cm" fo:border="0.5pt solid #000000"/>
    </style:style>
    <style:style style:name="Table31.A4" style:family="table-cell">
      <style:table-cell-properties style:vertical-align="" fo:padding-left="0.099cm" fo:padding-right="0.099cm" fo:padding-top="0cm" fo:padding-bottom="0cm" fo:border="0.5pt solid #000000"/>
    </style:style>
    <style:style style:name="Table31.B4" style:family="table-cell">
      <style:table-cell-properties style:vertical-align="" fo:padding-left="0.099cm" fo:padding-right="0.099cm" fo:padding-top="0cm" fo:padding-bottom="0cm" fo:border="0.5pt solid #000000"/>
    </style:style>
    <style:style style:name="Table31.C4" style:family="table-cell">
      <style:table-cell-properties style:vertical-align="middle" fo:padding-left="0.099cm" fo:padding-right="0.099cm" fo:padding-top="0cm" fo:padding-bottom="0cm" fo:border="0.5pt solid #000000"/>
    </style:style>
    <style:style style:name="Table31.A5" style:family="table-cell">
      <style:table-cell-properties style:vertical-align="" fo:padding-left="0.099cm" fo:padding-right="0.099cm" fo:padding-top="0cm" fo:padding-bottom="0cm" fo:border="0.5pt solid #000000"/>
    </style:style>
    <style:style style:name="Table31.B5" style:family="table-cell">
      <style:table-cell-properties style:vertical-align="" fo:padding-left="0.099cm" fo:padding-right="0.099cm" fo:padding-top="0cm" fo:padding-bottom="0cm" fo:border="0.5pt solid #000000"/>
    </style:style>
    <style:style style:name="Table31.C5" style:family="table-cell">
      <style:table-cell-properties style:vertical-align="middle" fo:padding-left="0.099cm" fo:padding-right="0.099cm" fo:padding-top="0cm" fo:padding-bottom="0cm" fo:border="0.5pt solid #000000"/>
    </style:style>
    <style:style style:name="Table2" style:family="table">
      <style:table-properties style:width="17.926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17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7.926cm" fo:margin-left="0.026cm" fo:margin-right="0.053cm" table:align="margins" style:writing-mode="lr-tb"/>
    </style:style>
    <style:style style:name="Table3.A" style:family="table-column">
      <style:table-column-properties style:column-width="2.009cm" style:rel-column-width="7346*"/>
    </style:style>
    <style:style style:name="Table3.B" style:family="table-column">
      <style:table-column-properties style:column-width="15.917cm" style:rel-column-width="58189*"/>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926cm" fo:margin-left="0.026cm" fo:margin-right="0.053cm" table:align="margins" style:writing-mode="lr-tb"/>
    </style:style>
    <style:style style:name="Table4.A" style:family="table-column">
      <style:table-column-properties style:column-width="2.009cm" style:rel-column-width="7346*"/>
    </style:style>
    <style:style style:name="Table4.B" style:family="table-column">
      <style:table-column-properties style:column-width="15.917cm" style:rel-column-width="58189*"/>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text-properties officeooo:paragraph-rsid="0025e651"/>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5e651"/>
    </style:style>
    <style:style style:name="P4" style:family="paragraph" style:parent-style-name="Standard">
      <style:paragraph-properties fo:text-align="start" style:justify-single-word="false" fo:orphans="2" fo:widows="2" fo:padding="0cm" fo:border-left="none" fo:border-right="none" fo:border-top="none" fo:border-bottom="0.51pt solid #000000"/>
      <style:text-properties style:font-name="Arial1" fo:font-size="10pt" fo:font-style="italic" style:font-size-asian="10pt" style:font-style-asian="italic"/>
    </style:style>
    <style:style style:name="P5" style:family="paragraph" style:parent-style-name="Body">
      <style:text-properties officeooo:rsid="00415896" officeooo:paragraph-rsid="00415896"/>
    </style:style>
    <style:style style:name="P6" style:family="paragraph" style:parent-style-name="Body">
      <style:text-properties officeooo:rsid="00440829" officeooo:paragraph-rsid="00440829"/>
    </style:style>
    <style:style style:name="P7" style:family="paragraph" style:parent-style-name="Body">
      <style:text-properties officeooo:rsid="00440829" officeooo:paragraph-rsid="00b3cb76"/>
    </style:style>
    <style:style style:name="P8" style:family="paragraph" style:parent-style-name="Body">
      <style:text-properties officeooo:rsid="004d1897" officeooo:paragraph-rsid="004d1897"/>
    </style:style>
    <style:style style:name="P9" style:family="paragraph" style:parent-style-name="Body">
      <style:text-properties officeooo:rsid="004f9df7" officeooo:paragraph-rsid="004f9df7"/>
    </style:style>
    <style:style style:name="P10" style:family="paragraph" style:parent-style-name="Body">
      <style:text-properties officeooo:rsid="00540e59" officeooo:paragraph-rsid="00540e59"/>
    </style:style>
    <style:style style:name="P11" style:family="paragraph" style:parent-style-name="Body">
      <style:text-properties officeooo:paragraph-rsid="0021c380"/>
    </style:style>
    <style:style style:name="P12" style:family="paragraph" style:parent-style-name="Body">
      <style:text-properties fo:color="#ff0000" fo:language="en" fo:country="US" fo:font-style="italic" style:font-style-asian="italic" style:language-complex="ar" style:country-complex="SA"/>
    </style:style>
    <style:style style:name="P13" style:family="paragraph" style:parent-style-name="Body">
      <style:text-properties fo:language="en" fo:country="US" style:language-complex="ar" style:country-complex="SA"/>
    </style:style>
    <style:style style:name="P14" style:family="paragraph" style:parent-style-name="Body">
      <style:text-properties fo:language="en" fo:country="US" officeooo:rsid="001febee" officeooo:paragraph-rsid="0021c380" style:language-complex="ar" style:country-complex="SA"/>
    </style:style>
    <style:style style:name="P15" style:family="paragraph" style:parent-style-name="Body">
      <style:text-properties fo:language="en" fo:country="US" officeooo:rsid="0055c5f8" officeooo:paragraph-rsid="002dd8a6" style:language-complex="ar" style:country-complex="SA"/>
    </style:style>
    <style:style style:name="P16" style:family="paragraph" style:parent-style-name="Body">
      <style:text-properties fo:language="en" fo:country="US" officeooo:rsid="00581d98" officeooo:paragraph-rsid="002dd8a6" style:language-complex="ar" style:country-complex="SA"/>
    </style:style>
    <style:style style:name="P17" style:family="paragraph" style:parent-style-name="Body">
      <style:text-properties fo:language="en" fo:country="US" officeooo:rsid="005f1e33" officeooo:paragraph-rsid="002dd8a6" style:language-complex="ar" style:country-complex="SA"/>
    </style:style>
    <style:style style:name="P18" style:family="paragraph" style:parent-style-name="Body">
      <style:text-properties fo:language="en" fo:country="US" officeooo:rsid="00840782" officeooo:paragraph-rsid="002dd8a6" style:language-complex="ar" style:country-complex="SA"/>
    </style:style>
    <style:style style:name="P19" style:family="paragraph" style:parent-style-name="Body">
      <style:text-properties fo:language="en" fo:country="US" officeooo:rsid="002b3ce6" officeooo:paragraph-rsid="002f1a2a" style:language-complex="ar" style:country-complex="SA"/>
    </style:style>
    <style:style style:name="P20" style:family="paragraph" style:parent-style-name="Body">
      <style:text-properties fo:language="en" fo:country="US" officeooo:rsid="008a1cba" officeooo:paragraph-rsid="008a1cba" style:language-complex="ar" style:country-complex="SA"/>
    </style:style>
    <style:style style:name="P21"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22" style:family="paragraph" style:parent-style-name="Body">
      <style:text-properties officeooo:paragraph-rsid="002dd8a6"/>
    </style:style>
    <style:style style:name="P23" style:family="paragraph" style:parent-style-name="Body">
      <style:text-properties officeooo:rsid="00255d33" officeooo:paragraph-rsid="002dd8a6"/>
    </style:style>
    <style:style style:name="P24" style:family="paragraph" style:parent-style-name="Body">
      <style:text-properties officeooo:rsid="005e7142" officeooo:paragraph-rsid="002dd8a6"/>
    </style:style>
    <style:style style:name="P25" style:family="paragraph" style:parent-style-name="Body">
      <style:text-properties officeooo:rsid="006228ab" officeooo:paragraph-rsid="002dd8a6"/>
    </style:style>
    <style:style style:name="P26" style:family="paragraph" style:parent-style-name="Body">
      <style:text-properties officeooo:rsid="008a207e" officeooo:paragraph-rsid="002dd8a6"/>
    </style:style>
    <style:style style:name="P27" style:family="paragraph" style:parent-style-name="Body">
      <style:text-properties officeooo:rsid="00887c62" officeooo:paragraph-rsid="002dd8a6"/>
    </style:style>
    <style:style style:name="P28" style:family="paragraph" style:parent-style-name="Body">
      <style:text-properties officeooo:rsid="008dc9cf" officeooo:paragraph-rsid="002dd8a6"/>
    </style:style>
    <style:style style:name="P29" style:family="paragraph" style:parent-style-name="Body">
      <style:text-properties officeooo:rsid="0025758c" officeooo:paragraph-rsid="002f1a2a"/>
    </style:style>
    <style:style style:name="P30" style:family="paragraph" style:parent-style-name="Body">
      <style:text-properties officeooo:rsid="0024ac2d"/>
    </style:style>
    <style:style style:name="P31" style:family="paragraph" style:parent-style-name="Body">
      <style:text-properties officeooo:rsid="0057ea6e" officeooo:paragraph-rsid="0057ea6e"/>
    </style:style>
    <style:style style:name="P32" style:family="paragraph" style:parent-style-name="Body">
      <style:text-properties officeooo:rsid="00606d50" officeooo:paragraph-rsid="00606d50"/>
    </style:style>
    <style:style style:name="P33" style:family="paragraph" style:parent-style-name="Body">
      <style:text-properties officeooo:rsid="004e7ebf" officeooo:paragraph-rsid="004e7ebf"/>
    </style:style>
    <style:style style:name="P34" style:family="paragraph" style:parent-style-name="Body">
      <style:text-properties officeooo:rsid="00873368" officeooo:paragraph-rsid="00873368"/>
    </style:style>
    <style:style style:name="P35" style:family="paragraph" style:parent-style-name="Body">
      <style:text-properties officeooo:rsid="0032fe73" officeooo:paragraph-rsid="0032fe73"/>
    </style:style>
    <style:style style:name="P36" style:family="paragraph" style:parent-style-name="Body">
      <style:text-properties officeooo:rsid="00a78e2b" officeooo:paragraph-rsid="00a78e2b"/>
    </style:style>
    <style:style style:name="P37" style:family="paragraph" style:parent-style-name="Body">
      <style:text-properties officeooo:rsid="00b22149" officeooo:paragraph-rsid="00b22149"/>
    </style:style>
    <style:style style:name="P38" style:family="paragraph" style:parent-style-name="Body">
      <style:text-properties officeooo:rsid="00b761f4" officeooo:paragraph-rsid="00b761f4"/>
    </style:style>
    <style:style style:name="P39" style:family="paragraph" style:parent-style-name="Body">
      <style:text-properties officeooo:rsid="00c2bbf6" officeooo:paragraph-rsid="00c2bbf6"/>
    </style:style>
    <style:style style:name="P40" style:family="paragraph" style:parent-style-name="Body">
      <style:text-properties officeooo:rsid="00c2bbf6" officeooo:paragraph-rsid="00c9427f"/>
    </style:style>
    <style:style style:name="P41" style:family="paragraph" style:parent-style-name="Body">
      <style:text-properties officeooo:rsid="00c3cbe2" officeooo:paragraph-rsid="00c3cbe2"/>
    </style:style>
    <style:style style:name="P42" style:family="paragraph" style:parent-style-name="Body">
      <style:text-properties officeooo:rsid="004a8f10" officeooo:paragraph-rsid="004a8f10"/>
    </style:style>
    <style:style style:name="P43" style:family="paragraph" style:parent-style-name="Body">
      <style:text-properties officeooo:rsid="00ca44d0" officeooo:paragraph-rsid="00ca44d0"/>
    </style:style>
    <style:style style:name="P44" style:family="paragraph" style:parent-style-name="Body">
      <style:text-properties officeooo:rsid="00660396" officeooo:paragraph-rsid="00660396"/>
    </style:style>
    <style:style style:name="P45" style:family="paragraph" style:parent-style-name="Body">
      <style:text-properties officeooo:rsid="00caf306" officeooo:paragraph-rsid="00caf306"/>
    </style:style>
    <style:style style:name="P46" style:family="paragraph" style:parent-style-name="Body">
      <style:text-properties officeooo:rsid="00cd5528" officeooo:paragraph-rsid="00cd5528"/>
    </style:style>
    <style:style style:name="P47" style:family="paragraph" style:parent-style-name="Body">
      <style:text-properties officeooo:rsid="00995826" officeooo:paragraph-rsid="00de20c3"/>
    </style:style>
    <style:style style:name="P48" style:family="paragraph" style:parent-style-name="Body">
      <style:text-properties officeooo:rsid="00de20c3" officeooo:paragraph-rsid="00df6e44"/>
    </style:style>
    <style:style style:name="P49" style:family="paragraph" style:parent-style-name="Body">
      <style:text-properties officeooo:rsid="0041e169" officeooo:paragraph-rsid="0041e169"/>
    </style:style>
    <style:style style:name="P50" style:family="paragraph" style:parent-style-name="Body">
      <style:text-properties officeooo:rsid="00e085b1" officeooo:paragraph-rsid="00e085b1"/>
    </style:style>
    <style:style style:name="P51" style:family="paragraph" style:parent-style-name="Body">
      <style:text-properties officeooo:rsid="00620fd8" officeooo:paragraph-rsid="00620fd8"/>
    </style:style>
    <style:style style:name="P52" style:family="paragraph" style:parent-style-name="Body">
      <style:text-properties officeooo:rsid="00e222d2" officeooo:paragraph-rsid="00e222d2"/>
    </style:style>
    <style:style style:name="P53" style:family="paragraph" style:parent-style-name="Body">
      <style:text-properties officeooo:rsid="00e4d24d" officeooo:paragraph-rsid="00e4d24d"/>
    </style:style>
    <style:style style:name="P54" style:family="paragraph" style:parent-style-name="Body">
      <style:text-properties officeooo:rsid="0051e2ce" officeooo:paragraph-rsid="0051e2ce"/>
    </style:style>
    <style:style style:name="P55"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56" style:family="paragraph" style:parent-style-name="Standard">
      <style:text-properties style:font-name="Arial" fo:language="en" fo:country="US" officeooo:paragraph-rsid="0021c380" style:language-complex="ar" style:country-complex="SA"/>
    </style:style>
    <style:style style:name="P57" style:family="paragraph" style:parent-style-name="Standard">
      <style:text-properties style:font-name="Arial" fo:language="en" fo:country="US" officeooo:rsid="001febee" officeooo:paragraph-rsid="0021c380" style:language-complex="ar" style:country-complex="SA"/>
    </style:style>
    <style:style style:name="P58" style:family="paragraph" style:parent-style-name="Standard">
      <style:text-properties fo:language="en" fo:country="US" style:language-complex="ar" style:country-complex="SA"/>
    </style:style>
    <style:style style:name="P59" style:family="paragraph" style:parent-style-name="Standard">
      <style:text-properties fo:language="en" fo:country="US" officeooo:paragraph-rsid="003b1c73" style:language-complex="ar" style:country-complex="SA"/>
    </style:style>
    <style:style style:name="P60" style:family="paragraph" style:parent-style-name="Standard">
      <style:paragraph-properties fo:line-height="0.494cm"/>
      <style:text-properties style:font-name="Arial1"/>
    </style:style>
    <style:style style:name="P61" style:family="paragraph" style:parent-style-name="Standard">
      <style:paragraph-properties fo:line-height="0.469cm"/>
      <style:text-properties style:font-name="Arial1"/>
    </style:style>
    <style:style style:name="P62" style:family="paragraph" style:parent-style-name="Standard">
      <style:paragraph-properties fo:keep-together="always"/>
    </style:style>
    <style:style style:name="P63"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64" style:family="paragraph" style:parent-style-name="Body">
      <style:paragraph-properties fo:orphans="2" fo:widows="2" style:writing-mode="lr-tb"/>
    </style:style>
    <style:style style:name="P6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6" style:family="paragraph" style:parent-style-name="CellBody">
      <style:paragraph-properties fo:keep-with-next="always" style:snap-to-layout-grid="false"/>
      <style:text-properties fo:language="en" fo:country="US" style:language-complex="ar" style:country-complex="SA"/>
    </style:style>
    <style:style style:name="P67" style:family="paragraph" style:parent-style-name="CellBody">
      <style:paragraph-properties fo:keep-with-next="always" style:snap-to-layout-grid="false"/>
      <style:text-properties fo:language="en" fo:country="US" officeooo:paragraph-rsid="003b1c73" style:language-complex="ar" style:country-complex="SA"/>
    </style:style>
    <style:style style:name="P68" style:family="paragraph" style:parent-style-name="CellBody">
      <style:paragraph-properties fo:keep-with-next="always" style:snap-to-layout-grid="false"/>
      <style:text-properties fo:language="en" fo:country="US" officeooo:rsid="003b1c73" officeooo:paragraph-rsid="003b1c73" style:language-complex="ar" style:country-complex="SA"/>
    </style:style>
    <style:style style:name="P69" style:family="paragraph" style:parent-style-name="Standard">
      <style:paragraph-properties fo:keep-with-next="always"/>
    </style:style>
    <style:style style:name="P70" style:family="paragraph" style:parent-style-name="Standard">
      <style:paragraph-properties fo:keep-together="always" fo:keep-with-next="always"/>
    </style:style>
    <style:style style:name="P71" style:family="paragraph" style:parent-style-name="Abstract">
      <style:text-properties fo:font-size="16pt" fo:language="en" fo:country="US" fo:font-weight="bold" style:font-size-asian="16pt" style:font-weight-asian="bold" style:language-complex="ar" style:country-complex="SA"/>
    </style:style>
    <style:style style:name="P72" style:family="paragraph" style:parent-style-name="CellBody">
      <style:text-properties fo:language="en" fo:country="US" style:language-complex="ar" style:country-complex="SA"/>
    </style:style>
    <style:style style:name="P73" style:family="paragraph" style:parent-style-name="CellBody">
      <style:paragraph-properties style:snap-to-layout-grid="false"/>
      <style:text-properties fo:language="en" fo:country="US" style:language-complex="ar" style:country-complex="SA"/>
    </style:style>
    <style:style style:name="P74" style:family="paragraph" style:parent-style-name="CellBody">
      <style:paragraph-properties style:snap-to-layout-grid="false"/>
      <style:text-properties fo:language="en" fo:country="US" officeooo:paragraph-rsid="003b1c73" style:language-complex="ar" style:country-complex="SA"/>
    </style:style>
    <style:style style:name="P75" style:family="paragraph" style:parent-style-name="CellBody">
      <style:paragraph-properties style:snap-to-layout-grid="false"/>
      <style:text-properties fo:language="en" fo:country="US" officeooo:rsid="003b1c73" officeooo:paragraph-rsid="003b1c73" style:language-complex="ar" style:country-complex="SA"/>
    </style:style>
    <style:style style:name="P76" style:family="paragraph" style:parent-style-name="CellBody">
      <style:text-properties fo:language="en" fo:country="US" officeooo:rsid="00ada8ae" officeooo:paragraph-rsid="00ada8ae" style:language-complex="ar" style:country-complex="SA"/>
    </style:style>
    <style:style style:name="P77" style:family="paragraph" style:parent-style-name="CellBody">
      <style:text-properties fo:language="en" fo:country="US" officeooo:rsid="00d08491" officeooo:paragraph-rsid="00d08491" style:language-complex="ar" style:country-complex="SA"/>
    </style:style>
    <style:style style:name="P78" style:family="paragraph" style:parent-style-name="CellBody">
      <style:text-properties fo:language="en" fo:country="US" officeooo:rsid="00e6ed7d" officeooo:paragraph-rsid="00e6ed7d" style:language-complex="ar" style:country-complex="SA"/>
    </style:style>
    <style:style style:name="P79" style:family="paragraph" style:parent-style-name="CellBody">
      <style:text-properties fo:language="en" fo:country="US" officeooo:rsid="00e79bc3" officeooo:paragraph-rsid="00e79bc3" style:language-complex="ar" style:country-complex="SA"/>
    </style:style>
    <style:style style:name="P80" style:family="paragraph" style:parent-style-name="CellBody">
      <style:text-properties fo:language="en" fo:country="US" officeooo:rsid="00eced9a" officeooo:paragraph-rsid="00eced9a" style:language-complex="ar" style:country-complex="SA"/>
    </style:style>
    <style:style style:name="P81" style:family="paragraph" style:parent-style-name="Document_20_Title">
      <style:text-properties fo:language="en" fo:country="US" style:language-complex="ar" style:country-complex="SA"/>
    </style:style>
    <style:style style:name="P82"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83"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style:font-size-asian="8pt" style:font-weight-asian="normal" style:font-size-complex="8pt" style:font-weight-complex="normal"/>
    </style:style>
    <style:style style:name="P84"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3cf1e3" style:font-size-asian="8pt" style:font-weight-asian="normal" style:font-size-complex="8pt" style:font-weight-complex="normal"/>
    </style:style>
    <style:style style:name="P85"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3eab3f" style:font-size-asian="8pt" style:font-weight-asian="normal" style:font-size-complex="8pt" style:font-weight-complex="normal"/>
    </style:style>
    <style:style style:name="P86"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4116dd" style:font-size-asian="8pt" style:font-weight-asian="normal" style:font-size-complex="8pt" style:font-weight-complex="normal"/>
    </style:style>
    <style:style style:name="P87"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f05247" style:font-size-asian="8pt" style:font-weight-asian="normal" style:font-size-complex="8pt" style:font-weight-complex="normal"/>
    </style:style>
    <style:style style:name="P88" style:family="paragraph" style:parent-style-name="Code_20_Snipet">
      <style:text-properties officeooo:paragraph-rsid="00e03a09"/>
    </style:style>
    <style:style style:name="P89" style:family="paragraph" style:parent-style-name="Code_20_Snipet">
      <style:paragraph-properties fo:text-align="start" style:justify-single-word="false"/>
    </style:style>
    <style:style style:name="P90" style:family="paragraph" style:parent-style-name="Standard">
      <style:paragraph-properties fo:margin-top="0cm" fo:margin-bottom="0.494cm" loext:contextual-spacing="false"/>
    </style:style>
    <style:style style:name="P91" style:family="paragraph" style:parent-style-name="Standard">
      <style:paragraph-properties fo:margin-top="0cm" fo:margin-bottom="0.494cm" loext:contextual-spacing="false" fo:keep-together="always"/>
    </style:style>
    <style:style style:name="P92" style:family="paragraph" style:parent-style-name="Standard">
      <style:paragraph-properties fo:margin-top="0cm" fo:margin-bottom="0.494cm" loext:contextual-spacing="false" fo:keep-with-next="always"/>
    </style:style>
    <style:style style:name="P93" style:family="paragraph" style:parent-style-name="Standard">
      <style:paragraph-properties fo:margin-left="2.54cm" fo:margin-right="0cm" fo:text-indent="0cm" style:auto-text-indent="false"/>
    </style:style>
    <style:style style:name="P94" style:family="paragraph" style:parent-style-name="Standard">
      <style:paragraph-properties fo:margin-top="0.095cm" fo:margin-bottom="0.095cm" loext:contextual-spacing="false" fo:text-align="start" style:justify-single-word="false" fo:orphans="2" fo:widows="2"/>
    </style:style>
    <style:style style:name="P95" style:family="paragraph" style:parent-style-name="Standard">
      <style:paragraph-properties fo:margin-top="0.095cm" fo:margin-bottom="0.095cm" loext:contextual-spacing="false" fo:text-align="start" style:justify-single-word="false" fo:orphans="2" fo:widows="2">
        <style:tab-stops/>
      </style:paragraph-properties>
    </style:style>
    <style:style style:name="P96" style:family="paragraph" style:parent-style-name="Standard">
      <style:paragraph-properties fo:margin-top="0.095cm" fo:margin-bottom="0.095cm" loext:contextual-spacing="false" fo:text-align="center" style:justify-single-word="false" fo:orphans="2" fo:widows="2"/>
    </style:style>
    <style:style style:name="P97" style:family="paragraph" style:parent-style-name="Standard">
      <style:paragraph-properties fo:margin-top="0.095cm" fo:margin-bottom="0.095cm" loext:contextual-spacing="false" fo:text-align="center" style:justify-single-word="false" fo:orphans="2" fo:widows="2">
        <style:tab-stops/>
      </style:paragraph-properties>
    </style:style>
    <style:style style:name="P98" style:family="paragraph" style:parent-style-name="Standard">
      <style:paragraph-properties fo:margin-top="0.095cm" fo:margin-bottom="0.095cm" loext:contextual-spacing="false">
        <style:tab-stops/>
      </style:paragraph-properties>
    </style:style>
    <style:style style:name="P99" style:family="paragraph" style:parent-style-name="Standard">
      <style:paragraph-properties fo:margin-left="1.27cm" fo:margin-right="0cm" fo:text-indent="0cm" style:auto-text-indent="false"/>
    </style:style>
    <style:style style:name="P100" style:family="paragraph" style:parent-style-name="Standard">
      <style:paragraph-properties fo:margin-left="1.27cm" fo:margin-right="0cm" fo:margin-top="0cm" fo:margin-bottom="0.494cm" loext:contextual-spacing="false" fo:text-indent="0cm" style:auto-text-indent="false"/>
    </style:style>
    <style:style style:name="P101" style:family="paragraph" style:parent-style-name="Standard">
      <style:paragraph-properties fo:margin-left="1.27cm" fo:margin-right="0cm" fo:text-indent="0cm" style:auto-text-indent="false" fo:keep-with-next="always"/>
    </style:style>
    <style:style style:name="P102" style:family="paragraph" style:parent-style-name="Standard">
      <style:paragraph-properties fo:margin-top="0.494cm" fo:margin-bottom="0cm" loext:contextual-spacing="false" fo:line-height="0.002cm" fo:keep-together="always" fo:padding="0cm" fo:border-left="none" fo:border-right="none" fo:border-top="1.5pt solid #808080" fo:border-bottom="none" fo:keep-with-next="always"/>
      <style:text-properties style:font-name="Arial1"/>
    </style:style>
    <style:style style:name="P103" style:family="paragraph" style:parent-style-name="Standard">
      <style:paragraph-properties fo:margin-top="0.494cm" fo:margin-bottom="0cm" loext:contextual-spacing="false" fo:keep-together="always" fo:keep-with-next="always"/>
    </style:style>
    <style:style style:name="P104" style:family="paragraph" style:parent-style-name="Standard">
      <style:paragraph-properties fo:margin-top="0.441cm" fo:margin-bottom="0.494cm" loext:contextual-spacing="false" fo:keep-together="always"/>
    </style:style>
    <style:style style:name="P105" style:family="paragraph" style:parent-style-name="Standard">
      <style:paragraph-properties fo:margin-top="0.49cm" fo:margin-bottom="0.469cm" loext:contextual-spacing="false" fo:line-height="0.002cm" fo:padding="0cm" fo:border-left="none" fo:border-right="none" fo:border-top="1.5pt solid #808080" fo:border-bottom="none"/>
      <style:text-properties style:font-name="Arial1"/>
    </style:style>
    <style:style style:name="P106" style:family="paragraph" style:parent-style-name="Standard">
      <style:paragraph-properties fo:margin-top="0.081cm" fo:margin-bottom="0.081cm" loext:contextual-spacing="false" fo:text-align="start" style:justify-single-word="false" fo:orphans="2" fo:widows="2"/>
    </style:style>
    <style:style style:name="P107" style:family="paragraph" style:parent-style-name="Standard">
      <style:paragraph-properties fo:margin-top="0.081cm" fo:margin-bottom="0.081cm" loext:contextual-spacing="false" fo:text-align="start" style:justify-single-word="false" fo:orphans="2" fo:widows="2">
        <style:tab-stops/>
      </style:paragraph-properties>
    </style:style>
    <style:style style:name="P108" style:family="paragraph" style:parent-style-name="Standard">
      <style:paragraph-properties fo:margin-top="0.081cm" fo:margin-bottom="0.081cm" loext:contextual-spacing="false" fo:text-align="center" style:justify-single-word="false" fo:orphans="2" fo:widows="2"/>
    </style:style>
    <style:style style:name="P109" style:family="paragraph" style:parent-style-name="Standard">
      <style:paragraph-properties fo:margin-top="0.081cm" fo:margin-bottom="0.081cm" loext:contextual-spacing="false" fo:text-align="center" style:justify-single-word="false" fo:orphans="2" fo:widows="2">
        <style:tab-stops/>
      </style:paragraph-properties>
    </style:style>
    <style:style style:name="P110" style:family="paragraph" style:parent-style-name="Standard">
      <style:paragraph-properties fo:margin-top="0.081cm" fo:margin-bottom="0.081cm" loext:contextual-spacing="false" fo:text-align="end" style:justify-single-word="false" fo:orphans="2" fo:widows="2"/>
    </style:style>
    <style:style style:name="P111" style:family="paragraph" style:parent-style-name="Standard">
      <style:paragraph-properties fo:margin-top="0.081cm" fo:margin-bottom="0.081cm" loext:contextual-spacing="false" fo:text-align="end" style:justify-single-word="false" fo:orphans="2" fo:widows="2">
        <style:tab-stops/>
      </style:paragraph-properties>
    </style:style>
    <style:style style:name="P112" style:family="paragraph" style:parent-style-name="Standard">
      <style:paragraph-properties fo:margin-top="0.081cm" fo:margin-bottom="0cm" loext:contextual-spacing="false" fo:text-align="start" style:justify-single-word="false" fo:orphans="2" fo:widows="2"/>
    </style:style>
    <style:style style:name="P113" style:family="paragraph" style:parent-style-name="Standard">
      <style:paragraph-properties fo:margin-top="0.081cm" fo:margin-bottom="0cm" loext:contextual-spacing="false" fo:text-align="start" style:justify-single-word="false" fo:orphans="2" fo:widows="2">
        <style:tab-stops/>
      </style:paragraph-properties>
    </style:style>
    <style:style style:name="P114" style:family="paragraph" style:parent-style-name="Standard">
      <style:paragraph-properties fo:margin-top="0.441cm" fo:margin-bottom="0cm" loext:contextual-spacing="false" fo:keep-together="always" fo:keep-with-next="always"/>
    </style:style>
    <style:style style:name="P115" style:family="paragraph" style:parent-style-name="Standard">
      <style:paragraph-properties fo:margin-top="0.639cm" fo:margin-bottom="0cm" loext:contextual-spacing="false" fo:line-height="0.002cm" fo:padding="0cm" fo:border-left="none" fo:border-right="none" fo:border-top="1.5pt solid #808080" fo:border-bottom="none"/>
      <style:text-properties style:font-name="Arial1"/>
    </style:style>
    <style:style style:name="P116" style:family="paragraph" style:parent-style-name="Standard">
      <style:paragraph-properties fo:margin-top="0.145cm" fo:margin-bottom="0cm" loext:contextual-spacing="false" fo:line-height="0.002cm" fo:padding="0cm" fo:border-left="none" fo:border-right="none" fo:border-top="1.5pt solid #808080" fo:border-bottom="none"/>
      <style:text-properties style:font-name="Arial1"/>
    </style:style>
    <style:style style:name="P117" style:family="paragraph" style:parent-style-name="Standard">
      <style:paragraph-properties fo:margin-top="1.058cm" fo:margin-bottom="0.212cm" loext:contextual-spacing="false" fo:padding-left="0cm" fo:padding-right="0cm" fo:padding-top="0.071cm" fo:padding-bottom="0cm" fo:border-left="none" fo:border-right="none" fo:border-top="0.51pt solid #808080" fo:border-bottom="none"/>
    </style:style>
    <style:style style:name="P118" style:family="paragraph" style:parent-style-name="Detail_20_Heading">
      <loext:graphic-properties draw:fill="solid" draw:fill-color="#ccccff"/>
      <style:paragraph-properties fo:background-color="#ccccff" fo:padding="0cm" fo:border="none"/>
      <style:text-properties fo:color="#000000" style:font-name="Arial1"/>
    </style:style>
    <style:style style:name="P119" style:family="paragraph" style:parent-style-name="Detail_20_Heading">
      <loext:graphic-properties draw:fill="solid" draw:fill-color="#ccccff"/>
      <style:paragraph-properties fo:margin-top="0.205cm" fo:margin-bottom="0.049cm" loext:contextual-spacing="false" fo:background-color="#ccccff" fo:padding="0cm" fo:border="none"/>
      <style:text-properties fo:color="#000000" style:font-name="Arial1"/>
    </style:style>
    <style:style style:name="P120" style:family="paragraph" style:parent-style-name="Item_20_Heading">
      <loext:graphic-properties draw:fill="solid" draw:fill-color="#ccccff"/>
      <style:paragraph-properties fo:margin-top="0.43cm" fo:margin-bottom="0.409cm" loext:contextual-spacing="false" fo:background-color="#ccccff" fo:padding="0cm" fo:border="none"/>
      <style:text-properties fo:color="#000000" style:font-name="Arial1"/>
    </style:style>
    <style:style style:name="P121" style:family="paragraph" style:parent-style-name="Item_20_Heading">
      <style:paragraph-properties fo:margin-top="0.639cm" fo:margin-bottom="0.409cm" loext:contextual-spacing="false" fo:line-height="0.002cm" fo:padding="0cm" fo:border-left="none" fo:border-right="none" fo:border-top="1.5pt solid #808080" fo:border-bottom="none"/>
      <style:text-properties fo:color="#000000" style:font-name="Arial1"/>
    </style:style>
    <style:style style:name="P122" style:family="paragraph" style:parent-style-name="Item_20_Heading">
      <style:paragraph-properties fo:margin-top="0.145cm" fo:margin-bottom="0.409cm" loext:contextual-spacing="false" fo:line-height="0.002cm" fo:padding="0cm" fo:border-left="none" fo:border-right="none" fo:border-top="1.5pt solid #808080" fo:border-bottom="none"/>
      <style:text-properties fo:color="#000000" style:font-name="Arial1"/>
    </style:style>
    <style:style style:name="P123" style:family="paragraph" style:parent-style-name="Item_20_Heading">
      <loext:graphic-properties draw:fill="solid" draw:fill-color="#ccccff"/>
      <style:paragraph-properties fo:margin-top="0.205cm" fo:margin-bottom="0.409cm" loext:contextual-spacing="false" fo:background-color="#ccccff" fo:padding="0cm" fo:border="none"/>
      <style:text-properties fo:color="#000000" style:font-name="Arial1"/>
    </style:style>
    <style:style style:name="P124" style:family="paragraph" style:parent-style-name="Class_20_Heading" style:master-page-name="Converted2">
      <loext:graphic-properties draw:fill="solid" draw:fill-color="#fff2cc"/>
      <style:paragraph-properties style:page-number="auto" fo:break-before="page" fo:background-color="#fff2cc" fo:padding="0cm" fo:border="none"/>
      <style:text-properties fo:color="#000000" style:font-name="Arial1"/>
    </style:style>
    <style:style style:name="P125" style:family="paragraph" style:parent-style-name="Class_20_Heading" style:master-page-name="Converted3">
      <loext:graphic-properties draw:fill="solid" draw:fill-color="#fff2cc"/>
      <style:paragraph-properties fo:margin-left="2.54cm" fo:margin-right="0cm" fo:text-indent="0cm" style:auto-text-indent="false" style:page-number="auto" fo:break-before="page" fo:background-color="#fff2cc" fo:padding="0cm" fo:border="none"/>
      <style:text-properties fo:color="#000000" style:font-name="Arial1"/>
    </style:style>
    <style:style style:name="P126" style:family="paragraph" style:parent-style-name="Class_20_Heading" style:master-page-name="Converted4">
      <loext:graphic-properties draw:fill="solid" draw:fill-color="#fff2cc"/>
      <style:paragraph-properties fo:margin-left="2.54cm" fo:margin-right="0cm" fo:text-indent="0cm" style:auto-text-indent="false" style:page-number="auto" fo:break-before="page" fo:background-color="#fff2cc" fo:padding="0cm" fo:border="none"/>
      <style:text-properties fo:color="#000000" style:font-name="Arial1"/>
    </style:style>
    <style:style style:name="P127" style:family="paragraph" style:parent-style-name="Class_20_Heading" style:master-page-name="Converted5">
      <loext:graphic-properties draw:fill="solid" draw:fill-color="#fff2cc"/>
      <style:paragraph-properties fo:margin-left="2.54cm" fo:margin-right="0cm" fo:text-indent="0cm" style:auto-text-indent="false" style:page-number="auto" fo:break-before="page" fo:background-color="#fff2cc" fo:padding="0cm" fo:border="none"/>
      <style:text-properties fo:color="#000000" style:font-name="Arial1"/>
    </style:style>
    <style:style style:name="P128" style:family="paragraph" style:parent-style-name="Class_20_Heading" style:master-page-name="Converted6">
      <loext:graphic-properties draw:fill="solid" draw:fill-color="#fff2cc"/>
      <style:paragraph-properties fo:margin-left="2.54cm" fo:margin-right="0cm" fo:text-indent="0cm" style:auto-text-indent="false" style:page-number="auto" fo:break-before="page" fo:background-color="#fff2cc" fo:padding="0cm" fo:border="none"/>
      <style:text-properties fo:color="#000000" style:font-name="Arial1"/>
    </style:style>
    <style:style style:name="P129" style:family="paragraph" style:parent-style-name="Class_20_Heading" style:master-page-name="Converted7">
      <loext:graphic-properties draw:fill="solid" draw:fill-color="#fff2cc"/>
      <style:paragraph-properties fo:margin-left="2.54cm" fo:margin-right="0cm" fo:text-indent="0cm" style:auto-text-indent="false" style:page-number="auto" fo:break-before="page" fo:background-color="#fff2cc" fo:padding="0cm" fo:border="none"/>
      <style:text-properties fo:color="#000000" style:font-name="Arial1"/>
    </style:style>
    <style:style style:name="P130" style:family="paragraph" style:parent-style-name="Class_20_Heading" style:master-page-name="Converted8">
      <loext:graphic-properties draw:fill="solid" draw:fill-color="#fff2cc"/>
      <style:paragraph-properties fo:margin-left="2.54cm" fo:margin-right="0cm" fo:text-indent="0cm" style:auto-text-indent="false" style:page-number="auto" fo:break-before="page" fo:background-color="#fff2cc" fo:padding="0cm" fo:border="none"/>
      <style:text-properties fo:color="#000000" style:font-name="Arial1"/>
    </style:style>
    <style:style style:name="P131" style:family="paragraph" style:parent-style-name="Class_20_Heading" style:master-page-name="Converted9">
      <loext:graphic-properties draw:fill="solid" draw:fill-color="#fff2cc"/>
      <style:paragraph-properties fo:margin-left="2.54cm" fo:margin-right="0cm" fo:text-indent="0cm" style:auto-text-indent="false" style:page-number="auto" fo:break-before="page" fo:background-color="#fff2cc" fo:padding="0cm" fo:border="none"/>
      <style:text-properties fo:color="#000000" style:font-name="Arial1"/>
    </style:style>
    <style:style style:name="P132" style:family="paragraph" style:parent-style-name="Class_20_Heading" style:master-page-name="Converted10">
      <loext:graphic-properties draw:fill="solid" draw:fill-color="#fff2cc"/>
      <style:paragraph-properties fo:margin-left="2.54cm" fo:margin-right="0cm" fo:text-indent="0cm" style:auto-text-indent="false" style:page-number="auto" fo:break-before="page" fo:background-color="#fff2cc" fo:padding="0cm" fo:border="none"/>
      <style:text-properties fo:color="#000000" style:font-name="Arial1"/>
    </style:style>
    <style:style style:name="P133" style:family="paragraph" style:parent-style-name="Class_20_Heading" style:master-page-name="Converted11">
      <loext:graphic-properties draw:fill="solid" draw:fill-color="#fff2cc"/>
      <style:paragraph-properties fo:margin-left="2.54cm" fo:margin-right="0cm" fo:text-indent="0cm" style:auto-text-indent="false" style:page-number="auto" fo:break-before="page" fo:background-color="#fff2cc" fo:padding="0cm" fo:border="none"/>
      <style:text-properties fo:color="#000000" style:font-name="Arial1"/>
    </style:style>
    <style:style style:name="P134" style:family="paragraph" style:parent-style-name="Class_20_Heading" style:master-page-name="Converted14">
      <loext:graphic-properties draw:fill="solid" draw:fill-color="#fff2cc"/>
      <style:paragraph-properties fo:margin-left="2.54cm" fo:margin-right="0cm" fo:text-indent="0cm" style:auto-text-indent="false" style:page-number="auto" fo:break-before="page" fo:background-color="#fff2cc" fo:padding="0cm" fo:border="none"/>
      <style:text-properties fo:color="#000000" style:font-name="Arial1"/>
    </style:style>
    <style:style style:name="P135" style:family="paragraph" style:parent-style-name="Class_20_Heading" style:master-page-name="Converted15">
      <loext:graphic-properties draw:fill="solid" draw:fill-color="#fff2cc"/>
      <style:paragraph-properties fo:margin-left="2.54cm" fo:margin-right="0cm" fo:text-indent="0cm" style:auto-text-indent="false" style:page-number="auto" fo:break-before="page" fo:background-color="#fff2cc" fo:padding="0cm" fo:border="none"/>
      <style:text-properties fo:color="#000000" style:font-name="Arial1"/>
    </style:style>
    <style:style style:name="P136" style:family="paragraph" style:parent-style-name="Class_20_Heading" style:master-page-name="Converted16">
      <loext:graphic-properties draw:fill="solid" draw:fill-color="#fff2cc"/>
      <style:paragraph-properties fo:margin-left="2.54cm" fo:margin-right="0cm" fo:text-indent="0cm" style:auto-text-indent="false" style:page-number="auto" fo:break-before="page" fo:background-color="#fff2cc" fo:padding="0cm" fo:border="none"/>
      <style:text-properties fo:color="#000000" style:font-name="Arial1"/>
    </style:style>
    <style:style style:name="P137" style:family="paragraph" style:parent-style-name="Class_20_Heading" style:master-page-name="Converted17">
      <loext:graphic-properties draw:fill="solid" draw:fill-color="#fff2cc"/>
      <style:paragraph-properties fo:margin-left="2.54cm" fo:margin-right="0cm" fo:text-indent="0cm" style:auto-text-indent="false" style:page-number="auto" fo:break-before="page" fo:background-color="#fff2cc" fo:padding="0cm" fo:border="none"/>
      <style:text-properties fo:color="#000000" style:font-name="Arial1"/>
    </style:style>
    <style:style style:name="P138" style:family="paragraph" style:parent-style-name="Class_20_Heading" style:master-page-name="Converted18">
      <loext:graphic-properties draw:fill="solid" draw:fill-color="#fff2cc"/>
      <style:paragraph-properties fo:margin-left="2.54cm" fo:margin-right="0cm" fo:text-indent="0cm" style:auto-text-indent="false" style:page-number="auto" fo:break-before="page" fo:background-color="#fff2cc" fo:padding="0cm" fo:border="none"/>
      <style:text-properties fo:color="#000000" style:font-name="Arial1"/>
    </style:style>
    <style:style style:name="P139" style:family="paragraph" style:parent-style-name="Class_20_Heading" style:master-page-name="Converted12">
      <loext:graphic-properties draw:fill="solid" draw:fill-color="#fff2cc"/>
      <style:paragraph-properties fo:margin-top="0cm" fo:margin-bottom="0.494cm" loext:contextual-spacing="false" fo:keep-together="always" style:page-number="auto" fo:break-before="page" fo:background-color="#fff2cc" fo:padding="0cm" fo:border="none"/>
      <style:text-properties fo:color="#000000" style:font-name="Arial1"/>
    </style:style>
    <style:style style:name="P140" style:family="paragraph" style:parent-style-name="Class_20_Heading" style:master-page-name="Converted13">
      <loext:graphic-properties draw:fill="solid" draw:fill-color="#fff2cc"/>
      <style:paragraph-properties fo:margin-top="0cm" fo:margin-bottom="0.494cm" loext:contextual-spacing="false" fo:keep-together="always" style:page-number="auto" fo:break-before="page" fo:background-color="#fff2cc" fo:padding="0cm" fo:border="none"/>
      <style:text-properties fo:color="#000000" style:font-name="Arial1"/>
    </style:style>
    <style:style style:name="P141" style:family="paragraph" style:parent-style-name="List_20_Heading">
      <style:text-properties fo:color="#000000" style:font-name="Arial1" fo:font-size="10pt" style:font-size-asian="10pt"/>
    </style:style>
    <style:style style:name="P142" style:family="paragraph" style:parent-style-name="Heading_20_1">
      <style:text-properties fo:language="en" fo:country="US" style:language-complex="ar" style:country-complex="SA"/>
    </style:style>
    <style:style style:name="P143" style:family="paragraph" style:parent-style-name="Heading_20_1">
      <style:paragraph-properties fo:break-before="page"/>
      <style:text-properties fo:language="en" fo:country="US" style:language-complex="ar" style:country-complex="SA"/>
    </style:style>
    <style:style style:name="P144" style:family="paragraph" style:parent-style-name="Heading_20_2">
      <style:text-properties fo:language="en" fo:country="US" style:language-complex="ar" style:country-complex="SA"/>
    </style:style>
    <style:style style:name="P145" style:family="paragraph" style:parent-style-name="Heading_20_2">
      <style:text-properties fo:language="en" fo:country="US" officeooo:rsid="0021c380" officeooo:paragraph-rsid="0021c380" style:language-complex="ar" style:country-complex="SA"/>
    </style:style>
    <style:style style:name="P146" style:family="paragraph" style:parent-style-name="Heading_20_2">
      <style:text-properties fo:language="en" fo:country="US" officeooo:rsid="001febee" officeooo:paragraph-rsid="0021c380" style:language-complex="ar" style:country-complex="SA"/>
    </style:style>
    <style:style style:name="P147" style:family="paragraph" style:parent-style-name="Heading_20_2">
      <style:text-properties fo:language="en" fo:country="US" officeooo:paragraph-rsid="001febee" style:language-complex="ar" style:country-complex="SA"/>
    </style:style>
    <style:style style:name="P148" style:family="paragraph" style:parent-style-name="Heading_20_2">
      <style:text-properties fo:language="en" fo:country="US" officeooo:rsid="005f1e33" officeooo:paragraph-rsid="002dd8a6" style:language-complex="ar" style:country-complex="SA"/>
    </style:style>
    <style:style style:name="P149" style:family="paragraph" style:parent-style-name="Heading_20_2">
      <style:text-properties fo:language="en" fo:country="US" officeooo:rsid="00840782" officeooo:paragraph-rsid="002dd8a6" style:language-complex="ar" style:country-complex="SA"/>
    </style:style>
    <style:style style:name="P150" style:family="paragraph" style:parent-style-name="Heading_20_2">
      <style:text-properties fo:language="en" fo:country="US" officeooo:paragraph-rsid="002dd8a6" style:language-complex="ar" style:country-complex="SA"/>
    </style:style>
    <style:style style:name="P151" style:family="paragraph" style:parent-style-name="Heading_20_2">
      <style:text-properties fo:language="en" fo:country="US" officeooo:paragraph-rsid="003b1c73" style:language-complex="ar" style:country-complex="SA"/>
    </style:style>
    <style:style style:name="P152" style:family="paragraph" style:parent-style-name="Heading_20_2">
      <style:text-properties officeooo:paragraph-rsid="002dd8a6"/>
    </style:style>
    <style:style style:name="P153" style:family="paragraph" style:parent-style-name="Heading_20_2">
      <style:text-properties officeooo:rsid="0057ea6e" officeooo:paragraph-rsid="0057ea6e"/>
    </style:style>
    <style:style style:name="P154" style:family="paragraph" style:parent-style-name="Heading_20_3">
      <style:text-properties officeooo:paragraph-rsid="002dd8a6"/>
    </style:style>
    <style:style style:name="P155" style:family="paragraph" style:parent-style-name="Heading_20_3">
      <style:text-properties fo:language="en" fo:country="US" officeooo:rsid="006228ab" officeooo:paragraph-rsid="002dd8a6" style:language-complex="ar" style:country-complex="SA"/>
    </style:style>
    <style:style style:name="P156" style:family="paragraph" style:parent-style-name="Heading_20_3">
      <style:text-properties officeooo:rsid="00c2bbf6" officeooo:paragraph-rsid="00c2bbf6"/>
    </style:style>
    <style:style style:name="P157" style:family="paragraph" style:parent-style-name="Heading_20_3">
      <style:text-properties officeooo:rsid="00b761f4" officeooo:paragraph-rsid="00b761f4"/>
    </style:style>
    <style:style style:name="P158" style:family="paragraph" style:parent-style-name="Heading_20_3">
      <style:text-properties officeooo:paragraph-rsid="00415896"/>
    </style:style>
    <style:style style:name="P159" style:family="paragraph" style:parent-style-name="Heading_20_3">
      <style:text-properties officeooo:rsid="00415896" officeooo:paragraph-rsid="004b9815"/>
    </style:style>
    <style:style style:name="P160" style:family="paragraph" style:parent-style-name="Heading_20_3">
      <style:text-properties officeooo:paragraph-rsid="004b9815"/>
    </style:style>
    <style:style style:name="P161" style:family="paragraph" style:parent-style-name="Heading_20_3">
      <style:text-properties officeooo:paragraph-rsid="0048072a"/>
    </style:style>
    <style:style style:name="P162" style:family="paragraph" style:parent-style-name="Heading_20_3">
      <style:text-properties officeooo:rsid="00e4d24d" officeooo:paragraph-rsid="00e4d24d"/>
    </style:style>
    <style:style style:name="P163" style:family="paragraph" style:parent-style-name="Heading_20_3">
      <style:text-properties officeooo:rsid="00caf306" officeooo:paragraph-rsid="00caf306"/>
    </style:style>
    <style:style style:name="P164" style:family="paragraph" style:parent-style-name="Heading_20_3">
      <style:text-properties officeooo:rsid="0033a7fb" officeooo:paragraph-rsid="0033a7fb"/>
    </style:style>
    <style:style style:name="P165" style:family="paragraph" style:parent-style-name="Body" style:list-style-name="L1">
      <style:text-properties officeooo:paragraph-rsid="002f1a2a"/>
    </style:style>
    <style:style style:name="P166" style:family="paragraph" style:parent-style-name="Body" style:list-style-name="L1">
      <style:text-properties fo:language="en" fo:country="US" officeooo:rsid="002b3ce6" officeooo:paragraph-rsid="002f1a2a" style:language-complex="ar" style:country-complex="SA"/>
    </style:style>
    <style:style style:name="P167" style:family="paragraph" style:parent-style-name="Body" style:list-style-name="L1">
      <style:text-properties fo:language="en" fo:country="US" officeooo:rsid="00d83d40" officeooo:paragraph-rsid="002f1a2a" style:language-complex="ar" style:country-complex="SA"/>
    </style:style>
    <style:style style:name="P168" style:family="paragraph" style:parent-style-name="Body" style:list-style-name="L1">
      <style:text-properties fo:language="en" fo:country="US" officeooo:rsid="00dd9ed8" officeooo:paragraph-rsid="002f1a2a" style:language-complex="ar" style:country-complex="SA"/>
    </style:style>
    <style:style style:name="P169" style:family="paragraph" style:parent-style-name="Body" style:list-style-name="L1">
      <style:text-properties fo:language="en" fo:country="US" officeooo:rsid="00bd5191" officeooo:paragraph-rsid="002f1a2a" style:language-complex="ar" style:country-complex="SA"/>
    </style:style>
    <style:style style:name="P170" style:family="paragraph" style:parent-style-name="Body" style:list-style-name="L1">
      <style:text-properties fo:language="en" fo:country="US" officeooo:rsid="00ce3260" officeooo:paragraph-rsid="002f1a2a" style:language-complex="ar" style:country-complex="SA"/>
    </style:style>
    <style:style style:name="P171" style:family="paragraph" style:parent-style-name="Body" style:list-style-name="L1">
      <style:text-properties fo:language="en" fo:country="US" officeooo:rsid="00d02e11" officeooo:paragraph-rsid="002f1a2a" style:language-complex="ar" style:country-complex="SA"/>
    </style:style>
    <style:style style:name="P172" style:family="paragraph" style:parent-style-name="Body" style:list-style-name="L1">
      <style:text-properties fo:language="en" fo:country="US" officeooo:rsid="00e96229" officeooo:paragraph-rsid="002f1a2a" style:language-complex="ar" style:country-complex="SA"/>
    </style:style>
    <style:style style:name="P173" style:family="paragraph" style:parent-style-name="Body" style:list-style-name="L2">
      <style:text-properties officeooo:rsid="00c3cbe2" officeooo:paragraph-rsid="00c3cbe2"/>
    </style:style>
    <style:style style:name="P174" style:family="paragraph" style:parent-style-name="Body" style:list-style-name="L3">
      <style:text-properties officeooo:rsid="00606d50" officeooo:paragraph-rsid="00606d50"/>
    </style:style>
    <style:style style:name="P175" style:family="paragraph" style:parent-style-name="Contents_20_1">
      <style:paragraph-properties>
        <style:tab-stops>
          <style:tab-stop style:position="17.191cm" style:type="right" style:leader-style="dotted" style:leader-text="."/>
        </style:tab-stops>
      </style:paragraph-properties>
    </style:style>
    <style:style style:name="P176" style:family="paragraph" style:parent-style-name="Contents_20_2">
      <style:paragraph-properties>
        <style:tab-stops>
          <style:tab-stop style:position="17.191cm" style:type="right" style:leader-style="dotted" style:leader-text="."/>
        </style:tab-stops>
      </style:paragraph-properties>
    </style:style>
    <style:style style:name="P177" style:family="paragraph" style:parent-style-name="Contents_20_3">
      <style:paragraph-properties>
        <style:tab-stops>
          <style:tab-stop style:position="17.191cm" style:type="right" style:leader-style="dotted" style:leader-text="."/>
        </style:tab-stops>
      </style:paragraph-properties>
    </style:style>
    <style:style style:name="P178"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79" style:family="paragraph" style:parent-style-name="CellBody">
      <style:text-properties fo:language="en" fo:country="US" officeooo:rsid="00f9bf20" officeooo:paragraph-rsid="00f9bf20" style:language-complex="ar" style:country-complex="SA"/>
    </style:style>
    <style:style style:name="P180" style:family="paragraph" style:parent-style-name="Code_20_Snipet">
      <style:paragraph-properties fo:text-align="start" style:justify-single-word="false"/>
      <style:text-properties officeooo:paragraph-rsid="00f9bf20"/>
    </style:style>
    <style:style style:name="P181" style:family="paragraph" style:parent-style-name="Definition_20_Term">
      <style:text-properties fo:language="en" fo:country="US" style:language-complex="ar" style:country-complex="SA"/>
    </style:style>
    <style:style style:name="P182" style:family="paragraph" style:parent-style-name="Overview_20_Heading" style:master-page-name="Standard">
      <loext:graphic-properties draw:fill="solid" draw:fill-color="#009999"/>
      <style:paragraph-properties style:page-number="auto" fo:background-color="#009999" fo:padding="0cm" fo:border="none"/>
      <style:text-properties style:font-name="Arial1"/>
    </style:style>
    <style:style style:name="P183" style:family="paragraph" style:parent-style-name="Package_20_Heading" style:master-page-name="Converted1">
      <loext:graphic-properties draw:fill="solid" draw:fill-color="#d3eafd"/>
      <style:paragraph-properties fo:margin-top="0cm" fo:margin-bottom="0.494cm" loext:contextual-spacing="false" style:page-number="auto" fo:break-before="page" fo:background-color="#d3eafd" fo:padding="0cm" fo:border="none"/>
      <style:text-properties fo:color="#000000" style:font-name="Arial1"/>
    </style:style>
    <style:style style:name="P184" style:family="paragraph" style:parent-style-name="Standard">
      <style:paragraph-properties fo:line-height="0.191cm"/>
      <style:text-properties style:font-name="Arial1"/>
    </style:style>
    <style:style style:name="P185" style:family="paragraph" style:parent-style-name="Standard">
      <style:paragraph-properties fo:line-height="0.191cm">
        <style:tab-stops/>
      </style:paragraph-properties>
      <style:text-properties style:font-name="Arial1"/>
    </style:style>
    <style:style style:name="P186" style:family="paragraph" style:parent-style-name="Standard">
      <style:text-properties style:font-name="Arial1" fo:font-size="10pt" style:font-size-asian="10pt"/>
    </style:style>
    <style:style style:name="P187" style:family="paragraph" style:parent-style-name="Standard" style:list-style-name="WWNum1">
      <style:paragraph-properties>
        <style:tab-stops>
          <style:tab-stop style:position="1.27cm"/>
        </style:tab-stops>
      </style:paragraph-properties>
      <style:text-properties style:font-name="Arial1" fo:font-size="10pt" style:font-size-asian="10pt"/>
    </style:style>
    <style:style style:name="P188" style:family="paragraph" style:parent-style-name="Standard" style:list-style-name="WWNum2">
      <style:paragraph-properties>
        <style:tab-stops>
          <style:tab-stop style:position="1.27cm"/>
        </style:tab-stops>
      </style:paragraph-properties>
      <style:text-properties style:font-name="Arial1" fo:font-size="10pt" style:font-size-asian="10pt"/>
    </style:style>
    <style:style style:name="P189" style:family="paragraph" style:parent-style-name="Standard">
      <style:paragraph-properties fo:margin-top="0cm" fo:margin-bottom="0.494cm" loext:contextual-spacing="false"/>
      <style:text-properties style:font-name="Arial1" fo:font-size="9pt" style:font-size-asian="9pt"/>
    </style:style>
    <style:style style:name="P190" style:family="paragraph" style:parent-style-name="Standard">
      <style:paragraph-properties fo:margin-top="0cm" fo:margin-bottom="0.494cm" loext:contextual-spacing="false"/>
      <style:text-properties style:font-name="Arial1" fo:font-size="10pt" style:font-size-asian="10pt"/>
    </style:style>
    <style:style style:name="P191" style:family="paragraph" style:parent-style-name="Standard" style:list-style-name="WWNum1">
      <style:paragraph-properties fo:margin-top="0cm" fo:margin-bottom="0.494cm" loext:contextual-spacing="false">
        <style:tab-stops>
          <style:tab-stop style:position="1.27cm"/>
        </style:tab-stops>
      </style:paragraph-properties>
      <style:text-properties style:font-name="Arial1" fo:font-size="10pt" style:font-size-asian="10pt"/>
    </style:style>
    <style:style style:name="P192" style:family="paragraph" style:parent-style-name="Standard" style:list-style-name="WWNum2">
      <style:paragraph-properties fo:margin-top="0cm" fo:margin-bottom="0.494cm" loext:contextual-spacing="false">
        <style:tab-stops>
          <style:tab-stop style:position="1.27cm"/>
        </style:tab-stops>
      </style:paragraph-properties>
      <style:text-properties style:font-name="Arial1" fo:font-size="10pt" style:font-size-asian="10pt"/>
    </style:style>
    <style:style style:name="P193" style:family="paragraph" style:parent-style-name="Standard">
      <style:paragraph-properties fo:margin-top="0.095cm" fo:margin-bottom="0.095cm" loext:contextual-spacing="false" fo:text-align="start" style:justify-single-word="false" fo:orphans="2" fo:widows="2"/>
      <style:text-properties style:font-name="Arial1" fo:font-size="10pt" style:font-size-asian="10pt"/>
    </style:style>
    <style:style style:name="P194" style:family="paragraph" style:parent-style-name="Standard">
      <style:paragraph-properties fo:margin-top="0.095cm" fo:margin-bottom="0.095cm" loext:contextual-spacing="false" fo:text-align="start" style:justify-single-word="false" fo:orphans="2" fo:widows="2">
        <style:tab-stops/>
      </style:paragraph-properties>
      <style:text-properties style:font-name="Arial1" fo:font-size="10pt" style:font-size-asian="10pt"/>
    </style:style>
    <style:style style:name="P195"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text-properties style:font-name="Arial1" fo:font-size="10pt" style:font-size-asian="10pt"/>
    </style:style>
    <style:style style:name="P196"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tab-stops/>
      </style:paragraph-properties>
      <style:text-properties style:font-name="Arial1" fo:font-size="10pt" style:font-size-asian="10pt"/>
    </style:style>
    <style:style style:name="P197" style:family="paragraph" style:parent-style-name="Standard">
      <style:paragraph-properties fo:margin-left="1.27cm" fo:margin-right="0cm" fo:margin-top="0cm" fo:margin-bottom="0.494cm" loext:contextual-spacing="false" fo:text-indent="0cm" style:auto-text-indent="false"/>
      <style:text-properties style:font-name="Arial1" fo:font-size="10pt" style:font-size-asian="10pt"/>
    </style:style>
    <style:style style:name="P198" style:family="paragraph" style:parent-style-name="Standard">
      <style:paragraph-properties fo:margin-left="1.27cm" fo:margin-right="0cm" fo:text-indent="0cm" style:auto-text-indent="false" fo:keep-with-next="always"/>
      <style:text-properties style:font-name="Arial1" fo:font-size="10pt" fo:font-weight="bold" style:font-size-asian="10pt" style:font-weight-asian="bold"/>
    </style:style>
    <style:style style:name="P199" style:family="paragraph" style:parent-style-name="Standard">
      <style:paragraph-properties fo:margin-left="1.27cm" fo:margin-right="0cm" fo:margin-top="0cm" fo:margin-bottom="0.423cm" loext:contextual-spacing="false" fo:text-indent="0cm" style:auto-text-indent="false"/>
      <style:text-properties style:font-name="Arial1" fo:font-size="10pt" style:font-size-asian="10pt"/>
    </style:style>
    <style:style style:name="P200" style:family="paragraph" style:parent-style-name="Standard">
      <style:paragraph-properties fo:margin-left="2.54cm" fo:margin-right="0cm" fo:text-indent="0cm" style:auto-text-indent="false"/>
      <style:text-properties style:font-name="Arial1" fo:font-size="10pt" style:font-size-asian="10pt"/>
    </style:style>
    <style:style style:name="P201" style:family="paragraph" style:parent-style-name="Standard">
      <style:paragraph-properties fo:margin-top="0cm" fo:margin-bottom="0.423cm" loext:contextual-spacing="false"/>
      <style:text-properties style:font-name="Arial1" fo:font-size="10pt" style:font-size-asian="10pt"/>
    </style:style>
    <style:style style:name="P202" style:family="paragraph" style:parent-style-name="Standard">
      <style:paragraph-properties fo:keep-with-next="always"/>
      <style:text-properties style:font-name="Arial1" fo:font-size="10pt" fo:font-weight="bold" style:font-size-asian="10pt" style:font-weight-asian="bold"/>
    </style:style>
    <style:style style:name="P203"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f9bf20" style:font-size-asian="8pt" style:font-weight-asian="normal" style:font-size-complex="8pt" style:font-weight-complex="normal"/>
    </style:style>
    <style:style style:name="P204"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rsid="00f9bf20" officeooo:paragraph-rsid="00f9bf20" style:font-size-asian="8pt" style:font-weight-asian="normal" style:font-size-complex="8pt" style:font-weight-complex="normal"/>
    </style:style>
    <style:style style:name="P20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febee"/>
    </style:style>
    <style:style style:name="T2" style:family="text">
      <style:text-properties officeooo:rsid="004328ae"/>
    </style:style>
    <style:style style:name="T3" style:family="text">
      <style:text-properties officeooo:rsid="0049e666"/>
    </style:style>
    <style:style style:name="T4" style:family="text">
      <style:text-properties fo:font-style="italic" style:font-style-asian="italic" style:font-style-complex="italic"/>
    </style:style>
    <style:style style:name="T5" style:family="text">
      <style:text-properties fo:font-style="italic" officeooo:rsid="004974cd" style:font-style-asian="italic" style:font-style-complex="italic"/>
    </style:style>
    <style:style style:name="T6" style:family="text">
      <style:text-properties fo:font-style="italic" officeooo:rsid="00629a7d" style:font-style-asian="italic" style:font-style-complex="italic"/>
    </style:style>
    <style:style style:name="T7" style:family="text">
      <style:text-properties officeooo:rsid="004974cd"/>
    </style:style>
    <style:style style:name="T8" style:family="text">
      <style:text-properties fo:font-style="normal" style:font-style-asian="normal" style:font-style-complex="normal"/>
    </style:style>
    <style:style style:name="T9" style:family="text">
      <style:text-properties fo:font-style="normal" officeooo:rsid="00652593" style:font-style-asian="normal" style:font-style-complex="normal"/>
    </style:style>
    <style:style style:name="T10" style:family="text">
      <style:text-properties fo:font-style="normal" officeooo:rsid="00629a7d" style:font-style-asian="normal" style:font-style-complex="normal"/>
    </style:style>
    <style:style style:name="T11" style:family="text">
      <style:text-properties fo:font-style="normal" officeooo:rsid="0093d527" style:font-style-asian="normal" style:font-style-complex="normal"/>
    </style:style>
    <style:style style:name="T12" style:family="text">
      <style:text-properties fo:font-style="normal" officeooo:rsid="00aa787a" style:font-style-asian="normal" style:font-style-complex="normal"/>
    </style:style>
    <style:style style:name="T13" style:family="text">
      <style:text-properties fo:font-style="normal" officeooo:rsid="00cd0ce0" style:font-style-asian="normal" style:font-style-complex="normal"/>
    </style:style>
    <style:style style:name="T14" style:family="text">
      <style:text-properties fo:font-style="normal" officeooo:rsid="00e34b3d" style:font-style-asian="normal" style:font-style-complex="normal"/>
    </style:style>
    <style:style style:name="T15" style:family="text">
      <style:text-properties officeooo:rsid="00825ba4"/>
    </style:style>
    <style:style style:name="T16" style:family="text">
      <style:text-properties fo:font-size="14pt" fo:font-weight="normal" style:font-size-asian="14pt" style:font-weight-asian="normal"/>
    </style:style>
    <style:style style:name="T17" style:family="text">
      <style:text-properties fo:font-size="14pt" fo:font-weight="normal" officeooo:rsid="00295f47" style:font-size-asian="14pt" style:font-weight-asian="normal"/>
    </style:style>
    <style:style style:name="T18"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19" style:family="text">
      <style:text-properties fo:color="#ff0000" fo:font-style="italic" style:font-style-asian="italic"/>
    </style:style>
    <style:style style:name="T20" style:family="text">
      <style:text-properties fo:color="#ff0000" fo:font-style="italic" fo:font-weight="bold" style:font-style-asian="italic" style:font-weight-asian="bold"/>
    </style:style>
    <style:style style:name="T21" style:family="text">
      <style:text-properties fo:language="en" fo:country="US" style:language-complex="ar" style:country-complex="SA"/>
    </style:style>
    <style:style style:name="T22" style:family="text">
      <style:text-properties fo:language="en" fo:country="US" officeooo:rsid="001febee" style:language-complex="ar" style:country-complex="SA"/>
    </style:style>
    <style:style style:name="T23" style:family="text">
      <style:text-properties fo:language="en" fo:country="US" officeooo:rsid="00541bc5" style:language-complex="ar" style:country-complex="SA"/>
    </style:style>
    <style:style style:name="T24" style:family="text">
      <style:text-properties fo:language="en" fo:country="US" officeooo:rsid="00581d98" style:language-complex="ar" style:country-complex="SA"/>
    </style:style>
    <style:style style:name="T25" style:family="text">
      <style:text-properties fo:language="en" fo:country="US" officeooo:rsid="0056df4c" style:language-complex="ar" style:country-complex="SA"/>
    </style:style>
    <style:style style:name="T26" style:family="text">
      <style:text-properties fo:language="en" fo:country="US" officeooo:rsid="0055c5f8" style:language-complex="ar" style:country-complex="SA"/>
    </style:style>
    <style:style style:name="T27" style:family="text">
      <style:text-properties fo:language="en" fo:country="US" officeooo:rsid="0057fa0c" style:language-complex="ar" style:country-complex="SA"/>
    </style:style>
    <style:style style:name="T28" style:family="text">
      <style:text-properties fo:language="en" fo:country="US" officeooo:rsid="002632b5" style:language-complex="ar" style:country-complex="SA"/>
    </style:style>
    <style:style style:name="T29" style:family="text">
      <style:text-properties fo:language="en" fo:country="US" officeooo:rsid="006fe64b" style:language-complex="ar" style:country-complex="SA"/>
    </style:style>
    <style:style style:name="T30" style:family="text">
      <style:text-properties fo:language="en" fo:country="US" officeooo:rsid="007054ee" style:language-complex="ar" style:country-complex="SA"/>
    </style:style>
    <style:style style:name="T31" style:family="text">
      <style:text-properties fo:language="en" fo:country="US" officeooo:rsid="004fedf0" style:language-complex="ar" style:country-complex="SA"/>
    </style:style>
    <style:style style:name="T32" style:family="text">
      <style:text-properties fo:language="en" fo:country="US" officeooo:rsid="0027224c" style:language-complex="ar" style:country-complex="SA"/>
    </style:style>
    <style:style style:name="T33" style:family="text">
      <style:text-properties fo:language="en" fo:country="US" officeooo:rsid="005d16e7" style:language-complex="ar" style:country-complex="SA"/>
    </style:style>
    <style:style style:name="T34" style:family="text">
      <style:text-properties fo:language="en" fo:country="US" officeooo:rsid="007202ab" style:language-complex="ar" style:country-complex="SA"/>
    </style:style>
    <style:style style:name="T35" style:family="text">
      <style:text-properties fo:language="en" fo:country="US" officeooo:rsid="006388e8" style:language-complex="ar" style:country-complex="SA"/>
    </style:style>
    <style:style style:name="T36" style:family="text">
      <style:text-properties fo:language="en" fo:country="US" officeooo:rsid="0064f0f2" style:language-complex="ar" style:country-complex="SA"/>
    </style:style>
    <style:style style:name="T37" style:family="text">
      <style:text-properties fo:language="en" fo:country="US" officeooo:rsid="00840782" style:language-complex="ar" style:country-complex="SA"/>
    </style:style>
    <style:style style:name="T38" style:family="text">
      <style:text-properties fo:language="en" fo:country="US" officeooo:rsid="008922ee" style:language-complex="ar" style:country-complex="SA"/>
    </style:style>
    <style:style style:name="T39" style:family="text">
      <style:text-properties fo:language="en" fo:country="US" officeooo:rsid="008a207e" style:language-complex="ar" style:country-complex="SA"/>
    </style:style>
    <style:style style:name="T40" style:family="text">
      <style:text-properties fo:language="en" fo:country="US" officeooo:rsid="008aecc6" style:language-complex="ar" style:country-complex="SA"/>
    </style:style>
    <style:style style:name="T41" style:family="text">
      <style:text-properties fo:language="en" fo:country="US" officeooo:rsid="0094c308" style:language-complex="ar" style:country-complex="SA"/>
    </style:style>
    <style:style style:name="T42" style:family="text">
      <style:text-properties fo:language="en" fo:country="US" officeooo:rsid="008b936d" style:language-complex="ar" style:country-complex="SA"/>
    </style:style>
    <style:style style:name="T43" style:family="text">
      <style:text-properties fo:language="en" fo:country="US" officeooo:rsid="008bc5d1" style:language-complex="ar" style:country-complex="SA"/>
    </style:style>
    <style:style style:name="T44" style:family="text">
      <style:text-properties fo:language="en" fo:country="US" officeooo:rsid="008d344a" style:language-complex="ar" style:country-complex="SA"/>
    </style:style>
    <style:style style:name="T45" style:family="text">
      <style:text-properties fo:language="en" fo:country="US" officeooo:rsid="008dc9cf" style:language-complex="ar" style:country-complex="SA"/>
    </style:style>
    <style:style style:name="T46" style:family="text">
      <style:text-properties fo:language="en" fo:country="US" officeooo:rsid="0091b30f" style:language-complex="ar" style:country-complex="SA"/>
    </style:style>
    <style:style style:name="T47" style:family="text">
      <style:text-properties fo:language="en" fo:country="US" officeooo:rsid="00985587" style:language-complex="ar" style:country-complex="SA"/>
    </style:style>
    <style:style style:name="T48" style:family="text">
      <style:text-properties fo:language="en" fo:country="US" officeooo:rsid="00991f90" style:language-complex="ar" style:country-complex="SA"/>
    </style:style>
    <style:style style:name="T49" style:family="text">
      <style:text-properties fo:language="en" fo:country="US" officeooo:rsid="008fb369" style:language-complex="ar" style:country-complex="SA"/>
    </style:style>
    <style:style style:name="T50" style:family="text">
      <style:text-properties fo:language="en" fo:country="US" officeooo:rsid="00906dd0" style:language-complex="ar" style:country-complex="SA"/>
    </style:style>
    <style:style style:name="T51" style:family="text">
      <style:text-properties fo:language="en" fo:country="US" officeooo:rsid="004afbc5" style:language-complex="ar" style:country-complex="SA"/>
    </style:style>
    <style:style style:name="T52" style:family="text">
      <style:text-properties fo:language="en" fo:country="US" officeooo:rsid="004e5d25" style:language-complex="ar" style:country-complex="SA"/>
    </style:style>
    <style:style style:name="T53" style:family="text">
      <style:text-properties fo:language="en" fo:country="US" officeooo:rsid="00bb6112" style:language-complex="ar" style:country-complex="SA"/>
    </style:style>
    <style:style style:name="T54" style:family="text">
      <style:text-properties fo:language="en" fo:country="US" officeooo:rsid="00bbf8dc" style:language-complex="ar" style:country-complex="SA"/>
    </style:style>
    <style:style style:name="T55" style:family="text">
      <style:text-properties fo:language="en" fo:country="US" officeooo:rsid="00dd9ed8" style:language-complex="ar" style:country-complex="SA"/>
    </style:style>
    <style:style style:name="T56" style:family="text">
      <style:text-properties fo:language="en" fo:country="US" fo:font-weight="bold" style:font-weight-asian="bold" style:language-complex="ar" style:country-complex="SA" style:font-weight-complex="bold"/>
    </style:style>
    <style:style style:name="T57" style:family="text">
      <style:text-properties fo:language="en" fo:country="US" fo:font-weight="bold" officeooo:rsid="00840782" style:font-weight-asian="bold" style:language-complex="ar" style:country-complex="SA" style:font-weight-complex="bold"/>
    </style:style>
    <style:style style:name="T58" style:family="text">
      <style:text-properties fo:language="en" fo:country="US" fo:font-weight="bold" officeooo:rsid="008d344a" style:font-weight-asian="bold" style:language-complex="ar" style:country-complex="SA" style:font-weight-complex="bold"/>
    </style:style>
    <style:style style:name="T59" style:family="text">
      <style:text-properties fo:language="en" fo:country="US" fo:font-weight="bold" officeooo:rsid="0097af09" style:font-weight-asian="bold" style:language-complex="ar" style:country-complex="SA" style:font-weight-complex="bold"/>
    </style:style>
    <style:style style:name="T60" style:family="text">
      <style:text-properties fo:language="en" fo:country="US" fo:font-weight="bold" officeooo:rsid="004afbc5" style:font-weight-asian="bold" style:language-complex="ar" style:country-complex="SA" style:font-weight-complex="bold"/>
    </style:style>
    <style:style style:name="T61" style:family="text">
      <style:text-properties style:font-name="Courier New"/>
    </style:style>
    <style:style style:name="T62" style:family="text">
      <style:text-properties fo:font-weight="bold" style:font-weight-asian="bold"/>
    </style:style>
    <style:style style:name="T63" style:family="text">
      <style:text-properties fo:font-weight="bold" style:font-weight-asian="bold" style:font-weight-complex="bold"/>
    </style:style>
    <style:style style:name="T64" style:family="text">
      <style:text-properties fo:font-weight="bold" officeooo:rsid="008bc48e" style:font-weight-asian="bold" style:font-weight-complex="bold"/>
    </style:style>
    <style:style style:name="T65" style:family="text">
      <style:text-properties fo:font-weight="bold" officeooo:rsid="00d90bd5" style:font-weight-asian="bold" style:font-weight-complex="bold"/>
    </style:style>
    <style:style style:name="T66"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67" style:family="text">
      <style:text-properties fo:color="#000000" style:font-name="Arial" fo:font-size="10pt" fo:language="en" fo:country="US" officeooo:rsid="006388e8" style:font-name-asian="Times New Roman" style:font-size-asian="10pt" style:font-name-complex="Times New Roman" style:font-size-complex="10pt" style:language-complex="ar" style:country-complex="SA"/>
    </style:style>
    <style:style style:name="T68" style:family="text">
      <style:text-properties fo:color="#000000" style:font-name="Arial" fo:font-size="10pt" style:font-name-asian="Times New Roman" style:font-size-asian="10pt" style:font-name-complex="Times New Roman" style:font-size-complex="10pt"/>
    </style:style>
    <style:style style:name="T69" style:family="text">
      <style:text-properties fo:color="#000000" style:font-name="Arial" fo:font-size="10pt" officeooo:rsid="00ad38a0" style:font-name-asian="Times New Roman" style:font-size-asian="10pt" style:font-name-complex="Times New Roman" style:font-size-complex="10pt"/>
    </style:style>
    <style:style style:name="T70" style:family="text">
      <style:text-properties officeooo:rsid="007afd4e"/>
    </style:style>
    <style:style style:name="T71" style:family="text">
      <style:text-properties officeooo:rsid="0086826e"/>
    </style:style>
    <style:style style:name="T72" style:family="text">
      <style:text-properties officeooo:rsid="0072064b"/>
    </style:style>
    <style:style style:name="T73" style:family="text">
      <style:text-properties officeooo:rsid="00aad87d"/>
    </style:style>
    <style:style style:name="T74" style:family="text">
      <style:text-properties officeooo:rsid="00ab6d3e"/>
    </style:style>
    <style:style style:name="T75" style:family="text">
      <style:text-properties officeooo:rsid="00aba71d"/>
    </style:style>
    <style:style style:name="T76" style:family="text">
      <style:text-properties officeooo:rsid="00e62b09"/>
    </style:style>
    <style:style style:name="T77" style:family="text">
      <style:text-properties officeooo:rsid="00ae8441"/>
    </style:style>
    <style:style style:name="T78" style:family="text">
      <style:text-properties officeooo:rsid="00af3b9a"/>
    </style:style>
    <style:style style:name="T79" style:family="text">
      <style:text-properties officeooo:rsid="00aed18b"/>
    </style:style>
    <style:style style:name="T80" style:family="text">
      <style:text-properties officeooo:rsid="00da898f"/>
    </style:style>
    <style:style style:name="T81" style:family="text">
      <style:text-properties officeooo:rsid="00b7737e"/>
    </style:style>
    <style:style style:name="T82" style:family="text">
      <style:text-properties officeooo:rsid="00bdfcc8"/>
    </style:style>
    <style:style style:name="T83" style:family="text">
      <style:text-properties officeooo:rsid="00ed6462"/>
    </style:style>
    <style:style style:name="T84" style:family="text">
      <style:text-properties officeooo:rsid="00be4318"/>
    </style:style>
    <style:style style:name="T85" style:family="text">
      <style:text-properties officeooo:rsid="00325bef"/>
    </style:style>
    <style:style style:name="T86" style:family="text">
      <style:text-properties officeooo:rsid="00a4941a"/>
    </style:style>
    <style:style style:name="T87" style:family="text">
      <style:text-properties officeooo:rsid="00c17faa"/>
    </style:style>
    <style:style style:name="T88" style:family="text">
      <style:text-properties officeooo:rsid="00c62f25"/>
    </style:style>
    <style:style style:name="T89" style:family="text">
      <style:text-properties officeooo:rsid="00c4ec6c"/>
    </style:style>
    <style:style style:name="T90" style:family="text">
      <style:text-properties officeooo:rsid="00c7d831"/>
    </style:style>
    <style:style style:name="T91" style:family="text">
      <style:text-properties officeooo:rsid="003bf4bb"/>
    </style:style>
    <style:style style:name="T92" style:family="text">
      <style:text-properties officeooo:rsid="003cf1e3"/>
    </style:style>
    <style:style style:name="T93" style:family="text">
      <style:text-properties officeooo:rsid="004116dd"/>
    </style:style>
    <style:style style:name="T94" style:family="text">
      <style:text-properties officeooo:rsid="004122f0"/>
    </style:style>
    <style:style style:name="T95" style:family="text">
      <style:text-properties officeooo:rsid="00415896"/>
    </style:style>
    <style:style style:name="T96" style:family="text">
      <style:text-properties officeooo:rsid="0041e169"/>
    </style:style>
    <style:style style:name="T97" style:family="text">
      <style:text-properties officeooo:rsid="00440829"/>
    </style:style>
    <style:style style:name="T98" style:family="text">
      <style:text-properties officeooo:rsid="0045cfc8"/>
    </style:style>
    <style:style style:name="T99" style:family="text">
      <style:text-properties officeooo:rsid="0048072a"/>
    </style:style>
    <style:style style:name="T100" style:family="text">
      <style:text-properties officeooo:rsid="004b87d2"/>
    </style:style>
    <style:style style:name="T101" style:family="text">
      <style:text-properties officeooo:rsid="004b9815"/>
    </style:style>
    <style:style style:name="T102" style:family="text">
      <style:text-properties officeooo:rsid="004f9df7"/>
    </style:style>
    <style:style style:name="T103" style:family="text">
      <style:text-properties officeooo:rsid="004fe038"/>
    </style:style>
    <style:style style:name="T104" style:family="text">
      <style:text-properties officeooo:rsid="0051e2ce"/>
    </style:style>
    <style:style style:name="T105" style:family="text">
      <style:text-properties officeooo:rsid="0052b9ce"/>
    </style:style>
    <style:style style:name="T106" style:family="text">
      <style:text-properties officeooo:rsid="0055cc1f"/>
    </style:style>
    <style:style style:name="T107" style:family="text">
      <style:text-properties officeooo:rsid="0034ec01"/>
    </style:style>
    <style:style style:name="T108" style:family="text">
      <style:text-properties officeooo:rsid="005aa8c8"/>
    </style:style>
    <style:style style:name="T109" style:family="text">
      <style:text-properties officeooo:rsid="005df927"/>
    </style:style>
    <style:style style:name="T110" style:family="text">
      <style:text-properties officeooo:rsid="005f163f"/>
    </style:style>
    <style:style style:name="T111" style:family="text">
      <style:text-properties officeooo:rsid="005fd74d"/>
    </style:style>
    <style:style style:name="T112" style:family="text">
      <style:text-properties officeooo:rsid="006473f8"/>
    </style:style>
    <style:style style:name="T113" style:family="text">
      <style:text-properties officeooo:rsid="006c815c"/>
    </style:style>
    <style:style style:name="T114" style:family="text">
      <style:text-properties officeooo:rsid="0071071d"/>
    </style:style>
    <style:style style:name="T115" style:family="text">
      <style:text-properties officeooo:rsid="00717265"/>
    </style:style>
    <style:style style:name="T116" style:family="text">
      <style:text-properties officeooo:rsid="00723cc5"/>
    </style:style>
    <style:style style:name="T117" style:family="text">
      <style:text-properties officeooo:rsid="0073c26a"/>
    </style:style>
    <style:style style:name="T118" style:family="text">
      <style:text-properties officeooo:rsid="007895de"/>
    </style:style>
    <style:style style:name="T119" style:family="text">
      <style:text-properties officeooo:rsid="00817fa2"/>
    </style:style>
    <style:style style:name="T120" style:family="text">
      <style:text-properties officeooo:rsid="008852bd"/>
    </style:style>
    <style:style style:name="T121" style:family="text">
      <style:text-properties officeooo:rsid="0089546b"/>
    </style:style>
    <style:style style:name="T122" style:family="text">
      <style:text-properties officeooo:rsid="008d4dd7"/>
    </style:style>
    <style:style style:name="T123" style:family="text">
      <style:text-properties officeooo:rsid="00900621"/>
    </style:style>
    <style:style style:name="T124" style:family="text">
      <style:text-properties officeooo:rsid="00a265d1"/>
    </style:style>
    <style:style style:name="T125" style:family="text">
      <style:text-properties officeooo:rsid="00a80839"/>
    </style:style>
    <style:style style:name="T126" style:family="text">
      <style:text-properties officeooo:rsid="00aa787a"/>
    </style:style>
    <style:style style:name="T127" style:family="text">
      <style:text-properties officeooo:rsid="00abf26b"/>
    </style:style>
    <style:style style:name="T128" style:family="text">
      <style:text-properties officeooo:rsid="00b93e3c"/>
    </style:style>
    <style:style style:name="T129" style:family="text">
      <style:text-properties officeooo:rsid="00bed8bf"/>
    </style:style>
    <style:style style:name="T130" style:family="text">
      <style:text-properties officeooo:rsid="00c01265"/>
    </style:style>
    <style:style style:name="T131" style:family="text">
      <style:text-properties officeooo:rsid="00c3cbe2"/>
    </style:style>
    <style:style style:name="T132" style:family="text">
      <style:text-properties officeooo:rsid="00c9427f"/>
    </style:style>
    <style:style style:name="T133" style:family="text">
      <style:text-properties officeooo:rsid="00caa1cc"/>
    </style:style>
    <style:style style:name="T134" style:family="text">
      <style:text-properties officeooo:rsid="00cb3142"/>
    </style:style>
    <style:style style:name="T135" style:family="text">
      <style:text-properties officeooo:rsid="00d5c86a"/>
    </style:style>
    <style:style style:name="T136" style:family="text">
      <style:text-properties officeooo:rsid="00db92ba"/>
    </style:style>
    <style:style style:name="T137" style:family="text">
      <style:text-properties officeooo:rsid="00e085b1"/>
    </style:style>
    <style:style style:name="T138" style:family="text">
      <style:text-properties officeooo:rsid="00e124b4"/>
    </style:style>
    <style:style style:name="T139" style:family="text">
      <style:text-properties officeooo:rsid="00e222d2"/>
    </style:style>
    <style:style style:name="T140" style:family="text">
      <style:text-properties officeooo:rsid="00f05247"/>
    </style:style>
    <style:style style:name="T141" style:family="text">
      <style:text-properties officeooo:rsid="00f194e7"/>
    </style:style>
    <style:style style:name="T142" style:family="text">
      <style:text-properties officeooo:rsid="00f2a376"/>
    </style:style>
    <style:style style:name="T143" style:family="text">
      <style:text-properties style:font-name="Arial1" fo:font-size="9pt" fo:font-weight="bold" style:font-size-asian="9pt" style:font-weight-asian="bold"/>
    </style:style>
    <style:style style:name="T144" style:family="text">
      <style:text-properties style:font-name="Arial1" fo:font-size="12pt" fo:font-weight="bold" style:font-size-asian="12pt" style:font-weight-asian="bold"/>
    </style:style>
    <style:style style:name="T145" style:family="text">
      <style:text-properties style:font-name="Arial1" fo:font-weight="bold" style:font-weight-asian="bold"/>
    </style:style>
    <style:style style:name="T146" style:family="text">
      <style:text-properties style:font-name="Arial1" fo:font-size="10pt" style:font-size-asian="10pt"/>
    </style:style>
    <style:style style:name="T147" style:family="text">
      <style:text-properties style:font-name="Arial1" fo:font-size="10pt" style:text-underline-style="none" style:font-size-asian="10pt"/>
    </style:style>
    <style:style style:name="T148" style:family="text">
      <style:text-properties style:font-name="Arial1" fo:font-size="10pt" fo:font-weight="bold" style:font-size-asian="10pt" style:font-weight-asian="bold"/>
    </style:style>
    <style:style style:name="T149" style:family="text">
      <style:text-properties fo:color="#0000ff" style:font-name="Arial1" fo:font-size="10pt" style:text-underline-style="solid" style:text-underline-width="auto" style:text-underline-color="font-color" fo:font-weight="bold" style:font-size-asian="10pt" style:font-weight-asian="bold"/>
    </style:style>
    <style:style style:name="T150" style:family="text">
      <style:text-properties fo:color="#0000ff" style:font-name="Courier New2" style:text-underline-style="solid" style:text-underline-width="auto" style:text-underline-color="font-color"/>
    </style:style>
    <style:style style:name="T151" style:family="text">
      <style:text-properties fo:color="#0000ff" style:font-name="Courier New2" style:text-underline-style="solid" style:text-underline-width="auto" style:text-underline-color="font-color" fo:font-weight="bold" style:font-weight-asian="bold"/>
    </style:style>
    <style:style style:name="T152" style:family="text">
      <style:text-properties fo:color="#0000ff" style:font-name="Courier New2" style:text-underline-style="solid" style:text-underline-width="auto" style:text-underline-color="font-color" fo:font-weight="normal" style:font-weight-asian="normal"/>
    </style:style>
    <style:style style:name="T153" style:family="text">
      <style:text-properties fo:color="#0000ff" style:font-name="Courier New2" fo:font-size="7pt" style:text-underline-style="solid" style:text-underline-width="auto" style:text-underline-color="font-color" style:font-size-asian="7pt"/>
    </style:style>
    <style:style style:name="T154" style:family="text">
      <style:text-properties fo:color="#0000ff" style:text-underline-style="solid" style:text-underline-width="auto" style:text-underline-color="font-color"/>
    </style:style>
    <style:style style:name="T155" style:family="text">
      <style:text-properties style:font-name="Courier New2" style:text-underline-style="none" fo:font-weight="normal" style:font-weight-asian="normal"/>
    </style:style>
    <style:style style:name="T156" style:family="text">
      <style:text-properties style:font-name="Courier New2" fo:font-size="9pt" style:font-size-asian="9pt"/>
    </style:style>
    <style:style style:name="T157" style:family="text">
      <style:text-properties style:font-name="Courier New2" fo:font-size="9pt" fo:font-weight="normal" style:font-size-asian="9pt" style:font-weight-asian="normal"/>
    </style:style>
    <style:style style:name="T158" style:family="text">
      <style:text-properties style:font-name="Courier New2" fo:font-size="7pt" style:font-size-asian="7pt"/>
    </style:style>
    <style:style style:name="T159" style:family="text">
      <style:text-properties style:font-name="Courier New2" fo:font-size="7pt" style:text-underline-style="none" style:font-size-asian="7pt"/>
    </style:style>
    <style:style style:name="T160" style:family="text">
      <style:text-properties style:text-underline-style="none"/>
    </style:style>
    <style:style style:name="T161" style:family="text">
      <style:text-properties style:text-underline-style="none" fo:font-weight="bold" style:font-weight-asian="bold"/>
    </style:style>
    <style:style style:name="T162" style:family="text">
      <style:text-properties style:text-underline-style="none" fo:font-weight="normal" style:font-weight-asian="normal"/>
    </style:style>
    <style:style style:name="T163" style:family="text">
      <style:text-properties fo:font-weight="normal" style:font-weight-asian="normal"/>
    </style:style>
    <style:style style:name="T164" style:family="text">
      <style:text-properties fo:color="#808080" style:font-name="Verdana" fo:font-size="7pt" style:font-size-asian="7pt"/>
    </style:style>
    <style:style style:name="T165" style:family="text">
      <style:text-properties fo:color="#808080" style:font-name="Verdana" fo:font-size="7pt" style:text-underline-style="none" style:font-size-asian="7pt"/>
    </style:style>
    <style:style style:name="T166" style:family="text">
      <style:text-properties style:font-name="Verdana" fo:font-size="7pt" style:font-size-asian="7pt"/>
    </style:style>
    <style:style style:name="T167"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68"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69" style:family="text">
      <style:text-properties fo:font-size="10pt" fo:language="en" fo:country="US" style:language-asian="zxx" style:country-asian="none" style:language-complex="zxx" style:country-complex="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5553136541424" text:id="ct105553136541424">
          <text:insertion>
            <office:change-info>
              <dc:creator>David Bosschaert</dc:creator>
              <dc:date>2020-02-05T14:34:28</dc:date>
            </office:change-info>
          </text:insertion>
        </text:changed-region>
        <text:changed-region xml:id="ct105553204308768" text:id="ct105553204308768">
          <text:insertion>
            <office:change-info>
              <dc:creator>David Bosschaert</dc:creator>
              <dc:date>2020-02-05T14:34:31</dc:date>
            </office:change-info>
          </text:insertion>
        </text:changed-region>
        <text:changed-region xml:id="ct105553203842096" text:id="ct105553203842096">
          <text:insertion>
            <office:change-info>
              <dc:creator>David Bosschaert</dc:creator>
              <dc:date>2020-02-05T14:34:35</dc:date>
            </office:change-info>
          </text:insertion>
        </text:changed-region>
        <text:changed-region xml:id="ct105553203855600" text:id="ct105553203855600">
          <text:insertion>
            <office:change-info>
              <dc:creator>David Bosschaert</dc:creator>
              <dc:date>2020-02-05T14:34:59</dc:date>
            </office:change-info>
          </text:insertion>
        </text:changed-region>
        <text:changed-region xml:id="ct105553204280560" text:id="ct105553204280560">
          <text:insertion>
            <office:change-info>
              <dc:creator>David Bosschaert</dc:creator>
              <dc:date>2020-02-05T14:35:06</dc:date>
            </office:change-info>
          </text:insertion>
        </text:changed-region>
        <text:changed-region xml:id="ct105553203867840" text:id="ct105553203867840">
          <text:insertion>
            <office:change-info>
              <dc:creator>David Bosschaert</dc:creator>
              <dc:date>2020-02-05T14:35:38</dc:date>
            </office:change-info>
          </text:insertion>
        </text:changed-region>
        <text:changed-region xml:id="ct105553204288064" text:id="ct105553204288064">
          <text:insertion>
            <office:change-info>
              <dc:creator>David Bosschaert</dc:creator>
              <dc:date>2020-02-05T14:36:01</dc:date>
            </office:change-info>
          </text:insertion>
        </text:changed-region>
        <text:changed-region xml:id="ct105553203863520" text:id="ct105553203863520">
          <text:insertion>
            <office:change-info>
              <dc:creator>David Bosschaert</dc:creator>
              <dc:date>2020-02-05T14:36:1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8"><draw:frame draw:style-name="fr2" draw:name="graphics3" text:anchor-type="paragraph" svg:width="17.78cm" svg:height="7.893cm" draw:z-index="0"><draw:image xlink:href="Pictures/1000020100000427000001D80231D6ACC263EE0A.png" xlink:type="simple" xlink:show="embed" xlink:actuate="onLoad" loext:mime-type="image/png"/></draw:frame></text:p>
      <text:p text:style-name="P81"><text:user-defined style:data-style-name="N0" text:name="RFC Title">RFC 241 – Features</text:user-defined></text:p>
      <text:p text:style-name="P81"><text:span text:style-name="T16">Draft</text:span><text:span text:style-name="T17"> </text:span><text:span text:style-name="T16"><text:line-break/><text:line-break/></text:span><text:span text:style-name="T16"><text:page-count style:num-format="1">50</text:page-count></text:span><text:span text:style-name="T16"> Pages</text:span></text:p>
      <text:p text:style-name="P82"/>
      <text:p text:style-name="P71">Abstract</text:p>
      <text:p text:style-name="Standard">OSGi is regularly used as a platform for running applications comprised of a large number of bundles, configurations and other artifacts. However it is lacking a developer friendly mechanism to define such applications. <text:span text:style-name="T114">This RFC aims at describing a technical solution to address this challenge.</text:span></text:p>
      <text:h text:style-name="P143" text:outline-level="1" text:restart-numbering="true" text:start-value="-1"><text:bookmark-start text:name="__RefHeading___Toc4745_2682639303"/>Document Information<text:bookmark-end text:name="__RefHeading___Toc4745_2682639303"/></text:h>
      <text:h text:style-name="P145" text:outline-level="2"><text:bookmark-start text:name="__RefHeading___Toc4747_2682639303"/>License<text:bookmark-end text:name="__RefHeading___Toc4747_2682639303"/></text:h>
      <text:p text:style-name="P21">DISTRIBUTION AND FEEDBACK LICENSE, Version 2.0</text:p>
      <text:p text:style-name="P5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55"/>
      <text:p text:style-name="P5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55"/>
      <text:p text:style-name="P5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55">NEITHER THE OSGi ALLIANCE NOR ANY THIRD PARTY WILL BE LIABLE FOR ANY DIRECT, INDIRECT, SPECIAL, INCIDENTAL OR CONSEQUENTIAL DAMAGES ARISING OUT OF OR RELATING TO ANY USE OR DISTRIBUTION OF THE DISTRIBUTION. </text:p>
      <text:p text:style-name="P55"/>
      <text:p text:style-name="P5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55"/>
      <text:p text:style-name="P5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55"/>
      <text:p text:style-name="P55">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text:soft-page-break/>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56"/>
      <text:p text:style-name="P57">I HEREBY ACKNOWLEDGE AND AGREE TO THE TERMS AND CONDITIONS DELINEATED ABOVE.</text:p>
      <text:h text:style-name="P146" text:outline-level="2"><text:bookmark-start text:name="__RefHeading___Toc4749_2682639303"/>Trademarks<text:bookmark-end text:name="__RefHeading___Toc4749_2682639303"/></text:h>
      <text:p text:style-name="P1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46" text:outline-level="2"><text:bookmark-start text:name="__RefHeading___Toc4751_2682639303"/>Feedback<text:bookmark-end text:name="__RefHeading___Toc4751_2682639303"/></text:h>
      <text:p text:style-name="P11"><text:span text:style-name="T22">This document can be downloaded from the OSGi Alliance design repository at </text:span><text:a xlink:type="simple" xlink:href="https://github.com/osgi/design" text:style-name="Internet_20_link" text:visited-style-name="Visited_20_Internet_20_Link"><text:span text:style-name="T22">https://github.com/osgi/design</text:span></text:a><text:span text:style-name="T22"> The public can provide feedback about this document by opening a bug at https://www.osgi.org/bugzilla/.</text:span></text:p>
      <text:h text:style-name="P144" text:outline-level="2"><text:bookmark-start text:name="__RefHeading___Toc4753_2682639303"/>Table of Contents<text:bookmark-end text:name="__RefHeading___Toc4753_2682639303"/></text:h>
      <text:p text:style-name="P13"/>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75"><text:a xlink:type="simple" xlink:href="#__RefHeading___Toc4745_2682639303" text:style-name="Index_20_Link" text:visited-style-name="Index_20_Link">0 Document Information<text:tab/>2</text:a></text:p>
          <text:p text:style-name="P176"><text:a xlink:type="simple" xlink:href="#__RefHeading___Toc4747_2682639303" text:style-name="Index_20_Link" text:visited-style-name="Index_20_Link">0.1 License<text:tab/>2</text:a></text:p>
          <text:p text:style-name="P176"><text:a xlink:type="simple" xlink:href="#__RefHeading___Toc4749_2682639303" text:style-name="Index_20_Link" text:visited-style-name="Index_20_Link">0.2 Trademarks<text:tab/>3</text:a></text:p>
          <text:p text:style-name="P176"><text:a xlink:type="simple" xlink:href="#__RefHeading___Toc4751_2682639303" text:style-name="Index_20_Link" text:visited-style-name="Index_20_Link">0.3 Feedback<text:tab/>3</text:a></text:p>
          <text:p text:style-name="P176"><text:a xlink:type="simple" xlink:href="#__RefHeading___Toc4753_2682639303" text:style-name="Index_20_Link" text:visited-style-name="Index_20_Link">0.4 Table of Contents<text:tab/>3</text:a></text:p>
          <text:p text:style-name="P176"><text:a xlink:type="simple" xlink:href="#__RefHeading___Toc4755_2682639303" text:style-name="Index_20_Link" text:visited-style-name="Index_20_Link">0.5 Terminology and Document Conventions<text:tab/>4</text:a></text:p>
          <text:p text:style-name="P176"><text:a xlink:type="simple" xlink:href="#__RefHeading___Toc4757_2682639303" text:style-name="Index_20_Link" text:visited-style-name="Index_20_Link">0.6 Revision History<text:tab/>4</text:a></text:p>
          <text:p text:style-name="P175"><text:a xlink:type="simple" xlink:href="#__RefHeading___Toc4759_2682639303" text:style-name="Index_20_Link" text:visited-style-name="Index_20_Link">1 Introduction<text:tab/>5</text:a></text:p>
          <text:p text:style-name="P175"><text:a xlink:type="simple" xlink:href="#__RefHeading___Toc4761_2682639303" text:style-name="Index_20_Link" text:visited-style-name="Index_20_Link">2 Application Domain<text:tab/>5</text:a></text:p>
          <text:p text:style-name="P176"><text:a xlink:type="simple" xlink:href="#__RefHeading___Toc4763_2682639303" text:style-name="Index_20_Link" text:visited-style-name="Index_20_Link">2.1 Relation to existing OSGi specifications<text:tab/>5</text:a></text:p>
          <text:p text:style-name="P177"><text:a xlink:type="simple" xlink:href="#__RefHeading___Toc4765_2682639303" text:style-name="Index_20_Link" text:visited-style-name="Index_20_Link">2.1.1 Subsystems Specification<text:tab/>5</text:a></text:p>
          <text:p text:style-name="P177"><text:a xlink:type="simple" xlink:href="#__RefHeading___Toc4767_2682639303" text:style-name="Index_20_Link" text:visited-style-name="Index_20_Link">2.1.2 Deployment Admin Specification<text:tab/>6</text:a></text:p>
          <text:p text:style-name="P177"><text:a xlink:type="simple" xlink:href="#__RefHeading___Toc4769_2682639303" text:style-name="Index_20_Link" text:visited-style-name="Index_20_Link">2.1.3 Application Admin Specification<text:tab/>6</text:a></text:p>
          <text:p text:style-name="P176"><text:a xlink:type="simple" xlink:href="#__RefHeading___Toc4771_2682639303" text:style-name="Index_20_Link" text:visited-style-name="Index_20_Link">2.2 Relation to existing Open Source solutions<text:tab/>6</text:a></text:p>
          <text:p text:style-name="P176"><text:a xlink:type="simple" xlink:href="#__RefHeading___Toc4773_2682639303" text:style-name="Index_20_Link" text:visited-style-name="Index_20_Link">2.3 Roles<text:tab/>6</text:a></text:p>
          <text:p text:style-name="P176"><text:a xlink:type="simple" xlink:href="#__RefHeading___Toc4775_2682639303" text:style-name="Index_20_Link" text:visited-style-name="Index_20_Link">2.4 Terminology + Abbreviations<text:tab/>7</text:a></text:p>
          <text:p text:style-name="P175"><text:a xlink:type="simple" xlink:href="#__RefHeading___Toc4777_2682639303" text:style-name="Index_20_Link" text:visited-style-name="Index_20_Link">3 Problem Description<text:tab/>7</text:a></text:p>
          <text:p text:style-name="P175"><text:a xlink:type="simple" xlink:href="#__RefHeading___Toc4779_2682639303" text:style-name="Index_20_Link" text:visited-style-name="Index_20_Link">4 Requirements<text:tab/>7</text:a></text:p>
          <text:p text:style-name="P175"><text:a xlink:type="simple" xlink:href="#__RefHeading___Toc4781_2682639303" text:style-name="Index_20_Link" text:visited-style-name="Index_20_Link">5 Technical Solution<text:tab/>9</text:a></text:p>
          <text:p text:style-name="P176"><text:a xlink:type="simple" xlink:href="#__RefHeading___Toc4783_2682639303" text:style-name="Index_20_Link" text:visited-style-name="Index_20_Link">5.1 Feature Model<text:tab/>9</text:a></text:p>
          <text:p text:style-name="P177"><text:a xlink:type="simple" xlink:href="#__RefHeading___Toc2835_290087486" text:style-name="Index_20_Link" text:visited-style-name="Index_20_Link">5.1.1 Identifiers in the Feature Model<text:tab/>10</text:a></text:p>
          <text:p text:style-name="P177"><text:a xlink:type="simple" xlink:href="#__RefHeading___Toc2148_3224024376" text:style-name="Index_20_Link" text:visited-style-name="Index_20_Link">5.1.2 Feature Model Identifier<text:tab/>10</text:a></text:p>
          <text:p text:style-name="P177"><text:a xlink:type="simple" xlink:href="#__RefHeading___Toc4785_2682639303" text:style-name="Index_20_Link" text:visited-style-name="Index_20_Link">5.1.3 Bundles<text:tab/>10</text:a></text:p>
          <text:p text:style-name="P177"><text:soft-page-break/><text:a xlink:type="simple" xlink:href="#__RefHeading___Toc4787_2682639303" text:style-name="Index_20_Link" text:visited-style-name="Index_20_Link">5.1.4 Configurations<text:tab/>10</text:a></text:p>
          <text:p text:style-name="P177"><text:a xlink:type="simple" xlink:href="#__RefHeading___Toc4789_2682639303" text:style-name="Index_20_Link" text:visited-style-name="Index_20_Link">5.1.5 Framework properties<text:tab/>10</text:a></text:p>
          <text:p text:style-name="P177"><text:a xlink:type="simple" xlink:href="#__RefHeading___Toc4791_2682639303" text:style-name="Index_20_Link" text:visited-style-name="Index_20_Link">5.1.6 Variables<text:tab/>10</text:a></text:p>
          <text:p text:style-name="P177"><text:a xlink:type="simple" xlink:href="#__RefHeading___Toc4793_2682639303" text:style-name="Index_20_Link" text:visited-style-name="Index_20_Link">5.1.7 Prototype<text:tab/>11</text:a></text:p>
          <text:p text:style-name="P176"><text:a xlink:type="simple" xlink:href="#__RefHeading___Toc4795_2682639303" text:style-name="Index_20_Link" text:visited-style-name="Index_20_Link">5.2 Extensibility<text:tab/>11</text:a></text:p>
          <text:p text:style-name="P177"><text:a xlink:type="simple" xlink:href="#__RefHeading___Toc2353_2286576909" text:style-name="Index_20_Link" text:visited-style-name="Index_20_Link">5.2.1 Extension naming<text:tab/>11</text:a></text:p>
          <text:p text:style-name="P176"><text:a xlink:type="simple" xlink:href="#__RefHeading___Toc4797_2682639303" text:style-name="Index_20_Link" text:visited-style-name="Index_20_Link">5.3 Aggregation<text:tab/>11</text:a></text:p>
          <text:p text:style-name="P177"><text:a xlink:type="simple" xlink:href="#__RefHeading___Toc2355_2286576909" text:style-name="Index_20_Link" text:visited-style-name="Index_20_Link">5.3.1 Merging Features<text:tab/>12</text:a></text:p>
          <text:p text:style-name="P177"><text:a xlink:type="simple" xlink:href="#__RefHeading___Toc2837_290087486" text:style-name="Index_20_Link" text:visited-style-name="Index_20_Link">5.3.2 Feature Completeness<text:tab/>12</text:a></text:p>
          <text:p text:style-name="P176"><text:a xlink:type="simple" xlink:href="#__RefHeading___Toc4799_2682639303" text:style-name="Index_20_Link" text:visited-style-name="Index_20_Link">5.4 Feature Descriptor<text:tab/>12</text:a></text:p>
          <text:p text:style-name="P177"><text:a xlink:type="simple" xlink:href="#__RefHeading___Toc4801_2682639303" text:style-name="Index_20_Link" text:visited-style-name="Index_20_Link">5.4.1 Example Feature Model<text:tab/>12</text:a></text:p>
          <text:p text:style-name="P175"><text:a xlink:type="simple" xlink:href="#__RefHeading___Toc4811_2682639303" text:style-name="Index_20_Link" text:visited-style-name="Index_20_Link">6 Data Transfer Objects<text:tab/>14</text:a></text:p>
          <text:p text:style-name="P175"><text:a xlink:type="simple" xlink:href="#__RefHeading___Toc4813_2682639303" text:style-name="Index_20_Link" text:visited-style-name="Index_20_Link">7 Javadoc<text:tab/>15</text:a></text:p>
          <text:p text:style-name="P175"><text:a xlink:type="simple" xlink:href="#__RefHeading___Toc4815_2682639303" text:style-name="Index_20_Link" text:visited-style-name="Index_20_Link">8 Considered Alternatives<text:tab/>49</text:a></text:p>
          <text:p text:style-name="P175"><text:a xlink:type="simple" xlink:href="#__RefHeading___Toc4817_2682639303" text:style-name="Index_20_Link" text:visited-style-name="Index_20_Link">9 Security Considerations<text:tab/>49</text:a></text:p>
          <text:p text:style-name="P175"><text:a xlink:type="simple" xlink:href="#__RefHeading___Toc4819_2682639303" text:style-name="Index_20_Link" text:visited-style-name="Index_20_Link">10 Document Support<text:tab/>50</text:a></text:p>
          <text:p text:style-name="P176"><text:a xlink:type="simple" xlink:href="#__RefHeading___Toc4821_2682639303" text:style-name="Index_20_Link" text:visited-style-name="Index_20_Link">10.1 References<text:tab/>50</text:a></text:p>
          <text:p text:style-name="P176"><text:a xlink:type="simple" xlink:href="#__RefHeading___Toc4823_2682639303" text:style-name="Index_20_Link" text:visited-style-name="Index_20_Link">10.2 Author’s Address<text:tab/>50</text:a></text:p>
          <text:p text:style-name="P176"><text:a xlink:type="simple" xlink:href="#__RefHeading___Toc4825_2682639303" text:style-name="Index_20_Link" text:visited-style-name="Index_20_Link">10.3 Acronyms and Abbreviations<text:tab/>50</text:a></text:p>
          <text:p text:style-name="P176"><text:a xlink:type="simple" xlink:href="#__RefHeading___Toc4827_2682639303" text:style-name="Index_20_Link" text:visited-style-name="Index_20_Link">10.4 End of Document<text:tab/>50</text:a></text:p>
        </text:index-body>
      </text:table-of-content>
      <text:p text:style-name="P13"/>
      <text:h text:style-name="P147" text:outline-level="2"><text:bookmark-start text:name="__RefHeading___Toc4755_2682639303"/>Terminology and Document Conventions<text:bookmark-end text:name="__RefHeading___Toc4755_2682639303"/></text:h>
      <text:p text:style-name="P13">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3"><text:span text:style-name="T61">Source code is shown in this typeface</text:span>.</text:p>
      <text:h text:style-name="P144" text:outline-level="2"><text:bookmark-start text:name="__RefHeading___Toc4757_2682639303"/>Revision History<text:bookmark-end text:name="__RefHeading___Toc4757_2682639303"/></text:h>
      <text:p text:style-name="P13">The last named individual in this history is currently responsible for this document.</text:p>
      <text:p text:style-name="P1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5">Revision</text:p>
            </table:table-cell>
            <table:table-cell table:style-name="Table1.A1" office:value-type="string">
              <text:p text:style-name="P65">Date</text:p>
            </table:table-cell>
            <table:table-cell table:style-name="Table1.C1" office:value-type="string">
              <text:p text:style-name="P65">Comments</text:p>
            </table:table-cell>
          </table:table-row>
        </table:table-header-rows>
        <table:table-row table:style-name="Table1.2">
          <table:table-cell table:style-name="Table1.A1" office:value-type="string">
            <text:p text:style-name="P72">Initial</text:p>
          </table:table-cell>
          <table:table-cell table:style-name="Table1.A1" office:value-type="string">
            <text:p text:style-name="P72">February 2019</text:p>
          </table:table-cell>
          <table:table-cell table:style-name="Table1.C1" office:value-type="string">
            <text:p text:style-name="P72">David Bosschaert, initial version.</text:p>
          </table:table-cell>
        </table:table-row>
        <table:table-row table:style-name="Table1.2">
          <table:table-cell table:style-name="Table1.A3" office:value-type="string">
            <text:p text:style-name="P76">0.1</text:p>
          </table:table-cell>
          <table:table-cell table:style-name="Table1.A3" office:value-type="string">
            <text:p text:style-name="P76">May 2019</text:p>
          </table:table-cell>
          <table:table-cell table:style-name="Table1.C3" office:value-type="string">
            <text:p text:style-name="P76">David Bosschaert, feedback from the Berlin F2F</text:p>
          </table:table-cell>
        </table:table-row>
        <table:table-row table:style-name="Table1.2">
          <table:table-cell table:style-name="Table1.A3" office:value-type="string">
            <text:p text:style-name="P77">0.2</text:p>
          </table:table-cell>
          <table:table-cell table:style-name="Table1.A3" office:value-type="string">
            <text:p text:style-name="P77">June 2019</text:p>
          </table:table-cell>
          <table:table-cell table:style-name="Table1.C3" office:value-type="string">
            <text:p text:style-name="P77">David Bosschaert, feedback from the Chicago F2F</text:p>
          </table:table-cell>
        </table:table-row>
        <table:table-row table:style-name="Table1.2">
          <table:table-cell table:style-name="Table1.A3" office:value-type="string">
            <text:p text:style-name="P78">0.3</text:p>
          </table:table-cell>
          <table:table-cell table:style-name="Table1.A3" office:value-type="string">
            <text:p text:style-name="P78">September 2019</text:p>
          </table:table-cell>
          <table:table-cell table:style-name="Table1.C3" office:value-type="string">
            <text:p text:style-name="P78">David Bosschaert, additional changes, introduce transient extensions.</text:p>
          </table:table-cell>
        </table:table-row>
        <table:table-row table:style-name="Table1.2">
          <table:table-cell table:style-name="Table1.A3" office:value-type="string">
            <text:p text:style-name="P79">0.4</text:p>
          </table:table-cell>
          <table:table-cell table:style-name="Table1.A3" office:value-type="string">
            <text:p text:style-name="P79">October 2019</text:p>
          </table:table-cell>
          <table:table-cell table:style-name="Table1.C3" office:value-type="string">
            <text:p text:style-name="P79">David Bosschaert, feedback from Sofia F2F</text:p>
          </table:table-cell>
        </table:table-row>
        <table:table-row table:style-name="Table1.2">
          <table:table-cell table:style-name="Table1.A3" office:value-type="string">
            <text:p text:style-name="P80">0.5</text:p>
          </table:table-cell>
          <table:table-cell table:style-name="Table1.A3" office:value-type="string">
            <text:p text:style-name="P80">January 2020</text:p>
          </table:table-cell>
          <table:table-cell table:style-name="Table1.C3" office:value-type="string">
            <text:p text:style-name="P80">David Bosschaert, <text:span text:style-name="T140">updates and </text:span>add Javadoc for proposed API</text:p>
          </table:table-cell>
        </table:table-row>
        <table:table-row table:style-name="Table1.2">
          <table:table-cell table:style-name="Table1.A3" office:value-type="string">
            <text:p text:style-name="P179"><text:change-start text:change-id="ct105553136541424"/>0.6<text:change-end text:change-id="ct105553136541424"/></text:p>
          </table:table-cell>
          <table:table-cell table:style-name="Table1.A3" office:value-type="string">
            <text:p text:style-name="P179"><text:change-start text:change-id="ct105553204308768"/>February 2020<text:change-end text:change-id="ct105553204308768"/></text:p>
          </table:table-cell>
          <table:table-cell table:style-name="Table1.C3" office:value-type="string">
            <text:p text:style-name="P179"><text:change-start text:change-id="ct105553203842096"/>David Bosschaert, feedback from San Ramon F2F<text:change-end text:change-id="ct105553203842096"/></text:p>
          </table:table-cell>
        </table:table-row>
      </table:table>
      <text:p text:style-name="P13"/>
      <text:h text:style-name="P142" text:outline-level="1"><text:bookmark-start text:name="__RefHeading___Toc4759_2682639303"/><text:soft-page-break/>Introduction<text:bookmark-end text:name="__RefHeading___Toc4759_2682639303"/></text:h>
      <text:p text:style-name="P30">OSGi has become a platform capable of running large applications for a variety of purposes, including rich client applications, server-side systems and cloud and container based architectures. As these applications are generally based on many bundles, describing each bundle individually in the application definition becomes unwieldy once the number of bundles reaches a certain level. </text:p>
      <text:p text:style-name="Body">Furthermore, OSGi has no mechanism to describe other elements of the application definition, such as configuration or custom artifacts.</text:p>
      <text:p text:style-name="P13">The requirements for a higher level to describe OSGi applications that encapsulates the details of the various components that the application is built up from <text:span text:style-name="T115">are described in RFP 188. They are also available in this document</text:span>. <text:span text:style-name="T115">This RFC aims to describe the technical solution for the requirements identified in RFP 188. </text:span>It allows the description of an entire OSGi-based application based on reusable components and includes everything related to this application, including configuration, framework properties, capabilities, requirements and custom artifacts.</text:p>
      <text:h text:style-name="P142" text:outline-level="1"><text:bookmark-start text:name="__RefHeading___Toc4761_2682639303"/>Application Domain<text:bookmark-end text:name="__RefHeading___Toc4761_2682639303"/></text:h>
      <text:p text:style-name="P23"><text:span text:style-name="T23">When developing large enterprise applications it is often the case that very few people know the role of every bundle or configuration item </text:span><text:span text:style-name="T24">in the application</text:span><text:span text:style-name="T23">. To keep the architecture understandable a grouping mechanism is needed that allows for the representation of </text:span><text:span text:style-name="T25">parts</text:span><text:span text:style-name="T23"> of the application into larger entities that keep reasoning about the application manageable. </text:span><text:span text:style-name="T26">In such a domain members of teams spread across the organization will need to be able to both </text:span><text:span text:style-name="T24">develop new parts for the application as well as </text:span><text:span text:style-name="T26">make tweaks </text:span><text:span text:style-name="T27">or enhancements</text:span><text:span text:style-name="T26"> to their respective parts </text:span><text:span text:style-name="T24">such as </text:span><text:span text:style-name="T26">adding configuration and resources or changing one or more bundles relevant to their part of the application.</text:span></text:p>
      <text:p text:style-name="P15">The higher level constructs that define the application should be reusable in different contents, for example if one team has developed a component to handle job processing, different applications should be able to use it, and if needed tune its configuration or other aspects so that it works in each setting without having to know each and every detail, bundle etc that the job processing component is built up from.</text:p>
      <text:p text:style-name="P15">This RFP aims solving the problem of defining (large) applications in OSGi in a way that’s easy for humans and teams. </text:p>
      <text:p text:style-name="P16"/>
      <text:h text:style-name="P152" text:outline-level="2"><text:bookmark-start text:name="__RefHeading___Toc4763_2682639303"/>Relation to existing OSGi specifications<text:bookmark-end text:name="__RefHeading___Toc4763_2682639303"/></text:h>
      <text:h text:style-name="P154" text:outline-level="3"><text:bookmark-start text:name="__RefHeading___Toc4765_2682639303"/>Subsystems Specification<text:bookmark-end text:name="__RefHeading___Toc4765_2682639303"/></text:h>
      <text:p text:style-name="P22"><text:span text:style-name="T28">While some might say that subsystems were designed for </text:span><text:span text:style-name="T29">the purpose</text:span><text:span text:style-name="T30">s</text:span><text:span text:style-name="T29"> outlined in this RFP</text:span><text:span text:style-name="T28">, subsystems are rather a possible way to implement the runtime </text:span><text:span text:style-name="T31">realization</text:span><text:span text:style-name="T28"> of </text:span><text:span text:style-name="T31">some aspects of</text:span><text:span text:style-name="T28"> the features.</text:span><text:span text:style-name="T32"> </text:span><text:span text:style-name="T33">Subsystems are lacking authoring support and don’t provide a</text:span><text:span text:style-name="T29">n architect-friendly design-time source format. Additionally, subsystems are limited to bundles, features often additionally declare configuration, custom content and </text:span><text:soft-page-break/><text:span text:style-name="T29">custom metadata. </text:span><text:span text:style-name="T30">Experience has shown that while subsystems work, </text:span><text:span text:style-name="T34">authors of large systems find it difficult to work directly with these.</text:span></text:p>
      <text:h text:style-name="P154" text:outline-level="3"><text:bookmark-start text:name="__RefHeading___Toc4767_2682639303"/>Deployment Admin Specification<text:bookmark-end text:name="__RefHeading___Toc4767_2682639303"/></text:h>
      <text:p text:style-name="P24">The Deployment Admin specification also defines a deployable application format. These deployables are somewhat limited in that multiple deployment admin applications cannot have overlapping bundles, making this specification not very useful as many applications share certain dependencies. Additionally, the Deployment Admin specification does not define a format to architect features.</text:p>
      <text:h text:style-name="P155" text:outline-level="3"><text:bookmark-start text:name="__RefHeading___Toc4769_2682639303"/>Application Admin Specification<text:bookmark-end text:name="__RefHeading___Toc4769_2682639303"/></text:h>
      <text:p text:style-name="P25"><text:span text:style-name="T21">The Application Admin Specification allows the deployment and management of Applications in OSGi. </text:span><text:span text:style-name="T35">T</text:span><text:span text:style-name="T21">his specification is primarily aimed at UI-based applications. </text:span><text:span text:style-name="T35">While this application provides a run-time API for deployment and </text:span><text:span text:style-name="T67">management</text:span><text:span text:style-name="T35"> of applications, it does not provide </text:span><text:span text:style-name="T36">a way to model features and applications for a systems architect.</text:span></text:p>
      <text:h text:style-name="P148" text:outline-level="2"><text:bookmark-start text:name="__RefHeading___Toc4771_2682639303"/>Relation to existing Open Source solutions<text:bookmark-end text:name="__RefHeading___Toc4771_2682639303"/></text:h>
      <text:p text:style-name="P17">A number of existing solutions exist both in Open Source as well as in closed source. From the Open Source space Apache Karaf Features are popular, as well as Eclipse Features. Additionally Apache Felix Bundle Archives provide a mechanism that could be use<text:span text:style-name="T70">d</text:span> to deploy features. </text:p>
      <text:p text:style-name="P17">Apache Sling Features provide a way to design and run features using JSON.</text:p>
      <text:p text:style-name="P18">B<text:span text:style-name="T71">nd</text:span> provides a mechanism to create an application runfile from a set of seed bundles, matching requirements against capabilities provided through one or more repositories.</text:p>
      <text:p text:style-name="P17">Knowledge of the existing solutions <text:span text:style-name="T72">is</text:span> used to influence the requirements in this document.</text:p>
      <text:h text:style-name="P149" text:outline-level="2"><text:bookmark-start text:name="__RefHeading___Toc4773_2682639303"/>Roles<text:bookmark-end text:name="__RefHeading___Toc4773_2682639303"/></text:h>
      <text:p text:style-name="P26"><text:span text:style-name="T37">T</text:span><text:span text:style-name="T21">he following section outlines roles involved in the creation of Feature-based OSGi applications. Note that different roles may be performed by the same individual.</text:span></text:p>
      <text:p text:style-name="P27"><text:span text:style-name="T57">B</text:span><text:span text:style-name="T56">undle Developer</text:span><text:span text:style-name="T21"> – </text:span><text:span text:style-name="T38">A Bundle Developer writes OSGi bundle code. The Bundle Developer typically has a small scope and focuses on individual bundles or a small number of bundles that provide a cohesive piece of functionality. </text:span></text:p>
      <text:p text:style-name="P27"><text:span text:style-name="T56">Feature </text:span><text:span text:style-name="T57">D</text:span><text:span text:style-name="T56">eveloper</text:span><text:span text:style-name="T21"> – A </text:span><text:span text:style-name="T39">Feature Developer crea</text:span><text:span text:style-name="T40">tes OSGi features by collecting multiple bundles together to </text:span><text:span text:style-name="T41">create higher level components.</text:span></text:p>
      <text:p text:style-name="P26"><text:span text:style-name="T56">Application Architect</text:span><text:span text:style-name="T21"> – </text:span><text:span text:style-name="T42">The Application Architect designs a product by putting a number of high-level components together </text:span><text:span text:style-name="T43">in a document. She defines the interaction between components in the product, and the external interactions of the product.</text:span></text:p>
      <text:p text:style-name="P27"><text:span text:style-name="T58">Application </text:span><text:span text:style-name="T56">Assembler</text:span><text:span text:style-name="T21"> – </text:span><text:span text:style-name="T44">The </text:span><text:span text:style-name="T45">Application Assembler takes the input from the Application Architect and maps it to available features and configuration. He creates a high-level </text:span><text:span text:style-name="T46">feature representing the application</text:span><text:span text:style-name="T45"> from </text:span><text:span text:style-name="T46">existing</text:span><text:span text:style-name="T45"> features with add</text:span><text:span text:style-name="T46">ed</text:span><text:span text:style-name="T45"> </text:span><text:span text:style-name="T46">configuration.</text:span></text:p>
      <text:p text:style-name="P27"><text:span text:style-name="T58">Application </text:span><text:span text:style-name="T56">Deployer/</text:span><text:span text:style-name="T59">Administrator</text:span><text:span text:style-name="T21"> – </text:span><text:span text:style-name="T46">The Application Deployer takes the feature created by the Application Assembler and turns it into a </text:span><text:span text:style-name="T47">runnable</text:span><text:span text:style-name="T46"> application. He does this by mapping all requirements to capabilities and by resolving all version ranges to a specific version. </text:span><text:span text:style-name="T48">He sets configuration to integrate with external systems such as databases, external microservices and others. </text:span><text:span text:style-name="T46">He then runs the application on his infrastructure.</text:span></text:p>
      <text:p text:style-name="P28"><text:span text:style-name="T56">Quality Engineer</text:span><text:span text:style-name="T21"> – </text:span><text:span text:style-name="T49">A Quality Engineer needs to test an application before it’s released. The QE may also be asked to ensure that the application still works when one or more individual bundles or features, configuration or other resources are replaced </text:span><text:span text:style-name="T50">with different ones.</text:span></text:p>
      <text:h text:style-name="P150" text:outline-level="2"><text:bookmark-start text:name="__RefHeading___Toc4775_2682639303"/><text:soft-page-break/>Terminology + Abbreviations<text:bookmark-end text:name="__RefHeading___Toc4775_2682639303"/></text:h>
      <text:p text:style-name="Body"><text:span text:style-name="T60">Feature</text:span><text:span text:style-name="T51"> – A feature combines a number of bundles together to provide a logical piece of functionality. Features </text:span><text:span text:style-name="T21">may also depend on other features, configuration and other artifacts. </text:span></text:p>
      <text:p text:style-name="P13"><text:span text:style-name="T63">Complete Feature</text:span> – A complete feature has no unresolved dependencies and has all required configuration provided. A complete feature is still a regular feature and can be used everywhere a regular feature can. However some tools or scenarios may require complete features; these cannot operate on features that are not complete.</text:p>
      <text:p text:style-name="P20"><text:span text:style-name="T63">Feature </text:span><text:span text:style-name="T65">Management</text:span><text:span text:style-name="T63"> </text:span><text:span text:style-name="T64">Agent</text:span> – An entity which is capable of consuming feature models, <text:span text:style-name="T122">to produce a representation for a runtime context, see also Management Agent as defined in the OSGi Core Specification.</text:span></text:p>
      <text:h text:style-name="P142" text:outline-level="1"><text:bookmark-start text:name="__RefHeading___Toc4777_2682639303"/>Problem Description<text:bookmark-end text:name="__RefHeading___Toc4777_2682639303"/></text:h>
      <text:p text:style-name="P29"><text:span text:style-name="T21">OSGi has no support for describing large applications. Application developers need to come up with their own way to do this. When applications are </text:span><text:span text:style-name="T52">getting larger</text:span><text:span text:style-name="T21"> and are developed by multiple teams this becomes a challenge, especially in cases where the application </text:span><text:span text:style-name="T52">is</text:span><text:span text:style-name="T21"> composed of multiple </text:span><text:span text:style-name="T52">features </text:span><text:span text:style-name="T21">each of which are groups of bundles, </text:span><text:span text:style-name="T52">configuration, metadata and other artifacts.</text:span></text:p>
      <text:h text:style-name="P142" text:outline-level="1"><text:bookmark-start text:name="__RefHeading___Toc4779_2682639303"/>Requirements<text:bookmark-end text:name="__RefHeading___Toc4779_2682639303"/></text:h>
      <text:p text:style-name="P19"><text:span text:style-name="T117">This specification</text:span> should meet the following requirements:</text:p>
      <text:list xml:id="list1534684395" text:style-name="L1">
        <text:list-item>
          <text:p text:style-name="P166">FM010 – The feature model should be described through a text format which is easily consumable by both humans and machines, that can be edited with common editors and support text-based diff operations.</text:p>
        </text:list-item>
        <text:list-item>
          <text:p text:style-name="P166">FM020 – A feature must be describ<text:span text:style-name="T73">ed</text:span> through a single file.</text:p>
        </text:list-item>
        <text:list-item>
          <text:p text:style-name="P166">FM040 – The feature model language must support comments.</text:p>
        </text:list-item>
        <text:list-item>
          <text:p text:style-name="P166">FM050 – The feature model may support more than one text-based definition language where the language used can be easily inferred, for example from the file extension.</text:p>
        </text:list-item>
        <text:list-item>
          <text:p text:style-name="P166">FM060 – The feature model should provide support for long and multi-line values without creating files that become hard to handle.</text:p>
        </text:list-item>
        <text:list-item>
          <text:p text:style-name="P166">FM070 – A feature must have a <text:span text:style-name="T74">version</text:span>.</text:p>
        </text:list-item>
        <text:list-item>
          <text:p text:style-name="P166">FM080 – A feature must have a <text:span text:style-name="T74">unique identifier, which contains the </text:span>version.</text:p>
        </text:list-item>
        <text:list-item>
          <text:p text:style-name="P166"><text:soft-page-break/>FM090 – A feature <text:span text:style-name="T75">identifier </text:span>must be <text:span text:style-name="T75">mappable to</text:span> Apache Maven coordinates.</text:p>
        </text:list-item>
        <text:list-item>
          <text:p text:style-name="P166">FM100 – It must be possible to specify the bundles belonging to the feature, including version.</text:p>
        </text:list-item>
        <text:list-item>
          <text:p text:style-name="P167">FM111 – It must be possible to <text:span text:style-name="T76">identify</text:span> a bundle <text:span text:style-name="T76">using</text:span> repository coordinates, for example for a Maven repository.</text:p>
        </text:list-item>
        <text:list-item>
          <text:p text:style-name="P166">FM120 – The feature model must allow the specification of the order in which the bundles inside the feature are started. This should be relative to when the feature itself is started.</text:p>
        </text:list-item>
        <text:list-item>
          <text:p text:style-name="P166">FM130 – It must be possible to define whether a bundle is <text:span text:style-name="T69">always enabled in a feature or conditionally enabled</text:span>.</text:p>
        </text:list-item>
        <text:list-item>
          <text:p text:style-name="P166">FM140 – It must be possible to associate any additional metadata like a hash with a bundle.</text:p>
        </text:list-item>
        <text:list-item>
          <text:p text:style-name="P166">FM150 – It must be possible to specify the OSGi configurations for a feature.</text:p>
        </text:list-item>
        <text:list-item>
          <text:p text:style-name="P166">FM160 – Both normal OSGi configurations as well as factory configurations must be supported. The feature model must support all data types supported by the OSGi Configuration Admin specification.</text:p>
        </text:list-item>
        <text:list-item>
          <text:p text:style-name="P166">FM170 – The OSGi configuration resource format as defined in the OSGi Configurator Specification must be supported.</text:p>
        </text:list-item>
        <text:list-item>
          <text:p text:style-name="P166">FM180 – It must be possible to associate an OSGi configuration with a bundle within a feature. If the bundle is not <text:span text:style-name="T77">enabled</text:span> then the associated configuration also does not get installed.</text:p>
        </text:list-item>
        <text:list-item>
          <text:p text:style-name="P166">FM190 – It must be possible to define framework <text:span text:style-name="T78">launch </text:span>properties <text:span text:style-name="T79">in a feature</text:span>.</text:p>
        </text:list-item>
        <text:list-item>
          <text:p text:style-name="P168">FM195 – it must <text:span text:style-name="T68">be</text:span> possibe to define system properties in a feature.</text:p>
        </text:list-item>
        <text:list-item>
          <text:p text:style-name="P166">FM200 – The feature model must be extensible to allow other artifacts than bundles.</text:p>
        </text:list-item>
        <text:list-item>
          <text:p text:style-name="P167">FM<text:span text:style-name="T80">211</text:span> – It must be possible to <text:span text:style-name="T80">identify artifacts in a feature using </text:span>repository coordinates, for example for a Maven repository.</text:p>
        </text:list-item>
        <text:list-item>
          <text:p text:style-name="P166">FM220 – It must be possible to associate any additional metadata like a hash with an artifact.</text:p>
        </text:list-item>
        <text:list-item>
          <text:p text:style-name="P166">FM230 – It must be possible to define whether an artifact always enabled in a feature or conditionally enabled.</text:p>
        </text:list-item>
        <text:list-item>
          <text:p text:style-name="P166">FM260 – A feature must be able to specify additional requirements and capabilities that extend the requirements and capabilities from the contained artifacts.</text:p>
        </text:list-item>
        <text:list-item>
          <text:p text:style-name="P166">FM270 – A feature must be able to <text:span text:style-name="T81">use another feature as a prototype</text:span>.</text:p>
        </text:list-item>
        <text:list-item>
          <text:p text:style-name="P166">FM280 – A feature must be able to depend on other features through the requirements/capabilities model based on the feature contents. The feature model must be able to deal with circular dependencies. However, there must be no way of explicitly requiring a feature from another feature.</text:p>
        </text:list-item>
        <text:list-item>
          <text:p text:style-name="P166">FM290 – The feature model must describe how several features are aggregated to build a higher level feature. This description must include all parts of the feature model (bundles, configurations, framework properties etc.). The <text:span text:style-name="T82">process</text:span> should be general for extension<text:span text:style-name="T82">s</text:span>, which means it should describe how extensions are aggregated without requiring the model implementation to know the type of extension.</text:p>
        </text:list-item>
        <text:list-item>
          <text:p text:style-name="P165"><text:span text:style-name="T53">FM300 – It must be possible to declare </text:span><text:span text:style-name="T54">that</text:span><text:span text:style-name="T53"> a feature is transitively closed, </text:span><text:span text:style-name="T55">this defines a ‘Complete Feature’.</text:span></text:p>
        </text:list-item>
        <text:list-item>
          <text:p text:style-name="P169"><text:soft-page-break/>FM305 – The solution may define a packaging format for features, including their contents.</text:p>
        </text:list-item>
        <text:list-item>
          <text:p text:style-name="P166">FM310 – When features are aggregated, to create a higher level feature, and a <text:span text:style-name="T84">clash is detected wrt their contents, a conflict resolution mechanism must be defined.</text:span></text:p>
        </text:list-item>
        <text:list-item>
          <text:p text:style-name="P166">FM3<text:span text:style-name="T85">4</text:span>0 – The feature model must calculate the startup order of bundles for an aggregated <text:span text:style-name="T86">feature</text:span> respecting the dependencies between features and their contents.</text:p>
        </text:list-item>
        <text:list-item>
          <text:p text:style-name="P166">FM3<text:span text:style-name="T85">5</text:span>0 – The feature model must support variables to be used <text:span text:style-name="T86">for configurations and framework properties</text:span>, avoiding the need to repeat the same value several times, <text:span text:style-name="T87">and to allow late binding</text:span>.</text:p>
        </text:list-item>
        <text:list-item>
          <text:p text:style-name="P166">FM4<text:span text:style-name="T85">0</text:span>0 – It must be possible to specify the framework <text:span text:style-name="T88">implementation </text:span>to launch <text:s/>as part of the <text:span text:style-name="T89">feature</text:span> model.</text:p>
        </text:list-item>
        <text:list-item>
          <text:p text:style-name="P166">FM4<text:span text:style-name="T85">3</text:span>0 – The feature model must support additional, optional information about the feature like a human readable title, a description, vendor and licensing information.</text:p>
        </text:list-item>
        <text:list-item>
          <text:p text:style-name="P166">FM4<text:span text:style-name="T85">4</text:span>0 – The feature model must use a <text:span text:style-name="T90">semantically </text:span>versioned descriptor format so that if the format evolves in the future users can state in feature model files what version they are written for.</text:p>
        </text:list-item>
        <text:list-item>
          <text:p text:style-name="P170">FM500 – All artifacts need the ability to establish trust and detect tampering, for example via signing.</text:p>
        </text:list-item>
        <text:list-item>
          <text:p text:style-name="P171">FM510 – The feature model should support conditionally including bundles, based on system properties and/or capabilities.</text:p>
        </text:list-item>
        <text:list-item>
          <text:p text:style-name="P172"><text:span text:style-name="T21">FM520 – It should be possible to specify classpath, module-path and JVM/</text:span><text:span text:style-name="T83">System</text:span><text:span text:style-name="T21"> properties in a feature file.</text:span></text:p>
        </text:list-item>
      </text:list>
      <text:h text:style-name="P142" text:outline-level="1"><text:bookmark-start text:name="__RefHeading___Toc4781_2682639303"/>Technical Solution<text:bookmark-end text:name="__RefHeading___Toc4781_2682639303"/></text:h>
      <text:h text:style-name="Heading_20_2" text:outline-level="2"><text:bookmark-start text:name="__RefHeading___Toc4783_2682639303"/>Feature Mode<text:span text:style-name="T125">l</text:span><text:bookmark-end text:name="__RefHeading___Toc4783_2682639303"/></text:h>
      <text:p text:style-name="P5">The central concept of this specification is the Feature Model. Each Feature <text:span text:style-name="T119">defined using the Feature Model </text:span>has a unique ID <text:span text:style-name="T136">which includes a</text:span> version. It can hold a number of <text:span text:style-name="T104">entities</text:span>, including a list of bundles, configuration<text:span text:style-name="T2">s, capabilities, requirements</text:span> and others. Features a<text:span text:style-name="T96">re extensible, so a Feature can also hold any number of custom entities which are related to the Feature.</text:span></text:p>
      <text:p text:style-name="P6">Features may have dependenc<text:span text:style-name="T98">ies</text:span> on other Features. <text:span text:style-name="T3">Features inherit the capabilities and requirements from all bundles listed in the Feature, and can also have additional capabilities and requirements on the Feature level. </text:span></text:p>
      <text:p text:style-name="P49">Once created, a Feature is immutable. It<text:span text:style-name="T137">s definition</text:span> cannot be modified. However <text:span text:style-name="T118">another</text:span> Feature with a <text:span text:style-name="T97">different</text:span> identity can be created which is based on a given Feature using the prototype mechanism. </text:p>
      <text:p text:style-name="P50">Additionally it’s possible to record caching related information in a Feature through transient extensions, however this cached content is not significant for the definition of the Feature.</text:p>
      <text:h text:style-name="P156" text:outline-level="3"><text:bookmark-start text:name="__RefNumPara__2300_290087486"/><text:bookmark-start text:name="__RefHeading___Toc2835_290087486"/><text:soft-page-break/>Identifiers <text:span text:style-name="T132">in the Feature Model</text:span><text:bookmark-end text:name="__RefNumPara__2300_290087486"/><text:bookmark-end text:name="__RefHeading___Toc2835_290087486"/></text:h>
      <text:p text:style-name="P39">Identifiers <text:span text:style-name="T138">used throughout this specification are defined using the Maven Identifier model. They are composed of the following parts:</text:span></text:p>
      <text:list xml:id="list3320874960" text:style-name="L2">
        <text:list-item>
          <text:p text:style-name="P173">Group ID</text:p>
        </text:list-item>
        <text:list-item>
          <text:p text:style-name="P173">Artifact ID</text:p>
        </text:list-item>
        <text:list-item>
          <text:p text:style-name="P173">Version</text:p>
        </text:list-item>
        <text:list-item>
          <text:p text:style-name="P173">Type <text:span text:style-name="T132">(optional)</text:span></text:p>
        </text:list-item>
        <text:list-item>
          <text:p text:style-name="P173">Classifier (optional)</text:p>
        </text:list-item>
      </text:list>
      <text:p text:style-name="P40"><text:span text:style-name="T131">For more information see </text:span><text:a xlink:type="simple" xlink:href="https://maven.apache.org/pom.html" text:style-name="Internet_20_link" text:visited-style-name="Visited_20_Internet_20_Link">https://maven.apache.org/pom.html</text:a>.</text:p>
      <text:p text:style-name="P41">The format used to specify identifiers <text:span text:style-name="T135">is as follows:</text:span></text:p>
      <text:p text:style-name="P88">group-id ':' artifact-id [ ':' [type] [ ':' classifier ] ] ':' version</text:p>
      <text:p text:style-name="P39"/>
      <text:h text:style-name="P157" text:outline-level="3"><text:bookmark-start text:name="__RefHeading___Toc2148_3224024376"/><text:span text:style-name="T132">Feature Model </text:span>Identifier<text:bookmark-end text:name="__RefHeading___Toc2148_3224024376"/></text:h>
      <text:p text:style-name="P38">Each <text:span text:style-name="T128">F</text:span>eature has a unique identifier. <text:span text:style-name="T129">Apart from providing a persistent handle to the Feature it also provides </text:span>enough information to find the <text:span text:style-name="T130">F</text:span>eature in an artifact repository. <text:span text:style-name="T132">This identifier is defined using the format described in section </text:span><text:span text:style-name="T132"><text:bookmark-ref text:reference-format="number-all-superior" text:ref-name="__RefNumPara__2300_290087486">5.1.1</text:bookmark-ref></text:span><text:span text:style-name="T132">.</text:span></text:p>
      <text:p text:style-name="P38">As Features are immutable, a given Feature ID <text:span text:style-name="T66">always</text:span> refers to the same Feature Model.</text:p>
      <text:h text:style-name="Heading_20_3" text:outline-level="3"><text:bookmark-start text:name="__RefHeading___Toc4785_2682639303"/>Bundles<text:bookmark-end text:name="__RefHeading___Toc4785_2682639303"/></text:h>
      <text:p text:style-name="P42">Features often list a number of bundles that <text:span text:style-name="T116">provide</text:span> the functionality provided by the Feature. Bundles are listed by referencing them so that they can be resolved from a repository. Bundles can have metadata associated with them, such as the relative start order of the bundle in the Feature. Custom metadata can also be provided. <text:span text:style-name="T100">A single Feature can provide multiple versions of the same bundle, if desired.</text:span></text:p>
      <text:p text:style-name="P43">Bundles are referenced using the identifier format described in section <text:bookmark-ref text:reference-format="number-all-superior" text:ref-name="__RefNumPara__2300_290087486">5.1.1</text:bookmark-ref>. This means that Bundles are referenced using their Maven coordinates.</text:p>
      <text:h text:style-name="P158" text:outline-level="3"><text:bookmark-start text:name="__RefHeading___Toc4787_2682639303"/>Configuration<text:span text:style-name="T95">s</text:span><text:bookmark-end text:name="__RefHeading___Toc4787_2682639303"/></text:h>
      <text:p text:style-name="P8">Features support configuration using the OSGi Configurator syntax.</text:p>
      <text:p text:style-name="P37">It is an error to define the same PID (or Factory PID) twice in a single feature model.</text:p>
      <text:h text:style-name="P159" text:outline-level="3"><text:bookmark-start text:name="__RefHeading___Toc4789_2682639303"/>Framework properties<text:bookmark-end text:name="__RefHeading___Toc4789_2682639303"/></text:h>
      <text:p text:style-name="P33">When a Feature is launched in an OSGi framework it may be necessary to specify Framework properties. <text:span text:style-name="T102">These can be provided in the Framework Properties section of the Feature Model.</text:span></text:p>
      <text:p text:style-name="P34">If <text:span text:style-name="T136">a</text:span> Feature <text:span text:style-name="T136">Management</text:span> <text:span text:style-name="T123">Agent</text:span> is not able to set the <text:span text:style-name="T126">Framework </text:span>properties it <text:span text:style-name="T121">may</text:span> fail.</text:p>
      <text:h text:style-name="P160" text:outline-level="3"><text:bookmark-start text:name="__RefHeading___Toc4791_2682639303"/><text:span text:style-name="T101">Variable</text:span>s<text:bookmark-end text:name="__RefHeading___Toc4791_2682639303"/></text:h>
      <text:p text:style-name="P9">Configurations and Framework Properties support late binding of values. This enables <text:span text:style-name="T119">setting</text:span> these items <text:span text:style-name="T120">through a Management Agent</text:span>, for example to specify a database user name or <text:span text:style-name="T103">other information that may be variable between runtimes.</text:span></text:p>
      <text:h text:style-name="P161" text:outline-level="3"><text:bookmark-start text:name="__RefHeading___Toc4793_2682639303"/><text:soft-page-break/>Prototyp<text:span text:style-name="T99">e</text:span><text:bookmark-end text:name="__RefHeading___Toc4793_2682639303"/></text:h>
      <text:p text:style-name="P54">If a Feature is similar to another Feature, it can use the other Feature as its prototype. Entities can be removed from the prototype and additional entities can be <text:span text:style-name="T105">added in the resulting Feature. Prototypes can be used to create variants of existing Features. The newly created Features must have a different ID than the prototype they’re based on.</text:span> </text:p>
      <text:h text:style-name="P153" text:outline-level="2"><text:bookmark-start text:name="__RefHeading___Toc4795_2682639303"/>Extensibility<text:bookmark-end text:name="__RefHeading___Toc4795_2682639303"/></text:h>
      <text:p text:style-name="P31">Features are exte<text:span text:style-name="T108">nsible. This means that custom content can be provided inside the Feature Model. The custom content can be used to store extra metadata in the Feature, or to define additional processing associated with the Feature. Extensions can be handled through plugins or external tools at various times in the Feature lifecycle.</text:span></text:p>
      <text:p text:style-name="P32">Extension content can be provided in the following types:</text:p>
      <text:list xml:id="list2259570817" text:style-name="L3">
        <text:list-item>
          <text:p text:style-name="P174">TEXT: the content is provided as plain text.</text:p>
        </text:list-item>
        <text:list-item>
          <text:p text:style-name="P174">JSON: the content is specified as custom JSON.</text:p>
        </text:list-item>
        <text:list-item>
          <text:p text:style-name="P174">ARTIFACTS: the content declares a list of artifacts, similar to the bundles listed in the Feature. <text:span text:style-name="T133">The artifacts are expressed as Identifiers, see section </text:span><text:span text:style-name="T133"><text:bookmark-ref text:reference-format="number-all-superior" text:ref-name="__RefNumPara__2300_290087486">5.1.1</text:bookmark-ref></text:span><text:span text:style-name="T133">.</text:span></text:p>
        </text:list-item>
      </text:list>
      <text:p text:style-name="P51"><text:span text:style-name="T139">C</text:span>ustom <text:span text:style-name="T112">extensions</text:span> can declare whether they need to be handled <text:span text:style-name="T127">during processing. </text:span><text:span text:style-name="T12">Extensions are optional by default, i</text:span><text:span text:style-name="T8">f the extension requires that it must be handled by a plugin </text:span><text:span text:style-name="T11">during processing</text:span><text:span text:style-name="T8"> it can declare itself as </text:span><text:span text:style-name="T4">mand</text:span><text:span text:style-name="T6">atory</text:span><text:span text:style-name="T10">. </text:span><text:span text:style-name="T9">In this case, if no plugin is present to handle the extension, </text:span><text:span text:style-name="T11">the entity processing the Feature should fail</text:span><text:span text:style-name="T9">.</text:span></text:p>
      <text:p text:style-name="P52"><text:span text:style-name="T9">A</text:span><text:span text:style-name="T8">dditionally, information can be cached in Feature Model extensions using </text:span><text:span text:style-name="T4">transient</text:span><text:span text:style-name="T8"> extensions. These extensions can </text:span><text:span text:style-name="T14">store</text:span><text:span text:style-name="T8"> previously computed information to speed up later execution. Tools are permitted to enhance an existing Feature Model with transient extensions. Transient extensions are not part of the defining part of a Feature Model and adding or removing them does not alter the Feature Model definition.</text:span></text:p>
      <text:h text:style-name="P162" text:outline-level="3"><text:bookmark-start text:name="__RefHeading___Toc2353_2286576909"/>Extension naming<text:bookmark-end text:name="__RefHeading___Toc2353_2286576909"/></text:h>
      <text:p text:style-name="P53">To avoid name clashes, namespacing should be used for extensions. The typical reverse-dns dotted format similar to what is used for Java Packages is recommended.</text:p>
      <text:p text:style-name="P53">Extensions without a namespace, <text:span text:style-name="T66">i.e.</text:span> without dots in their name, are reserved for OSGi specifications. </text:p>
      <text:h text:style-name="P153" text:outline-level="2"><text:bookmark-start text:name="__RefHeading___Toc4797_2682639303"/>Aggregation<text:bookmark-end text:name="__RefHeading___Toc4797_2682639303"/></text:h>
      <text:p text:style-name="P7"><text:span text:style-name="T3">Multiple Features can be combined together into a larger Feature. This can be useful to assemble a runtime or application out of a number of smaller features, or to have all dependencies satisfied within a single Feature. A Feature which does not have any unsatisfied dependencies in the context of listed capabilities and Framework version is said to be </text:span><text:span text:style-name="T5">complete </text:span><text:span text:style-name="T13">see section </text:span><text:span text:style-name="T13"><text:bookmark-ref text:reference-format="number-all-superior" text:ref-name="__RefNumPara__2629_290087486">5.3.2</text:bookmark-ref></text:span><text:span text:style-name="T7">.</text:span></text:p>
      <text:p text:style-name="P46">When multiple Feature Models are aggregated, this must be recorded in the resulting Feature Model using the aggregate-origins extension:</text:p>
      <text:p text:style-name="P89"/>
      <text:p text:style-name="P180">"<text:span text:style-name="T142">aggerate-origins": {<text:line-break/> <text:s/>"kind": "optional",</text:span><text:change-start text:change-id="ct105553203855600"/><text:span text:style-name="T142"><text:line-break/> <text:s/></text:span><text:change-end text:change-id="ct105553203855600"/><text:change-start text:change-id="ct105553204280560"/><text:span text:style-name="T142">"type": "artifacts",</text:span><text:change-end text:change-id="ct105553204280560"/><text:span text:style-name="T142"><text:line-break/> <text:s/>"artifacts": [<text:line-break/> <text:s text:c="3"/>"a:b:1",<text:line-break/> <text:s text:c="3"/>"c:d:2"<text:line-break/></text:span><text:soft-page-break/><text:span text:style-name="T142"> <text:s/>]<text:line-break/>}</text:span></text:p>
      <text:p text:style-name="P48">The aggregate-origins extension should preserve the order in which Features were aggregated.</text:p>
      <text:p text:style-name="P47"/>
      <text:h text:style-name="Heading_20_3" text:outline-level="3"><text:bookmark-start text:name="__RefHeading___Toc2355_2286576909"/>Merging Features<text:bookmark-end text:name="__RefHeading___Toc2355_2286576909"/></text:h>
      <text:p text:style-name="P10">During aggregation conflict resolution may be necessary and merge strategies are needed. For example when <text:span text:style-name="T15">multiple </text:span>Features declare the same bundle in different versions or when multiple Features declare the same configuration PID. <text:span text:style-name="T106">Additionally the aggregation process provides an opportunity for tooling to validate Features and/or the aggregation result. For example to see if the resulting aggregate is complete, or other.</text:span></text:p>
      <text:p text:style-name="P44"><text:span text:style-name="T15">P</text:span>lugins can be provided that act on the merging of extensions. They can implement custom merging strategies, or otherwise act on the extensions. <text:span text:style-name="T124">The operational details of these extensions are outside of the scope of this specification.</text:span></text:p>
      <text:h text:style-name="P163" text:outline-level="3"><text:bookmark-start text:name="__RefNumPara__2629_290087486"/><text:bookmark-start text:name="__RefHeading___Toc2837_290087486"/>Feature Completeness<text:bookmark-end text:name="__RefNumPara__2629_290087486"/><text:bookmark-end text:name="__RefHeading___Toc2837_290087486"/></text:h>
      <text:p text:style-name="P45">Feature Completeness is recorded by tooling in a<text:span text:style-name="T134">n extension called requirements-complete, with as context, the environmental capabilities, OSGi framework and other artifacts as provided:</text:span></text:p>
      <text:p text:style-name="P180"><office:annotation office:name="__Annotation__1695_1471808019"><dc:creator>David Bosschaert</dc:creator><dc:date>2019-09-19T15:19:44.545987793</dc:date><loext:sender-initials>DB</loext:sender-initials><text:p text:style-name="P205"><text:span text:style-name="T167">Comment from Todor: it would be nice if multiples of the same extension could be specified</text:span></text:p></office:annotation>"<text:span text:style-name="T134">requirements-complete": {<text:line-break/> <text:s/>"kind": "optional",<text:line-break/></text:span><text:change-start text:change-id="ct105553203867840"/><text:span text:style-name="T134"> <text:s/>"type": "json",<text:line-break/></text:span><text:change-end text:change-id="ct105553203867840"/><text:span text:style-name="T134"> <text:s/>"json": {<text:line-break/></text:span> <text:s text:c="3"/>"<text:span text:style-name="T134">environment-capabilities”: [“osgi.ee(version=1.11)”,”...java packages...”],<text:line-break/> <text:s text:c="3"/>"framework": ["org.osgi:core:6.0.0"],<text:line-break/> <text:s text:c="3"/>"provided-bundles": ["org.osgi:logging:1.1“]<text:line-break/> <text:s/>}<text:line-break/>}</text:span><office:annotation-end office:name="__Annotation__1695_1471808019"/><office:annotation><dc:creator>David Bosschaert</dc:creator><dc:date>2020-01-07T10:08:10.724632780</dc:date><loext:sender-initials>DB</loext:sender-initials><text:p text:style-name="P205"><text:span text:style-name="T168">Reply to David Bosschaert (19/09/2019, 15:19): "..."</text:span></text:p><text:p><text:span text:style-name="T169">It may also complicate the extensions… What would be the use-case?</text:span></text:p></office:annotation></text:p>
      <text:h text:style-name="Heading_20_2" text:outline-level="2"><text:bookmark-start text:name="__RefHeading___Toc4799_2682639303"/>Feature Descriptor<text:bookmark-end text:name="__RefHeading___Toc4799_2682639303"/></text:h>
      <text:p text:style-name="P35">The Feature Model is commonly described using a Feature JSON file. </text:p>
      <text:p text:style-name="P36"/>
      <text:h text:style-name="P164" text:outline-level="3"><text:bookmark-start text:name="__RefHeading___Toc4801_2682639303"/>Example Feature Model<text:bookmark-end text:name="__RefHeading___Toc4801_2682639303"/></text:h>
      <text:p text:style-name="P83">{</text:p>
      <text:p text:style-name="P83"><text:s text:c="4"/>"#": "A key that starts with a hash is a comment",</text:p>
      <text:p text:style-name="P83"><text:s text:c="4"/>"id": "org.<text:span text:style-name="T107">foo.bar</text:span>:my.app:1.0",</text:p>
      <text:p text:style-name="P83"/>
      <text:p text:style-name="P83"><text:s text:c="4"/>"<office:annotation office:name="__Annotation__11051_1698945524"><dc:creator>David Bosschaert</dc:creator><dc:date>2020-01-07T10:10:07.035305806</dc:date><loext:sender-initials>DB</loext:sender-initials><text:p text:style-name="P205"><text:span text:style-name="T167">Would we maybe use ‘name’ instead of title?</text:span></text:p></office:annotation>title<office:annotation-end office:name="__Annotation__11051_1698945524"/>": "A title for the feature. (optional)",</text:p>
      <text:p text:style-name="P83"><text:s text:c="4"/>"description": "A description for the feature. (optional)",</text:p>
      <text:p text:style-name="P83"><text:s text:c="4"/>"vendor": "The feature vendor, for example 'Apache Software Foundation'. (optional)",</text:p>
      <text:p text:style-name="P83"><text:s text:c="4"/>"li<office:annotation><dc:creator>David Bosschaert</dc:creator><dc:date>2020-01-07T10:10:34.284739924</dc:date><loext:sender-initials>DB</loext:sender-initials><text:p text:style-name="P205"><text:span text:style-name="T167">What is the use-case for the location attribute?</text:span></text:p></office:annotation>cense": "The license of this feature file, for example 'ASL-2'. (optional)",</text:p>
      <text:p text:style-name="P83"><text:s text:c="4"/>"location": "The location might be the location of the feature file or any other means identifying where the object is defined. (optional)",</text:p>
      <text:p text:style-name="P83"/>
      <text:p text:style-name="P83"><text:s text:c="4"/>"# A complete feature has no external dependencies": "(optional)",</text:p>
      <text:p text:style-name="P83"><text:s text:c="4"/>"complete": true,</text:p>
      <text:p text:style-name="P83"/>
      <text:p text:style-name="P83"><text:s text:c="4"/>"# A final feature cannot be used as a prototype for another feature": "(optional)",</text:p>
      <text:p text:style-name="P83"><text:s text:c="4"/>"final": false,</text:p>
      <text:p text:style-name="P83"/>
      <text:p text:style-name="P83"><text:s text:c="4"/>"# variables": "used in configuration and framework properties are substituted at launch time.",</text:p>
      <text:p text:style-name="P83"><text:s text:c="4"/>"variables": {</text:p>
      <text:p text:style-name="P83"><text:s text:c="8"/>"cfgvar": "somedefault",</text:p>
      <text:p text:style-name="P83"><text:s text:c="8"/>"org.abc.xyz": "1.2.3"</text:p>
      <text:p text:style-name="P83"><text:s text:c="4"/>},</text:p>
      <text:p text:style-name="P83"/>
      <text:p text:style-name="P83"><text:s text:c="4"/>"# A prototype is another feature that is used as a prototype for this one ":</text:p>
      <text:p text:style-name="P83"><text:s text:c="4"/>"# Bundles, configurations and framework properties can be removed from the ",</text:p>
      <text:p text:style-name="P83"><text:soft-page-break/><text:s text:c="4"/>"# prototype. Bundles with the same artifact ID defined in the feature override ":</text:p>
      <text:p text:style-name="P83"><text:s text:c="4"/>"# bundles with this artifact ID in the Prototype",</text:p>
      <text:p text:style-name="P83"><text:s text:c="4"/>"prototype": </text:p>
      <text:p text:style-name="P83"><text:s text:c="8"/>{</text:p>
      <text:p text:style-name="P83"><text:s text:c="12"/>"id": "org.<text:span text:style-name="T91">foo</text:span>:some-other-feature:1.2.3",</text:p>
      <text:p text:style-name="P83"><text:s text:c="12"/>"removals": {</text:p>
      <text:p text:style-name="P84"><text:s text:c="16"/>"#": "<text:span text:style-name="T92">Configurations, bundles and framework properties from the prototype can be removed</text:span>.", <text:s text:c="15"/></text:p>
      <text:p text:style-name="P83"><text:s text:c="16"/>"configurations": [],</text:p>
      <text:p text:style-name="P83"><text:s text:c="16"/>"bundles": [],</text:p>
      <text:p text:style-name="P83"><text:s text:c="16"/>"framework-properties": []</text:p>
      <text:p text:style-name="P83"><text:s text:c="12"/>}</text:p>
      <text:p text:style-name="P83"><text:s text:c="8"/>},</text:p>
      <text:p text:style-name="P83"/>
      <text:p text:style-name="P85"><text:s text:c="4"/>"# Requirements over and above the requirements in the bundles.": "",</text:p>
      <text:p text:style-name="P83"><text:s text:c="4"/>"requirements": [</text:p>
      <text:p text:style-name="P83"><text:s text:c="8"/>{</text:p>
      <text:p text:style-name="P83"><text:s text:c="12"/>"namespace": "osgi.contract",</text:p>
      <text:p text:style-name="P83"><text:s text:c="12"/>"directives": {</text:p>
      <text:p text:style-name="P83"><text:s text:c="16"/>"filter": "(&amp;(osgi.contract=JavaServlet)(version=3.1))"</text:p>
      <text:p text:style-name="P83"><text:s text:c="12"/>}</text:p>
      <text:p text:style-name="P83"><text:s text:c="8"/>}</text:p>
      <text:p text:style-name="P83"><text:s text:c="4"/>],</text:p>
      <text:p text:style-name="P83"/>
      <text:p text:style-name="P83"><text:s text:c="4"/>"# Capabilities over and above the capabilities provided by the bundles referenced ":</text:p>
      <text:p text:style-name="P83"><text:s text:c="4"/>"# by the feature.",</text:p>
      <text:p text:style-name="P83"><text:s text:c="4"/>"capabilities": [</text:p>
      <text:p text:style-name="P83"><text:s text:c="8"/>{</text:p>
      <text:p text:style-name="P83"><text:s text:c="12"/>"namespace": "osgi.implementation",</text:p>
      <text:p text:style-name="P83"><text:s text:c="12"/>"attributes": {</text:p>
      <text:p text:style-name="P83"><text:s text:c="16"/>"osgi.implementation": "osgi.http",</text:p>
      <text:p text:style-name="P83"><text:s text:c="16"/>"version:Version": "1.1"</text:p>
      <text:p text:style-name="P83"><text:s text:c="12"/>},</text:p>
      <text:p text:style-name="P83"><text:s text:c="12"/>"directives": {</text:p>
      <text:p text:style-name="P83"><text:s text:c="16"/>"uses": "javax.servlet,javax.servlet.http,org.osgi.service.http.context,org.osgi.service.http.whiteboard"</text:p>
      <text:p text:style-name="P83"><text:s text:c="12"/>}</text:p>
      <text:p text:style-name="P83"><text:s text:c="8"/>},</text:p>
      <text:p text:style-name="P83"><text:s text:c="8"/>{</text:p>
      <text:p text:style-name="P83"><text:s text:c="12"/>"namespace": "osgi.service",</text:p>
      <text:p text:style-name="P83"><text:s text:c="12"/>"attributes": {</text:p>
      <text:p text:style-name="P83"><text:s text:c="16"/>"objectClass:List&lt;String&gt;": "org.osgi.service.http.runtime.HttpServiceRuntime"</text:p>
      <text:p text:style-name="P83"><text:s text:c="12"/>},</text:p>
      <text:p text:style-name="P83"><text:s text:c="12"/>"directives": {</text:p>
      <text:p text:style-name="P83"><text:s text:c="16"/>"uses": "org.osgi.service.http.runtime,org.osgi.service.http.runtime.dto"</text:p>
      <text:p text:style-name="P83"><text:s text:c="12"/>}</text:p>
      <text:p text:style-name="P83"><text:s text:c="8"/>}</text:p>
      <text:p text:style-name="P83"><text:s text:c="4"/>],</text:p>
      <text:p text:style-name="P83"/>
      <text:p text:style-name="P83"><text:s text:c="4"/>"# Framework properties to be provided to the running OSGi Framework":"",</text:p>
      <text:p text:style-name="P83"><text:s text:c="4"/>"framework-properties": {</text:p>
      <text:p text:style-name="P83"><text:s text:c="8"/>"foo": 1,</text:p>
      <text:p text:style-name="P83"><text:s text:c="8"/>"org.osgi.framework.storage": "${tempdir}",</text:p>
      <text:p text:style-name="P83"><text:s text:c="8"/>"org.apache.felix.scr.directory": "launchpad/scr"</text:p>
      <text:p text:style-name="P83"><text:s text:c="4"/>},</text:p>
      <text:p text:style-name="P83"/>
      <text:p text:style-name="P83"><text:s text:c="4"/>"# The bundles that are part of the feature. Bundles are referenced using Maven ":</text:p>
      <text:p text:style-name="P83"><text:s text:c="4"/>"# coordinates and can have additional metadata associated with them. Bundles can ",</text:p>
      <text:p text:style-name="P83"><text:s text:c="4"/>"# specified as either a simple string (the Maven coordinates of the bundle) or ":</text:p>
      <text:p text:style-name="P83"><text:s text:c="4"/>"# as an object with 'id' and additional metadata.",</text:p>
      <text:p text:style-name="P83"><text:s text:c="4"/>"bundles": [</text:p>
      <text:p text:style-name="P83"><text:s text:c="8"/>{</text:p>
      <text:p text:style-name="P83"><text:s text:c="12"/>"id": "org.<text:span text:style-name="T93">foo.bar</text:span>:<text:span text:style-name="T94">util-bundle</text:span>:2.2.0",</text:p>
      <text:p text:style-name="P83"><text:s text:c="12"/>"hash": "4632463464363646436",</text:p>
      <text:p text:style-name="P83"/>
      <text:p text:style-name="P83"><text:s text:c="12"/>"#": "This is the relative start order inside the feature",</text:p>
      <text:p text:style-name="P83"><text:s text:c="12"/>"start-order": 5</text:p>
      <text:p text:style-name="P83"><text:s text:c="8"/>},</text:p>
      <text:p text:style-name="P83"><text:s text:c="8"/>{</text:p>
      <text:p text:style-name="P86"><text:s text:c="12"/>"id": "org.<text:span text:style-name="T93">foo.bar</text:span>:application-bundle:2.0.0",</text:p>
      <text:p text:style-name="P83"><text:s text:c="12"/>"start-order": 10</text:p>
      <text:p text:style-name="P83"><text:s text:c="8"/>},</text:p>
      <text:p text:style-name="P83"><text:s text:c="8"/>{</text:p>
      <text:p text:style-name="P86"><text:soft-page-break/><text:s text:c="12"/>"id": "org.<text:span text:style-name="T93">foo.bar</text:span>:another-bundle:2.1.0",</text:p>
      <text:p text:style-name="P83"/>
      <text:p text:style-name="P83"><text:s text:c="12"/>"#": "OSGi start level is also supported",</text:p>
      <text:p text:style-name="P83"><text:s text:c="12"/>"start-level": 20</text:p>
      <text:p text:style-name="P83"><text:s text:c="8"/>},</text:p>
      <text:p text:style-name="P83"><text:s text:c="8"/>"org.<text:span text:style-name="T113">foo.bar</text:span>:foo-xyz:1.2.3"</text:p>
      <text:p text:style-name="P83"><text:s text:c="4"/>],</text:p>
      <text:p text:style-name="P83"/>
      <text:p text:style-name="P83"><text:s text:c="4"/>"# The configurations are specified following the format defined by the OSGi Configurator ":</text:p>
      <text:p text:style-name="P83"><text:s text:c="4"/>"# specification: https://osgi.org/specification/osgi.cmpn/7.0.0/service.configurator.html ",</text:p>
      <text:p text:style-name="P83"><text:s text:c="4"/>"# Variables declared in the variables section can be used for late binding of variables, ":</text:p>
      <text:p text:style-name="P83"><text:s text:c="4"/>"# they can be specified with the Launcher, or the default from the variables section is used.",</text:p>
      <text:p text:style-name="P83"><text:s text:c="4"/>"# Factory configurations can be specified using the named factory syntax, which separates ":</text:p>
      <text:p text:style-name="P83"><text:s text:c="4"/>"# The factory PID and the name with a tilde '~'",</text:p>
      <text:p text:style-name="P83"><text:s text:c="4"/>"configurations": {</text:p>
      <text:p text:style-name="P83"><text:s text:c="8"/>"my.pid": {</text:p>
      <text:p text:style-name="P83"><text:s text:c="12"/>"foo": 5,</text:p>
      <text:p text:style-name="P83"><text:s text:c="12"/>"something-enabled": false,</text:p>
      <text:p text:style-name="P83"><text:s text:c="12"/>"bar": "${cfgvar}",</text:p>
      <text:p text:style-name="P83"/>
      <text:p text:style-name="P83"><text:s text:c="12"/>"# The tempdir variable is not specified at the variables section.":</text:p>
      <text:p text:style-name="P83"><text:s text:c="12"/>"# It needs to be provided at launch, otherwise the launch will stop.",</text:p>
      <text:p text:style-name="P83"><text:s text:c="12"/>"tempdir": "${tempdir}",</text:p>
      <text:p text:style-name="P83"/>
      <text:p text:style-name="P83"/>
      <text:p text:style-name="P83"><text:s text:c="12"/>"number:Integer": 7</text:p>
      <text:p text:style-name="P83"><text:s text:c="8"/>},</text:p>
      <text:p text:style-name="P83"><text:s text:c="8"/>"my.factory.pid~name": {</text:p>
      <text:p text:style-name="P83"><text:s text:c="11"/>"a.value":"yeah"</text:p>
      <text:p text:style-name="P83"><text:s text:c="8"/>}</text:p>
      <text:p text:style-name="P83"><text:s text:c="4"/>},</text:p>
      <text:p text:style-name="P87"><text:s text:c="4"/>"<text:span text:style-name="T140">extensions": {</text:span></text:p>
      <text:p text:style-name="P87"><text:s text:c="8"/><text:span text:style-name="T140">"sql-init": {</text:span></text:p>
      <text:p text:style-name="P203"><text:change-start text:change-id="ct105553204288064"/><text:span text:style-name="T142"><text:s text:c="12"/>"type": "text",<text:line-break/></text:span><text:change-end text:change-id="ct105553204288064"/> <text:s text:c="11"/>"<text:span text:style-name="T140">text": [</text:span></text:p>
      <text:p text:style-name="P87"><text:s text:c="16"/>"<text:span text:style-name="T109"># create some database tables for this feature",</text:span></text:p>
      <text:p text:style-name="P87"><text:s text:c="16"/>"<text:span text:style-name="T109">CREATE TABLE FOO (...)</text:span>",</text:p>
      <text:p text:style-name="P87"><text:s text:c="16"/>"<text:span text:style-name="T109">CREATE TABLE BAR (...)"</text:span></text:p>
      <text:p text:style-name="P87"><text:s text:c="12"/><text:span text:style-name="T141">]</text:span></text:p>
      <text:p text:style-name="P87"><text:s text:c="8"/><text:span text:style-name="T140">}</text:span></text:p>
      <text:p text:style-name="P83"><text:s text:c="8"/>"<text:span text:style-name="T111">my-metadata": {</text:span></text:p>
      <text:p text:style-name="P204"><text:change-start text:change-id="ct105553203863520"/><text:s text:c="11"/><text:span text:style-name="T142"><text:s/>"type": "</text:span>json<text:span text:style-name="T142">",</text:span><text:change-end text:change-id="ct105553203863520"/></text:p>
      <text:p text:style-name="P87"><text:s text:c="12"/><text:span text:style-name="T111">"kind": "optional",</text:span></text:p>
      <text:p text:style-name="P87"><text:s text:c="12"/><text:span text:style-name="T111">"json": {</text:span></text:p>
      <text:p text:style-name="P83"><text:s text:c="16"/>"<text:span text:style-name="T111">scm-location": "</text:span><text:a xlink:type="simple" xlink:href="mailto:git@github.com" text:style-name="Internet_20_link" text:visited-style-name="Visited_20_Internet_20_Link"><text:span text:style-name="T111">git@github.com</text:span></text:a><text:span text:style-name="T111">:myorg/myproj.git"</text:span></text:p>
      <text:p text:style-name="P83"><text:s text:c="12"/><text:span text:style-name="T140">}</text:span></text:p>
      <text:p text:style-name="P83"><text:s text:c="8"/><text:span text:style-name="T140">}</text:span></text:p>
      <text:p text:style-name="P83"><text:s text:c="4"/><text:span text:style-name="T110">}</text:span></text:p>
      <text:p text:style-name="P83">}</text:p>
      <text:p text:style-name="Standard"/>
      <text:h text:style-name="P142" text:outline-level="1"><text:bookmark-start text:name="__RefHeading___Toc4811_2682639303"/>Data Transfer Objects<text:bookmark-end text:name="__RefHeading___Toc4811_2682639303"/></text:h>
      <text:p text:style-name="P63">RFC 185 defines Data Transfer Objects as a generic means for management solutions to interact with runtime entities in an OSGi Framework. DTOs provides a common, easily serializable representation of the technology.</text:p>
      <text:p text:style-name="P63">For all new functionality added to the OSGi Framework the question should be asked: would this feature benefit from a DTO? The expectation is that in most cases it would.</text:p>
      <text:p text:style-name="P63"><text:soft-page-break/>The DTOs for the design in this RFC should be described here and if there are no DTOs being defined an explanation should be given explaining why this is not applicable in this case.</text:p>
      <text:p text:style-name="P63">This section is optional and could also be provided in a separate RFC.</text:p>
      <text:h text:style-name="P142" text:outline-level="1"><text:bookmark-start text:name="__RefHeading___Toc4813_2682639303"/>Javadoc<text:bookmark-end text:name="__RefHeading___Toc4813_2682639303"/></text:h>
      <text:section text:style-name="Sect1" text:name="Section1" text:protected="true">
        <text:section-source xlink:href="../javadoc.rtf" text:filter-name="Rich Text Format"/>
        <text:p text:style-name="P182">OSGi Javadoc</text:p>
        <text:p text:style-name="P189">07/01/20 10:28</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95"><text:span text:style-name="Summary_20_Heading_20_Font"><text:span text:style-name="T144">Package Summary</text:span></text:span></text:p>
            </table:table-cell>
            <table:covered-table-cell/>
            <table:table-cell table:style-name="Table5.A1" office:value-type="string">
              <text:p text:style-name="P97"><text:span text:style-name="Page_20_Reference_20_Font"><text:span text:style-name="T145">Page</text:span></text:span></text:p>
            </table:table-cell>
          </table:table-row>
          <table:table-row table:style-name="Table5.1">
            <table:table-cell table:style-name="Table5.A2" office:value-type="string">
              <text:p text:style-name="P95"><text:a xlink:type="simple" xlink:href="../../../../../../../l%22r2" text:style-name="ListLabel_20_1" text:visited-style-name="ListLabel_20_1"><text:span text:style-name="Internet_20_link"><text:span text:style-name="T149">org.osgi.feature</text:span></text:span></text:a></text:p>
            </table:table-cell>
            <table:table-cell table:style-name="Table5.B2" office:value-type="string">
              <text:p text:style-name="P185"><text:s/></text:p>
            </table:table-cell>
            <table:table-cell table:style-name="Table5.C2" office:value-type="string">
              <text:p text:style-name="P97"><text:bookmark-ref text:reference-format="page" text:ref-name="r2">17</text:bookmark-ref></text:p>
            </table:table-cell>
          </table:table-row>
        </table:table>
        <text:p text:style-name="P183"><text:bookmark text:name="r2"/>Package org.osgi.feature</text:p>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95"><text:span text:style-name="Summary_20_Heading_20_Font1"><text:span text:style-name="T144">Interface Summary</text:span></text:span></text:p>
            </table:table-cell>
            <table:covered-table-cell/>
            <table:table-cell table:style-name="Table6.A1" office:value-type="string">
              <text:p text:style-name="P97"><text:span text:style-name="Page_20_Reference_20_Font"><text:span text:style-name="T145">Page</text:span></text:span></text:p>
            </table:table-cell>
          </table:table-row>
          <table:table-row table:style-name="Table6.1">
            <table:table-cell table:style-name="Table6.A2" office:value-type="string">
              <text:p text:style-name="P95"><text:a xlink:type="simple" xlink:href="../../../../../../../l%22r4" text:style-name="ListLabel_20_1" text:visited-style-name="ListLabel_20_1"><text:span text:style-name="Internet_20_link"><text:span text:style-name="T149">Artifact</text:span></text:span></text:a></text:p>
            </table:table-cell>
            <table:table-cell table:style-name="Table6.B2" office:value-type="string">
              <text:p text:style-name="P194">An Artifact is an entity with an ID.</text:p>
            </table:table-cell>
            <table:table-cell table:style-name="Table6.C2" office:value-type="string">
              <text:p text:style-name="P97"><text:bookmark-ref text:reference-format="page" text:ref-name="r4">18</text:bookmark-ref></text:p>
            </table:table-cell>
          </table:table-row>
          <table:table-row table:style-name="Table6.1">
            <table:table-cell table:style-name="Table6.A3" office:value-type="string">
              <text:p text:style-name="P94"><text:a xlink:type="simple" xlink:href="../../../../../../../l%22r23" text:style-name="ListLabel_20_1" text:visited-style-name="ListLabel_20_1"><text:span text:style-name="Internet_20_link"><text:span text:style-name="T149">BuilderFactory</text:span></text:span></text:a></text:p>
            </table:table-cell>
            <table:table-cell table:style-name="Table6.B3" office:value-type="string">
              <text:p text:style-name="P193">The Builder Factory can be used to obtain builders for the various entities.</text:p>
            </table:table-cell>
            <table:table-cell table:style-name="Table6.C3" office:value-type="string">
              <text:p text:style-name="P96"><text:bookmark-ref text:reference-format="page" text:ref-name="r23">22</text:bookmark-ref></text:p>
            </table:table-cell>
          </table:table-row>
          <table:table-row table:style-name="Table6.1">
            <table:table-cell table:style-name="Table6.A4" office:value-type="string">
              <text:p text:style-name="P94"><text:a xlink:type="simple" xlink:href="../../../../../../../l%22r25" text:style-name="ListLabel_20_1" text:visited-style-name="ListLabel_20_1"><text:span text:style-name="Internet_20_link"><text:span text:style-name="T149">Bundle</text:span></text:span></text:a></text:p>
            </table:table-cell>
            <table:table-cell table:style-name="Table6.B4" office:value-type="string">
              <text:p text:style-name="P193">A Bundle which is part of a feature.</text:p>
            </table:table-cell>
            <table:table-cell table:style-name="Table6.C4" office:value-type="string">
              <text:p text:style-name="P96"><text:bookmark-ref text:reference-format="page" text:ref-name="r25">24</text:bookmark-ref></text:p>
            </table:table-cell>
          </table:table-row>
          <table:table-row table:style-name="Table6.1">
            <table:table-cell table:style-name="Table6.A5" office:value-type="string">
              <text:p text:style-name="P94"><text:a xlink:type="simple" xlink:href="../../../../../../../l%22r29" text:style-name="ListLabel_20_1" text:visited-style-name="ListLabel_20_1"><text:span text:style-name="Internet_20_link"><text:span text:style-name="T149">BundleBuilder</text:span></text:span></text:a></text:p>
            </table:table-cell>
            <table:table-cell table:style-name="Table6.B5" office:value-type="string">
              <text:p text:style-name="P94"><text:span text:style-name="T146">A builder for Feature Model </text:span><text:a xlink:type="simple" xlink:href="../../../../../../../l%22r25" text:style-name="ListLabel_20_2" text:visited-style-name="ListLabel_20_2"><text:span text:style-name="Internet_20_link"><text:span text:style-name="T150">Bundle</text:span></text:span></text:a><text:span text:style-name="Default_20_Paragraph_20_Font"><text:span text:style-name="T147"> objects.</text:span></text:span></text:p>
            </table:table-cell>
            <table:table-cell table:style-name="Table6.C5" office:value-type="string">
              <text:p text:style-name="P96"><text:bookmark-ref text:reference-format="page" text:ref-name="r29">25</text:bookmark-ref></text:p>
            </table:table-cell>
          </table:table-row>
          <table:table-row table:style-name="Table6.1">
            <table:table-cell table:style-name="Table6.A6" office:value-type="string">
              <text:p text:style-name="P94"><text:a xlink:type="simple" xlink:href="../../../../../../../l%22r33" text:style-name="ListLabel_20_1" text:visited-style-name="ListLabel_20_1"><text:span text:style-name="Internet_20_link"><text:span text:style-name="T149">Configuration</text:span></text:span></text:a></text:p>
            </table:table-cell>
            <table:table-cell table:style-name="Table6.B6" office:value-type="string">
              <text:p text:style-name="P193">Represents an OSGi Configuration in the Feature Model.</text:p>
            </table:table-cell>
            <table:table-cell table:style-name="Table6.C6" office:value-type="string">
              <text:p text:style-name="P96"><text:bookmark-ref text:reference-format="page" text:ref-name="r33">27</text:bookmark-ref></text:p>
            </table:table-cell>
          </table:table-row>
          <table:table-row table:style-name="Table6.1">
            <table:table-cell table:style-name="Table6.A7" office:value-type="string">
              <text:p text:style-name="P94"><text:a xlink:type="simple" xlink:href="../../../../../../../l%22r37" text:style-name="ListLabel_20_1" text:visited-style-name="ListLabel_20_1"><text:span text:style-name="Internet_20_link"><text:span text:style-name="T149">ConfigurationBuilder</text:span></text:span></text:a></text:p>
            </table:table-cell>
            <table:table-cell table:style-name="Table6.B7" office:value-type="string">
              <text:p text:style-name="P94"><text:span text:style-name="T146">A builder for Feature Model </text:span><text:a xlink:type="simple" xlink:href="../../../../../../../l%22r33" text:style-name="ListLabel_20_2" text:visited-style-name="ListLabel_20_2"><text:span text:style-name="Internet_20_link"><text:span text:style-name="T150">Configuration</text:span></text:span></text:a><text:span text:style-name="Default_20_Paragraph_20_Font"><text:span text:style-name="T147"> objects.</text:span></text:span></text:p>
            </table:table-cell>
            <table:table-cell table:style-name="Table6.C7" office:value-type="string">
              <text:p text:style-name="P96"><text:bookmark-ref text:reference-format="page" text:ref-name="r37">28</text:bookmark-ref></text:p>
            </table:table-cell>
          </table:table-row>
          <table:table-row table:style-name="Table6.1">
            <table:table-cell table:style-name="Table6.A8" office:value-type="string">
              <text:p text:style-name="P94"><text:a xlink:type="simple" xlink:href="../../../../../../../l%22r41" text:style-name="ListLabel_20_1" text:visited-style-name="ListLabel_20_1"><text:span text:style-name="Internet_20_link"><text:span text:style-name="T149">ConflictResolver</text:span></text:span></text:a></text:p>
            </table:table-cell>
            <table:table-cell table:style-name="Table6.B8" office:value-type="string">
              <text:p text:style-name="P193">Interface implemented by a callback that can resolve merge conflicts.</text:p>
            </table:table-cell>
            <table:table-cell table:style-name="Table6.C8" office:value-type="string">
              <text:p text:style-name="P96"><text:bookmark-ref text:reference-format="page" text:ref-name="r41">30</text:bookmark-ref></text:p>
            </table:table-cell>
          </table:table-row>
          <table:table-row table:style-name="Table6.1">
            <table:table-cell table:style-name="Table6.A9" office:value-type="string">
              <text:p text:style-name="P94"><text:a xlink:type="simple" xlink:href="../../../../../../../l%22r48" text:style-name="ListLabel_20_1" text:visited-style-name="ListLabel_20_1"><text:span text:style-name="Internet_20_link"><text:span text:style-name="T149">Extension</text:span></text:span></text:a></text:p>
            </table:table-cell>
            <table:table-cell table:style-name="Table6.B9" office:value-type="string">
              <text:p text:style-name="P193">A Feature Model Extension.</text:p>
            </table:table-cell>
            <table:table-cell table:style-name="Table6.C9" office:value-type="string">
              <text:p text:style-name="P96"><text:bookmark-ref text:reference-format="page" text:ref-name="r48">31</text:bookmark-ref></text:p>
            </table:table-cell>
          </table:table-row>
          <table:table-row table:style-name="Table6.1">
            <table:table-cell table:style-name="Table6.A10" office:value-type="string">
              <text:p text:style-name="P94"><text:a xlink:type="simple" xlink:href="../../../../../../../l%22r67" text:style-name="ListLabel_20_1" text:visited-style-name="ListLabel_20_1"><text:span text:style-name="Internet_20_link"><text:span text:style-name="T149">ExtensionBuilder</text:span></text:span></text:a></text:p>
            </table:table-cell>
            <table:table-cell table:style-name="Table6.B10" office:value-type="string">
              <text:p text:style-name="P94"><text:span text:style-name="T146">A builder for Feature Model </text:span><text:a xlink:type="simple" xlink:href="../../../../../../../l%22r48" text:style-name="ListLabel_20_2" text:visited-style-name="ListLabel_20_2"><text:span text:style-name="Internet_20_link"><text:span text:style-name="T150">Extension</text:span></text:span></text:a><text:span text:style-name="Default_20_Paragraph_20_Font"><text:span text:style-name="T147"> objects.</text:span></text:span></text:p>
            </table:table-cell>
            <table:table-cell table:style-name="Table6.C10" office:value-type="string">
              <text:p text:style-name="P96"><text:bookmark-ref text:reference-format="page" text:ref-name="r67">35</text:bookmark-ref></text:p>
            </table:table-cell>
          </table:table-row>
          <table:table-row table:style-name="Table6.1">
            <table:table-cell table:style-name="Table6.A11" office:value-type="string">
              <text:p text:style-name="P94"><text:a xlink:type="simple" xlink:href="../../../../../../../l%22r79" text:style-name="ListLabel_20_1" text:visited-style-name="ListLabel_20_1"><text:span text:style-name="Internet_20_link"><text:span text:style-name="T149">Feature</text:span></text:span></text:a></text:p>
            </table:table-cell>
            <table:table-cell table:style-name="Table6.B11" office:value-type="string">
              <text:p text:style-name="P193">The Feature Model Feature.</text:p>
            </table:table-cell>
            <table:table-cell table:style-name="Table6.C11" office:value-type="string">
              <text:p text:style-name="P96"><text:bookmark-ref text:reference-format="page" text:ref-name="r79">37</text:bookmark-ref></text:p>
            </table:table-cell>
          </table:table-row>
          <table:table-row table:style-name="Table6.1">
            <table:table-cell table:style-name="Table6.A12" office:value-type="string">
              <text:p text:style-name="P94"><text:a xlink:type="simple" xlink:href="../../../../../../../l%22r93" text:style-name="ListLabel_20_1" text:visited-style-name="ListLabel_20_1"><text:span text:style-name="Internet_20_link"><text:span text:style-name="T149">FeatureBuilder</text:span></text:span></text:a></text:p>
            </table:table-cell>
            <table:table-cell table:style-name="Table6.B12" office:value-type="string">
              <text:p text:style-name="P94"><text:span text:style-name="T146">A builder for </text:span><text:a xlink:type="simple" xlink:href="../../../../../../../l%22r79" text:style-name="ListLabel_20_2" text:visited-style-name="ListLabel_20_2"><text:span text:style-name="Internet_20_link"><text:span text:style-name="T150">Feature</text:span></text:span></text:a><text:span text:style-name="Default_20_Paragraph_20_Font"><text:span text:style-name="T147"> Models.</text:span></text:span></text:p>
            </table:table-cell>
            <table:table-cell table:style-name="Table6.C12" office:value-type="string">
              <text:p text:style-name="P96"><text:bookmark-ref text:reference-format="page" text:ref-name="r93">40</text:bookmark-ref></text:p>
            </table:table-cell>
          </table:table-row>
          <table:table-row table:style-name="Table6.1">
            <table:table-cell table:style-name="Table6.A13" office:value-type="string">
              <text:p text:style-name="P94"><text:a xlink:type="simple" xlink:href="../../../../../../../l%22r98" text:style-name="ListLabel_20_1" text:visited-style-name="ListLabel_20_1"><text:span text:style-name="Internet_20_link"><text:span text:style-name="T149">FeatureService</text:span></text:span></text:a></text:p>
            </table:table-cell>
            <table:table-cell table:style-name="Table6.B13" office:value-type="string">
              <text:p text:style-name="P193">The Feature Service is the primary entry point for interacting with the feature model.</text:p>
            </table:table-cell>
            <table:table-cell table:style-name="Table6.C13" office:value-type="string">
              <text:p text:style-name="P96"><text:bookmark-ref text:reference-format="page" text:ref-name="r98">44</text:bookmark-ref></text:p>
            </table:table-cell>
          </table:table-row>
          <table:table-row table:style-name="Table6.1">
            <table:table-cell table:style-name="Table6.A14" office:value-type="string">
              <text:p text:style-name="P94"><text:a xlink:type="simple" xlink:href="../../../../../../../l%22r102" text:style-name="ListLabel_20_1" text:visited-style-name="ListLabel_20_1"><text:span text:style-name="Internet_20_link"><text:span text:style-name="T149">MergeContext</text:span></text:span></text:a></text:p>
            </table:table-cell>
            <table:table-cell table:style-name="Table6.B14" office:value-type="string">
              <text:p text:style-name="P193">Context provided by the caller for the merge operation.</text:p>
            </table:table-cell>
            <table:table-cell table:style-name="Table6.C14" office:value-type="string">
              <text:p text:style-name="P96"><text:bookmark-ref text:reference-format="page" text:ref-name="r102">46</text:bookmark-ref></text:p>
            </table:table-cell>
          </table:table-row>
          <table:table-row table:style-name="Table6.1">
            <table:table-cell table:style-name="Table6.A15" office:value-type="string">
              <text:p text:style-name="P94"><text:a xlink:type="simple" xlink:href="../../../../../../../l%22r107" text:style-name="ListLabel_20_1" text:visited-style-name="ListLabel_20_1"><text:span text:style-name="Internet_20_link"><text:span text:style-name="T149">MergeContextBuilder</text:span></text:span></text:a></text:p>
            </table:table-cell>
            <table:table-cell table:style-name="Table6.B15" office:value-type="string">
              <text:p text:style-name="P94"><text:span text:style-name="T146">A builder for </text:span><text:a xlink:type="simple" xlink:href="../../../../../../../l%22r102" text:style-name="ListLabel_20_2" text:visited-style-name="ListLabel_20_2"><text:span text:style-name="Internet_20_link"><text:span text:style-name="T150">MergeContext</text:span></text:span></text:a><text:span text:style-name="Default_20_Paragraph_20_Font"><text:span text:style-name="T147"> objects.</text:span></text:span></text:p>
            </table:table-cell>
            <table:table-cell table:style-name="Table6.C15" office:value-type="string">
              <text:p text:style-name="P96"><text:bookmark-ref text:reference-format="page" text:ref-name="r107">48</text:bookmark-ref></text:p>
            </table:table-cell>
          </table:table-row>
        </table:table>
        <text:p text:style-name="P60"/>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95"><text:span text:style-name="Summary_20_Heading_20_Font1"><text:span text:style-name="T144">Class Summary</text:span></text:span></text:p>
            </table:table-cell>
            <table:covered-table-cell/>
            <table:table-cell table:style-name="Table7.A1" office:value-type="string">
              <text:p text:style-name="P97"><text:span text:style-name="Page_20_Reference_20_Font"><text:span text:style-name="T145">Page</text:span></text:span></text:p>
            </table:table-cell>
          </table:table-row>
          <table:table-row table:style-name="Table7.1">
            <table:table-cell table:style-name="Table7.A2" office:value-type="string">
              <text:p text:style-name="P95"><text:a xlink:type="simple" xlink:href="../../../../../../../l%22r16" text:style-name="ListLabel_20_1" text:visited-style-name="ListLabel_20_1"><text:span text:style-name="Internet_20_link"><text:span text:style-name="T149">ArtifactID</text:span></text:span></text:a></text:p>
            </table:table-cell>
            <table:table-cell table:style-name="Table7.B2" office:value-type="string">
              <text:p text:style-name="P194">ID used to denote an artifact.</text:p>
            </table:table-cell>
            <table:table-cell table:style-name="Table7.C2" office:value-type="string">
              <text:p text:style-name="P97"><text:bookmark-ref text:reference-format="page" text:ref-name="r16">19</text:bookmark-ref></text:p>
            </table:table-cell>
          </table:table-row>
        </table:table>
        <text:p text:style-name="P60"/>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95"><text:span text:style-name="Summary_20_Heading_20_Font1"><text:span text:style-name="T144">Enum Summary</text:span></text:span></text:p>
            </table:table-cell>
            <table:covered-table-cell/>
            <table:table-cell table:style-name="Table8.A1" office:value-type="string">
              <text:p text:style-name="P97"><text:span text:style-name="Page_20_Reference_20_Font"><text:span text:style-name="T145">Page</text:span></text:span></text:p>
            </table:table-cell>
          </table:table-row>
          <table:table-row table:style-name="Table8.1">
            <table:table-cell table:style-name="Table8.A2" office:value-type="string">
              <text:p text:style-name="P95"><text:a xlink:type="simple" xlink:href="../../../../../../../l%22r54" text:style-name="ListLabel_20_1" text:visited-style-name="ListLabel_20_1"><text:span text:style-name="Internet_20_link"><text:span text:style-name="T149">Extension.Kind</text:span></text:span></text:a></text:p>
            </table:table-cell>
            <table:table-cell table:style-name="Table8.B2" office:value-type="string">
              <text:p text:style-name="P185"><text:s/></text:p>
            </table:table-cell>
            <table:table-cell table:style-name="Table8.C2" office:value-type="string">
              <text:p text:style-name="P97"><text:bookmark-ref text:reference-format="page" text:ref-name="r54">33</text:bookmark-ref></text:p>
            </table:table-cell>
          </table:table-row>
          <table:table-row table:style-name="Table8.1">
            <table:table-cell table:style-name="Table8.A3" office:value-type="string">
              <text:p text:style-name="P94"><text:a xlink:type="simple" xlink:href="../../../../../../../l%22r60" text:style-name="ListLabel_20_1" text:visited-style-name="ListLabel_20_1"><text:span text:style-name="Internet_20_link"><text:span text:style-name="T149">Extension.Type</text:span></text:span></text:a></text:p>
            </table:table-cell>
            <table:table-cell table:style-name="Table8.B3" office:value-type="string">
              <text:p text:style-name="P184"><text:s/></text:p>
            </table:table-cell>
            <table:table-cell table:style-name="Table8.C3" office:value-type="string">
              <text:p text:style-name="P96"><text:bookmark-ref text:reference-format="page" text:ref-name="r60">34</text:bookmark-ref></text:p>
            </table:table-cell>
          </table:table-row>
        </table:table>
        <text:p text:style-name="P124"><text:bookmark text:name="r4"/>Interface Artifact</text:p>
        <text:p text:style-name="P69"><text:a xlink:type="simple" xlink:href="../../../../../../../l%22r2" text:style-name="ListLabel_20_3" text:visited-style-name="ListLabel_20_3"><text:span text:style-name="Internet_20_link"><text:span text:style-name="T143">org.osgi.feature</text:span></text:span></text:a></text:p>
        <text:p text:style-name="P141">All Known Subinterfaces:</text:p>
        <text:p text:style-name="P99"><text:a xlink:type="simple" xlink:href="../../../../../../../l%22r25" text:style-name="ListLabel_20_4" text:visited-style-name="ListLabel_20_4"><text:span text:style-name="Internet_20_link"><text:span text:style-name="T146">Bundle</text:span></text:span></text:a><text:span text:style-name="Default_20_Paragraph_20_Font"><text:span text:style-name="T147">, </text:span></text:span><text:a xlink:type="simple" xlink:href="../../../../../../../l%22r79" text:style-name="ListLabel_20_4" text:visited-style-name="ListLabel_20_4"><text:span text:style-name="Internet_20_link"><text:span text:style-name="T146">Feature</text:span></text:span></text:a></text:p>
        <text:p text:style-name="P102"/>
        <text:p text:style-name="P104"><text:span text:style-name="Code2">public interface </text:span><text:span text:style-name="Code2"><text:span text:style-name="T62">Artifact</text:span></text:span></text:p>
        <text:p text:style-name="P186">An Artifact is an entity with an ID.</text:p>
        <text:p text:style-name="P105"/>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107"><text:span text:style-name="Summary_20_Heading_20_Font2"><text:span text:style-name="T144">Method Summary</text:span></text:span></text:p>
            </table:table-cell>
            <table:covered-table-cell/>
            <table:table-cell table:style-name="Table9.A1" office:value-type="string">
              <text:p text:style-name="P109"><text:span text:style-name="Page_20_Reference_20_Font"><text:span text:style-name="T145">Page</text:span></text:span></text:p>
            </table:table-cell>
          </table:table-row>
          <table:table-row table:style-name="Table9.1">
            <table:table-cell table:style-name="Table9.A2" office:value-type="string">
              <text:p text:style-name="P111"><text:a xlink:type="simple" xlink:href="../../../../../../../l%22r16" text:style-name="ListLabel_20_5" text:visited-style-name="ListLabel_20_5"><text:span text:style-name="Internet_20_link"><text:span text:style-name="T153">ArtifactID</text:span></text:span></text:a></text:p>
            </table:table-cell>
            <table:table-cell table:style-name="Table9.B2" office:value-type="string">
              <text:p text:style-name="P113"><text:a xlink:type="simple" xlink:href="../../../../../../../l%22r3" text:style-name="ListLabel_20_6" text:visited-style-name="ListLabel_20_6"><text:span text:style-name="Internet_20_link"><text:span text:style-name="T151">getID</text:span></text:span></text:a><text:span text:style-name="Code2"><text:span text:style-name="T155">()</text:span></text:span></text:p>
              <text:p text:style-name="P196">Get the artifact's ID.</text:p>
            </table:table-cell>
            <table:table-cell table:style-name="Table9.C2" office:value-type="string">
              <text:p text:style-name="P109"><text:bookmark-ref text:reference-format="page" text:ref-name="r3">18</text:bookmark-ref></text:p>
            </table:table-cell>
          </table:table-row>
        </table:table>
        <text:p text:style-name="P118">Method Detail</text:p>
        <text:p text:style-name="P120"><text:bookmark text:name="r3"/>getID</text:p>
        <text:p text:style-name="P91"><text:a xlink:type="simple" xlink:href="../../../../../../../l%22r16" text:style-name="ListLabel_20_7" text:visited-style-name="ListLabel_20_7"><text:span text:style-name="Internet_20_link"><text:span text:style-name="T156">ArtifactID</text:span></text:span></text:a><text:span text:style-name="Code2"><text:span text:style-name="T160"> </text:span></text:span><text:span text:style-name="Code2"><text:span text:style-name="T161">getID</text:span></text:span><text:span text:style-name="Code2"><text:span text:style-name="T162">()</text:span></text:span></text:p>
        <text:p text:style-name="P197">Get the artifact's ID.</text:p>
        <text:p text:style-name="P198">Returns:</text:p>
        <text:p text:style-name="P200">The ID of this artifact.</text:p>
        <text:p text:style-name="P125"><text:bookmark text:name="r16"/>Class ArtifactID</text:p>
        <text:p text:style-name="P69"><text:a xlink:type="simple" xlink:href="../../../../../../../l%22r2" text:style-name="ListLabel_20_3" text:visited-style-name="ListLabel_20_3"><text:span text:style-name="Internet_20_link"><text:span text:style-name="T143">org.osgi.feature</text:span></text:span></text:a></text:p>
        <text:p text:style-name="P103"><text:span text:style-name="Code2">java.lang.Object</text:span></text:p>
        <text:p text:style-name="P62"><text:span text:style-name="Code2">  </text:span><draw:frame draw:style-name="fr3" draw:name="Image1" text:anchor-type="as-char" svg:width="0.397cm" svg:height="0.37cm" draw:z-index="16"><draw:image xlink:href="Pictures/100002000000000F0000000ED3A4069C610A9F54.png" xlink:type="simple" xlink:show="embed" xlink:actuate="onLoad" loext:mime-type="image/png"/></draw:frame><text:span text:style-name="Code2"><text:span text:style-name="T62">org.osgi.feature.ArtifactID</text:span></text:span></text:p>
        <text:p text:style-name="P102"/>
        <text:p text:style-name="P114"><text:span text:style-name="Code2">public class </text:span><text:span text:style-name="Code2"><text:span text:style-name="T62">ArtifactID</text:span></text:span></text:p>
        <text:p text:style-name="P91"><text:span text:style-name="Code2">extends Object</text:span></text:p>
        <text:p text:style-name="P201">ID used to denote an artifact. This could be a feature model, a bundle which is part of the feature model or some other artifact.</text:p>
        <text:p text:style-name="P201">Artifact IDs follow the Maven convention of having:</text:p>
        <text:list xml:id="list1337248145" text:style-name="WWNum1">
          <text:list-item>
            <text:p text:style-name="P187">A group ID</text:p>
          </text:list-item>
          <text:list-item>
            <text:p text:style-name="P187">An artifact ID</text:p>
          </text:list-item>
          <text:list-item>
            <text:p text:style-name="P187">A version</text:p>
          </text:list-item>
          <text:list-item>
            <text:p text:style-name="P187">A type identifier (optional)</text:p>
          </text:list-item>
          <text:list-item>
            <text:p text:style-name="P191">A classifier (optional)</text:p>
          </text:list-item>
        </text:list>
        <text:p text:style-name="P202">ThreadSafe</text:p>
        <text:p text:style-name="P105"/>
        <table:table table:name="Table10" table:style-name="Table10">
          <table:table-column table:style-name="Table10.A"/>
          <table:table-column table:style-name="Table10.B"/>
          <table:table-row table:style-name="Table10.1">
            <table:table-cell table:style-name="Table10.A1" office:value-type="string">
              <text:p text:style-name="P107"><text:span text:style-name="Summary_20_Heading_20_Font2"><text:span text:style-name="T144">Constructor Summary</text:span></text:span></text:p>
            </table:table-cell>
            <table:table-cell table:style-name="Table10.A1" office:value-type="string">
              <text:p text:style-name="P109"><text:span text:style-name="Page_20_Reference_20_Font"><text:span text:style-name="T145">Page</text:span></text:span></text:p>
            </table:table-cell>
          </table:table-row>
          <table:table-row table:style-name="Table10.1">
            <table:table-cell table:style-name="Table10.A2" office:value-type="string">
              <text:p text:style-name="P113"><text:a xlink:type="simple" xlink:href="../../../../../../../l%22r5" text:style-name="ListLabel_20_6" text:visited-style-name="ListLabel_20_6"><text:span text:style-name="Internet_20_link"><text:span text:style-name="T151">ArtifactID</text:span></text:span></text:a><text:span text:style-name="Code2"><text:span text:style-name="T155">(String groupId, String artifactId, String version)</text:span></text:span></text:p>
              <text:p text:style-name="P196">Construct an Artifact ID</text:p>
            </table:table-cell>
            <table:table-cell table:style-name="Table10.B2" office:value-type="string">
              <text:p text:style-name="P109"><text:bookmark-ref text:reference-format="page" text:ref-name="r5">20</text:bookmark-ref></text:p>
            </table:table-cell>
          </table:table-row>
          <table:table-row table:style-name="Table10.1">
            <table:table-cell table:style-name="Table10.A3" office:value-type="string">
              <text:p text:style-name="P112"><text:a xlink:type="simple" xlink:href="../../../../../../../l%22r6" text:style-name="ListLabel_20_6" text:visited-style-name="ListLabel_20_6"><text:span text:style-name="Internet_20_link"><text:span text:style-name="T151">ArtifactID</text:span></text:span></text:a><text:span text:style-name="Code2"><text:span text:style-name="T155">(String groupId, String artifactId, String version, String type, String classifier)</text:span></text:span></text:p>
              <text:p text:style-name="P195">Construct an Artifact ID</text:p>
            </table:table-cell>
            <table:table-cell table:style-name="Table10.B3" office:value-type="string">
              <text:p text:style-name="P108"><text:bookmark-ref text:reference-format="page" text:ref-name="r6">20</text:bookmark-ref></text:p>
            </table:table-cell>
          </table:table-row>
        </table:table>
        <text:p text:style-name="P61"/>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107"><text:span text:style-name="Summary_20_Heading_20_Font2"><text:span text:style-name="T144">Method Summary</text:span></text:span></text:p>
            </table:table-cell>
            <table:covered-table-cell/>
            <table:table-cell table:style-name="Table11.A1" office:value-type="string">
              <text:p text:style-name="P109"><text:span text:style-name="Page_20_Reference_20_Font"><text:span text:style-name="T145">Page</text:span></text:span></text:p>
            </table:table-cell>
          </table:table-row>
          <table:table-row table:style-name="Table11.1">
            <table:table-cell table:style-name="Table11.A2" office:value-type="string">
              <text:p text:style-name="P111"><text:span text:style-name="Code_20_Small1"><text:span text:style-name="T158">boolean</text:span></text:span></text:p>
            </table:table-cell>
            <table:table-cell table:style-name="Table11.B2" office:value-type="string">
              <text:p text:style-name="P107"><text:a xlink:type="simple" xlink:href="../../../../../../../l%22r14" text:style-name="ListLabel_20_6" text:visited-style-name="ListLabel_20_6"><text:span text:style-name="Internet_20_link"><text:span text:style-name="T151">equals</text:span></text:span></text:a><text:span text:style-name="Code2"><text:span text:style-name="T155">(Object obj)</text:span></text:span></text:p>
            </table:table-cell>
            <table:table-cell table:style-name="Table11.C2" office:value-type="string">
              <text:p text:style-name="P109"><text:bookmark-ref text:reference-format="page" text:ref-name="r14">21</text:bookmark-ref></text:p>
            </table:table-cell>
          </table:table-row>
          <table:table-row table:style-name="Table11.1">
            <table:table-cell table:style-name="Table11.A3" office:value-type="string">
              <text:p text:style-name="P110"><text:span text:style-name="Code_20_Small1"><text:span text:style-name="T158">static </text:span></text:span><text:a xlink:type="simple" xlink:href="../../../../../../../l%22r16" text:style-name="ListLabel_20_5" text:visited-style-name="ListLabel_20_5"><text:span text:style-name="Internet_20_link"><text:span text:style-name="T153">ArtifactID</text:span></text:span></text:a></text:p>
            </table:table-cell>
            <table:table-cell table:style-name="Table11.B3" office:value-type="string">
              <text:p text:style-name="P112"><text:a xlink:type="simple" xlink:href="../../../../../../../l%22r7" text:style-name="ListLabel_20_6" text:visited-style-name="ListLabel_20_6"><text:span text:style-name="Internet_20_link"><text:span text:style-name="T151">fromMavenID</text:span></text:span></text:a><text:span text:style-name="Code2"><text:span text:style-name="T155">(String mavenID)</text:span></text:span></text:p>
              <text:p text:style-name="P195">Construct an Artifact ID from a Maven ID.</text:p>
            </table:table-cell>
            <table:table-cell table:style-name="Table11.C3" office:value-type="string">
              <text:p text:style-name="P108"><text:bookmark-ref text:reference-format="page" text:ref-name="r7">20</text:bookmark-ref></text:p>
            </table:table-cell>
          </table:table-row>
          <table:table-row table:style-name="Table11.1">
            <table:table-cell table:style-name="Table11.A4" office:value-type="string">
              <text:p text:style-name="P110"><text:span text:style-name="Code_20_Small1"><text:span text:style-name="T158">String</text:span></text:span></text:p>
            </table:table-cell>
            <table:table-cell table:style-name="Table11.B4" office:value-type="string">
              <text:p text:style-name="P112"><text:a xlink:type="simple" xlink:href="../../../../../../../l%22r9" text:style-name="ListLabel_20_6" text:visited-style-name="ListLabel_20_6"><text:span text:style-name="Internet_20_link"><text:span text:style-name="T151">getArtifactId</text:span></text:span></text:a><text:span text:style-name="Code2"><text:span text:style-name="T155">()</text:span></text:span></text:p>
              <text:p text:style-name="P195">Get the artifact ID.</text:p>
            </table:table-cell>
            <table:table-cell table:style-name="Table11.C4" office:value-type="string">
              <text:p text:style-name="P108"><text:bookmark-ref text:reference-format="page" text:ref-name="r9">20</text:bookmark-ref></text:p>
            </table:table-cell>
          </table:table-row>
          <table:table-row table:style-name="Table11.1">
            <table:table-cell table:style-name="Table11.A5" office:value-type="string">
              <text:p text:style-name="P110"><text:span text:style-name="Code_20_Small1"><text:span text:style-name="T158">String</text:span></text:span></text:p>
            </table:table-cell>
            <table:table-cell table:style-name="Table11.B5" office:value-type="string">
              <text:p text:style-name="P112"><text:a xlink:type="simple" xlink:href="../../../../../../../l%22r12" text:style-name="ListLabel_20_6" text:visited-style-name="ListLabel_20_6"><text:span text:style-name="Internet_20_link"><text:span text:style-name="T151">getClassifier</text:span></text:span></text:a><text:span text:style-name="Code2"><text:span text:style-name="T155">()</text:span></text:span></text:p>
              <text:p text:style-name="P195">Get the classifier.</text:p>
            </table:table-cell>
            <table:table-cell table:style-name="Table11.C5" office:value-type="string">
              <text:p text:style-name="P108"><text:bookmark-ref text:reference-format="page" text:ref-name="r12">21</text:bookmark-ref></text:p>
            </table:table-cell>
          </table:table-row>
          <table:table-row table:style-name="Table11.1">
            <table:table-cell table:style-name="Table11.A6" office:value-type="string">
              <text:p text:style-name="P110"><text:span text:style-name="Code_20_Small1"><text:span text:style-name="T158">String</text:span></text:span></text:p>
            </table:table-cell>
            <table:table-cell table:style-name="Table11.B6" office:value-type="string">
              <text:p text:style-name="P112"><text:a xlink:type="simple" xlink:href="../../../../../../../l%22r8" text:style-name="ListLabel_20_6" text:visited-style-name="ListLabel_20_6"><text:span text:style-name="Internet_20_link"><text:span text:style-name="T151">getGroupId</text:span></text:span></text:a><text:span text:style-name="Code2"><text:span text:style-name="T155">()</text:span></text:span></text:p>
              <text:p text:style-name="P195">Get the group ID.</text:p>
            </table:table-cell>
            <table:table-cell table:style-name="Table11.C6" office:value-type="string">
              <text:p text:style-name="P108"><text:bookmark-ref text:reference-format="page" text:ref-name="r8">20</text:bookmark-ref></text:p>
            </table:table-cell>
          </table:table-row>
          <table:table-row table:style-name="Table11.1">
            <table:table-cell table:style-name="Table11.A7" office:value-type="string">
              <text:p text:style-name="P110"><text:span text:style-name="Code_20_Small1"><text:span text:style-name="T158">String</text:span></text:span></text:p>
            </table:table-cell>
            <table:table-cell table:style-name="Table11.B7" office:value-type="string">
              <text:p text:style-name="P112"><text:a xlink:type="simple" xlink:href="../../../../../../../l%22r11" text:style-name="ListLabel_20_6" text:visited-style-name="ListLabel_20_6"><text:span text:style-name="Internet_20_link"><text:span text:style-name="T151">getType</text:span></text:span></text:a><text:span text:style-name="Code2"><text:span text:style-name="T155">()</text:span></text:span></text:p>
              <text:p text:style-name="P195">Get the type identifier.</text:p>
            </table:table-cell>
            <table:table-cell table:style-name="Table11.C7" office:value-type="string">
              <text:p text:style-name="P108"><text:bookmark-ref text:reference-format="page" text:ref-name="r11">21</text:bookmark-ref></text:p>
            </table:table-cell>
          </table:table-row>
          <table:table-row table:style-name="Table11.1">
            <table:table-cell table:style-name="Table11.A8" office:value-type="string">
              <text:p text:style-name="P110"><text:span text:style-name="Code_20_Small1"><text:span text:style-name="T158">String</text:span></text:span></text:p>
            </table:table-cell>
            <table:table-cell table:style-name="Table11.B8" office:value-type="string">
              <text:p text:style-name="P112"><text:a xlink:type="simple" xlink:href="../../../../../../../l%22r10" text:style-name="ListLabel_20_6" text:visited-style-name="ListLabel_20_6"><text:span text:style-name="Internet_20_link"><text:span text:style-name="T151">getVersion</text:span></text:span></text:a><text:span text:style-name="Code2"><text:span text:style-name="T155">()</text:span></text:span></text:p>
              <text:p text:style-name="P195">Get the version.</text:p>
            </table:table-cell>
            <table:table-cell table:style-name="Table11.C8" office:value-type="string">
              <text:p text:style-name="P108"><text:bookmark-ref text:reference-format="page" text:ref-name="r10">21</text:bookmark-ref></text:p>
            </table:table-cell>
          </table:table-row>
          <table:table-row table:style-name="Table11.1">
            <table:table-cell table:style-name="Table11.A9" office:value-type="string">
              <text:p text:style-name="P110"><text:span text:style-name="Code_20_Small1"><text:span text:style-name="T158">int</text:span></text:span></text:p>
            </table:table-cell>
            <table:table-cell table:style-name="Table11.B9" office:value-type="string">
              <text:p text:style-name="P106"><text:a xlink:type="simple" xlink:href="../../../../../../../l%22r13" text:style-name="ListLabel_20_6" text:visited-style-name="ListLabel_20_6"><text:span text:style-name="Internet_20_link"><text:span text:style-name="T151">hashCode</text:span></text:span></text:a><text:span text:style-name="Code2"><text:span text:style-name="T155">()</text:span></text:span></text:p>
            </table:table-cell>
            <table:table-cell table:style-name="Table11.C9" office:value-type="string">
              <text:p text:style-name="P108"><text:bookmark-ref text:reference-format="page" text:ref-name="r13">21</text:bookmark-ref></text:p>
            </table:table-cell>
          </table:table-row>
          <table:table-row table:style-name="Table11.1">
            <table:table-cell table:style-name="Table11.A10" office:value-type="string">
              <text:p text:style-name="P110"><text:span text:style-name="Code_20_Small1"><text:span text:style-name="T158">String</text:span></text:span></text:p>
            </table:table-cell>
            <table:table-cell table:style-name="Table11.B10" office:value-type="string">
              <text:p text:style-name="P106"><text:a xlink:type="simple" xlink:href="../../../../../../../l%22r15" text:style-name="ListLabel_20_6" text:visited-style-name="ListLabel_20_6"><text:span text:style-name="Internet_20_link"><text:span text:style-name="T151">toString</text:span></text:span></text:a><text:span text:style-name="Code2"><text:span text:style-name="T155">()</text:span></text:span></text:p>
            </table:table-cell>
            <table:table-cell table:style-name="Table11.C10" office:value-type="string">
              <text:p text:style-name="P108"><text:bookmark-ref text:reference-format="page" text:ref-name="r15">21</text:bookmark-ref></text:p>
            </table:table-cell>
          </table:table-row>
        </table:table>
        <text:p text:style-name="P118"><text:soft-page-break/>Constructor Detail</text:p>
        <text:p text:style-name="P120"><text:bookmark text:name="r5"/>ArtifactID</text:p>
        <text:p text:style-name="P91"><text:span text:style-name="Code2">public </text:span><text:span text:style-name="Code2"><text:span text:style-name="T62">ArtifactID</text:span></text:span><text:span text:style-name="Code2"><text:span text:style-name="T163">(String groupId,</text:span></text:span><text:line-break/><text:span text:style-name="Code2"><text:span text:style-name="T163">                  String artifactId,</text:span></text:span><text:line-break/><text:span text:style-name="Code2"><text:span text:style-name="T163">                  String version)</text:span></text:span></text:p>
        <text:p text:style-name="P197">Construct an Artifact ID</text:p>
        <text:p text:style-name="P198">Parameters:</text:p>
        <text:p text:style-name="P93"><text:span text:style-name="Code2">groupId</text:span><text:span text:style-name="Default_20_Paragraph_20_Font"><text:span text:style-name="T146"> - The group ID.</text:span></text:span></text:p>
        <text:p text:style-name="P93"><text:span text:style-name="Code2">artifactId</text:span><text:span text:style-name="Default_20_Paragraph_20_Font"><text:span text:style-name="T146"> - The artifact ID.</text:span></text:span></text:p>
        <text:p text:style-name="P93"><text:span text:style-name="Code2">version</text:span><text:span text:style-name="Default_20_Paragraph_20_Font"><text:span text:style-name="T146"> - The version.</text:span></text:span></text:p>
        <text:p text:style-name="P115"/>
        <text:p text:style-name="P121"><text:bookmark text:name="r6"/>ArtifactID</text:p>
        <text:p text:style-name="P91"><text:span text:style-name="Code2">public </text:span><text:span text:style-name="Code2"><text:span text:style-name="T62">ArtifactID</text:span></text:span><text:span text:style-name="Code2"><text:span text:style-name="T163">(String groupId,</text:span></text:span><text:line-break/><text:span text:style-name="Code2"><text:span text:style-name="T163">                  String artifactId,</text:span></text:span><text:line-break/><text:span text:style-name="Code2"><text:span text:style-name="T163">                  String version,</text:span></text:span><text:line-break/><text:span text:style-name="Code2"><text:span text:style-name="T163">                  String type,</text:span></text:span><text:line-break/><text:span text:style-name="Code2"><text:span text:style-name="T163">                  String classifier)</text:span></text:span></text:p>
        <text:p text:style-name="P197">Construct an Artifact ID</text:p>
        <text:p text:style-name="P198">Parameters:</text:p>
        <text:p text:style-name="P93"><text:span text:style-name="Code2">groupId</text:span><text:span text:style-name="Default_20_Paragraph_20_Font"><text:span text:style-name="T146"> - The group ID.</text:span></text:span></text:p>
        <text:p text:style-name="P93"><text:span text:style-name="Code2">artifactId</text:span><text:span text:style-name="Default_20_Paragraph_20_Font"><text:span text:style-name="T146"> - The artifact ID.</text:span></text:span></text:p>
        <text:p text:style-name="P93"><text:span text:style-name="Code2">version</text:span><text:span text:style-name="Default_20_Paragraph_20_Font"><text:span text:style-name="T146"> - The version.</text:span></text:span></text:p>
        <text:p text:style-name="P93"><text:span text:style-name="Code2">type</text:span><text:span text:style-name="Default_20_Paragraph_20_Font"><text:span text:style-name="T146"> - The type identifier.</text:span></text:span></text:p>
        <text:p text:style-name="P93"><text:span text:style-name="Code2">classifier</text:span><text:span text:style-name="Default_20_Paragraph_20_Font"><text:span text:style-name="T146"> - The classifier.</text:span></text:span></text:p>
        <text:p text:style-name="P118">Method Detail</text:p>
        <text:p text:style-name="P120"><text:bookmark text:name="r7"/>fromMavenID</text:p>
        <text:p text:style-name="P91"><text:span text:style-name="Code2">public static </text:span><text:a xlink:type="simple" xlink:href="../../../../../../../l%22r16" text:style-name="ListLabel_20_7" text:visited-style-name="ListLabel_20_7"><text:span text:style-name="Internet_20_link"><text:span text:style-name="T156">ArtifactID</text:span></text:span></text:a><text:span text:style-name="Code2"><text:span text:style-name="T160"> </text:span></text:span><text:span text:style-name="Code2"><text:span text:style-name="T161">fromMavenID</text:span></text:span><text:span text:style-name="Code2"><text:span text:style-name="T162">(String mavenID)</text:span></text:span></text:p>
        <text:p text:style-name="P199">Construct an Artifact ID from a Maven ID. Maven IDs have the following syntax:</text:p>
        <text:p text:style-name="P100"><text:span text:style-name="Code2">group-id ':' artifact-id [ ':' [type] [ ':' classifier ] ] ':' version</text:span></text:p>
        <text:p text:style-name="P116"/>
        <text:p text:style-name="P122"><text:bookmark text:name="r8"/>getGroupId</text:p>
        <text:p text:style-name="P91"><text:span text:style-name="Code2">public String </text:span><text:span text:style-name="Code2"><text:span text:style-name="T62">getGroupId</text:span></text:span><text:span text:style-name="Code2"><text:span text:style-name="T163">()</text:span></text:span></text:p>
        <text:p text:style-name="P197">Get the group ID.</text:p>
        <text:p text:style-name="P198">Returns:</text:p>
        <text:p text:style-name="P200">The group ID.</text:p>
        <text:p text:style-name="P115"/>
        <text:p text:style-name="P121"><text:bookmark text:name="r9"/>getArtifactId</text:p>
        <text:p text:style-name="P91"><text:span text:style-name="Code2">public String </text:span><text:span text:style-name="Code2"><text:span text:style-name="T62">getArtifactId</text:span></text:span><text:span text:style-name="Code2"><text:span text:style-name="T163">()</text:span></text:span></text:p>
        <text:p text:style-name="P197">Get the artifact ID.</text:p>
        <text:p text:style-name="P198"><text:soft-page-break/>Returns:</text:p>
        <text:p text:style-name="P200">The artifact ID.</text:p>
        <text:p text:style-name="P115"/>
        <text:p text:style-name="P121"><text:bookmark text:name="r10"/>getVersion</text:p>
        <text:p text:style-name="P91"><text:span text:style-name="Code2">public String </text:span><text:span text:style-name="Code2"><text:span text:style-name="T62">getVersion</text:span></text:span><text:span text:style-name="Code2"><text:span text:style-name="T163">()</text:span></text:span></text:p>
        <text:p text:style-name="P197">Get the version.</text:p>
        <text:p text:style-name="P198">Returns:</text:p>
        <text:p text:style-name="P200">The version.</text:p>
        <text:p text:style-name="P115"/>
        <text:p text:style-name="P121"><text:bookmark text:name="r11"/>getType</text:p>
        <text:p text:style-name="P91"><text:span text:style-name="Code2">public String </text:span><text:span text:style-name="Code2"><text:span text:style-name="T62">getType</text:span></text:span><text:span text:style-name="Code2"><text:span text:style-name="T163">()</text:span></text:span></text:p>
        <text:p text:style-name="P197">Get the type identifier.</text:p>
        <text:p text:style-name="P198">Returns:</text:p>
        <text:p text:style-name="P200">The type identifier.</text:p>
        <text:p text:style-name="P115"/>
        <text:p text:style-name="P121"><text:bookmark text:name="r12"/>getClassifier</text:p>
        <text:p text:style-name="P91"><text:span text:style-name="Code2">public String </text:span><text:span text:style-name="Code2"><text:span text:style-name="T62">getClassifier</text:span></text:span><text:span text:style-name="Code2"><text:span text:style-name="T163">()</text:span></text:span></text:p>
        <text:p text:style-name="P197">Get the classifier.</text:p>
        <text:p text:style-name="P198">Returns:</text:p>
        <text:p text:style-name="P200">The classifier.</text:p>
        <text:p text:style-name="P115"/>
        <text:p text:style-name="P121"><text:bookmark text:name="r13"/>hashCode</text:p>
        <text:p text:style-name="P91"><text:span text:style-name="Code2">public int </text:span><text:span text:style-name="Code2"><text:span text:style-name="T62">hashCode</text:span></text:span><text:span text:style-name="Code2"><text:span text:style-name="T163">()</text:span></text:span></text:p>
        <text:p text:style-name="P198">Overrides:</text:p>
        <text:p text:style-name="P93"><text:span text:style-name="Code2">hashCode</text:span><text:span text:style-name="Default_20_Paragraph_20_Font"><text:span text:style-name="T146"> in class </text:span></text:span><text:span text:style-name="Code2">Object</text:span></text:p>
        <text:p text:style-name="P115"/>
        <text:p text:style-name="P121"><text:bookmark text:name="r14"/>equals</text:p>
        <text:p text:style-name="P91"><text:span text:style-name="Code2">public boolean </text:span><text:span text:style-name="Code2"><text:span text:style-name="T62">equals</text:span></text:span><text:span text:style-name="Code2"><text:span text:style-name="T163">(Object obj)</text:span></text:span></text:p>
        <text:p text:style-name="P198">Overrides:</text:p>
        <text:p text:style-name="P93"><text:span text:style-name="Code2">equals</text:span><text:span text:style-name="Default_20_Paragraph_20_Font"><text:span text:style-name="T146"> in class </text:span></text:span><text:span text:style-name="Code2">Object</text:span></text:p>
        <text:p text:style-name="P115"/>
        <text:p text:style-name="P121"><text:bookmark text:name="r15"/>toString</text:p>
        <text:p text:style-name="P91"><text:span text:style-name="Code2">public String </text:span><text:span text:style-name="Code2"><text:span text:style-name="T62">toString</text:span></text:span><text:span text:style-name="Code2"><text:span text:style-name="T163">()</text:span></text:span></text:p>
        <text:p text:style-name="P198">Overrides:</text:p>
        <text:p text:style-name="P93"><text:span text:style-name="Code2">toString</text:span><text:span text:style-name="Default_20_Paragraph_20_Font"><text:span text:style-name="T146"> in class </text:span></text:span><text:span text:style-name="Code2">Object</text:span></text:p>
        <text:p text:style-name="P126"><text:bookmark text:name="r23"/>Interface BuilderFactory</text:p>
        <text:p text:style-name="P69"><text:a xlink:type="simple" xlink:href="../../../../../../../l%22r2" text:style-name="ListLabel_20_3" text:visited-style-name="ListLabel_20_3"><text:span text:style-name="Internet_20_link"><text:span text:style-name="T143">org.osgi.feature</text:span></text:span></text:a></text:p>
        <text:p text:style-name="P102"/>
        <text:p text:style-name="P104"><text:span text:style-name="Code2">public interface </text:span><text:span text:style-name="Code2"><text:span text:style-name="T62">BuilderFactory</text:span></text:span></text:p>
        <text:p text:style-name="P186">The Builder Factory can be used to obtain builders for the various entities.</text:p>
        <text:p text:style-name="P105"/>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107"><text:span text:style-name="Summary_20_Heading_20_Font2"><text:span text:style-name="T144">Method Summary</text:span></text:span></text:p>
            </table:table-cell>
            <table:covered-table-cell/>
            <table:table-cell table:style-name="Table12.A1" office:value-type="string">
              <text:p text:style-name="P109"><text:span text:style-name="Page_20_Reference_20_Font"><text:span text:style-name="T145">Page</text:span></text:span></text:p>
            </table:table-cell>
          </table:table-row>
          <table:table-row table:style-name="Table12.1">
            <table:table-cell table:style-name="Table12.A2" office:value-type="string">
              <text:p text:style-name="P111"><text:a xlink:type="simple" xlink:href="../../../../../../../l%22r29" text:style-name="ListLabel_20_5" text:visited-style-name="ListLabel_20_5"><text:span text:style-name="Internet_20_link"><text:span text:style-name="T153">BundleBuilder</text:span></text:span></text:a></text:p>
            </table:table-cell>
            <table:table-cell table:style-name="Table12.B2" office:value-type="string">
              <text:p text:style-name="P113"><text:a xlink:type="simple" xlink:href="../../../../../../../l%22r17" text:style-name="ListLabel_20_6" text:visited-style-name="ListLabel_20_6"><text:span text:style-name="Internet_20_link"><text:span text:style-name="T151">newBundleBuilder</text:span></text:span></text:a><text:span text:style-name="Code2"><text:span text:style-name="T155">(</text:span></text:span><text:a xlink:type="simple" xlink:href="../../../../../../../l%22r16" text:style-name="ListLabel_20_8" text:visited-style-name="ListLabel_20_8"><text:span text:style-name="Internet_20_link"><text:span text:style-name="T152">ArtifactID</text:span></text:span></text:a><text:span text:style-name="Code2"><text:span text:style-name="T155"> id)</text:span></text:span></text:p>
              <text:p text:style-name="P196">Obtain a new builder for Bundle objects.</text:p>
            </table:table-cell>
            <table:table-cell table:style-name="Table12.C2" office:value-type="string">
              <text:p text:style-name="P109"><text:bookmark-ref text:reference-format="page" text:ref-name="r17">22</text:bookmark-ref></text:p>
            </table:table-cell>
          </table:table-row>
          <table:table-row table:style-name="Table12.1">
            <table:table-cell table:style-name="Table12.A3" office:value-type="string">
              <text:p text:style-name="P110"><text:a xlink:type="simple" xlink:href="../../../../../../../l%22r37" text:style-name="ListLabel_20_5" text:visited-style-name="ListLabel_20_5"><text:span text:style-name="Internet_20_link"><text:span text:style-name="T153">ConfigurationBuilder</text:span></text:span></text:a></text:p>
            </table:table-cell>
            <table:table-cell table:style-name="Table12.B3" office:value-type="string">
              <text:p text:style-name="P112"><text:a xlink:type="simple" xlink:href="../../../../../../../l%22r18" text:style-name="ListLabel_20_6" text:visited-style-name="ListLabel_20_6"><text:span text:style-name="Internet_20_link"><text:span text:style-name="T151">newConfigurationBuilder</text:span></text:span></text:a><text:span text:style-name="Code2"><text:span text:style-name="T155">(String pid)</text:span></text:span></text:p>
              <text:p text:style-name="P195">Obtain a new builder for Configuration objects.</text:p>
            </table:table-cell>
            <table:table-cell table:style-name="Table12.C3" office:value-type="string">
              <text:p text:style-name="P108"><text:bookmark-ref text:reference-format="page" text:ref-name="r18">22</text:bookmark-ref></text:p>
            </table:table-cell>
          </table:table-row>
          <table:table-row table:style-name="Table12.1">
            <table:table-cell table:style-name="Table12.A4" office:value-type="string">
              <text:p text:style-name="P110"><text:a xlink:type="simple" xlink:href="../../../../../../../l%22r37" text:style-name="ListLabel_20_5" text:visited-style-name="ListLabel_20_5"><text:span text:style-name="Internet_20_link"><text:span text:style-name="T153">ConfigurationBuilder</text:span></text:span></text:a></text:p>
            </table:table-cell>
            <table:table-cell table:style-name="Table12.B4" office:value-type="string">
              <text:p text:style-name="P112"><text:a xlink:type="simple" xlink:href="../../../../../../../l%22r19" text:style-name="ListLabel_20_6" text:visited-style-name="ListLabel_20_6"><text:span text:style-name="Internet_20_link"><text:span text:style-name="T151">newConfigurationBuilder</text:span></text:span></text:a><text:span text:style-name="Code2"><text:span text:style-name="T155">(String factoryPid, String name)</text:span></text:span></text:p>
              <text:p text:style-name="P195">Obtain a new builder for Factory Configuration objects.</text:p>
            </table:table-cell>
            <table:table-cell table:style-name="Table12.C4" office:value-type="string">
              <text:p text:style-name="P108"><text:bookmark-ref text:reference-format="page" text:ref-name="r19">22</text:bookmark-ref></text:p>
            </table:table-cell>
          </table:table-row>
          <table:table-row table:style-name="Table12.1">
            <table:table-cell table:style-name="Table12.A5" office:value-type="string">
              <text:p text:style-name="P110"><text:a xlink:type="simple" xlink:href="../../../../../../../l%22r67" text:style-name="ListLabel_20_5" text:visited-style-name="ListLabel_20_5"><text:span text:style-name="Internet_20_link"><text:span text:style-name="T153">ExtensionBuilder</text:span></text:span></text:a></text:p>
            </table:table-cell>
            <table:table-cell table:style-name="Table12.B5" office:value-type="string">
              <text:p text:style-name="P112"><text:a xlink:type="simple" xlink:href="../../../../../../../l%22r21" text:style-name="ListLabel_20_6" text:visited-style-name="ListLabel_20_6"><text:span text:style-name="Internet_20_link"><text:span text:style-name="T151">newExtensionBuilder</text:span></text:span></text:a><text:span text:style-name="Code2"><text:span text:style-name="T155">(String name, </text:span></text:span><text:a xlink:type="simple" xlink:href="../../../../../../../l%22r60" text:style-name="ListLabel_20_8" text:visited-style-name="ListLabel_20_8"><text:span text:style-name="Internet_20_link"><text:span text:style-name="T152">Extension.Type</text:span></text:span></text:a><text:span text:style-name="Code2"><text:span text:style-name="T155"> type, </text:span></text:span><text:a xlink:type="simple" xlink:href="../../../../../../../l%22r54" text:style-name="ListLabel_20_8" text:visited-style-name="ListLabel_20_8"><text:span text:style-name="Internet_20_link"><text:span text:style-name="T152">Extension.Kind</text:span></text:span></text:a><text:span text:style-name="Code2"><text:span text:style-name="T155"> kind)</text:span></text:span></text:p>
              <text:p text:style-name="P195">Obtain a new builder for Feature objects.</text:p>
            </table:table-cell>
            <table:table-cell table:style-name="Table12.C5" office:value-type="string">
              <text:p text:style-name="P108"><text:bookmark-ref text:reference-format="page" text:ref-name="r21">23</text:bookmark-ref></text:p>
            </table:table-cell>
          </table:table-row>
          <table:table-row table:style-name="Table12.1">
            <table:table-cell table:style-name="Table12.A6" office:value-type="string">
              <text:p text:style-name="P110"><text:a xlink:type="simple" xlink:href="../../../../../../../l%22r93" text:style-name="ListLabel_20_5" text:visited-style-name="ListLabel_20_5"><text:span text:style-name="Internet_20_link"><text:span text:style-name="T153">FeatureBuilder</text:span></text:span></text:a></text:p>
            </table:table-cell>
            <table:table-cell table:style-name="Table12.B6" office:value-type="string">
              <text:p text:style-name="P112"><text:a xlink:type="simple" xlink:href="../../../../../../../l%22r20" text:style-name="ListLabel_20_6" text:visited-style-name="ListLabel_20_6"><text:span text:style-name="Internet_20_link"><text:span text:style-name="T151">newFeatureBuilder</text:span></text:span></text:a><text:span text:style-name="Code2"><text:span text:style-name="T155">(</text:span></text:span><text:a xlink:type="simple" xlink:href="../../../../../../../l%22r16" text:style-name="ListLabel_20_8" text:visited-style-name="ListLabel_20_8"><text:span text:style-name="Internet_20_link"><text:span text:style-name="T152">ArtifactID</text:span></text:span></text:a><text:span text:style-name="Code2"><text:span text:style-name="T155"> id)</text:span></text:span></text:p>
              <text:p text:style-name="P195">Obtain a new builder for Feature objects.</text:p>
            </table:table-cell>
            <table:table-cell table:style-name="Table12.C6" office:value-type="string">
              <text:p text:style-name="P108"><text:bookmark-ref text:reference-format="page" text:ref-name="r20">23</text:bookmark-ref></text:p>
            </table:table-cell>
          </table:table-row>
          <table:table-row table:style-name="Table12.1">
            <table:table-cell table:style-name="Table12.A7" office:value-type="string">
              <text:p text:style-name="P110"><text:a xlink:type="simple" xlink:href="../../../../../../../l%22r107" text:style-name="ListLabel_20_5" text:visited-style-name="ListLabel_20_5"><text:span text:style-name="Internet_20_link"><text:span text:style-name="T153">MergeContextBuilder</text:span></text:span></text:a></text:p>
            </table:table-cell>
            <table:table-cell table:style-name="Table12.B7" office:value-type="string">
              <text:p text:style-name="P112"><text:a xlink:type="simple" xlink:href="../../../../../../../l%22r22" text:style-name="ListLabel_20_6" text:visited-style-name="ListLabel_20_6"><text:span text:style-name="Internet_20_link"><text:span text:style-name="T151">newMergeContextBuilder</text:span></text:span></text:a><text:span text:style-name="Code2"><text:span text:style-name="T155">()</text:span></text:span></text:p>
              <text:p text:style-name="P195">Obtain a new builder for MergeContext objects.</text:p>
            </table:table-cell>
            <table:table-cell table:style-name="Table12.C7" office:value-type="string">
              <text:p text:style-name="P108"><text:bookmark-ref text:reference-format="page" text:ref-name="r22">23</text:bookmark-ref></text:p>
            </table:table-cell>
          </table:table-row>
        </table:table>
        <text:p text:style-name="P118">Method Detail</text:p>
        <text:p text:style-name="P120"><text:bookmark text:name="r17"/>newBundleBuilder</text:p>
        <text:p text:style-name="P91"><text:a xlink:type="simple" xlink:href="../../../../../../../l%22r29" text:style-name="ListLabel_20_7" text:visited-style-name="ListLabel_20_7"><text:span text:style-name="Internet_20_link"><text:span text:style-name="T156">BundleBuilder</text:span></text:span></text:a><text:span text:style-name="Code2"><text:span text:style-name="T160"> </text:span></text:span><text:span text:style-name="Code2"><text:span text:style-name="T161">newBundleBuilder</text:span></text:span><text:span text:style-name="Code2"><text:span text:style-name="T162">(</text:span></text:span><text:a xlink:type="simple" xlink:href="../../../../../../../l%22r16" text:style-name="ListLabel_20_9" text:visited-style-name="ListLabel_20_9"><text:span text:style-name="Internet_20_link"><text:span text:style-name="T157">ArtifactID</text:span></text:span></text:a><text:span text:style-name="Code2"><text:span text:style-name="T162"> id)</text:span></text:span></text:p>
        <text:p text:style-name="P197">Obtain a new builder for Bundle objects.</text:p>
        <text:p text:style-name="P198">Parameters:</text:p>
        <text:p text:style-name="P93"><text:span text:style-name="Code2">id</text:span><text:span text:style-name="Default_20_Paragraph_20_Font"><text:span text:style-name="T146"> - The artifact ID for the bundle object being built.</text:span></text:span></text:p>
        <text:p text:style-name="P198">Returns:</text:p>
        <text:p text:style-name="P200">The builder.</text:p>
        <text:p text:style-name="P115"/>
        <text:p text:style-name="P121"><text:bookmark text:name="r18"/>newConfigurationBuilder</text:p>
        <text:p text:style-name="P91"><text:a xlink:type="simple" xlink:href="../../../../../../../l%22r37" text:style-name="ListLabel_20_7" text:visited-style-name="ListLabel_20_7"><text:span text:style-name="Internet_20_link"><text:span text:style-name="T156">ConfigurationBuilder</text:span></text:span></text:a><text:span text:style-name="Code2"><text:span text:style-name="T160"> </text:span></text:span><text:span text:style-name="Code2"><text:span text:style-name="T161">newConfigurationBuilder</text:span></text:span><text:span text:style-name="Code2"><text:span text:style-name="T162">(String pid)</text:span></text:span></text:p>
        <text:p text:style-name="P197">Obtain a new builder for Configuration objects.</text:p>
        <text:p text:style-name="P198">Parameters:</text:p>
        <text:p text:style-name="P93"><text:span text:style-name="Code2">pid</text:span><text:span text:style-name="Default_20_Paragraph_20_Font"><text:span text:style-name="T146"> - The persistent ID for the Configuration being built.</text:span></text:span></text:p>
        <text:p text:style-name="P198">Returns:</text:p>
        <text:p text:style-name="P200">The builder.</text:p>
        <text:p text:style-name="P115"/>
        <text:p text:style-name="P121"><text:bookmark text:name="r19"/>newConfigurationBuilder</text:p>
        <text:p text:style-name="P91"><text:a xlink:type="simple" xlink:href="../../../../../../../l%22r37" text:style-name="ListLabel_20_7" text:visited-style-name="ListLabel_20_7"><text:span text:style-name="Internet_20_link"><text:span text:style-name="T156">ConfigurationBuilder</text:span></text:span></text:a><text:span text:style-name="Code2"><text:span text:style-name="T160"> </text:span></text:span><text:span text:style-name="Code2"><text:span text:style-name="T161">newConfigurationBuilder</text:span></text:span><text:span text:style-name="Code2"><text:span text:style-name="T162">(String factoryPid,</text:span></text:span><text:line-break/><text:span text:style-name="Code2"><text:span text:style-name="T162">                                             String name)</text:span></text:span></text:p>
        <text:p text:style-name="P197"><text:soft-page-break/>Obtain a new builder for Factory Configuration objects.</text:p>
        <text:p text:style-name="P198">Parameters:</text:p>
        <text:p text:style-name="P93"><text:span text:style-name="Code2">factoryPid</text:span><text:span text:style-name="Default_20_Paragraph_20_Font"><text:span text:style-name="T146"> - The factory persistent ID for the Configuration being built.</text:span></text:span></text:p>
        <text:p text:style-name="P93"><text:span text:style-name="Code2">name</text:span><text:span text:style-name="Default_20_Paragraph_20_Font"><text:span text:style-name="T146"> - The name of the configuration being built. The PID for the configuration will be the factoryPid + '~' + name</text:span></text:span></text:p>
        <text:p text:style-name="P198">Returns:</text:p>
        <text:p text:style-name="P200">The builder.</text:p>
        <text:p text:style-name="P115"/>
        <text:p text:style-name="P121"><text:bookmark text:name="r20"/>newFeatureBuilder</text:p>
        <text:p text:style-name="P91"><text:a xlink:type="simple" xlink:href="../../../../../../../l%22r93" text:style-name="ListLabel_20_7" text:visited-style-name="ListLabel_20_7"><text:span text:style-name="Internet_20_link"><text:span text:style-name="T156">FeatureBuilder</text:span></text:span></text:a><text:span text:style-name="Code2"><text:span text:style-name="T160"> </text:span></text:span><text:span text:style-name="Code2"><text:span text:style-name="T161">newFeatureBuilder</text:span></text:span><text:span text:style-name="Code2"><text:span text:style-name="T162">(</text:span></text:span><text:a xlink:type="simple" xlink:href="../../../../../../../l%22r16" text:style-name="ListLabel_20_9" text:visited-style-name="ListLabel_20_9"><text:span text:style-name="Internet_20_link"><text:span text:style-name="T157">ArtifactID</text:span></text:span></text:a><text:span text:style-name="Code2"><text:span text:style-name="T162"> id)</text:span></text:span></text:p>
        <text:p text:style-name="P197">Obtain a new builder for Feature objects.</text:p>
        <text:p text:style-name="P198">Parameters:</text:p>
        <text:p text:style-name="P93"><text:span text:style-name="Code2">id</text:span><text:span text:style-name="Default_20_Paragraph_20_Font"><text:span text:style-name="T146"> - The artifact ID for the feature object being built.</text:span></text:span></text:p>
        <text:p text:style-name="P198">Returns:</text:p>
        <text:p text:style-name="P200">The builder.</text:p>
        <text:p text:style-name="P115"/>
        <text:p text:style-name="P121"><text:bookmark text:name="r21"/>newExtensionBuilder</text:p>
        <text:p text:style-name="P91"><text:a xlink:type="simple" xlink:href="../../../../../../../l%22r67" text:style-name="ListLabel_20_7" text:visited-style-name="ListLabel_20_7"><text:span text:style-name="Internet_20_link"><text:span text:style-name="T156">ExtensionBuilder</text:span></text:span></text:a><text:span text:style-name="Code2"><text:span text:style-name="T160"> </text:span></text:span><text:span text:style-name="Code2"><text:span text:style-name="T161">newExtensionBuilder</text:span></text:span><text:span text:style-name="Code2"><text:span text:style-name="T162">(String name,</text:span></text:span><text:line-break/><text:span text:style-name="Code2"><text:span text:style-name="T162">                                     </text:span></text:span><text:a xlink:type="simple" xlink:href="../../../../../../../l%22r60" text:style-name="ListLabel_20_9" text:visited-style-name="ListLabel_20_9"><text:span text:style-name="Internet_20_link"><text:span text:style-name="T157">Extension.Type</text:span></text:span></text:a><text:span text:style-name="Code2"><text:span text:style-name="T162"> type,</text:span></text:span><text:line-break/><text:span text:style-name="Code2"><text:span text:style-name="T162">                                     </text:span></text:span><text:a xlink:type="simple" xlink:href="../../../../../../../l%22r54" text:style-name="ListLabel_20_9" text:visited-style-name="ListLabel_20_9"><text:span text:style-name="Internet_20_link"><text:span text:style-name="T157">Extension.Kind</text:span></text:span></text:a><text:span text:style-name="Code2"><text:span text:style-name="T162"> kind)</text:span></text:span></text:p>
        <text:p text:style-name="P197">Obtain a new builder for Feature objects.</text:p>
        <text:p text:style-name="P198">Parameters:</text:p>
        <text:p text:style-name="P93"><text:span text:style-name="Code2">name</text:span><text:span text:style-name="Default_20_Paragraph_20_Font"><text:span text:style-name="T146"> - The extension name.</text:span></text:span></text:p>
        <text:p text:style-name="P93"><text:span text:style-name="Code2">type</text:span><text:span text:style-name="Default_20_Paragraph_20_Font"><text:span text:style-name="T146"> - The type of extension: JSON, Text or Artifacts.</text:span></text:span></text:p>
        <text:p text:style-name="P93"><text:span text:style-name="Code2">kind</text:span><text:span text:style-name="Default_20_Paragraph_20_Font"><text:span text:style-name="T146"> - The kind of extension: Mandatory, Optional or Transient.</text:span></text:span></text:p>
        <text:p text:style-name="P198">Returns:</text:p>
        <text:p text:style-name="P200">The builder.</text:p>
        <text:p text:style-name="P115"/>
        <text:p text:style-name="P121"><text:bookmark text:name="r22"/>newMergeContextBuilder</text:p>
        <text:p text:style-name="P91"><text:a xlink:type="simple" xlink:href="../../../../../../../l%22r107" text:style-name="ListLabel_20_7" text:visited-style-name="ListLabel_20_7"><text:span text:style-name="Internet_20_link"><text:span text:style-name="T156">MergeContextBuilder</text:span></text:span></text:a><text:span text:style-name="Code2"><text:span text:style-name="T160"> </text:span></text:span><text:span text:style-name="Code2"><text:span text:style-name="T161">newMergeContextBuilder</text:span></text:span><text:span text:style-name="Code2"><text:span text:style-name="T162">()</text:span></text:span></text:p>
        <text:p text:style-name="P197">Obtain a new builder for MergeContext objects.</text:p>
        <text:p text:style-name="P198">Returns:</text:p>
        <text:p text:style-name="P200">The builder.</text:p>
        <text:p text:style-name="P127"><text:bookmark text:name="r25"/>Interface Bundle</text:p>
        <text:p text:style-name="P69"><text:a xlink:type="simple" xlink:href="../../../../../../../l%22r2" text:style-name="ListLabel_20_3" text:visited-style-name="ListLabel_20_3"><text:span text:style-name="Internet_20_link"><text:span text:style-name="T143">org.osgi.feature</text:span></text:span></text:a></text:p>
        <text:p text:style-name="P141">All Superinterfaces:</text:p>
        <text:p text:style-name="P99"><text:a xlink:type="simple" xlink:href="../../../../../../../l%22r4" text:style-name="ListLabel_20_4" text:visited-style-name="ListLabel_20_4"><text:span text:style-name="Internet_20_link"><text:span text:style-name="T146">Artifact</text:span></text:span></text:a></text:p>
        <text:p text:style-name="P102"/>
        <text:p text:style-name="P114"><text:span text:style-name="Code2">public interface </text:span><text:span text:style-name="Code2"><text:span text:style-name="T62">Bundle</text:span></text:span></text:p>
        <text:p text:style-name="P91"><text:span text:style-name="Code2">extends </text:span><text:a xlink:type="simple" xlink:href="../../../../../../../l%22r4" text:style-name="ListLabel_20_7" text:visited-style-name="ListLabel_20_7"><text:span text:style-name="Internet_20_link"><text:span text:style-name="T156">Artifact</text:span></text:span></text:a></text:p>
        <text:p text:style-name="P190">A Bundle which is part of a feature.</text:p>
        <text:p text:style-name="P202">ThreadSafe</text:p>
        <text:p text:style-name="P105"/>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07"><text:span text:style-name="Summary_20_Heading_20_Font2"><text:span text:style-name="T144">Method Summary</text:span></text:span></text:p>
            </table:table-cell>
            <table:covered-table-cell/>
            <table:table-cell table:style-name="Table13.A1" office:value-type="string">
              <text:p text:style-name="P109"><text:span text:style-name="Page_20_Reference_20_Font"><text:span text:style-name="T145">Page</text:span></text:span></text:p>
            </table:table-cell>
          </table:table-row>
          <table:table-row table:style-name="Table13.1">
            <table:table-cell table:style-name="Table13.A2" office:value-type="string">
              <text:p text:style-name="P111"><text:span text:style-name="Code_20_Small1"><text:span text:style-name="T158">Map&lt;String,Object&gt;</text:span></text:span></text:p>
            </table:table-cell>
            <table:table-cell table:style-name="Table13.B2" office:value-type="string">
              <text:p text:style-name="P113"><text:a xlink:type="simple" xlink:href="../../../../../../../l%22r24" text:style-name="ListLabel_20_6" text:visited-style-name="ListLabel_20_6"><text:span text:style-name="Internet_20_link"><text:span text:style-name="T151">getMetadata</text:span></text:span></text:a><text:span text:style-name="Code2"><text:span text:style-name="T155">()</text:span></text:span></text:p>
              <text:p text:style-name="P196">Get the metadata for this bundle.</text:p>
            </table:table-cell>
            <table:table-cell table:style-name="Table13.C2" office:value-type="string">
              <text:p text:style-name="P109"><text:bookmark-ref text:reference-format="page" text:ref-name="r24">24</text:bookmark-ref></text:p>
            </table:table-cell>
          </table:table-row>
        </table:table>
        <text:p text:style-name="P61"/>
        <table:table table:name="Table14" table:style-name="Table14">
          <table:table-column table:style-name="Table14.A"/>
          <table:table-row table:style-name="Table14.1">
            <table:table-cell table:style-name="Table14.A1" office:value-type="string">
              <text:p text:style-name="P98"><text:span text:style-name="T148">Methods inherited from interface org.osgi.feature.</text:span><text:a xlink:type="simple" xlink:href="../../../../../../../l%22r4" text:style-name="ListLabel_20_1" text:visited-style-name="ListLabel_20_1"><text:span text:style-name="Internet_20_link"><text:span text:style-name="T149">Artifact</text:span></text:span></text:a></text:p>
            </table:table-cell>
          </table:table-row>
          <table:table-row table:style-name="Table14.2">
            <table:table-cell table:style-name="Table14.A2" office:value-type="string">
              <text:p text:style-name="P95"><text:a xlink:type="simple" xlink:href="../../../../../../../l%22r3" text:style-name="ListLabel_20_10" text:visited-style-name="ListLabel_20_10"><text:span text:style-name="Internet_20_link"><text:span text:style-name="T154">getID</text:span></text:span></text:a></text:p>
            </table:table-cell>
          </table:table-row>
        </table:table>
        <text:p text:style-name="P118">Method Detail</text:p>
        <text:p text:style-name="P120"><text:bookmark text:name="r24"/>getMetadata</text:p>
        <text:p text:style-name="P91"><text:span text:style-name="Code2">Map&lt;String,Object&gt; </text:span><text:span text:style-name="Code2"><text:span text:style-name="T62">getMetadata</text:span></text:span><text:span text:style-name="Code2"><text:span text:style-name="T163">()</text:span></text:span></text:p>
        <text:p text:style-name="P197">Get the metadata for this bundle.</text:p>
        <text:p text:style-name="P198">Returns:</text:p>
        <text:p text:style-name="P200">The metadata.</text:p>
        <text:p text:style-name="P128"><text:bookmark text:name="r29"/>Interface BundleBuilder</text:p>
        <text:p text:style-name="P69"><text:a xlink:type="simple" xlink:href="../../../../../../../l%22r2" text:style-name="ListLabel_20_3" text:visited-style-name="ListLabel_20_3"><text:span text:style-name="Internet_20_link"><text:span text:style-name="T143">org.osgi.feature</text:span></text:span></text:a></text:p>
        <text:p text:style-name="P102"/>
        <text:p text:style-name="P104"><text:span text:style-name="Code2">public interface </text:span><text:span text:style-name="Code2"><text:span text:style-name="T62">BundleBuilder</text:span></text:span></text:p>
        <text:p text:style-name="P90"><text:span text:style-name="T146">A builder for Feature Model </text:span><text:a xlink:type="simple" xlink:href="../../../../../../../l%22r25" text:style-name="ListLabel_20_7" text:visited-style-name="ListLabel_20_7"><text:span text:style-name="Internet_20_link"><text:span text:style-name="T156">Bundle</text:span></text:span></text:a><text:span text:style-name="Default_20_Paragraph_20_Font"><text:span text:style-name="T147"> objects.</text:span></text:span></text:p>
        <text:p text:style-name="P202">NotThreadSafe</text:p>
        <text:p text:style-name="P105"/>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07"><text:span text:style-name="Summary_20_Heading_20_Font2"><text:span text:style-name="T144">Method Summary</text:span></text:span></text:p>
            </table:table-cell>
            <table:covered-table-cell/>
            <table:table-cell table:style-name="Table15.A1" office:value-type="string">
              <text:p text:style-name="P109"><text:span text:style-name="Page_20_Reference_20_Font"><text:span text:style-name="T145">Page</text:span></text:span></text:p>
            </table:table-cell>
          </table:table-row>
          <table:table-row table:style-name="Table15.1">
            <table:table-cell table:style-name="Table15.A2" office:value-type="string">
              <text:p text:style-name="P111"><text:a xlink:type="simple" xlink:href="../../../../../../../l%22r29" text:style-name="ListLabel_20_5" text:visited-style-name="ListLabel_20_5"><text:span text:style-name="Internet_20_link"><text:span text:style-name="T153">BundleBuilder</text:span></text:span></text:a></text:p>
            </table:table-cell>
            <table:table-cell table:style-name="Table15.B2" office:value-type="string">
              <text:p text:style-name="P113"><text:a xlink:type="simple" xlink:href="../../../../../../../l%22r26" text:style-name="ListLabel_20_6" text:visited-style-name="ListLabel_20_6"><text:span text:style-name="Internet_20_link"><text:span text:style-name="T151">addMetadata</text:span></text:span></text:a><text:span text:style-name="Code2"><text:span text:style-name="T155">(String key, Object value)</text:span></text:span></text:p>
              <text:p text:style-name="P196">Add metadata for this Bundle.</text:p>
            </table:table-cell>
            <table:table-cell table:style-name="Table15.C2" office:value-type="string">
              <text:p text:style-name="P109"><text:bookmark-ref text:reference-format="page" text:ref-name="r26">25</text:bookmark-ref></text:p>
            </table:table-cell>
          </table:table-row>
          <table:table-row table:style-name="Table15.1">
            <table:table-cell table:style-name="Table15.A3" office:value-type="string">
              <text:p text:style-name="P110"><text:a xlink:type="simple" xlink:href="../../../../../../../l%22r29" text:style-name="ListLabel_20_5" text:visited-style-name="ListLabel_20_5"><text:span text:style-name="Internet_20_link"><text:span text:style-name="T153">BundleBuilder</text:span></text:span></text:a></text:p>
            </table:table-cell>
            <table:table-cell table:style-name="Table15.B3" office:value-type="string">
              <text:p text:style-name="P112"><text:a xlink:type="simple" xlink:href="../../../../../../../l%22r27" text:style-name="ListLabel_20_6" text:visited-style-name="ListLabel_20_6"><text:span text:style-name="Internet_20_link"><text:span text:style-name="T151">addMetadata</text:span></text:span></text:a><text:span text:style-name="Code2"><text:span text:style-name="T155">(Map&lt;String,Object&gt; md)</text:span></text:span></text:p>
              <text:p text:style-name="P195">Add metadata for this Bundle by providing a map.</text:p>
            </table:table-cell>
            <table:table-cell table:style-name="Table15.C3" office:value-type="string">
              <text:p text:style-name="P108"><text:bookmark-ref text:reference-format="page" text:ref-name="r27">25</text:bookmark-ref></text:p>
            </table:table-cell>
          </table:table-row>
          <table:table-row table:style-name="Table15.1">
            <table:table-cell table:style-name="Table15.A4" office:value-type="string">
              <text:p text:style-name="P110"><text:a xlink:type="simple" xlink:href="../../../../../../../l%22r25" text:style-name="ListLabel_20_5" text:visited-style-name="ListLabel_20_5"><text:span text:style-name="Internet_20_link"><text:span text:style-name="T153">Bundle</text:span></text:span></text:a></text:p>
            </table:table-cell>
            <table:table-cell table:style-name="Table15.B4" office:value-type="string">
              <text:p text:style-name="P112"><text:a xlink:type="simple" xlink:href="../../../../../../../l%22r28" text:style-name="ListLabel_20_6" text:visited-style-name="ListLabel_20_6"><text:span text:style-name="Internet_20_link"><text:span text:style-name="T151">build</text:span></text:span></text:a><text:span text:style-name="Code2"><text:span text:style-name="T155">()</text:span></text:span></text:p>
              <text:p text:style-name="P195">Build the Bundle object.</text:p>
            </table:table-cell>
            <table:table-cell table:style-name="Table15.C4" office:value-type="string">
              <text:p text:style-name="P108"><text:bookmark-ref text:reference-format="page" text:ref-name="r28">25</text:bookmark-ref></text:p>
            </table:table-cell>
          </table:table-row>
        </table:table>
        <text:p text:style-name="P118">Method Detail</text:p>
        <text:p text:style-name="P120"><text:bookmark text:name="r26"/>addMetadata</text:p>
        <text:p text:style-name="P91"><text:a xlink:type="simple" xlink:href="../../../../../../../l%22r29" text:style-name="ListLabel_20_7" text:visited-style-name="ListLabel_20_7"><text:span text:style-name="Internet_20_link"><text:span text:style-name="T156">BundleBuilder</text:span></text:span></text:a><text:span text:style-name="Code2"><text:span text:style-name="T160"> </text:span></text:span><text:span text:style-name="Code2"><text:span text:style-name="T161">addMetadata</text:span></text:span><text:span text:style-name="Code2"><text:span text:style-name="T162">(String key,</text:span></text:span><text:line-break/><text:span text:style-name="Code2"><text:span text:style-name="T162">                          Object value)</text:span></text:span></text:p>
        <text:p text:style-name="P197">Add metadata for this Bundle.</text:p>
        <text:p text:style-name="P198">Parameters:</text:p>
        <text:p text:style-name="P93"><text:span text:style-name="Code2">key</text:span><text:span text:style-name="Default_20_Paragraph_20_Font"><text:span text:style-name="T146"> - Metadata key.</text:span></text:span></text:p>
        <text:p text:style-name="P93"><text:span text:style-name="Code2">value</text:span><text:span text:style-name="Default_20_Paragraph_20_Font"><text:span text:style-name="T146"> - Metadata value.</text:span></text:span></text:p>
        <text:p text:style-name="P198">Returns:</text:p>
        <text:p text:style-name="P200">This builder.</text:p>
        <text:p text:style-name="P115"/>
        <text:p text:style-name="P121"><text:bookmark text:name="r27"/>addMetadata</text:p>
        <text:p text:style-name="P91"><text:a xlink:type="simple" xlink:href="../../../../../../../l%22r29" text:style-name="ListLabel_20_7" text:visited-style-name="ListLabel_20_7"><text:span text:style-name="Internet_20_link"><text:span text:style-name="T156">BundleBuilder</text:span></text:span></text:a><text:span text:style-name="Code2"><text:span text:style-name="T160"> </text:span></text:span><text:span text:style-name="Code2"><text:span text:style-name="T161">addMetadata</text:span></text:span><text:span text:style-name="Code2"><text:span text:style-name="T162">(Map&lt;String,Object&gt; md)</text:span></text:span></text:p>
        <text:p text:style-name="P197">Add metadata for this Bundle by providing a map. All metadata in the map is added to any previously provided metadata.</text:p>
        <text:p text:style-name="P198">Parameters:</text:p>
        <text:p text:style-name="P93"><text:span text:style-name="Code2">md</text:span><text:span text:style-name="Default_20_Paragraph_20_Font"><text:span text:style-name="T146"> - The map with metadata.</text:span></text:span></text:p>
        <text:p text:style-name="P198">Returns:</text:p>
        <text:p text:style-name="P200">This builder.</text:p>
        <text:p text:style-name="P115"/>
        <text:p text:style-name="P121"><text:bookmark text:name="r28"/>build</text:p>
        <text:p text:style-name="P91"><text:a xlink:type="simple" xlink:href="../../../../../../../l%22r25" text:style-name="ListLabel_20_7" text:visited-style-name="ListLabel_20_7"><text:span text:style-name="Internet_20_link"><text:span text:style-name="T156">Bundle</text:span></text:span></text:a><text:span text:style-name="Code2"><text:span text:style-name="T160"> </text:span></text:span><text:span text:style-name="Code2"><text:span text:style-name="T161">build</text:span></text:span><text:span text:style-name="Code2"><text:span text:style-name="T162">()</text:span></text:span></text:p>
        <text:p text:style-name="P197">Build the Bundle object. Can only be called once on a builder. After calling this method the current builder instance cannot be used any more.</text:p>
        <text:p text:style-name="P198"><text:soft-page-break/>Returns:</text:p>
        <text:p text:style-name="P200">The Bundle.</text:p>
        <text:p text:style-name="P129"><text:bookmark text:name="r33"/>Interface Configuration</text:p>
        <text:p text:style-name="P69"><text:a xlink:type="simple" xlink:href="../../../../../../../l%22r2" text:style-name="ListLabel_20_3" text:visited-style-name="ListLabel_20_3"><text:span text:style-name="Internet_20_link"><text:span text:style-name="T143">org.osgi.feature</text:span></text:span></text:a></text:p>
        <text:p text:style-name="P102"/>
        <text:p text:style-name="P104"><text:span text:style-name="Code2">public interface </text:span><text:span text:style-name="Code2"><text:span text:style-name="T62">Configuration</text:span></text:span></text:p>
        <text:p text:style-name="P190">Represents an OSGi Configuration in the Feature Model.</text:p>
        <text:p text:style-name="P202">ThreadSafe</text:p>
        <text:p text:style-name="P105"/>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107"><text:span text:style-name="Summary_20_Heading_20_Font2"><text:span text:style-name="T144">Method Summary</text:span></text:span></text:p>
            </table:table-cell>
            <table:covered-table-cell/>
            <table:table-cell table:style-name="Table16.A1" office:value-type="string">
              <text:p text:style-name="P109"><text:span text:style-name="Page_20_Reference_20_Font"><text:span text:style-name="T145">Page</text:span></text:span></text:p>
            </table:table-cell>
          </table:table-row>
          <table:table-row table:style-name="Table16.1">
            <table:table-cell table:style-name="Table16.A2" office:value-type="string">
              <text:p text:style-name="P111"><text:span text:style-name="Code_20_Small1"><text:span text:style-name="T158">String</text:span></text:span></text:p>
            </table:table-cell>
            <table:table-cell table:style-name="Table16.B2" office:value-type="string">
              <text:p text:style-name="P113"><text:a xlink:type="simple" xlink:href="../../../../../../../l%22r31" text:style-name="ListLabel_20_6" text:visited-style-name="ListLabel_20_6"><text:span text:style-name="Internet_20_link"><text:span text:style-name="T151">getFactoryPid</text:span></text:span></text:a><text:span text:style-name="Code2"><text:span text:style-name="T155">()</text:span></text:span></text:p>
              <text:p text:style-name="P196">Get the Factory PID from the configuration, if any.</text:p>
            </table:table-cell>
            <table:table-cell table:style-name="Table16.C2" office:value-type="string">
              <text:p text:style-name="P109"><text:bookmark-ref text:reference-format="page" text:ref-name="r31">27</text:bookmark-ref></text:p>
            </table:table-cell>
          </table:table-row>
          <table:table-row table:style-name="Table16.1">
            <table:table-cell table:style-name="Table16.A3" office:value-type="string">
              <text:p text:style-name="P110"><text:span text:style-name="Code_20_Small1"><text:span text:style-name="T158">String</text:span></text:span></text:p>
            </table:table-cell>
            <table:table-cell table:style-name="Table16.B3" office:value-type="string">
              <text:p text:style-name="P112"><text:a xlink:type="simple" xlink:href="../../../../../../../l%22r30" text:style-name="ListLabel_20_6" text:visited-style-name="ListLabel_20_6"><text:span text:style-name="Internet_20_link"><text:span text:style-name="T151">getPid</text:span></text:span></text:a><text:span text:style-name="Code2"><text:span text:style-name="T155">()</text:span></text:span></text:p>
              <text:p text:style-name="P195">Get the PID from the configuration.</text:p>
            </table:table-cell>
            <table:table-cell table:style-name="Table16.C3" office:value-type="string">
              <text:p text:style-name="P108"><text:bookmark-ref text:reference-format="page" text:ref-name="r30">27</text:bookmark-ref></text:p>
            </table:table-cell>
          </table:table-row>
          <table:table-row table:style-name="Table16.1">
            <table:table-cell table:style-name="Table16.A4" office:value-type="string">
              <text:p text:style-name="P110"><text:span text:style-name="Code_20_Small1"><text:span text:style-name="T158">Map&lt;String,Object&gt;</text:span></text:span></text:p>
            </table:table-cell>
            <table:table-cell table:style-name="Table16.B4" office:value-type="string">
              <text:p text:style-name="P112"><text:a xlink:type="simple" xlink:href="../../../../../../../l%22r32" text:style-name="ListLabel_20_6" text:visited-style-name="ListLabel_20_6"><text:span text:style-name="Internet_20_link"><text:span text:style-name="T151">getValues</text:span></text:span></text:a><text:span text:style-name="Code2"><text:span text:style-name="T155">()</text:span></text:span></text:p>
              <text:p text:style-name="P195">Get the configuration key-value map.</text:p>
            </table:table-cell>
            <table:table-cell table:style-name="Table16.C4" office:value-type="string">
              <text:p text:style-name="P108"><text:bookmark-ref text:reference-format="page" text:ref-name="r32">27</text:bookmark-ref></text:p>
            </table:table-cell>
          </table:table-row>
        </table:table>
        <text:p text:style-name="P118">Method Detail</text:p>
        <text:p text:style-name="P120"><text:bookmark text:name="r30"/>getPid</text:p>
        <text:p text:style-name="P91"><text:span text:style-name="Code2">String </text:span><text:span text:style-name="Code2"><text:span text:style-name="T62">getPid</text:span></text:span><text:span text:style-name="Code2"><text:span text:style-name="T163">()</text:span></text:span></text:p>
        <text:p text:style-name="P197">Get the PID from the configuration.</text:p>
        <text:p text:style-name="P198">Returns:</text:p>
        <text:p text:style-name="P200">The PID.</text:p>
        <text:p text:style-name="P115"/>
        <text:p text:style-name="P121"><text:bookmark text:name="r31"/>getFactoryPid</text:p>
        <text:p text:style-name="P91"><text:span text:style-name="Code2">String </text:span><text:span text:style-name="Code2"><text:span text:style-name="T62">getFactoryPid</text:span></text:span><text:span text:style-name="Code2"><text:span text:style-name="T163">()</text:span></text:span></text:p>
        <text:p text:style-name="P197">Get the Factory PID from the configuration, if any.</text:p>
        <text:p text:style-name="P198">Returns:</text:p>
        <text:p text:style-name="P93"><text:span text:style-name="T146">The Factory PID, or </text:span><text:span text:style-name="Code2">null</text:span><text:span text:style-name="Default_20_Paragraph_20_Font"><text:span text:style-name="T146"> if there is none.</text:span></text:span></text:p>
        <text:p text:style-name="P115"/>
        <text:p text:style-name="P121"><text:bookmark text:name="r32"/>getValues</text:p>
        <text:p text:style-name="P91"><text:span text:style-name="Code2">Map&lt;String,Object&gt; </text:span><text:span text:style-name="Code2"><text:span text:style-name="T62">getValues</text:span></text:span><text:span text:style-name="Code2"><text:span text:style-name="T163">()</text:span></text:span></text:p>
        <text:p text:style-name="P197">Get the configuration key-value map.</text:p>
        <text:p text:style-name="P198">Returns:</text:p>
        <text:p text:style-name="P200">The key-value map.</text:p>
        <text:p text:style-name="P130"><text:bookmark text:name="r37"/>Interface ConfigurationBuilder</text:p>
        <text:p text:style-name="P69"><text:a xlink:type="simple" xlink:href="../../../../../../../l%22r2" text:style-name="ListLabel_20_3" text:visited-style-name="ListLabel_20_3"><text:span text:style-name="Internet_20_link"><text:span text:style-name="T143">org.osgi.feature</text:span></text:span></text:a></text:p>
        <text:p text:style-name="P102"/>
        <text:p text:style-name="P104"><text:span text:style-name="Code2">public interface </text:span><text:span text:style-name="Code2"><text:span text:style-name="T62">ConfigurationBuilder</text:span></text:span></text:p>
        <text:p text:style-name="P90"><text:span text:style-name="T146">A builder for Feature Model </text:span><text:a xlink:type="simple" xlink:href="../../../../../../../l%22r33" text:style-name="ListLabel_20_7" text:visited-style-name="ListLabel_20_7"><text:span text:style-name="Internet_20_link"><text:span text:style-name="T156">Configuration</text:span></text:span></text:a><text:span text:style-name="Default_20_Paragraph_20_Font"><text:span text:style-name="T147"> objects.</text:span></text:span></text:p>
        <text:p text:style-name="P202">NotThreadSafe</text:p>
        <text:p text:style-name="P105"/>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07"><text:span text:style-name="Summary_20_Heading_20_Font2"><text:span text:style-name="T144">Method Summary</text:span></text:span></text:p>
            </table:table-cell>
            <table:covered-table-cell/>
            <table:table-cell table:style-name="Table17.A1" office:value-type="string">
              <text:p text:style-name="P109"><text:span text:style-name="Page_20_Reference_20_Font"><text:span text:style-name="T145">Page</text:span></text:span></text:p>
            </table:table-cell>
          </table:table-row>
          <table:table-row table:style-name="Table17.1">
            <table:table-cell table:style-name="Table17.A2" office:value-type="string">
              <text:p text:style-name="P111"><text:a xlink:type="simple" xlink:href="../../../../../../../l%22r37" text:style-name="ListLabel_20_5" text:visited-style-name="ListLabel_20_5"><text:span text:style-name="Internet_20_link"><text:span text:style-name="T153">ConfigurationBuilder</text:span></text:span></text:a></text:p>
            </table:table-cell>
            <table:table-cell table:style-name="Table17.B2" office:value-type="string">
              <text:p text:style-name="P113"><text:a xlink:type="simple" xlink:href="../../../../../../../l%22r34" text:style-name="ListLabel_20_6" text:visited-style-name="ListLabel_20_6"><text:span text:style-name="Internet_20_link"><text:span text:style-name="T151">addValue</text:span></text:span></text:a><text:span text:style-name="Code2"><text:span text:style-name="T155">(String key, Object value)</text:span></text:span></text:p>
              <text:p text:style-name="P196">Add a configuration value for this Configuration object.</text:p>
            </table:table-cell>
            <table:table-cell table:style-name="Table17.C2" office:value-type="string">
              <text:p text:style-name="P109"><text:bookmark-ref text:reference-format="page" text:ref-name="r34">28</text:bookmark-ref></text:p>
            </table:table-cell>
          </table:table-row>
          <table:table-row table:style-name="Table17.1">
            <table:table-cell table:style-name="Table17.A3" office:value-type="string">
              <text:p text:style-name="P110"><text:a xlink:type="simple" xlink:href="../../../../../../../l%22r37" text:style-name="ListLabel_20_5" text:visited-style-name="ListLabel_20_5"><text:span text:style-name="Internet_20_link"><text:span text:style-name="T153">ConfigurationBuilder</text:span></text:span></text:a></text:p>
            </table:table-cell>
            <table:table-cell table:style-name="Table17.B3" office:value-type="string">
              <text:p text:style-name="P112"><text:a xlink:type="simple" xlink:href="../../../../../../../l%22r35" text:style-name="ListLabel_20_6" text:visited-style-name="ListLabel_20_6"><text:span text:style-name="Internet_20_link"><text:span text:style-name="T151">addValues</text:span></text:span></text:a><text:span text:style-name="Code2"><text:span text:style-name="T155">(Map&lt;String,Object&gt; cfg)</text:span></text:span></text:p>
              <text:p text:style-name="P195">Add a map of configuration values for this Configuration object.</text:p>
            </table:table-cell>
            <table:table-cell table:style-name="Table17.C3" office:value-type="string">
              <text:p text:style-name="P108"><text:bookmark-ref text:reference-format="page" text:ref-name="r35">28</text:bookmark-ref></text:p>
            </table:table-cell>
          </table:table-row>
          <table:table-row table:style-name="Table17.1">
            <table:table-cell table:style-name="Table17.A4" office:value-type="string">
              <text:p text:style-name="P110"><text:a xlink:type="simple" xlink:href="../../../../../../../l%22r33" text:style-name="ListLabel_20_5" text:visited-style-name="ListLabel_20_5"><text:span text:style-name="Internet_20_link"><text:span text:style-name="T153">Configuration</text:span></text:span></text:a></text:p>
            </table:table-cell>
            <table:table-cell table:style-name="Table17.B4" office:value-type="string">
              <text:p text:style-name="P112"><text:a xlink:type="simple" xlink:href="../../../../../../../l%22r36" text:style-name="ListLabel_20_6" text:visited-style-name="ListLabel_20_6"><text:span text:style-name="Internet_20_link"><text:span text:style-name="T151">build</text:span></text:span></text:a><text:span text:style-name="Code2"><text:span text:style-name="T155">()</text:span></text:span></text:p>
              <text:p text:style-name="P195">Build the Configuration object.</text:p>
            </table:table-cell>
            <table:table-cell table:style-name="Table17.C4" office:value-type="string">
              <text:p text:style-name="P108"><text:bookmark-ref text:reference-format="page" text:ref-name="r36">28</text:bookmark-ref></text:p>
            </table:table-cell>
          </table:table-row>
        </table:table>
        <text:p text:style-name="P118">Method Detail</text:p>
        <text:p text:style-name="P120"><text:bookmark text:name="r34"/>addValue</text:p>
        <text:p text:style-name="P91"><text:a xlink:type="simple" xlink:href="../../../../../../../l%22r37" text:style-name="ListLabel_20_7" text:visited-style-name="ListLabel_20_7"><text:span text:style-name="Internet_20_link"><text:span text:style-name="T156">ConfigurationBuilder</text:span></text:span></text:a><text:span text:style-name="Code2"><text:span text:style-name="T160"> </text:span></text:span><text:span text:style-name="Code2"><text:span text:style-name="T161">addValue</text:span></text:span><text:span text:style-name="Code2"><text:span text:style-name="T162">(String key,</text:span></text:span><text:line-break/><text:span text:style-name="Code2"><text:span text:style-name="T162">                              Object value)</text:span></text:span></text:p>
        <text:p text:style-name="P197">Add a configuration value for this Configuration object. If a value with the same key was previously provided the previous value is overwritten.</text:p>
        <text:p text:style-name="P198">Parameters:</text:p>
        <text:p text:style-name="P93"><text:span text:style-name="Code2">key</text:span><text:span text:style-name="Default_20_Paragraph_20_Font"><text:span text:style-name="T146"> - The configuration key.</text:span></text:span></text:p>
        <text:p text:style-name="P93"><text:span text:style-name="Code2">value</text:span><text:span text:style-name="Default_20_Paragraph_20_Font"><text:span text:style-name="T146"> - The configuration value. Acceptable data types are: TODO list</text:span></text:span></text:p>
        <text:p text:style-name="P198">Returns:</text:p>
        <text:p text:style-name="P200">This builder.</text:p>
        <text:p text:style-name="P115"/>
        <text:p text:style-name="P121"><text:bookmark text:name="r35"/>addValues</text:p>
        <text:p text:style-name="P91"><text:a xlink:type="simple" xlink:href="../../../../../../../l%22r37" text:style-name="ListLabel_20_7" text:visited-style-name="ListLabel_20_7"><text:span text:style-name="Internet_20_link"><text:span text:style-name="T156">ConfigurationBuilder</text:span></text:span></text:a><text:span text:style-name="Code2"><text:span text:style-name="T160"> </text:span></text:span><text:span text:style-name="Code2"><text:span text:style-name="T161">addValues</text:span></text:span><text:span text:style-name="Code2"><text:span text:style-name="T162">(Map&lt;String,Object&gt; cfg)</text:span></text:span></text:p>
        <text:p text:style-name="P197">Add a map of configuration values for this Configuration object. All values will be added to any previously provided configuration values.</text:p>
        <text:p text:style-name="P198">Returns:</text:p>
        <text:p text:style-name="P200">This builder.</text:p>
        <text:p text:style-name="P115"/>
        <text:p text:style-name="P121"><text:bookmark text:name="r36"/>build</text:p>
        <text:p text:style-name="P91"><text:a xlink:type="simple" xlink:href="../../../../../../../l%22r33" text:style-name="ListLabel_20_7" text:visited-style-name="ListLabel_20_7"><text:span text:style-name="Internet_20_link"><text:span text:style-name="T156">Configuration</text:span></text:span></text:a><text:span text:style-name="Code2"><text:span text:style-name="T160"> </text:span></text:span><text:span text:style-name="Code2"><text:span text:style-name="T161">build</text:span></text:span><text:span text:style-name="Code2"><text:span text:style-name="T162">()</text:span></text:span></text:p>
        <text:p text:style-name="P197">Build the Configuration object. Can only be called once on a builder. After calling this method the current builder instance cannot be used any more.</text:p>
        <text:p text:style-name="P198"><text:soft-page-break/>Returns:</text:p>
        <text:p text:style-name="P200">The Configuration.</text:p>
        <text:p text:style-name="P131"><text:bookmark text:name="r41"/>Interface ConflictResolver</text:p>
        <text:p text:style-name="P92"><text:a xlink:type="simple" xlink:href="../../../../../../../l%22r2" text:style-name="ListLabel_20_3" text:visited-style-name="ListLabel_20_3"><text:span text:style-name="Internet_20_link"><text:span text:style-name="T143">org.osgi.feature</text:span></text:span></text:a></text:p>
        <text:p text:style-name="P202">Type Parameters:</text:p>
        <text:p text:style-name="P101"><text:bookmark text:name="r38"/><text:span text:style-name="Code2">T</text:span><text:span text:style-name="Default_20_Paragraph_20_Font"><text:span text:style-name="T146"> - The type of entity this conflict resolver is used for.</text:span></text:span></text:p>
        <text:p text:style-name="P99"><text:bookmark text:name="r39"/><text:span text:style-name="Code2">R</text:span><text:span text:style-name="Default_20_Paragraph_20_Font"><text:span text:style-name="T146"> - The type of the result of the resolution.</text:span></text:span></text:p>
        <text:p text:style-name="P102"/>
        <text:p text:style-name="P104"><text:span text:style-name="Code2">public interface </text:span><text:span text:style-name="Code2"><text:span text:style-name="T62">ConflictResolver</text:span></text:span></text:p>
        <text:p text:style-name="P190">Interface implemented by a callback that can resolve merge conflicts.</text:p>
        <text:p text:style-name="P202">ThreadSafe</text:p>
        <text:p text:style-name="P105"/>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107"><text:span text:style-name="Summary_20_Heading_20_Font2"><text:span text:style-name="T144">Method Summary</text:span></text:span></text:p>
            </table:table-cell>
            <table:covered-table-cell/>
            <table:table-cell table:style-name="Table18.A1" office:value-type="string">
              <text:p text:style-name="P109"><text:span text:style-name="Page_20_Reference_20_Font"><text:span text:style-name="T145">Page</text:span></text:span></text:p>
            </table:table-cell>
          </table:table-row>
          <table:table-row table:style-name="Table18.1">
            <table:table-cell table:style-name="Table18.A2" office:value-type="string">
              <text:p text:style-name="P111"><text:a xlink:type="simple" xlink:href="../../../../../../../l%22r39" text:style-name="ListLabel_20_5" text:visited-style-name="ListLabel_20_5"><text:span text:style-name="Internet_20_link"><text:span text:style-name="T153">R</text:span></text:span></text:a></text:p>
            </table:table-cell>
            <table:table-cell table:style-name="Table18.B2" office:value-type="string">
              <text:p text:style-name="P113"><text:a xlink:type="simple" xlink:href="../../../../../../../l%22r40" text:style-name="ListLabel_20_6" text:visited-style-name="ListLabel_20_6"><text:span text:style-name="Internet_20_link"><text:span text:style-name="T151">resolve</text:span></text:span></text:a><text:span text:style-name="Code2"><text:span text:style-name="T155">(</text:span></text:span><text:a xlink:type="simple" xlink:href="../../../../../../../l%22r79" text:style-name="ListLabel_20_8" text:visited-style-name="ListLabel_20_8"><text:span text:style-name="Internet_20_link"><text:span text:style-name="T152">Feature</text:span></text:span></text:a><text:span text:style-name="Code2"><text:span text:style-name="T155"> f1, </text:span></text:span><text:a xlink:type="simple" xlink:href="../../../../../../../l%22r38" text:style-name="ListLabel_20_8" text:visited-style-name="ListLabel_20_8"><text:span text:style-name="Internet_20_link"><text:span text:style-name="T152">T</text:span></text:span></text:a><text:span text:style-name="Code2"><text:span text:style-name="T155"> o1, </text:span></text:span><text:a xlink:type="simple" xlink:href="../../../../../../../l%22r79" text:style-name="ListLabel_20_8" text:visited-style-name="ListLabel_20_8"><text:span text:style-name="Internet_20_link"><text:span text:style-name="T152">Feature</text:span></text:span></text:a><text:span text:style-name="Code2"><text:span text:style-name="T155"> f2, </text:span></text:span><text:a xlink:type="simple" xlink:href="../../../../../../../l%22r38" text:style-name="ListLabel_20_8" text:visited-style-name="ListLabel_20_8"><text:span text:style-name="Internet_20_link"><text:span text:style-name="T152">T</text:span></text:span></text:a><text:span text:style-name="Code2"><text:span text:style-name="T155"> o2)</text:span></text:span></text:p>
              <text:p text:style-name="P196">Resolve this conflict between o1 and o2.</text:p>
            </table:table-cell>
            <table:table-cell table:style-name="Table18.C2" office:value-type="string">
              <text:p text:style-name="P109"><text:bookmark-ref text:reference-format="page" text:ref-name="r40">30</text:bookmark-ref></text:p>
            </table:table-cell>
          </table:table-row>
        </table:table>
        <text:p text:style-name="P118">Method Detail</text:p>
        <text:p text:style-name="P120"><text:bookmark text:name="r40"/>resolve</text:p>
        <text:p text:style-name="P91"><text:a xlink:type="simple" xlink:href="../../../../../../../l%22r39" text:style-name="ListLabel_20_7" text:visited-style-name="ListLabel_20_7"><text:span text:style-name="Internet_20_link"><text:span text:style-name="T156">R</text:span></text:span></text:a><text:span text:style-name="Code2"><text:span text:style-name="T160"> </text:span></text:span><text:span text:style-name="Code2"><text:span text:style-name="T161">resolve</text:span></text:span><text:span text:style-name="Code2"><text:span text:style-name="T162">(</text:span></text:span><text:a xlink:type="simple" xlink:href="../../../../../../../l%22r79" text:style-name="ListLabel_20_9" text:visited-style-name="ListLabel_20_9"><text:span text:style-name="Internet_20_link"><text:span text:style-name="T157">Feature</text:span></text:span></text:a><text:span text:style-name="Code2"><text:span text:style-name="T162"> f1,</text:span></text:span><text:line-break/><text:span text:style-name="Code2"><text:span text:style-name="T162">          </text:span></text:span><text:a xlink:type="simple" xlink:href="../../../../../../../l%22r38" text:style-name="ListLabel_20_9" text:visited-style-name="ListLabel_20_9"><text:span text:style-name="Internet_20_link"><text:span text:style-name="T157">T</text:span></text:span></text:a><text:span text:style-name="Code2"><text:span text:style-name="T162"> o1,</text:span></text:span><text:line-break/><text:span text:style-name="Code2"><text:span text:style-name="T162">          </text:span></text:span><text:a xlink:type="simple" xlink:href="../../../../../../../l%22r79" text:style-name="ListLabel_20_9" text:visited-style-name="ListLabel_20_9"><text:span text:style-name="Internet_20_link"><text:span text:style-name="T157">Feature</text:span></text:span></text:a><text:span text:style-name="Code2"><text:span text:style-name="T162"> f2,</text:span></text:span><text:line-break/><text:span text:style-name="Code2"><text:span text:style-name="T162">          </text:span></text:span><text:a xlink:type="simple" xlink:href="../../../../../../../l%22r38" text:style-name="ListLabel_20_9" text:visited-style-name="ListLabel_20_9"><text:span text:style-name="Internet_20_link"><text:span text:style-name="T157">T</text:span></text:span></text:a><text:span text:style-name="Code2"><text:span text:style-name="T162"> o2)</text:span></text:span></text:p>
        <text:p text:style-name="P197">Resolve this conflict between o1 and o2.</text:p>
        <text:p text:style-name="P198">Parameters:</text:p>
        <text:p text:style-name="P93"><text:span text:style-name="Code2">f1</text:span><text:span text:style-name="Default_20_Paragraph_20_Font"><text:span text:style-name="T146"> - The first feature model.</text:span></text:span></text:p>
        <text:p text:style-name="P93"><text:span text:style-name="Code2">o1</text:span><text:span text:style-name="Default_20_Paragraph_20_Font"><text:span text:style-name="T146"> - The first conflicting object.</text:span></text:span></text:p>
        <text:p text:style-name="P93"><text:span text:style-name="Code2">f2</text:span><text:span text:style-name="Default_20_Paragraph_20_Font"><text:span text:style-name="T146"> - The second feature model</text:span></text:span></text:p>
        <text:p text:style-name="P93"><text:span text:style-name="Code2">o2</text:span><text:span text:style-name="Default_20_Paragraph_20_Font"><text:span text:style-name="T146"> - The second conflicting object.</text:span></text:span></text:p>
        <text:p text:style-name="P198">Returns:</text:p>
        <text:p text:style-name="P200">The resolution of the conflict.</text:p>
        <text:p text:style-name="P132"><text:bookmark text:name="r48"/>Interface Extension</text:p>
        <text:p text:style-name="P69"><text:a xlink:type="simple" xlink:href="../../../../../../../l%22r2" text:style-name="ListLabel_20_3" text:visited-style-name="ListLabel_20_3"><text:span text:style-name="Internet_20_link"><text:span text:style-name="T143">org.osgi.feature</text:span></text:span></text:a></text:p>
        <text:p text:style-name="P102"/>
        <text:p text:style-name="P104"><text:span text:style-name="Code2">public interface </text:span><text:span text:style-name="Code2"><text:span text:style-name="T62">Extension</text:span></text:span></text:p>
        <text:p text:style-name="P201">A Feature Model Extension. Extensions can contain either Text, JSON or a list of Artifacts.</text:p>
        <text:p text:style-name="P201">Extensions are of one of the following kinds:</text:p>
        <text:list xml:id="list851975103" text:style-name="WWNum2">
          <text:list-item>
            <text:p text:style-name="P188">Mandatory: this extension must be processed by the runtime</text:p>
          </text:list-item>
          <text:list-item>
            <text:p text:style-name="P188">Optional: this extension does not have to be processed by the runtime</text:p>
          </text:list-item>
          <text:list-item>
            <text:p text:style-name="P192">Transient: this extension contains transient information such as caching data that is for optimization purposes. It may be changed or removed and is not part of the feature's identity.</text:p>
          </text:list-item>
        </text:list>
        <text:p text:style-name="P202">ThreadSafe</text:p>
        <text:p text:style-name="P105"/>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107"><text:span text:style-name="Summary_20_Heading_20_Font2"><text:span text:style-name="T144">Nested Class Summary</text:span></text:span></text:p>
            </table:table-cell>
            <table:covered-table-cell/>
            <table:table-cell table:style-name="Table19.A1" office:value-type="string">
              <text:p text:style-name="P109"><text:span text:style-name="Page_20_Reference_20_Font"><text:span text:style-name="T145">Page</text:span></text:span></text:p>
            </table:table-cell>
          </table:table-row>
          <table:table-row table:style-name="Table19.1">
            <table:table-cell table:style-name="Table19.A2" office:value-type="string">
              <text:p text:style-name="P111"><text:span text:style-name="Code_20_Small1"><text:span text:style-name="T158">static enum</text:span></text:span></text:p>
            </table:table-cell>
            <table:table-cell table:style-name="Table19.B2" office:value-type="string">
              <text:p text:style-name="P107"><text:a xlink:type="simple" xlink:href="../../../../../../../l%22r54" text:style-name="ListLabel_20_6" text:visited-style-name="ListLabel_20_6"><text:span text:style-name="Internet_20_link"><text:span text:style-name="T151">Extension.Kind</text:span></text:span></text:a></text:p>
            </table:table-cell>
            <table:table-cell table:style-name="Table19.C2" office:value-type="string">
              <text:p text:style-name="P109"><text:bookmark-ref text:reference-format="page" text:ref-name="r54">33</text:bookmark-ref></text:p>
            </table:table-cell>
          </table:table-row>
          <table:table-row table:style-name="Table19.1">
            <table:table-cell table:style-name="Table19.A3" office:value-type="string">
              <text:p text:style-name="P110"><text:span text:style-name="Code_20_Small1"><text:span text:style-name="T158">static enum</text:span></text:span></text:p>
            </table:table-cell>
            <table:table-cell table:style-name="Table19.B3" office:value-type="string">
              <text:p text:style-name="P106"><text:a xlink:type="simple" xlink:href="../../../../../../../l%22r60" text:style-name="ListLabel_20_6" text:visited-style-name="ListLabel_20_6"><text:span text:style-name="Internet_20_link"><text:span text:style-name="T151">Extension.Type</text:span></text:span></text:a></text:p>
            </table:table-cell>
            <table:table-cell table:style-name="Table19.C3" office:value-type="string">
              <text:p text:style-name="P108"><text:bookmark-ref text:reference-format="page" text:ref-name="r60">34</text:bookmark-ref></text:p>
            </table:table-cell>
          </table:table-row>
        </table:table>
        <text:p text:style-name="P61"/>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107"><text:span text:style-name="Summary_20_Heading_20_Font2"><text:span text:style-name="T144">Method Summary</text:span></text:span></text:p>
            </table:table-cell>
            <table:covered-table-cell/>
            <table:table-cell table:style-name="Table20.A1" office:value-type="string">
              <text:p text:style-name="P109"><text:span text:style-name="Page_20_Reference_20_Font"><text:span text:style-name="T145">Page</text:span></text:span></text:p>
            </table:table-cell>
          </table:table-row>
          <table:table-row table:style-name="Table20.1">
            <table:table-cell table:style-name="Table20.A2" office:value-type="string">
              <text:p text:style-name="P111"><text:span text:style-name="Code_20_Small1"><text:span text:style-name="T158">List&lt;</text:span></text:span><text:a xlink:type="simple" xlink:href="../../../../../../../l%22r16" text:style-name="ListLabel_20_5" text:visited-style-name="ListLabel_20_5"><text:span text:style-name="Internet_20_link"><text:span text:style-name="T153">ArtifactID</text:span></text:span></text:a><text:span text:style-name="Code_20_Small1"><text:span text:style-name="T159">&gt;</text:span></text:span></text:p>
            </table:table-cell>
            <table:table-cell table:style-name="Table20.B2" office:value-type="string">
              <text:p text:style-name="P113"><text:a xlink:type="simple" xlink:href="../../../../../../../l%22r47" text:style-name="ListLabel_20_6" text:visited-style-name="ListLabel_20_6"><text:span text:style-name="Internet_20_link"><text:span text:style-name="T151">getArtifacts</text:span></text:span></text:a><text:span text:style-name="Code2"><text:span text:style-name="T155">()</text:span></text:span></text:p>
              <text:p text:style-name="P196">Get the Artifacts from this extension.</text:p>
            </table:table-cell>
            <table:table-cell table:style-name="Table20.C2" office:value-type="string">
              <text:p text:style-name="P109"><text:bookmark-ref text:reference-format="page" text:ref-name="r47">32</text:bookmark-ref></text:p>
            </table:table-cell>
          </table:table-row>
          <table:table-row table:style-name="Table20.1">
            <table:table-cell table:style-name="Table20.A3" office:value-type="string">
              <text:p text:style-name="P110"><text:span text:style-name="Code_20_Small1"><text:span text:style-name="T158">String</text:span></text:span></text:p>
            </table:table-cell>
            <table:table-cell table:style-name="Table20.B3" office:value-type="string">
              <text:p text:style-name="P112"><text:a xlink:type="simple" xlink:href="../../../../../../../l%22r45" text:style-name="ListLabel_20_6" text:visited-style-name="ListLabel_20_6"><text:span text:style-name="Internet_20_link"><text:span text:style-name="T151">getJSON</text:span></text:span></text:a><text:span text:style-name="Code2"><text:span text:style-name="T155">()</text:span></text:span></text:p>
              <text:p text:style-name="P195">Get the JSON from this extension.</text:p>
            </table:table-cell>
            <table:table-cell table:style-name="Table20.C3" office:value-type="string">
              <text:p text:style-name="P108"><text:bookmark-ref text:reference-format="page" text:ref-name="r45">32</text:bookmark-ref></text:p>
            </table:table-cell>
          </table:table-row>
          <table:table-row table:style-name="Table20.1">
            <table:table-cell table:style-name="Table20.A4" office:value-type="string">
              <text:p text:style-name="P110"><text:a xlink:type="simple" xlink:href="../../../../../../../l%22r54" text:style-name="ListLabel_20_5" text:visited-style-name="ListLabel_20_5"><text:span text:style-name="Internet_20_link"><text:span text:style-name="T153">Extension.Kind</text:span></text:span></text:a></text:p>
            </table:table-cell>
            <table:table-cell table:style-name="Table20.B4" office:value-type="string">
              <text:p text:style-name="P112"><text:a xlink:type="simple" xlink:href="../../../../../../../l%22r44" text:style-name="ListLabel_20_6" text:visited-style-name="ListLabel_20_6"><text:span text:style-name="Internet_20_link"><text:span text:style-name="T151">getKind</text:span></text:span></text:a><text:span text:style-name="Code2"><text:span text:style-name="T155">()</text:span></text:span></text:p>
              <text:p text:style-name="P195">Get the extension kind.</text:p>
            </table:table-cell>
            <table:table-cell table:style-name="Table20.C4" office:value-type="string">
              <text:p text:style-name="P108"><text:bookmark-ref text:reference-format="page" text:ref-name="r44">32</text:bookmark-ref></text:p>
            </table:table-cell>
          </table:table-row>
          <table:table-row table:style-name="Table20.1">
            <table:table-cell table:style-name="Table20.A5" office:value-type="string">
              <text:p text:style-name="P110"><text:span text:style-name="Code_20_Small1"><text:span text:style-name="T158">String</text:span></text:span></text:p>
            </table:table-cell>
            <table:table-cell table:style-name="Table20.B5" office:value-type="string">
              <text:p text:style-name="P112"><text:a xlink:type="simple" xlink:href="../../../../../../../l%22r42" text:style-name="ListLabel_20_6" text:visited-style-name="ListLabel_20_6"><text:span text:style-name="Internet_20_link"><text:span text:style-name="T151">getName</text:span></text:span></text:a><text:span text:style-name="Code2"><text:span text:style-name="T155">()</text:span></text:span></text:p>
              <text:p text:style-name="P195">Get the extension name.</text:p>
            </table:table-cell>
            <table:table-cell table:style-name="Table20.C5" office:value-type="string">
              <text:p text:style-name="P108"><text:bookmark-ref text:reference-format="page" text:ref-name="r42">31</text:bookmark-ref></text:p>
            </table:table-cell>
          </table:table-row>
          <table:table-row table:style-name="Table20.1">
            <table:table-cell table:style-name="Table20.A6" office:value-type="string">
              <text:p text:style-name="P110"><text:span text:style-name="Code_20_Small1"><text:span text:style-name="T158">String</text:span></text:span></text:p>
            </table:table-cell>
            <table:table-cell table:style-name="Table20.B6" office:value-type="string">
              <text:p text:style-name="P112"><text:a xlink:type="simple" xlink:href="../../../../../../../l%22r46" text:style-name="ListLabel_20_6" text:visited-style-name="ListLabel_20_6"><text:span text:style-name="Internet_20_link"><text:span text:style-name="T151">getText</text:span></text:span></text:a><text:span text:style-name="Code2"><text:span text:style-name="T155">()</text:span></text:span></text:p>
              <text:p text:style-name="P195">Get the Text from this extension.</text:p>
            </table:table-cell>
            <table:table-cell table:style-name="Table20.C6" office:value-type="string">
              <text:p text:style-name="P108"><text:bookmark-ref text:reference-format="page" text:ref-name="r46">32</text:bookmark-ref></text:p>
            </table:table-cell>
          </table:table-row>
          <table:table-row table:style-name="Table20.1">
            <table:table-cell table:style-name="Table20.A7" office:value-type="string">
              <text:p text:style-name="P110"><text:a xlink:type="simple" xlink:href="../../../../../../../l%22r60" text:style-name="ListLabel_20_5" text:visited-style-name="ListLabel_20_5"><text:span text:style-name="Internet_20_link"><text:span text:style-name="T153">Extension.Type</text:span></text:span></text:a></text:p>
            </table:table-cell>
            <table:table-cell table:style-name="Table20.B7" office:value-type="string">
              <text:p text:style-name="P112"><text:a xlink:type="simple" xlink:href="../../../../../../../l%22r43" text:style-name="ListLabel_20_6" text:visited-style-name="ListLabel_20_6"><text:span text:style-name="Internet_20_link"><text:span text:style-name="T151">getType</text:span></text:span></text:a><text:span text:style-name="Code2"><text:span text:style-name="T155">()</text:span></text:span></text:p>
              <text:p text:style-name="P195">Get the extension type.</text:p>
            </table:table-cell>
            <table:table-cell table:style-name="Table20.C7" office:value-type="string">
              <text:p text:style-name="P108"><text:bookmark-ref text:reference-format="page" text:ref-name="r43">31</text:bookmark-ref></text:p>
            </table:table-cell>
          </table:table-row>
        </table:table>
        <text:p text:style-name="P118">Method Detail</text:p>
        <text:p text:style-name="P120"><text:bookmark text:name="r42"/>getName</text:p>
        <text:p text:style-name="P91"><text:span text:style-name="Code2">String </text:span><text:span text:style-name="Code2"><text:span text:style-name="T62">getName</text:span></text:span><text:span text:style-name="Code2"><text:span text:style-name="T163">()</text:span></text:span></text:p>
        <text:p text:style-name="P197">Get the extension name.</text:p>
        <text:p text:style-name="P198">Returns:</text:p>
        <text:p text:style-name="P200">The name.</text:p>
        <text:p text:style-name="P115"/>
        <text:p text:style-name="P121"><text:bookmark text:name="r43"/>getType</text:p>
        <text:p text:style-name="P91"><text:a xlink:type="simple" xlink:href="../../../../../../../l%22r60" text:style-name="ListLabel_20_7" text:visited-style-name="ListLabel_20_7"><text:span text:style-name="Internet_20_link"><text:span text:style-name="T156">Extension.Type</text:span></text:span></text:a><text:span text:style-name="Code2"><text:span text:style-name="T160"> </text:span></text:span><text:span text:style-name="Code2"><text:span text:style-name="T161">getType</text:span></text:span><text:span text:style-name="Code2"><text:span text:style-name="T162">()</text:span></text:span></text:p>
        <text:p text:style-name="P197"><text:soft-page-break/>Get the extension type.</text:p>
        <text:p text:style-name="P198">Returns:</text:p>
        <text:p text:style-name="P200">The type.</text:p>
        <text:p text:style-name="P115"/>
        <text:p text:style-name="P121"><text:bookmark text:name="r44"/>getKind</text:p>
        <text:p text:style-name="P91"><text:a xlink:type="simple" xlink:href="../../../../../../../l%22r54" text:style-name="ListLabel_20_7" text:visited-style-name="ListLabel_20_7"><text:span text:style-name="Internet_20_link"><text:span text:style-name="T156">Extension.Kind</text:span></text:span></text:a><text:span text:style-name="Code2"><text:span text:style-name="T160"> </text:span></text:span><text:span text:style-name="Code2"><text:span text:style-name="T161">getKind</text:span></text:span><text:span text:style-name="Code2"><text:span text:style-name="T162">()</text:span></text:span></text:p>
        <text:p text:style-name="P197">Get the extension kind.</text:p>
        <text:p text:style-name="P198">Returns:</text:p>
        <text:p text:style-name="P200">The kind.</text:p>
        <text:p text:style-name="P115"/>
        <text:p text:style-name="P121"><text:bookmark text:name="r45"/>getJSON</text:p>
        <text:p text:style-name="P91"><text:span text:style-name="Code2">String </text:span><text:span text:style-name="Code2"><text:span text:style-name="T62">getJSON</text:span></text:span><text:span text:style-name="Code2"><text:span text:style-name="T163">()</text:span></text:span></text:p>
        <text:p text:style-name="P197">Get the JSON from this extension.</text:p>
        <text:p text:style-name="P198">Returns:</text:p>
        <text:p text:style-name="P93"><text:span text:style-name="T146">The JSON, or </text:span><text:span text:style-name="Code2">null</text:span><text:span text:style-name="Default_20_Paragraph_20_Font"><text:span text:style-name="T146"> if this is not a JSON extension.</text:span></text:span></text:p>
        <text:p text:style-name="P115"/>
        <text:p text:style-name="P121"><text:bookmark text:name="r46"/>getText</text:p>
        <text:p text:style-name="P91"><text:span text:style-name="Code2">String </text:span><text:span text:style-name="Code2"><text:span text:style-name="T62">getText</text:span></text:span><text:span text:style-name="Code2"><text:span text:style-name="T163">()</text:span></text:span></text:p>
        <text:p text:style-name="P197">Get the Text from this extension.</text:p>
        <text:p text:style-name="P198">Returns:</text:p>
        <text:p text:style-name="P93"><text:span text:style-name="T146">The Text, or </text:span><text:span text:style-name="Code2">null</text:span><text:span text:style-name="Default_20_Paragraph_20_Font"><text:span text:style-name="T146"> if this is not a Text extension.</text:span></text:span></text:p>
        <text:p text:style-name="P115"/>
        <text:p text:style-name="P121"><text:bookmark text:name="r47"/>getArtifacts</text:p>
        <text:p text:style-name="P91"><text:span text:style-name="Code2">List&lt;</text:span><text:a xlink:type="simple" xlink:href="../../../../../../../l%22r16" text:style-name="ListLabel_20_7" text:visited-style-name="ListLabel_20_7"><text:span text:style-name="Internet_20_link"><text:span text:style-name="T156">ArtifactID</text:span></text:span></text:a><text:span text:style-name="Code2"><text:span text:style-name="T160">&gt; </text:span></text:span><text:span text:style-name="Code2"><text:span text:style-name="T161">getArtifacts</text:span></text:span><text:span text:style-name="Code2"><text:span text:style-name="T162">()</text:span></text:span></text:p>
        <text:p text:style-name="P197">Get the Artifacts from this extension.</text:p>
        <text:p text:style-name="P198">Returns:</text:p>
        <text:p text:style-name="P93"><text:span text:style-name="T146">The Artifacts, or </text:span><text:span text:style-name="Code2">null</text:span><text:span text:style-name="Default_20_Paragraph_20_Font"><text:span text:style-name="T146"> if this is not an Artifacts extension.</text:span></text:span></text:p>
        <text:p text:style-name="P133"><text:bookmark text:name="r54"/>Enum Extension.Kind</text:p>
        <text:p text:style-name="P69"><text:a xlink:type="simple" xlink:href="../../../../../../../l%22r2" text:style-name="ListLabel_20_3" text:visited-style-name="ListLabel_20_3"><text:span text:style-name="Internet_20_link"><text:span text:style-name="T143">org.osgi.feature</text:span></text:span></text:a></text:p>
        <text:p text:style-name="P103"><text:span text:style-name="Code2">java.lang.Object</text:span></text:p>
        <text:p text:style-name="P70"><text:span text:style-name="Code2">  </text:span><draw:frame draw:style-name="fr3" draw:name="Image2" text:anchor-type="as-char" svg:width="0.397cm" svg:height="0.37cm" draw:z-index="17"><draw:image xlink:href="Pictures/100002000000000F0000000ED3A4069C610A9F54.png" xlink:type="simple" xlink:show="embed" xlink:actuate="onLoad" loext:mime-type="image/png"/></draw:frame><text:span text:style-name="Code2">java.lang.Enum&lt;</text:span><text:a xlink:type="simple" xlink:href="../../../../../../../l%22r54" text:style-name="ListLabel_20_7" text:visited-style-name="ListLabel_20_7"><text:span text:style-name="Internet_20_link"><text:span text:style-name="T156">Extension.Kind</text:span></text:span></text:a><text:span text:style-name="Code2"><text:span text:style-name="T160">&gt;</text:span></text:span></text:p>
        <text:p text:style-name="P62"><text:span text:style-name="Code2">      </text:span><draw:frame draw:style-name="fr3" draw:name="Image3" text:anchor-type="as-char" svg:width="0.397cm" svg:height="0.37cm" draw:z-index="18"><draw:image xlink:href="Pictures/100002000000000F0000000ED3A4069C610A9F54.png" xlink:type="simple" xlink:show="embed" xlink:actuate="onLoad" loext:mime-type="image/png"/></draw:frame><text:span text:style-name="Code2"><text:span text:style-name="T62">org.osgi.feature.Extension.Kind</text:span></text:span></text:p>
        <text:p text:style-name="P141">All Implemented Interfaces:</text:p>
        <text:p text:style-name="P99"><text:span text:style-name="T146">Comparable&lt;</text:span><text:a xlink:type="simple" xlink:href="../../../../../../../l%22r54" text:style-name="ListLabel_20_4" text:visited-style-name="ListLabel_20_4"><text:span text:style-name="Internet_20_link"><text:span text:style-name="T146">Extension.Kind</text:span></text:span></text:a><text:span text:style-name="Default_20_Paragraph_20_Font"><text:span text:style-name="T147">&gt;, Serializable</text:span></text:span></text:p>
        <text:p text:style-name="P141">Enclosing class:</text:p>
        <text:p text:style-name="P99"><text:a xlink:type="simple" xlink:href="../../../../../../../l%22r48" text:style-name="ListLabel_20_4" text:visited-style-name="ListLabel_20_4"><text:span text:style-name="Internet_20_link"><text:span text:style-name="T146">Extension</text:span></text:span></text:a></text:p>
        <text:p text:style-name="P102"/>
        <text:p text:style-name="P114"><text:span text:style-name="Code2">public static enum </text:span><text:span text:style-name="Code2"><text:span text:style-name="T62">Extension.Kind</text:span></text:span></text:p>
        <text:p text:style-name="P62"><text:span text:style-name="Code2">extends Enum&lt;</text:span><text:a xlink:type="simple" xlink:href="../../../../../../../l%22r54" text:style-name="ListLabel_20_7" text:visited-style-name="ListLabel_20_7"><text:span text:style-name="Internet_20_link"><text:span text:style-name="T156">Extension.Kind</text:span></text:span></text:a><text:span text:style-name="Code2"><text:span text:style-name="T160">&gt;</text:span></text:span></text:p>
        <text:p text:style-name="P105"/>
        <table:table table:name="Table21" table:style-name="Table21">
          <table:table-column table:style-name="Table21.A"/>
          <table:table-column table:style-name="Table21.B"/>
          <table:table-row table:style-name="Table21.1">
            <table:table-cell table:style-name="Table21.A1" office:value-type="string">
              <text:p text:style-name="P107"><text:span text:style-name="Summary_20_Heading_20_Font2"><text:span text:style-name="T144">Enum Constant Summary</text:span></text:span></text:p>
            </table:table-cell>
            <table:table-cell table:style-name="Table21.A1" office:value-type="string">
              <text:p text:style-name="P109"><text:span text:style-name="Page_20_Reference_20_Font"><text:span text:style-name="T145">Page</text:span></text:span></text:p>
            </table:table-cell>
          </table:table-row>
          <table:table-row table:style-name="Table21.1">
            <table:table-cell table:style-name="Table21.A2" office:value-type="string">
              <text:p text:style-name="P107"><text:a xlink:type="simple" xlink:href="../../../../../../../l%22r49" text:style-name="ListLabel_20_6" text:visited-style-name="ListLabel_20_6"><text:span text:style-name="Internet_20_link"><text:span text:style-name="T151">MANDATORY</text:span></text:span></text:a></text:p>
            </table:table-cell>
            <table:table-cell table:style-name="Table21.B2" office:value-type="string">
              <text:p text:style-name="P109"><text:bookmark-ref text:reference-format="page" text:ref-name="r49">33</text:bookmark-ref></text:p>
            </table:table-cell>
          </table:table-row>
          <table:table-row table:style-name="Table21.1">
            <table:table-cell table:style-name="Table21.A3" office:value-type="string">
              <text:p text:style-name="P106"><text:a xlink:type="simple" xlink:href="../../../../../../../l%22r50" text:style-name="ListLabel_20_6" text:visited-style-name="ListLabel_20_6"><text:span text:style-name="Internet_20_link"><text:span text:style-name="T151">OPTIONAL</text:span></text:span></text:a></text:p>
            </table:table-cell>
            <table:table-cell table:style-name="Table21.B3" office:value-type="string">
              <text:p text:style-name="P108"><text:bookmark-ref text:reference-format="page" text:ref-name="r50">33</text:bookmark-ref></text:p>
            </table:table-cell>
          </table:table-row>
          <table:table-row table:style-name="Table21.1">
            <table:table-cell table:style-name="Table21.A4" office:value-type="string">
              <text:p text:style-name="P106"><text:a xlink:type="simple" xlink:href="../../../../../../../l%22r51" text:style-name="ListLabel_20_6" text:visited-style-name="ListLabel_20_6"><text:span text:style-name="Internet_20_link"><text:span text:style-name="T151">TRANSIENT</text:span></text:span></text:a></text:p>
            </table:table-cell>
            <table:table-cell table:style-name="Table21.B4" office:value-type="string">
              <text:p text:style-name="P108"><text:bookmark-ref text:reference-format="page" text:ref-name="r51">33</text:bookmark-ref></text:p>
            </table:table-cell>
          </table:table-row>
        </table:table>
        <text:p text:style-name="P61"/>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107"><text:span text:style-name="Summary_20_Heading_20_Font2"><text:span text:style-name="T144">Method Summary</text:span></text:span></text:p>
            </table:table-cell>
            <table:covered-table-cell/>
            <table:table-cell table:style-name="Table22.A1" office:value-type="string">
              <text:p text:style-name="P109"><text:span text:style-name="Page_20_Reference_20_Font"><text:span text:style-name="T145">Page</text:span></text:span></text:p>
            </table:table-cell>
          </table:table-row>
          <table:table-row table:style-name="Table22.1">
            <table:table-cell table:style-name="Table22.A2" office:value-type="string">
              <text:p text:style-name="P111"><text:span text:style-name="Code_20_Small1"><text:span text:style-name="T158">static </text:span></text:span><text:a xlink:type="simple" xlink:href="../../../../../../../l%22r54" text:style-name="ListLabel_20_5" text:visited-style-name="ListLabel_20_5"><text:span text:style-name="Internet_20_link"><text:span text:style-name="T153">Extension.Kind</text:span></text:span></text:a></text:p>
            </table:table-cell>
            <table:table-cell table:style-name="Table22.B2" office:value-type="string">
              <text:p text:style-name="P107"><text:a xlink:type="simple" xlink:href="../../../../../../../l%22r53" text:style-name="ListLabel_20_6" text:visited-style-name="ListLabel_20_6"><text:span text:style-name="Internet_20_link"><text:span text:style-name="T151">valueOf</text:span></text:span></text:a><text:span text:style-name="Code2"><text:span text:style-name="T155">(String name)</text:span></text:span></text:p>
            </table:table-cell>
            <table:table-cell table:style-name="Table22.C2" office:value-type="string">
              <text:p text:style-name="P109"><text:bookmark-ref text:reference-format="page" text:ref-name="r53">33</text:bookmark-ref></text:p>
            </table:table-cell>
          </table:table-row>
          <table:table-row table:style-name="Table22.1">
            <table:table-cell table:style-name="Table22.A3" office:value-type="string">
              <text:p text:style-name="P110"><text:span text:style-name="Code_20_Small1"><text:span text:style-name="T158">static </text:span></text:span><text:a xlink:type="simple" xlink:href="../../../../../../../l%22r54" text:style-name="ListLabel_20_5" text:visited-style-name="ListLabel_20_5"><text:span text:style-name="Internet_20_link"><text:span text:style-name="T153">Extension.Kind</text:span></text:span></text:a><text:span text:style-name="Code_20_Small1"><text:span text:style-name="T159">[]</text:span></text:span></text:p>
            </table:table-cell>
            <table:table-cell table:style-name="Table22.B3" office:value-type="string">
              <text:p text:style-name="P106"><text:a xlink:type="simple" xlink:href="../../../../../../../l%22r52" text:style-name="ListLabel_20_6" text:visited-style-name="ListLabel_20_6"><text:span text:style-name="Internet_20_link"><text:span text:style-name="T151">values</text:span></text:span></text:a><text:span text:style-name="Code2"><text:span text:style-name="T155">()</text:span></text:span></text:p>
            </table:table-cell>
            <table:table-cell table:style-name="Table22.C3" office:value-type="string">
              <text:p text:style-name="P108"><text:bookmark-ref text:reference-format="page" text:ref-name="r52">33</text:bookmark-ref></text:p>
            </table:table-cell>
          </table:table-row>
        </table:table>
        <text:p text:style-name="P118">Enum Constant Detail</text:p>
        <text:p text:style-name="P120"><text:bookmark text:name="r49"/>MANDATORY</text:p>
        <text:p text:style-name="P91"><text:span text:style-name="Code2">public static final </text:span><text:a xlink:type="simple" xlink:href="../../../../../../../l%22r54" text:style-name="ListLabel_20_7" text:visited-style-name="ListLabel_20_7"><text:span text:style-name="Internet_20_link"><text:span text:style-name="T156">Extension.Kind</text:span></text:span></text:a><text:span text:style-name="Code2"><text:span text:style-name="T160"> </text:span></text:span><text:span text:style-name="Code2"><text:span text:style-name="T161">MANDATORY</text:span></text:span></text:p>
        <text:p text:style-name="P116"/>
        <text:p text:style-name="P122"><text:bookmark text:name="r50"/>OPTIONAL</text:p>
        <text:p text:style-name="P91"><text:span text:style-name="Code2">public static final </text:span><text:a xlink:type="simple" xlink:href="../../../../../../../l%22r54" text:style-name="ListLabel_20_7" text:visited-style-name="ListLabel_20_7"><text:span text:style-name="Internet_20_link"><text:span text:style-name="T156">Extension.Kind</text:span></text:span></text:a><text:span text:style-name="Code2"><text:span text:style-name="T160"> </text:span></text:span><text:span text:style-name="Code2"><text:span text:style-name="T161">OPTIONAL</text:span></text:span></text:p>
        <text:p text:style-name="P116"/>
        <text:p text:style-name="P122"><text:bookmark text:name="r51"/>TRANSIENT</text:p>
        <text:p text:style-name="P91"><text:span text:style-name="Code2">public static final </text:span><text:a xlink:type="simple" xlink:href="../../../../../../../l%22r54" text:style-name="ListLabel_20_7" text:visited-style-name="ListLabel_20_7"><text:span text:style-name="Internet_20_link"><text:span text:style-name="T156">Extension.Kind</text:span></text:span></text:a><text:span text:style-name="Code2"><text:span text:style-name="T160"> </text:span></text:span><text:span text:style-name="Code2"><text:span text:style-name="T161">TRANSIENT</text:span></text:span></text:p>
        <text:p text:style-name="P119">Method Detail</text:p>
        <text:p text:style-name="P123"><text:bookmark text:name="r52"/>values</text:p>
        <text:p text:style-name="P91"><text:span text:style-name="Code2">public static </text:span><text:a xlink:type="simple" xlink:href="../../../../../../../l%22r54" text:style-name="ListLabel_20_7" text:visited-style-name="ListLabel_20_7"><text:span text:style-name="Internet_20_link"><text:span text:style-name="T156">Extension.Kind</text:span></text:span></text:a><text:span text:style-name="Code2"><text:span text:style-name="T160">[] </text:span></text:span><text:span text:style-name="Code2"><text:span text:style-name="T161">values</text:span></text:span><text:span text:style-name="Code2"><text:span text:style-name="T162">()</text:span></text:span></text:p>
        <text:p text:style-name="P116"/>
        <text:p text:style-name="P122"><text:bookmark text:name="r53"/>valueOf</text:p>
        <text:p text:style-name="P91"><text:span text:style-name="Code2">public static </text:span><text:a xlink:type="simple" xlink:href="../../../../../../../l%22r54" text:style-name="ListLabel_20_7" text:visited-style-name="ListLabel_20_7"><text:span text:style-name="Internet_20_link"><text:span text:style-name="T156">Extension.Kind</text:span></text:span></text:a><text:span text:style-name="Code2"><text:span text:style-name="T160"> </text:span></text:span><text:span text:style-name="Code2"><text:span text:style-name="T161">valueOf</text:span></text:span><text:span text:style-name="Code2"><text:span text:style-name="T162">(String name)</text:span></text:span></text:p>
        <text:p text:style-name="P139"><text:bookmark text:name="r60"/>Enum Extension.Type</text:p>
        <text:p text:style-name="P69"><text:a xlink:type="simple" xlink:href="../../../../../../../l%22r2" text:style-name="ListLabel_20_3" text:visited-style-name="ListLabel_20_3"><text:span text:style-name="Internet_20_link"><text:span text:style-name="T143">org.osgi.feature</text:span></text:span></text:a></text:p>
        <text:p text:style-name="P103"><text:span text:style-name="Code2">java.lang.Object</text:span></text:p>
        <text:p text:style-name="P70"><text:span text:style-name="Code2">  </text:span><draw:frame draw:style-name="fr3" draw:name="Image4" text:anchor-type="as-char" svg:width="0.397cm" svg:height="0.37cm" draw:z-index="19"><draw:image xlink:href="Pictures/100002000000000F0000000ED3A4069C610A9F54.png" xlink:type="simple" xlink:show="embed" xlink:actuate="onLoad" loext:mime-type="image/png"/></draw:frame><text:span text:style-name="Code2">java.lang.Enum&lt;</text:span><text:a xlink:type="simple" xlink:href="../../../../../../../l%22r60" text:style-name="ListLabel_20_7" text:visited-style-name="ListLabel_20_7"><text:span text:style-name="Internet_20_link"><text:span text:style-name="T156">Extension.Type</text:span></text:span></text:a><text:span text:style-name="Code2"><text:span text:style-name="T160">&gt;</text:span></text:span></text:p>
        <text:p text:style-name="P62"><text:span text:style-name="Code2">      </text:span><draw:frame draw:style-name="fr3" draw:name="Image5" text:anchor-type="as-char" svg:width="0.397cm" svg:height="0.37cm" draw:z-index="20"><draw:image xlink:href="Pictures/100002000000000F0000000ED3A4069C610A9F54.png" xlink:type="simple" xlink:show="embed" xlink:actuate="onLoad" loext:mime-type="image/png"/></draw:frame><text:span text:style-name="Code2"><text:span text:style-name="T62">org.osgi.feature.Extension.Type</text:span></text:span></text:p>
        <text:p text:style-name="P141">All Implemented Interfaces:</text:p>
        <text:p text:style-name="P99"><text:span text:style-name="T146">Comparable&lt;</text:span><text:a xlink:type="simple" xlink:href="../../../../../../../l%22r60" text:style-name="ListLabel_20_4" text:visited-style-name="ListLabel_20_4"><text:span text:style-name="Internet_20_link"><text:span text:style-name="T146">Extension.Type</text:span></text:span></text:a><text:span text:style-name="Default_20_Paragraph_20_Font"><text:span text:style-name="T147">&gt;, Serializable</text:span></text:span></text:p>
        <text:p text:style-name="P141">Enclosing class:</text:p>
        <text:p text:style-name="P99"><text:a xlink:type="simple" xlink:href="../../../../../../../l%22r48" text:style-name="ListLabel_20_4" text:visited-style-name="ListLabel_20_4"><text:span text:style-name="Internet_20_link"><text:span text:style-name="T146">Extension</text:span></text:span></text:a></text:p>
        <text:p text:style-name="P102"/>
        <text:p text:style-name="P114"><text:span text:style-name="Code2">public static enum </text:span><text:span text:style-name="Code2"><text:span text:style-name="T62">Extension.Type</text:span></text:span></text:p>
        <text:p text:style-name="P62"><text:span text:style-name="Code2">extends Enum&lt;</text:span><text:a xlink:type="simple" xlink:href="../../../../../../../l%22r60" text:style-name="ListLabel_20_7" text:visited-style-name="ListLabel_20_7"><text:span text:style-name="Internet_20_link"><text:span text:style-name="T156">Extension.Type</text:span></text:span></text:a><text:span text:style-name="Code2"><text:span text:style-name="T160">&gt;</text:span></text:span></text:p>
        <text:p text:style-name="P105"/>
        <table:table table:name="Table23" table:style-name="Table23">
          <table:table-column table:style-name="Table23.A"/>
          <table:table-column table:style-name="Table23.B"/>
          <table:table-row table:style-name="Table23.1">
            <table:table-cell table:style-name="Table23.A1" office:value-type="string">
              <text:p text:style-name="P107"><text:span text:style-name="Summary_20_Heading_20_Font2"><text:span text:style-name="T144">Enum Constant Summary</text:span></text:span></text:p>
            </table:table-cell>
            <table:table-cell table:style-name="Table23.A1" office:value-type="string">
              <text:p text:style-name="P109"><text:span text:style-name="Page_20_Reference_20_Font"><text:span text:style-name="T145">Page</text:span></text:span></text:p>
            </table:table-cell>
          </table:table-row>
          <table:table-row table:style-name="Table23.1">
            <table:table-cell table:style-name="Table23.A2" office:value-type="string">
              <text:p text:style-name="P107"><text:a xlink:type="simple" xlink:href="../../../../../../../l%22r57" text:style-name="ListLabel_20_6" text:visited-style-name="ListLabel_20_6"><text:span text:style-name="Internet_20_link"><text:span text:style-name="T151">ARTIFACTS</text:span></text:span></text:a></text:p>
            </table:table-cell>
            <table:table-cell table:style-name="Table23.B2" office:value-type="string">
              <text:p text:style-name="P109"><text:bookmark-ref text:reference-format="page" text:ref-name="r57">34</text:bookmark-ref></text:p>
            </table:table-cell>
          </table:table-row>
          <table:table-row table:style-name="Table23.1">
            <table:table-cell table:style-name="Table23.A3" office:value-type="string">
              <text:p text:style-name="P106"><text:a xlink:type="simple" xlink:href="../../../../../../../l%22r55" text:style-name="ListLabel_20_6" text:visited-style-name="ListLabel_20_6"><text:span text:style-name="Internet_20_link"><text:span text:style-name="T151">JSON</text:span></text:span></text:a></text:p>
            </table:table-cell>
            <table:table-cell table:style-name="Table23.B3" office:value-type="string">
              <text:p text:style-name="P108"><text:bookmark-ref text:reference-format="page" text:ref-name="r55">34</text:bookmark-ref></text:p>
            </table:table-cell>
          </table:table-row>
          <table:table-row table:style-name="Table23.1">
            <table:table-cell table:style-name="Table23.A4" office:value-type="string">
              <text:p text:style-name="P106"><text:a xlink:type="simple" xlink:href="../../../../../../../l%22r56" text:style-name="ListLabel_20_6" text:visited-style-name="ListLabel_20_6"><text:span text:style-name="Internet_20_link"><text:span text:style-name="T151">TEXT</text:span></text:span></text:a></text:p>
            </table:table-cell>
            <table:table-cell table:style-name="Table23.B4" office:value-type="string">
              <text:p text:style-name="P108"><text:bookmark-ref text:reference-format="page" text:ref-name="r56">34</text:bookmark-ref></text:p>
            </table:table-cell>
          </table:table-row>
        </table:table>
        <text:p text:style-name="P61"/>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07"><text:span text:style-name="Summary_20_Heading_20_Font2"><text:span text:style-name="T144">Method Summary</text:span></text:span></text:p>
            </table:table-cell>
            <table:covered-table-cell/>
            <table:table-cell table:style-name="Table24.A1" office:value-type="string">
              <text:p text:style-name="P109"><text:span text:style-name="Page_20_Reference_20_Font"><text:span text:style-name="T145">Page</text:span></text:span></text:p>
            </table:table-cell>
          </table:table-row>
          <table:table-row table:style-name="Table24.1">
            <table:table-cell table:style-name="Table24.A2" office:value-type="string">
              <text:p text:style-name="P111"><text:span text:style-name="Code_20_Small1"><text:span text:style-name="T158">static </text:span></text:span><text:a xlink:type="simple" xlink:href="../../../../../../../l%22r60" text:style-name="ListLabel_20_5" text:visited-style-name="ListLabel_20_5"><text:span text:style-name="Internet_20_link"><text:span text:style-name="T153">Extension.Type</text:span></text:span></text:a></text:p>
            </table:table-cell>
            <table:table-cell table:style-name="Table24.B2" office:value-type="string">
              <text:p text:style-name="P107"><text:a xlink:type="simple" xlink:href="../../../../../../../l%22r59" text:style-name="ListLabel_20_6" text:visited-style-name="ListLabel_20_6"><text:span text:style-name="Internet_20_link"><text:span text:style-name="T151">valueOf</text:span></text:span></text:a><text:span text:style-name="Code2"><text:span text:style-name="T155">(String name)</text:span></text:span></text:p>
            </table:table-cell>
            <table:table-cell table:style-name="Table24.C2" office:value-type="string">
              <text:p text:style-name="P109"><text:bookmark-ref text:reference-format="page" text:ref-name="r59">34</text:bookmark-ref></text:p>
            </table:table-cell>
          </table:table-row>
          <table:table-row table:style-name="Table24.1">
            <table:table-cell table:style-name="Table24.A3" office:value-type="string">
              <text:p text:style-name="P110"><text:span text:style-name="Code_20_Small1"><text:span text:style-name="T158">static </text:span></text:span><text:a xlink:type="simple" xlink:href="../../../../../../../l%22r60" text:style-name="ListLabel_20_5" text:visited-style-name="ListLabel_20_5"><text:span text:style-name="Internet_20_link"><text:span text:style-name="T153">Extension.Type</text:span></text:span></text:a><text:span text:style-name="Code_20_Small1"><text:span text:style-name="T159">[]</text:span></text:span></text:p>
            </table:table-cell>
            <table:table-cell table:style-name="Table24.B3" office:value-type="string">
              <text:p text:style-name="P106"><text:a xlink:type="simple" xlink:href="../../../../../../../l%22r58" text:style-name="ListLabel_20_6" text:visited-style-name="ListLabel_20_6"><text:span text:style-name="Internet_20_link"><text:span text:style-name="T151">values</text:span></text:span></text:a><text:span text:style-name="Code2"><text:span text:style-name="T155">()</text:span></text:span></text:p>
            </table:table-cell>
            <table:table-cell table:style-name="Table24.C3" office:value-type="string">
              <text:p text:style-name="P108"><text:bookmark-ref text:reference-format="page" text:ref-name="r58">34</text:bookmark-ref></text:p>
            </table:table-cell>
          </table:table-row>
        </table:table>
        <text:p text:style-name="P118">Enum Constant Detail</text:p>
        <text:p text:style-name="P120"><text:bookmark text:name="r55"/>JSON</text:p>
        <text:p text:style-name="P91"><text:span text:style-name="Code2">public static final </text:span><text:a xlink:type="simple" xlink:href="../../../../../../../l%22r60" text:style-name="ListLabel_20_7" text:visited-style-name="ListLabel_20_7"><text:span text:style-name="Internet_20_link"><text:span text:style-name="T156">Extension.Type</text:span></text:span></text:a><text:span text:style-name="Code2"><text:span text:style-name="T160"> </text:span></text:span><text:span text:style-name="Code2"><text:span text:style-name="T161">JSON</text:span></text:span></text:p>
        <text:p text:style-name="P116"/>
        <text:p text:style-name="P122"><text:bookmark text:name="r56"/>TEXT</text:p>
        <text:p text:style-name="P91"><text:span text:style-name="Code2">public static final </text:span><text:a xlink:type="simple" xlink:href="../../../../../../../l%22r60" text:style-name="ListLabel_20_7" text:visited-style-name="ListLabel_20_7"><text:span text:style-name="Internet_20_link"><text:span text:style-name="T156">Extension.Type</text:span></text:span></text:a><text:span text:style-name="Code2"><text:span text:style-name="T160"> </text:span></text:span><text:span text:style-name="Code2"><text:span text:style-name="T161">TEXT</text:span></text:span></text:p>
        <text:p text:style-name="P116"/>
        <text:p text:style-name="P122"><text:bookmark text:name="r57"/>ARTIFACTS</text:p>
        <text:p text:style-name="P91"><text:span text:style-name="Code2">public static final </text:span><text:a xlink:type="simple" xlink:href="../../../../../../../l%22r60" text:style-name="ListLabel_20_7" text:visited-style-name="ListLabel_20_7"><text:span text:style-name="Internet_20_link"><text:span text:style-name="T156">Extension.Type</text:span></text:span></text:a><text:span text:style-name="Code2"><text:span text:style-name="T160"> </text:span></text:span><text:span text:style-name="Code2"><text:span text:style-name="T161">ARTIFACTS</text:span></text:span></text:p>
        <text:p text:style-name="P119">Method Detail</text:p>
        <text:p text:style-name="P123"><text:bookmark text:name="r58"/>values</text:p>
        <text:p text:style-name="P91"><text:span text:style-name="Code2">public static </text:span><text:a xlink:type="simple" xlink:href="../../../../../../../l%22r60" text:style-name="ListLabel_20_7" text:visited-style-name="ListLabel_20_7"><text:span text:style-name="Internet_20_link"><text:span text:style-name="T156">Extension.Type</text:span></text:span></text:a><text:span text:style-name="Code2"><text:span text:style-name="T160">[] </text:span></text:span><text:span text:style-name="Code2"><text:span text:style-name="T161">values</text:span></text:span><text:span text:style-name="Code2"><text:span text:style-name="T162">()</text:span></text:span></text:p>
        <text:p text:style-name="P116"/>
        <text:p text:style-name="P122"><text:bookmark text:name="r59"/>valueOf</text:p>
        <text:p text:style-name="P91"><text:span text:style-name="Code2">public static </text:span><text:a xlink:type="simple" xlink:href="../../../../../../../l%22r60" text:style-name="ListLabel_20_7" text:visited-style-name="ListLabel_20_7"><text:span text:style-name="Internet_20_link"><text:span text:style-name="T156">Extension.Type</text:span></text:span></text:a><text:span text:style-name="Code2"><text:span text:style-name="T160"> </text:span></text:span><text:span text:style-name="Code2"><text:span text:style-name="T161">valueOf</text:span></text:span><text:span text:style-name="Code2"><text:span text:style-name="T162">(String name)</text:span></text:span></text:p>
        <text:p text:style-name="P140"><text:bookmark text:name="r67"/>Interface ExtensionBuilder</text:p>
        <text:p text:style-name="P69"><text:a xlink:type="simple" xlink:href="../../../../../../../l%22r2" text:style-name="ListLabel_20_3" text:visited-style-name="ListLabel_20_3"><text:span text:style-name="Internet_20_link"><text:span text:style-name="T143">org.osgi.feature</text:span></text:span></text:a></text:p>
        <text:p text:style-name="P102"/>
        <text:p text:style-name="P104"><text:span text:style-name="Code2">public interface </text:span><text:span text:style-name="Code2"><text:span text:style-name="T62">ExtensionBuilder</text:span></text:span></text:p>
        <text:p text:style-name="P90"><text:span text:style-name="T146">A builder for Feature Model </text:span><text:a xlink:type="simple" xlink:href="../../../../../../../l%22r48" text:style-name="ListLabel_20_7" text:visited-style-name="ListLabel_20_7"><text:span text:style-name="Internet_20_link"><text:span text:style-name="T156">Extension</text:span></text:span></text:a><text:span text:style-name="Default_20_Paragraph_20_Font"><text:span text:style-name="T147"> objects.</text:span></text:span></text:p>
        <text:p text:style-name="P202">NotThreadSafe</text:p>
        <text:p text:style-name="P105"/>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107"><text:span text:style-name="Summary_20_Heading_20_Font2"><text:span text:style-name="T144">Method Summary</text:span></text:span></text:p>
            </table:table-cell>
            <table:covered-table-cell/>
            <table:table-cell table:style-name="Table25.A1" office:value-type="string">
              <text:p text:style-name="P109"><text:span text:style-name="Page_20_Reference_20_Font"><text:span text:style-name="T145">Page</text:span></text:span></text:p>
            </table:table-cell>
          </table:table-row>
          <table:table-row table:style-name="Table25.1">
            <table:table-cell table:style-name="Table25.A2" office:value-type="string">
              <text:p text:style-name="P111"><text:a xlink:type="simple" xlink:href="../../../../../../../l%22r67" text:style-name="ListLabel_20_5" text:visited-style-name="ListLabel_20_5"><text:span text:style-name="Internet_20_link"><text:span text:style-name="T153">ExtensionBuilder</text:span></text:span></text:a></text:p>
            </table:table-cell>
            <table:table-cell table:style-name="Table25.B2" office:value-type="string">
              <text:p text:style-name="P113"><text:a xlink:type="simple" xlink:href="../../../../../../../l%22r64" text:style-name="ListLabel_20_6" text:visited-style-name="ListLabel_20_6"><text:span text:style-name="Internet_20_link"><text:span text:style-name="T151">addArtifact</text:span></text:span></text:a><text:span text:style-name="Code2"><text:span text:style-name="T155">(String groupId, String artifactId, String version)</text:span></text:span></text:p>
              <text:p text:style-name="P196">Add an Artifact to the extension.</text:p>
            </table:table-cell>
            <table:table-cell table:style-name="Table25.C2" office:value-type="string">
              <text:p text:style-name="P109"><text:bookmark-ref text:reference-format="page" text:ref-name="r64">36</text:bookmark-ref></text:p>
            </table:table-cell>
          </table:table-row>
          <table:table-row table:style-name="Table25.1">
            <table:table-cell table:style-name="Table25.A3" office:value-type="string">
              <text:p text:style-name="P110"><text:a xlink:type="simple" xlink:href="../../../../../../../l%22r67" text:style-name="ListLabel_20_5" text:visited-style-name="ListLabel_20_5"><text:span text:style-name="Internet_20_link"><text:span text:style-name="T153">ExtensionBuilder</text:span></text:span></text:a></text:p>
            </table:table-cell>
            <table:table-cell table:style-name="Table25.B3" office:value-type="string">
              <text:p text:style-name="P112"><text:a xlink:type="simple" xlink:href="../../../../../../../l%22r65" text:style-name="ListLabel_20_6" text:visited-style-name="ListLabel_20_6"><text:span text:style-name="Internet_20_link"><text:span text:style-name="T151">addArtifact</text:span></text:span></text:a><text:span text:style-name="Code2"><text:span text:style-name="T155">(String groupId, String artifactId, String version, String at, String classifier)</text:span></text:span></text:p>
              <text:p text:style-name="P195">Add an Artifact to the extension.</text:p>
            </table:table-cell>
            <table:table-cell table:style-name="Table25.C3" office:value-type="string">
              <text:p text:style-name="P108"><text:bookmark-ref text:reference-format="page" text:ref-name="r65">36</text:bookmark-ref></text:p>
            </table:table-cell>
          </table:table-row>
          <table:table-row table:style-name="Table25.1">
            <table:table-cell table:style-name="Table25.A4" office:value-type="string">
              <text:p text:style-name="P110"><text:a xlink:type="simple" xlink:href="../../../../../../../l%22r67" text:style-name="ListLabel_20_5" text:visited-style-name="ListLabel_20_5"><text:span text:style-name="Internet_20_link"><text:span text:style-name="T153">ExtensionBuilder</text:span></text:span></text:a></text:p>
            </table:table-cell>
            <table:table-cell table:style-name="Table25.B4" office:value-type="string">
              <text:p text:style-name="P112"><text:a xlink:type="simple" xlink:href="../../../../../../../l%22r63" text:style-name="ListLabel_20_6" text:visited-style-name="ListLabel_20_6"><text:span text:style-name="Internet_20_link"><text:span text:style-name="T151">addArtifact</text:span></text:span></text:a><text:span text:style-name="Code2"><text:span text:style-name="T155">(</text:span></text:span><text:a xlink:type="simple" xlink:href="../../../../../../../l%22r16" text:style-name="ListLabel_20_8" text:visited-style-name="ListLabel_20_8"><text:span text:style-name="Internet_20_link"><text:span text:style-name="T152">ArtifactID</text:span></text:span></text:a><text:span text:style-name="Code2"><text:span text:style-name="T155"> aid)</text:span></text:span></text:p>
              <text:p text:style-name="P195">Add an Artifact to the extension.</text:p>
            </table:table-cell>
            <table:table-cell table:style-name="Table25.C4" office:value-type="string">
              <text:p text:style-name="P108"><text:bookmark-ref text:reference-format="page" text:ref-name="r63">36</text:bookmark-ref></text:p>
            </table:table-cell>
          </table:table-row>
          <table:table-row table:style-name="Table25.1">
            <table:table-cell table:style-name="Table25.A5" office:value-type="string">
              <text:p text:style-name="P110"><text:a xlink:type="simple" xlink:href="../../../../../../../l%22r67" text:style-name="ListLabel_20_5" text:visited-style-name="ListLabel_20_5"><text:span text:style-name="Internet_20_link"><text:span text:style-name="T153">ExtensionBuilder</text:span></text:span></text:a></text:p>
            </table:table-cell>
            <table:table-cell table:style-name="Table25.B5" office:value-type="string">
              <text:p text:style-name="P112"><text:a xlink:type="simple" xlink:href="../../../../../../../l%22r61" text:style-name="ListLabel_20_6" text:visited-style-name="ListLabel_20_6"><text:span text:style-name="Internet_20_link"><text:span text:style-name="T151">addText</text:span></text:span></text:a><text:span text:style-name="Code2"><text:span text:style-name="T155">(String text)</text:span></text:span></text:p>
              <text:p text:style-name="P195">Add text to the extension.</text:p>
            </table:table-cell>
            <table:table-cell table:style-name="Table25.C5" office:value-type="string">
              <text:p text:style-name="P108"><text:bookmark-ref text:reference-format="page" text:ref-name="r61">35</text:bookmark-ref></text:p>
            </table:table-cell>
          </table:table-row>
          <table:table-row table:style-name="Table25.1">
            <table:table-cell table:style-name="Table25.A6" office:value-type="string">
              <text:p text:style-name="P110"><text:a xlink:type="simple" xlink:href="../../../../../../../l%22r48" text:style-name="ListLabel_20_5" text:visited-style-name="ListLabel_20_5"><text:span text:style-name="Internet_20_link"><text:span text:style-name="T153">Extension</text:span></text:span></text:a></text:p>
            </table:table-cell>
            <table:table-cell table:style-name="Table25.B6" office:value-type="string">
              <text:p text:style-name="P112"><text:a xlink:type="simple" xlink:href="../../../../../../../l%22r66" text:style-name="ListLabel_20_6" text:visited-style-name="ListLabel_20_6"><text:span text:style-name="Internet_20_link"><text:span text:style-name="T151">build</text:span></text:span></text:a><text:span text:style-name="Code2"><text:span text:style-name="T155">()</text:span></text:span></text:p>
              <text:p text:style-name="P195">Build the Extension.</text:p>
            </table:table-cell>
            <table:table-cell table:style-name="Table25.C6" office:value-type="string">
              <text:p text:style-name="P108"><text:bookmark-ref text:reference-format="page" text:ref-name="r66">36</text:bookmark-ref></text:p>
            </table:table-cell>
          </table:table-row>
          <table:table-row table:style-name="Table25.1">
            <table:table-cell table:style-name="Table25.A7" office:value-type="string">
              <text:p text:style-name="P110"><text:a xlink:type="simple" xlink:href="../../../../../../../l%22r67" text:style-name="ListLabel_20_5" text:visited-style-name="ListLabel_20_5"><text:span text:style-name="Internet_20_link"><text:span text:style-name="T153">ExtensionBuilder</text:span></text:span></text:a></text:p>
            </table:table-cell>
            <table:table-cell table:style-name="Table25.B7" office:value-type="string">
              <text:p text:style-name="P112"><text:a xlink:type="simple" xlink:href="../../../../../../../l%22r62" text:style-name="ListLabel_20_6" text:visited-style-name="ListLabel_20_6"><text:span text:style-name="Internet_20_link"><text:span text:style-name="T151">setJSON</text:span></text:span></text:a><text:span text:style-name="Code2"><text:span text:style-name="T155">(String json)</text:span></text:span></text:p>
              <text:p text:style-name="P195">Add JSON in String form to the extension.</text:p>
            </table:table-cell>
            <table:table-cell table:style-name="Table25.C7" office:value-type="string">
              <text:p text:style-name="P108"><text:bookmark-ref text:reference-format="page" text:ref-name="r62">35</text:bookmark-ref></text:p>
            </table:table-cell>
          </table:table-row>
        </table:table>
        <text:p text:style-name="P118">Method Detail</text:p>
        <text:p text:style-name="P120"><text:bookmark text:name="r61"/>addText</text:p>
        <text:p text:style-name="P91"><text:a xlink:type="simple" xlink:href="../../../../../../../l%22r67" text:style-name="ListLabel_20_7" text:visited-style-name="ListLabel_20_7"><text:span text:style-name="Internet_20_link"><text:span text:style-name="T156">ExtensionBuilder</text:span></text:span></text:a><text:span text:style-name="Code2"><text:span text:style-name="T160"> </text:span></text:span><text:span text:style-name="Code2"><text:span text:style-name="T161">addText</text:span></text:span><text:span text:style-name="Code2"><text:span text:style-name="T162">(String text)</text:span></text:span></text:p>
        <text:p text:style-name="P197">Add text to the extension. Can only be called for extensions of type .</text:p>
        <text:p text:style-name="P198">Parameters:</text:p>
        <text:p text:style-name="P93"><text:span text:style-name="Code2">text</text:span><text:span text:style-name="Default_20_Paragraph_20_Font"><text:span text:style-name="T146"> - The text to be added.</text:span></text:span></text:p>
        <text:p text:style-name="P198">Returns:</text:p>
        <text:p text:style-name="P200">This builder.</text:p>
        <text:p text:style-name="P115"/>
        <text:p text:style-name="P121"><text:bookmark text:name="r62"/>setJSON</text:p>
        <text:p text:style-name="P91"><text:a xlink:type="simple" xlink:href="../../../../../../../l%22r67" text:style-name="ListLabel_20_7" text:visited-style-name="ListLabel_20_7"><text:span text:style-name="Internet_20_link"><text:span text:style-name="T156">ExtensionBuilder</text:span></text:span></text:a><text:span text:style-name="Code2"><text:span text:style-name="T160"> </text:span></text:span><text:span text:style-name="Code2"><text:span text:style-name="T161">setJSON</text:span></text:span><text:span text:style-name="Code2"><text:span text:style-name="T162">(String json)</text:span></text:span></text:p>
        <text:p text:style-name="P197">Add JSON in String form to the extension. Can only be called for extensions of type .</text:p>
        <text:p text:style-name="P198">Parameters:</text:p>
        <text:p text:style-name="P93"><text:span text:style-name="Code2">json</text:span><text:span text:style-name="Default_20_Paragraph_20_Font"><text:span text:style-name="T146"> - The JSON to be added.</text:span></text:span></text:p>
        <text:p text:style-name="P198">Returns:</text:p>
        <text:p text:style-name="P200">This builder.</text:p>
        <text:p text:style-name="P115"/>
        <text:p text:style-name="P121"><text:bookmark text:name="r63"/><text:soft-page-break/>addArtifact</text:p>
        <text:p text:style-name="P91"><text:a xlink:type="simple" xlink:href="../../../../../../../l%22r67" text:style-name="ListLabel_20_7" text:visited-style-name="ListLabel_20_7"><text:span text:style-name="Internet_20_link"><text:span text:style-name="T156">ExtensionBuilder</text:span></text:span></text:a><text:span text:style-name="Code2"><text:span text:style-name="T160"> </text:span></text:span><text:span text:style-name="Code2"><text:span text:style-name="T161">addArtifact</text:span></text:span><text:span text:style-name="Code2"><text:span text:style-name="T162">(</text:span></text:span><text:a xlink:type="simple" xlink:href="../../../../../../../l%22r16" text:style-name="ListLabel_20_9" text:visited-style-name="ListLabel_20_9"><text:span text:style-name="Internet_20_link"><text:span text:style-name="T157">ArtifactID</text:span></text:span></text:a><text:span text:style-name="Code2"><text:span text:style-name="T162"> aid)</text:span></text:span></text:p>
        <text:p text:style-name="P197">Add an Artifact to the extension. Can only be called for extensions of type .</text:p>
        <text:p text:style-name="P198">Parameters:</text:p>
        <text:p text:style-name="P93"><text:span text:style-name="Code2">aid</text:span><text:span text:style-name="Default_20_Paragraph_20_Font"><text:span text:style-name="T146"> - The ArtifactID of the artifact to add.</text:span></text:span></text:p>
        <text:p text:style-name="P198">Returns:</text:p>
        <text:p text:style-name="P200">This builder.</text:p>
        <text:p text:style-name="P115"/>
        <text:p text:style-name="P121"><text:bookmark text:name="r64"/>addArtifact</text:p>
        <text:p text:style-name="P91"><text:a xlink:type="simple" xlink:href="../../../../../../../l%22r67" text:style-name="ListLabel_20_7" text:visited-style-name="ListLabel_20_7"><text:span text:style-name="Internet_20_link"><text:span text:style-name="T156">ExtensionBuilder</text:span></text:span></text:a><text:span text:style-name="Code2"><text:span text:style-name="T160"> </text:span></text:span><text:span text:style-name="Code2"><text:span text:style-name="T161">addArtifact</text:span></text:span><text:span text:style-name="Code2"><text:span text:style-name="T162">(String groupId,</text:span></text:span><text:line-break/><text:span text:style-name="Code2"><text:span text:style-name="T162">                             String artifactId,</text:span></text:span><text:line-break/><text:span text:style-name="Code2"><text:span text:style-name="T162">                             String version)</text:span></text:span></text:p>
        <text:p text:style-name="P197">Add an Artifact to the extension. Can only be called for extensions of type .</text:p>
        <text:p text:style-name="P198">Parameters:</text:p>
        <text:p text:style-name="P93"><text:span text:style-name="Code2">groupId</text:span><text:span text:style-name="Default_20_Paragraph_20_Font"><text:span text:style-name="T146"> - The Group ID of the artifact to add.</text:span></text:span></text:p>
        <text:p text:style-name="P93"><text:span text:style-name="Code2">artifactId</text:span><text:span text:style-name="Default_20_Paragraph_20_Font"><text:span text:style-name="T146"> - The Artifact ID of the artifact to add.</text:span></text:span></text:p>
        <text:p text:style-name="P93"><text:span text:style-name="Code2">version</text:span><text:span text:style-name="Default_20_Paragraph_20_Font"><text:span text:style-name="T146"> - The Version of the artifact to add.</text:span></text:span></text:p>
        <text:p text:style-name="P198">Returns:</text:p>
        <text:p text:style-name="P200">This builder.</text:p>
        <text:p text:style-name="P115"/>
        <text:p text:style-name="P121"><text:bookmark text:name="r65"/>addArtifact</text:p>
        <text:p text:style-name="P91"><text:a xlink:type="simple" xlink:href="../../../../../../../l%22r67" text:style-name="ListLabel_20_7" text:visited-style-name="ListLabel_20_7"><text:span text:style-name="Internet_20_link"><text:span text:style-name="T156">ExtensionBuilder</text:span></text:span></text:a><text:span text:style-name="Code2"><text:span text:style-name="T160"> </text:span></text:span><text:span text:style-name="Code2"><text:span text:style-name="T161">addArtifact</text:span></text:span><text:span text:style-name="Code2"><text:span text:style-name="T162">(String groupId,</text:span></text:span><text:line-break/><text:span text:style-name="Code2"><text:span text:style-name="T162">                             String artifactId,</text:span></text:span><text:line-break/><text:span text:style-name="Code2"><text:span text:style-name="T162">                             String version,</text:span></text:span><text:line-break/><text:span text:style-name="Code2"><text:span text:style-name="T162">                             String at,</text:span></text:span><text:line-break/><text:span text:style-name="Code2"><text:span text:style-name="T162">                             String classifier)</text:span></text:span></text:p>
        <text:p text:style-name="P197">Add an Artifact to the extension. Can only be called for extensions of type .</text:p>
        <text:p text:style-name="P198">Parameters:</text:p>
        <text:p text:style-name="P93"><text:span text:style-name="Code2">groupId</text:span><text:span text:style-name="Default_20_Paragraph_20_Font"><text:span text:style-name="T146"> - The Group ID of the artifact to add.</text:span></text:span></text:p>
        <text:p text:style-name="P93"><text:span text:style-name="Code2">artifactId</text:span><text:span text:style-name="Default_20_Paragraph_20_Font"><text:span text:style-name="T146"> - The Artifact ID of the artifact to add.</text:span></text:span></text:p>
        <text:p text:style-name="P93"><text:span text:style-name="Code2">version</text:span><text:span text:style-name="Default_20_Paragraph_20_Font"><text:span text:style-name="T146"> - The Version of the artifact to add.</text:span></text:span></text:p>
        <text:p text:style-name="P93"><text:span text:style-name="Code2">at</text:span><text:span text:style-name="Default_20_Paragraph_20_Font"><text:span text:style-name="T146"> - The type indicator of the artifact to add.</text:span></text:span></text:p>
        <text:p text:style-name="P93"><text:span text:style-name="Code2">classifier</text:span><text:span text:style-name="Default_20_Paragraph_20_Font"><text:span text:style-name="T146"> - The classifier of the artifact to add.</text:span></text:span></text:p>
        <text:p text:style-name="P198">Returns:</text:p>
        <text:p text:style-name="P200">This builder.</text:p>
        <text:p text:style-name="P115"/>
        <text:p text:style-name="P121"><text:bookmark text:name="r66"/>build</text:p>
        <text:p text:style-name="P91"><text:a xlink:type="simple" xlink:href="../../../../../../../l%22r48" text:style-name="ListLabel_20_7" text:visited-style-name="ListLabel_20_7"><text:span text:style-name="Internet_20_link"><text:span text:style-name="T156">Extension</text:span></text:span></text:a><text:span text:style-name="Code2"><text:span text:style-name="T160"> </text:span></text:span><text:span text:style-name="Code2"><text:span text:style-name="T161">build</text:span></text:span><text:span text:style-name="Code2"><text:span text:style-name="T162">()</text:span></text:span></text:p>
        <text:p text:style-name="P197">Build the Extension. Can only be called once on a builder. After calling this method the current builder instance cannot be used any more.</text:p>
        <text:p text:style-name="P198">Returns:</text:p>
        <text:p text:style-name="P200">The Extension.</text:p>
        <text:p text:style-name="P134"><text:bookmark text:name="r79"/>Interface Feature</text:p>
        <text:p text:style-name="P69"><text:a xlink:type="simple" xlink:href="../../../../../../../l%22r2" text:style-name="ListLabel_20_3" text:visited-style-name="ListLabel_20_3"><text:span text:style-name="Internet_20_link"><text:span text:style-name="T143">org.osgi.feature</text:span></text:span></text:a></text:p>
        <text:p text:style-name="P141">All Superinterfaces:</text:p>
        <text:p text:style-name="P99"><text:a xlink:type="simple" xlink:href="../../../../../../../l%22r4" text:style-name="ListLabel_20_4" text:visited-style-name="ListLabel_20_4"><text:span text:style-name="Internet_20_link"><text:span text:style-name="T146">Artifact</text:span></text:span></text:a></text:p>
        <text:p text:style-name="P102"/>
        <text:p text:style-name="P114"><text:span text:style-name="Code2">public interface </text:span><text:span text:style-name="Code2"><text:span text:style-name="T62">Feature</text:span></text:span></text:p>
        <text:p text:style-name="P91"><text:span text:style-name="Code2">extends </text:span><text:a xlink:type="simple" xlink:href="../../../../../../../l%22r4" text:style-name="ListLabel_20_7" text:visited-style-name="ListLabel_20_7"><text:span text:style-name="Internet_20_link"><text:span text:style-name="T156">Artifact</text:span></text:span></text:a></text:p>
        <text:p text:style-name="P190">The Feature Model Feature.</text:p>
        <text:p text:style-name="P202">ThreadSafe</text:p>
        <text:p text:style-name="P105"/>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107"><text:span text:style-name="Summary_20_Heading_20_Font2"><text:span text:style-name="T144">Method Summary</text:span></text:span></text:p>
            </table:table-cell>
            <table:covered-table-cell/>
            <table:table-cell table:style-name="Table26.A1" office:value-type="string">
              <text:p text:style-name="P109"><text:span text:style-name="Page_20_Reference_20_Font"><text:span text:style-name="T145">Page</text:span></text:span></text:p>
            </table:table-cell>
          </table:table-row>
          <table:table-row table:style-name="Table26.1">
            <table:table-cell table:style-name="Table26.A2" office:value-type="string">
              <text:p text:style-name="P111"><text:span text:style-name="Code_20_Small1"><text:span text:style-name="T158">List&lt;</text:span></text:span><text:a xlink:type="simple" xlink:href="../../../../../../../l%22r25" text:style-name="ListLabel_20_5" text:visited-style-name="ListLabel_20_5"><text:span text:style-name="Internet_20_link"><text:span text:style-name="T153">Bundle</text:span></text:span></text:a><text:span text:style-name="Code_20_Small1"><text:span text:style-name="T159">&gt;</text:span></text:span></text:p>
            </table:table-cell>
            <table:table-cell table:style-name="Table26.B2" office:value-type="string">
              <text:p text:style-name="P113"><text:a xlink:type="simple" xlink:href="../../../../../../../l%22r75" text:style-name="ListLabel_20_6" text:visited-style-name="ListLabel_20_6"><text:span text:style-name="Internet_20_link"><text:span text:style-name="T151">getBundles</text:span></text:span></text:a><text:span text:style-name="Code2"><text:span text:style-name="T155">()</text:span></text:span></text:p>
              <text:p text:style-name="P196">Get the bundles.</text:p>
            </table:table-cell>
            <table:table-cell table:style-name="Table26.C2" office:value-type="string">
              <text:p text:style-name="P109"><text:bookmark-ref text:reference-format="page" text:ref-name="r75">39</text:bookmark-ref></text:p>
            </table:table-cell>
          </table:table-row>
          <table:table-row table:style-name="Table26.1">
            <table:table-cell table:style-name="Table26.A3" office:value-type="string">
              <text:p text:style-name="P110"><text:span text:style-name="Code_20_Small1"><text:span text:style-name="T158">Map&lt;String,</text:span></text:span><text:a xlink:type="simple" xlink:href="../../../../../../../l%22r33" text:style-name="ListLabel_20_5" text:visited-style-name="ListLabel_20_5"><text:span text:style-name="Internet_20_link"><text:span text:style-name="T153">Configuration</text:span></text:span></text:a><text:span text:style-name="Code_20_Small1"><text:span text:style-name="T159">&gt;</text:span></text:span></text:p>
            </table:table-cell>
            <table:table-cell table:style-name="Table26.B3" office:value-type="string">
              <text:p text:style-name="P112"><text:a xlink:type="simple" xlink:href="../../../../../../../l%22r76" text:style-name="ListLabel_20_6" text:visited-style-name="ListLabel_20_6"><text:span text:style-name="Internet_20_link"><text:span text:style-name="T151">getConfigurations</text:span></text:span></text:a><text:span text:style-name="Code2"><text:span text:style-name="T155">()</text:span></text:span></text:p>
              <text:p text:style-name="P195">Get the configurations.</text:p>
            </table:table-cell>
            <table:table-cell table:style-name="Table26.C3" office:value-type="string">
              <text:p text:style-name="P108"><text:bookmark-ref text:reference-format="page" text:ref-name="r76">39</text:bookmark-ref></text:p>
            </table:table-cell>
          </table:table-row>
          <table:table-row table:style-name="Table26.1">
            <table:table-cell table:style-name="Table26.A4" office:value-type="string">
              <text:p text:style-name="P110"><text:span text:style-name="Code_20_Small1"><text:span text:style-name="T158">String</text:span></text:span></text:p>
            </table:table-cell>
            <table:table-cell table:style-name="Table26.B4" office:value-type="string">
              <text:p text:style-name="P112"><text:a xlink:type="simple" xlink:href="../../../../../../../l%22r69" text:style-name="ListLabel_20_6" text:visited-style-name="ListLabel_20_6"><text:span text:style-name="Internet_20_link"><text:span text:style-name="T151">getDescription</text:span></text:span></text:a><text:span text:style-name="Code2"><text:span text:style-name="T155">()</text:span></text:span></text:p>
              <text:p text:style-name="P195">Get the description.</text:p>
            </table:table-cell>
            <table:table-cell table:style-name="Table26.C4" office:value-type="string">
              <text:p text:style-name="P108"><text:bookmark-ref text:reference-format="page" text:ref-name="r69">38</text:bookmark-ref></text:p>
            </table:table-cell>
          </table:table-row>
          <table:table-row table:style-name="Table26.1">
            <table:table-cell table:style-name="Table26.A5" office:value-type="string">
              <text:p text:style-name="P110"><text:span text:style-name="Code_20_Small1"><text:span text:style-name="T158">Map&lt;String,</text:span></text:span><text:a xlink:type="simple" xlink:href="../../../../../../../l%22r48" text:style-name="ListLabel_20_5" text:visited-style-name="ListLabel_20_5"><text:span text:style-name="Internet_20_link"><text:span text:style-name="T153">Extension</text:span></text:span></text:a><text:span text:style-name="Code_20_Small1"><text:span text:style-name="T159">&gt;</text:span></text:span></text:p>
            </table:table-cell>
            <table:table-cell table:style-name="Table26.B5" office:value-type="string">
              <text:p text:style-name="P112"><text:a xlink:type="simple" xlink:href="../../../../../../../l%22r77" text:style-name="ListLabel_20_6" text:visited-style-name="ListLabel_20_6"><text:span text:style-name="Internet_20_link"><text:span text:style-name="T151">getExtensions</text:span></text:span></text:a><text:span text:style-name="Code2"><text:span text:style-name="T155">()</text:span></text:span></text:p>
              <text:p text:style-name="P195">Get the extensions.</text:p>
            </table:table-cell>
            <table:table-cell table:style-name="Table26.C5" office:value-type="string">
              <text:p text:style-name="P108"><text:bookmark-ref text:reference-format="page" text:ref-name="r77">39</text:bookmark-ref></text:p>
            </table:table-cell>
          </table:table-row>
          <table:table-row table:style-name="Table26.1">
            <table:table-cell table:style-name="Table26.A6" office:value-type="string">
              <text:p text:style-name="P110"><text:span text:style-name="Code_20_Small1"><text:span text:style-name="T158">String</text:span></text:span></text:p>
            </table:table-cell>
            <table:table-cell table:style-name="Table26.B6" office:value-type="string">
              <text:p text:style-name="P112"><text:a xlink:type="simple" xlink:href="../../../../../../../l%22r71" text:style-name="ListLabel_20_6" text:visited-style-name="ListLabel_20_6"><text:span text:style-name="Internet_20_link"><text:span text:style-name="T151">getLicense</text:span></text:span></text:a><text:span text:style-name="Code2"><text:span text:style-name="T155">()</text:span></text:span></text:p>
              <text:p text:style-name="P195">Get the license.</text:p>
            </table:table-cell>
            <table:table-cell table:style-name="Table26.C6" office:value-type="string">
              <text:p text:style-name="P108"><text:bookmark-ref text:reference-format="page" text:ref-name="r71">38</text:bookmark-ref></text:p>
            </table:table-cell>
          </table:table-row>
          <table:table-row table:style-name="Table26.1">
            <table:table-cell table:style-name="Table26.A7" office:value-type="string">
              <text:p text:style-name="P110"><text:span text:style-name="Code_20_Small1"><text:span text:style-name="T158">String</text:span></text:span></text:p>
            </table:table-cell>
            <table:table-cell table:style-name="Table26.B7" office:value-type="string">
              <text:p text:style-name="P112"><text:a xlink:type="simple" xlink:href="../../../../../../../l%22r72" text:style-name="ListLabel_20_6" text:visited-style-name="ListLabel_20_6"><text:span text:style-name="Internet_20_link"><text:span text:style-name="T151">getLocation</text:span></text:span></text:a><text:span text:style-name="Code2"><text:span text:style-name="T155">()</text:span></text:span></text:p>
              <text:p text:style-name="P195">Get the location.</text:p>
            </table:table-cell>
            <table:table-cell table:style-name="Table26.C7" office:value-type="string">
              <text:p text:style-name="P108"><text:bookmark-ref text:reference-format="page" text:ref-name="r72">38</text:bookmark-ref></text:p>
            </table:table-cell>
          </table:table-row>
          <table:table-row table:style-name="Table26.1">
            <table:table-cell table:style-name="Table26.A8" office:value-type="string">
              <text:p text:style-name="P110"><text:span text:style-name="Code_20_Small1"><text:span text:style-name="T158">String</text:span></text:span></text:p>
            </table:table-cell>
            <table:table-cell table:style-name="Table26.B8" office:value-type="string">
              <text:p text:style-name="P112"><text:a xlink:type="simple" xlink:href="../../../../../../../l%22r68" text:style-name="ListLabel_20_6" text:visited-style-name="ListLabel_20_6"><text:span text:style-name="Internet_20_link"><text:span text:style-name="T151">getTitle</text:span></text:span></text:a><text:span text:style-name="Code2"><text:span text:style-name="T155">()</text:span></text:span></text:p>
              <text:p text:style-name="P195">Get the title.</text:p>
            </table:table-cell>
            <table:table-cell table:style-name="Table26.C8" office:value-type="string">
              <text:p text:style-name="P108"><text:bookmark-ref text:reference-format="page" text:ref-name="r68">37</text:bookmark-ref></text:p>
            </table:table-cell>
          </table:table-row>
          <table:table-row table:style-name="Table26.1">
            <table:table-cell table:style-name="Table26.A9" office:value-type="string">
              <text:p text:style-name="P110"><text:span text:style-name="Code_20_Small1"><text:span text:style-name="T158">Map&lt;String,String&gt;</text:span></text:span></text:p>
            </table:table-cell>
            <table:table-cell table:style-name="Table26.B9" office:value-type="string">
              <text:p text:style-name="P112"><text:a xlink:type="simple" xlink:href="../../../../../../../l%22r78" text:style-name="ListLabel_20_6" text:visited-style-name="ListLabel_20_6"><text:span text:style-name="Internet_20_link"><text:span text:style-name="T151">getVariables</text:span></text:span></text:a><text:span text:style-name="Code2"><text:span text:style-name="T155">()</text:span></text:span></text:p>
              <text:p text:style-name="P195">Get the variables.</text:p>
            </table:table-cell>
            <table:table-cell table:style-name="Table26.C9" office:value-type="string">
              <text:p text:style-name="P108"><text:bookmark-ref text:reference-format="page" text:ref-name="r78">39</text:bookmark-ref></text:p>
            </table:table-cell>
          </table:table-row>
          <table:table-row table:style-name="Table26.1">
            <table:table-cell table:style-name="Table26.A10" office:value-type="string">
              <text:p text:style-name="P110"><text:span text:style-name="Code_20_Small1"><text:span text:style-name="T158">String</text:span></text:span></text:p>
            </table:table-cell>
            <table:table-cell table:style-name="Table26.B10" office:value-type="string">
              <text:p text:style-name="P112"><text:a xlink:type="simple" xlink:href="../../../../../../../l%22r70" text:style-name="ListLabel_20_6" text:visited-style-name="ListLabel_20_6"><text:span text:style-name="Internet_20_link"><text:span text:style-name="T151">getVendor</text:span></text:span></text:a><text:span text:style-name="Code2"><text:span text:style-name="T155">()</text:span></text:span></text:p>
              <text:p text:style-name="P195">Get the vendor.</text:p>
            </table:table-cell>
            <table:table-cell table:style-name="Table26.C10" office:value-type="string">
              <text:p text:style-name="P108"><text:bookmark-ref text:reference-format="page" text:ref-name="r70">38</text:bookmark-ref></text:p>
            </table:table-cell>
          </table:table-row>
          <table:table-row table:style-name="Table26.1">
            <table:table-cell table:style-name="Table26.A11" office:value-type="string">
              <text:p text:style-name="P110"><text:span text:style-name="Code_20_Small1"><text:span text:style-name="T158">boolean</text:span></text:span></text:p>
            </table:table-cell>
            <table:table-cell table:style-name="Table26.B11" office:value-type="string">
              <text:p text:style-name="P112"><text:a xlink:type="simple" xlink:href="../../../../../../../l%22r73" text:style-name="ListLabel_20_6" text:visited-style-name="ListLabel_20_6"><text:span text:style-name="Internet_20_link"><text:span text:style-name="T151">isComplete</text:span></text:span></text:a><text:span text:style-name="Code2"><text:span text:style-name="T155">()</text:span></text:span></text:p>
              <text:p text:style-name="P195">Get whether the feature is complete or not.</text:p>
            </table:table-cell>
            <table:table-cell table:style-name="Table26.C11" office:value-type="string">
              <text:p text:style-name="P108"><text:bookmark-ref text:reference-format="page" text:ref-name="r73">38</text:bookmark-ref></text:p>
            </table:table-cell>
          </table:table-row>
          <table:table-row table:style-name="Table26.1">
            <table:table-cell table:style-name="Table26.A12" office:value-type="string">
              <text:p text:style-name="P110"><text:span text:style-name="Code_20_Small1"><text:span text:style-name="T158">boolean</text:span></text:span></text:p>
            </table:table-cell>
            <table:table-cell table:style-name="Table26.B12" office:value-type="string">
              <text:p text:style-name="P112"><text:a xlink:type="simple" xlink:href="../../../../../../../l%22r74" text:style-name="ListLabel_20_6" text:visited-style-name="ListLabel_20_6"><text:span text:style-name="Internet_20_link"><text:span text:style-name="T151">isFinal</text:span></text:span></text:a><text:span text:style-name="Code2"><text:span text:style-name="T155">()</text:span></text:span></text:p>
              <text:p text:style-name="P195">Get whether the feature is final or not.</text:p>
            </table:table-cell>
            <table:table-cell table:style-name="Table26.C12" office:value-type="string">
              <text:p text:style-name="P108"><text:bookmark-ref text:reference-format="page" text:ref-name="r74">38</text:bookmark-ref></text:p>
            </table:table-cell>
          </table:table-row>
        </table:table>
        <text:p text:style-name="P61"/>
        <table:table table:name="Table27" table:style-name="Table27">
          <table:table-column table:style-name="Table27.A"/>
          <table:table-row table:style-name="Table27.1">
            <table:table-cell table:style-name="Table27.A1" office:value-type="string">
              <text:p text:style-name="P98"><text:span text:style-name="T148">Methods inherited from interface org.osgi.feature.</text:span><text:a xlink:type="simple" xlink:href="../../../../../../../l%22r4" text:style-name="ListLabel_20_1" text:visited-style-name="ListLabel_20_1"><text:span text:style-name="Internet_20_link"><text:span text:style-name="T149">Artifact</text:span></text:span></text:a></text:p>
            </table:table-cell>
          </table:table-row>
          <table:table-row table:style-name="Table27.2">
            <table:table-cell table:style-name="Table27.A2" office:value-type="string">
              <text:p text:style-name="P95"><text:a xlink:type="simple" xlink:href="../../../../../../../l%22r3" text:style-name="ListLabel_20_10" text:visited-style-name="ListLabel_20_10"><text:span text:style-name="Internet_20_link"><text:span text:style-name="T154">getID</text:span></text:span></text:a></text:p>
            </table:table-cell>
          </table:table-row>
        </table:table>
        <text:p text:style-name="P118">Method Detail</text:p>
        <text:p text:style-name="P120"><text:bookmark text:name="r68"/>getTitle</text:p>
        <text:p text:style-name="P91"><text:span text:style-name="Code2">String </text:span><text:span text:style-name="Code2"><text:span text:style-name="T62">getTitle</text:span></text:span><text:span text:style-name="Code2"><text:span text:style-name="T163">()</text:span></text:span></text:p>
        <text:p text:style-name="P197">Get the title.</text:p>
        <text:p text:style-name="P198"><text:soft-page-break/>Returns:</text:p>
        <text:p text:style-name="P200">The title.</text:p>
        <text:p text:style-name="P115"/>
        <text:p text:style-name="P121"><text:bookmark text:name="r69"/>getDescription</text:p>
        <text:p text:style-name="P91"><text:span text:style-name="Code2">String </text:span><text:span text:style-name="Code2"><text:span text:style-name="T62">getDescription</text:span></text:span><text:span text:style-name="Code2"><text:span text:style-name="T163">()</text:span></text:span></text:p>
        <text:p text:style-name="P197">Get the description.</text:p>
        <text:p text:style-name="P198">Returns:</text:p>
        <text:p text:style-name="P200">The description.</text:p>
        <text:p text:style-name="P115"/>
        <text:p text:style-name="P121"><text:bookmark text:name="r70"/>getVendor</text:p>
        <text:p text:style-name="P91"><text:span text:style-name="Code2">String </text:span><text:span text:style-name="Code2"><text:span text:style-name="T62">getVendor</text:span></text:span><text:span text:style-name="Code2"><text:span text:style-name="T163">()</text:span></text:span></text:p>
        <text:p text:style-name="P197">Get the vendor.</text:p>
        <text:p text:style-name="P198">Returns:</text:p>
        <text:p text:style-name="P200">The vendor.</text:p>
        <text:p text:style-name="P115"/>
        <text:p text:style-name="P121"><text:bookmark text:name="r71"/>getLicense</text:p>
        <text:p text:style-name="P91"><text:span text:style-name="Code2">String </text:span><text:span text:style-name="Code2"><text:span text:style-name="T62">getLicense</text:span></text:span><text:span text:style-name="Code2"><text:span text:style-name="T163">()</text:span></text:span></text:p>
        <text:p text:style-name="P197">Get the license.</text:p>
        <text:p text:style-name="P198">Returns:</text:p>
        <text:p text:style-name="P200">The license.</text:p>
        <text:p text:style-name="P115"/>
        <text:p text:style-name="P121"><text:bookmark text:name="r72"/>getLocation</text:p>
        <text:p text:style-name="P91"><text:span text:style-name="Code2">String </text:span><text:span text:style-name="Code2"><text:span text:style-name="T62">getLocation</text:span></text:span><text:span text:style-name="Code2"><text:span text:style-name="T163">()</text:span></text:span></text:p>
        <text:p text:style-name="P197">Get the location.</text:p>
        <text:p text:style-name="P198">Returns:</text:p>
        <text:p text:style-name="P200">The location.</text:p>
        <text:p text:style-name="P115"/>
        <text:p text:style-name="P121"><text:bookmark text:name="r73"/>isComplete</text:p>
        <text:p text:style-name="P91"><text:span text:style-name="Code2">boolean </text:span><text:span text:style-name="Code2"><text:span text:style-name="T62">isComplete</text:span></text:span><text:span text:style-name="Code2"><text:span text:style-name="T163">()</text:span></text:span></text:p>
        <text:p text:style-name="P197">Get whether the feature is complete or not.</text:p>
        <text:p text:style-name="P198">Returns:</text:p>
        <text:p text:style-name="P200">Completeness value.</text:p>
        <text:p text:style-name="P115"/>
        <text:p text:style-name="P121"><text:bookmark text:name="r74"/>isFinal</text:p>
        <text:p text:style-name="P91"><text:span text:style-name="Code2">boolean </text:span><text:span text:style-name="Code2"><text:span text:style-name="T62">isFinal</text:span></text:span><text:span text:style-name="Code2"><text:span text:style-name="T163">()</text:span></text:span></text:p>
        <text:p text:style-name="P197">Get whether the feature is final or not.</text:p>
        <text:p text:style-name="P198"><text:soft-page-break/>Returns:</text:p>
        <text:p text:style-name="P200">Final value.</text:p>
        <text:p text:style-name="P115"/>
        <text:p text:style-name="P121"><text:bookmark text:name="r75"/>getBundles</text:p>
        <text:p text:style-name="P91"><text:span text:style-name="Code2">List&lt;</text:span><text:a xlink:type="simple" xlink:href="../../../../../../../l%22r25" text:style-name="ListLabel_20_7" text:visited-style-name="ListLabel_20_7"><text:span text:style-name="Internet_20_link"><text:span text:style-name="T156">Bundle</text:span></text:span></text:a><text:span text:style-name="Code2"><text:span text:style-name="T160">&gt; </text:span></text:span><text:span text:style-name="Code2"><text:span text:style-name="T161">getBundles</text:span></text:span><text:span text:style-name="Code2"><text:span text:style-name="T162">()</text:span></text:span></text:p>
        <text:p text:style-name="P197">Get the bundles.</text:p>
        <text:p text:style-name="P198">Returns:</text:p>
        <text:p text:style-name="P200">The bundles.</text:p>
        <text:p text:style-name="P115"/>
        <text:p text:style-name="P121"><text:bookmark text:name="r76"/>getConfigurations</text:p>
        <text:p text:style-name="P91"><text:span text:style-name="Code2">Map&lt;String,</text:span><text:a xlink:type="simple" xlink:href="../../../../../../../l%22r33" text:style-name="ListLabel_20_7" text:visited-style-name="ListLabel_20_7"><text:span text:style-name="Internet_20_link"><text:span text:style-name="T156">Configuration</text:span></text:span></text:a><text:span text:style-name="Code2"><text:span text:style-name="T160">&gt; </text:span></text:span><text:span text:style-name="Code2"><text:span text:style-name="T161">getConfigurations</text:span></text:span><text:span text:style-name="Code2"><text:span text:style-name="T162">()</text:span></text:span></text:p>
        <text:p text:style-name="P197">Get the configurations.</text:p>
        <text:p text:style-name="P198">Returns:</text:p>
        <text:p text:style-name="P200">The configurations.</text:p>
        <text:p text:style-name="P115"/>
        <text:p text:style-name="P121"><text:bookmark text:name="r77"/>getExtensions</text:p>
        <text:p text:style-name="P91"><text:span text:style-name="Code2">Map&lt;String,</text:span><text:a xlink:type="simple" xlink:href="../../../../../../../l%22r48" text:style-name="ListLabel_20_7" text:visited-style-name="ListLabel_20_7"><text:span text:style-name="Internet_20_link"><text:span text:style-name="T156">Extension</text:span></text:span></text:a><text:span text:style-name="Code2"><text:span text:style-name="T160">&gt; </text:span></text:span><text:span text:style-name="Code2"><text:span text:style-name="T161">getExtensions</text:span></text:span><text:span text:style-name="Code2"><text:span text:style-name="T162">()</text:span></text:span></text:p>
        <text:p text:style-name="P197">Get the extensions.</text:p>
        <text:p text:style-name="P198">Returns:</text:p>
        <text:p text:style-name="P200">The extensions.</text:p>
        <text:p text:style-name="P115"/>
        <text:p text:style-name="P121"><text:bookmark text:name="r78"/>getVariables</text:p>
        <text:p text:style-name="P91"><text:span text:style-name="Code2">Map&lt;String,String&gt; </text:span><text:span text:style-name="Code2"><text:span text:style-name="T62">getVariables</text:span></text:span><text:span text:style-name="Code2"><text:span text:style-name="T163">()</text:span></text:span></text:p>
        <text:p text:style-name="P197">Get the variables.</text:p>
        <text:p text:style-name="P198">Returns:</text:p>
        <text:p text:style-name="P200">The variables.</text:p>
        <text:p text:style-name="P135"><text:bookmark text:name="r93"/>Interface FeatureBuilder</text:p>
        <text:p text:style-name="P69"><text:a xlink:type="simple" xlink:href="../../../../../../../l%22r2" text:style-name="ListLabel_20_3" text:visited-style-name="ListLabel_20_3"><text:span text:style-name="Internet_20_link"><text:span text:style-name="T143">org.osgi.feature</text:span></text:span></text:a></text:p>
        <text:p text:style-name="P102"/>
        <text:p text:style-name="P104"><text:span text:style-name="Code2">public interface </text:span><text:span text:style-name="Code2"><text:span text:style-name="T62">FeatureBuilder</text:span></text:span></text:p>
        <text:p text:style-name="P90"><text:span text:style-name="T146">A builder for </text:span><text:a xlink:type="simple" xlink:href="../../../../../../../l%22r79" text:style-name="ListLabel_20_7" text:visited-style-name="ListLabel_20_7"><text:span text:style-name="Internet_20_link"><text:span text:style-name="T156">Feature</text:span></text:span></text:a><text:span text:style-name="Default_20_Paragraph_20_Font"><text:span text:style-name="T147"> Models.</text:span></text:span></text:p>
        <text:p text:style-name="P202">NotThreadSafe</text:p>
        <text:p text:style-name="P105"/>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107"><text:span text:style-name="Summary_20_Heading_20_Font2"><text:span text:style-name="T144">Method Summary</text:span></text:span></text:p>
            </table:table-cell>
            <table:covered-table-cell/>
            <table:table-cell table:style-name="Table28.A1" office:value-type="string">
              <text:p text:style-name="P109"><text:span text:style-name="Page_20_Reference_20_Font"><text:span text:style-name="T145">Page</text:span></text:span></text:p>
            </table:table-cell>
          </table:table-row>
          <table:table-row table:style-name="Table28.1">
            <table:table-cell table:style-name="Table28.A2" office:value-type="string">
              <text:p text:style-name="P111"><text:a xlink:type="simple" xlink:href="../../../../../../../l%22r93" text:style-name="ListLabel_20_5" text:visited-style-name="ListLabel_20_5"><text:span text:style-name="Internet_20_link"><text:span text:style-name="T153">FeatureBuilder</text:span></text:span></text:a></text:p>
            </table:table-cell>
            <table:table-cell table:style-name="Table28.B2" office:value-type="string">
              <text:p text:style-name="P113"><text:a xlink:type="simple" xlink:href="../../../../../../../l%22r87" text:style-name="ListLabel_20_6" text:visited-style-name="ListLabel_20_6"><text:span text:style-name="Internet_20_link"><text:span text:style-name="T151">addBundles</text:span></text:span></text:a><text:span text:style-name="Code2"><text:span text:style-name="T155">(</text:span></text:span><text:a xlink:type="simple" xlink:href="../../../../../../../l%22r25" text:style-name="ListLabel_20_8" text:visited-style-name="ListLabel_20_8"><text:span text:style-name="Internet_20_link"><text:span text:style-name="T152">Bundle</text:span></text:span></text:a><text:span text:style-name="Code2"><text:span text:style-name="T155">... bundles)</text:span></text:span></text:p>
              <text:p text:style-name="P196">Add Bundles to the Feature.</text:p>
            </table:table-cell>
            <table:table-cell table:style-name="Table28.C2" office:value-type="string">
              <text:p text:style-name="P109"><text:bookmark-ref text:reference-format="page" text:ref-name="r87">42</text:bookmark-ref></text:p>
            </table:table-cell>
          </table:table-row>
          <table:table-row table:style-name="Table28.1">
            <table:table-cell table:style-name="Table28.A3" office:value-type="string">
              <text:p text:style-name="P110"><text:a xlink:type="simple" xlink:href="../../../../../../../l%22r93" text:style-name="ListLabel_20_5" text:visited-style-name="ListLabel_20_5"><text:span text:style-name="Internet_20_link"><text:span text:style-name="T153">FeatureBuilder</text:span></text:span></text:a></text:p>
            </table:table-cell>
            <table:table-cell table:style-name="Table28.B3" office:value-type="string">
              <text:p text:style-name="P112"><text:a xlink:type="simple" xlink:href="../../../../../../../l%22r88" text:style-name="ListLabel_20_6" text:visited-style-name="ListLabel_20_6"><text:span text:style-name="Internet_20_link"><text:span text:style-name="T151">addConfigurations</text:span></text:span></text:a><text:span text:style-name="Code2"><text:span text:style-name="T155">(</text:span></text:span><text:a xlink:type="simple" xlink:href="../../../../../../../l%22r33" text:style-name="ListLabel_20_8" text:visited-style-name="ListLabel_20_8"><text:span text:style-name="Internet_20_link"><text:span text:style-name="T152">Configuration</text:span></text:span></text:a><text:span text:style-name="Code2"><text:span text:style-name="T155">... configs)</text:span></text:span></text:p>
              <text:p text:style-name="P195">Add Configurations to the Feature.</text:p>
            </table:table-cell>
            <table:table-cell table:style-name="Table28.C3" office:value-type="string">
              <text:p text:style-name="P108"><text:bookmark-ref text:reference-format="page" text:ref-name="r88">42</text:bookmark-ref></text:p>
            </table:table-cell>
          </table:table-row>
          <table:table-row table:style-name="Table28.1">
            <table:table-cell table:style-name="Table28.A4" office:value-type="string">
              <text:p text:style-name="P110"><text:a xlink:type="simple" xlink:href="../../../../../../../l%22r93" text:style-name="ListLabel_20_5" text:visited-style-name="ListLabel_20_5"><text:span text:style-name="Internet_20_link"><text:span text:style-name="T153">FeatureBuilder</text:span></text:span></text:a></text:p>
            </table:table-cell>
            <table:table-cell table:style-name="Table28.B4" office:value-type="string">
              <text:p text:style-name="P112"><text:a xlink:type="simple" xlink:href="../../../../../../../l%22r89" text:style-name="ListLabel_20_6" text:visited-style-name="ListLabel_20_6"><text:span text:style-name="Internet_20_link"><text:span text:style-name="T151">addExtensions</text:span></text:span></text:a><text:span text:style-name="Code2"><text:span text:style-name="T155">(</text:span></text:span><text:a xlink:type="simple" xlink:href="../../../../../../../l%22r48" text:style-name="ListLabel_20_8" text:visited-style-name="ListLabel_20_8"><text:span text:style-name="Internet_20_link"><text:span text:style-name="T152">Extension</text:span></text:span></text:a><text:span text:style-name="Code2"><text:span text:style-name="T155">... extensions)</text:span></text:span></text:p>
              <text:p text:style-name="P195">Add Extensions to the Feature</text:p>
            </table:table-cell>
            <table:table-cell table:style-name="Table28.C4" office:value-type="string">
              <text:p text:style-name="P108"><text:bookmark-ref text:reference-format="page" text:ref-name="r89">42</text:bookmark-ref></text:p>
            </table:table-cell>
          </table:table-row>
          <table:table-row table:style-name="Table28.1">
            <table:table-cell table:style-name="Table28.A5" office:value-type="string">
              <text:p text:style-name="P110"><text:a xlink:type="simple" xlink:href="../../../../../../../l%22r93" text:style-name="ListLabel_20_5" text:visited-style-name="ListLabel_20_5"><text:span text:style-name="Internet_20_link"><text:span text:style-name="T153">FeatureBuilder</text:span></text:span></text:a></text:p>
            </table:table-cell>
            <table:table-cell table:style-name="Table28.B5" office:value-type="string">
              <text:p text:style-name="P112"><text:a xlink:type="simple" xlink:href="../../../../../../../l%22r90" text:style-name="ListLabel_20_6" text:visited-style-name="ListLabel_20_6"><text:span text:style-name="Internet_20_link"><text:span text:style-name="T151">addVariable</text:span></text:span></text:a><text:span text:style-name="Code2"><text:span text:style-name="T155">(String key, String defaultValue)</text:span></text:span></text:p>
              <text:p text:style-name="P195">Add a variable to the Feature.</text:p>
            </table:table-cell>
            <table:table-cell table:style-name="Table28.C5" office:value-type="string">
              <text:p text:style-name="P108"><text:bookmark-ref text:reference-format="page" text:ref-name="r90">42</text:bookmark-ref></text:p>
            </table:table-cell>
          </table:table-row>
          <table:table-row table:style-name="Table28.1">
            <table:table-cell table:style-name="Table28.A6" office:value-type="string">
              <text:p text:style-name="P110"><text:a xlink:type="simple" xlink:href="../../../../../../../l%22r93" text:style-name="ListLabel_20_5" text:visited-style-name="ListLabel_20_5"><text:span text:style-name="Internet_20_link"><text:span text:style-name="T153">FeatureBuilder</text:span></text:span></text:a></text:p>
            </table:table-cell>
            <table:table-cell table:style-name="Table28.B6" office:value-type="string">
              <text:p text:style-name="P112"><text:a xlink:type="simple" xlink:href="../../../../../../../l%22r91" text:style-name="ListLabel_20_6" text:visited-style-name="ListLabel_20_6"><text:span text:style-name="Internet_20_link"><text:span text:style-name="T151">addVariables</text:span></text:span></text:a><text:span text:style-name="Code2"><text:span text:style-name="T155">(Map&lt;String,String&gt; variables)</text:span></text:span></text:p>
              <text:p text:style-name="P195">Add a map of variables to the Feature</text:p>
            </table:table-cell>
            <table:table-cell table:style-name="Table28.C6" office:value-type="string">
              <text:p text:style-name="P108"><text:bookmark-ref text:reference-format="page" text:ref-name="r91">43</text:bookmark-ref></text:p>
            </table:table-cell>
          </table:table-row>
          <table:table-row table:style-name="Table28.1">
            <table:table-cell table:style-name="Table28.A7" office:value-type="string">
              <text:p text:style-name="P110"><text:a xlink:type="simple" xlink:href="../../../../../../../l%22r79" text:style-name="ListLabel_20_5" text:visited-style-name="ListLabel_20_5"><text:span text:style-name="Internet_20_link"><text:span text:style-name="T153">Feature</text:span></text:span></text:a></text:p>
            </table:table-cell>
            <table:table-cell table:style-name="Table28.B7" office:value-type="string">
              <text:p text:style-name="P112"><text:a xlink:type="simple" xlink:href="../../../../../../../l%22r92" text:style-name="ListLabel_20_6" text:visited-style-name="ListLabel_20_6"><text:span text:style-name="Internet_20_link"><text:span text:style-name="T151">build</text:span></text:span></text:a><text:span text:style-name="Code2"><text:span text:style-name="T155">()</text:span></text:span></text:p>
              <text:p text:style-name="P195">Build the Feature.</text:p>
            </table:table-cell>
            <table:table-cell table:style-name="Table28.C7" office:value-type="string">
              <text:p text:style-name="P108"><text:bookmark-ref text:reference-format="page" text:ref-name="r92">43</text:bookmark-ref></text:p>
            </table:table-cell>
          </table:table-row>
          <table:table-row table:style-name="Table28.1">
            <table:table-cell table:style-name="Table28.A8" office:value-type="string">
              <text:p text:style-name="P110"><text:a xlink:type="simple" xlink:href="../../../../../../../l%22r93" text:style-name="ListLabel_20_5" text:visited-style-name="ListLabel_20_5"><text:span text:style-name="Internet_20_link"><text:span text:style-name="T153">FeatureBuilder</text:span></text:span></text:a></text:p>
            </table:table-cell>
            <table:table-cell table:style-name="Table28.B8" office:value-type="string">
              <text:p text:style-name="P112"><text:a xlink:type="simple" xlink:href="../../../../../../../l%22r84" text:style-name="ListLabel_20_6" text:visited-style-name="ListLabel_20_6"><text:span text:style-name="Internet_20_link"><text:span text:style-name="T151">setComplete</text:span></text:span></text:a><text:span text:style-name="Code2"><text:span text:style-name="T155">(boolean complete)</text:span></text:span></text:p>
              <text:p text:style-name="P195">Set the Feature Complete flag.</text:p>
            </table:table-cell>
            <table:table-cell table:style-name="Table28.C8" office:value-type="string">
              <text:p text:style-name="P108"><text:bookmark-ref text:reference-format="page" text:ref-name="r84">41</text:bookmark-ref></text:p>
            </table:table-cell>
          </table:table-row>
          <table:table-row table:style-name="Table28.1">
            <table:table-cell table:style-name="Table28.A9" office:value-type="string">
              <text:p text:style-name="P110"><text:a xlink:type="simple" xlink:href="../../../../../../../l%22r93" text:style-name="ListLabel_20_5" text:visited-style-name="ListLabel_20_5"><text:span text:style-name="Internet_20_link"><text:span text:style-name="T153">FeatureBuilder</text:span></text:span></text:a></text:p>
            </table:table-cell>
            <table:table-cell table:style-name="Table28.B9" office:value-type="string">
              <text:p text:style-name="P112"><text:a xlink:type="simple" xlink:href="../../../../../../../l%22r86" text:style-name="ListLabel_20_6" text:visited-style-name="ListLabel_20_6"><text:span text:style-name="Internet_20_link"><text:span text:style-name="T151">setDescription</text:span></text:span></text:a><text:span text:style-name="Code2"><text:span text:style-name="T155">(String description)</text:span></text:span></text:p>
              <text:p text:style-name="P195">Set the Feature Description.</text:p>
            </table:table-cell>
            <table:table-cell table:style-name="Table28.C9" office:value-type="string">
              <text:p text:style-name="P108"><text:bookmark-ref text:reference-format="page" text:ref-name="r86">42</text:bookmark-ref></text:p>
            </table:table-cell>
          </table:table-row>
          <table:table-row table:style-name="Table28.1">
            <table:table-cell table:style-name="Table28.A10" office:value-type="string">
              <text:p text:style-name="P110"><text:a xlink:type="simple" xlink:href="../../../../../../../l%22r93" text:style-name="ListLabel_20_5" text:visited-style-name="ListLabel_20_5"><text:span text:style-name="Internet_20_link"><text:span text:style-name="T153">FeatureBuilder</text:span></text:span></text:a></text:p>
            </table:table-cell>
            <table:table-cell table:style-name="Table28.B10" office:value-type="string">
              <text:p text:style-name="P112"><text:a xlink:type="simple" xlink:href="../../../../../../../l%22r85" text:style-name="ListLabel_20_6" text:visited-style-name="ListLabel_20_6"><text:span text:style-name="Internet_20_link"><text:span text:style-name="T151">setFinal</text:span></text:span></text:a><text:span text:style-name="Code2"><text:span text:style-name="T155">(boolean isFinal)</text:span></text:span></text:p>
              <text:p text:style-name="P195">Set the Feature is Final flag.</text:p>
            </table:table-cell>
            <table:table-cell table:style-name="Table28.C10" office:value-type="string">
              <text:p text:style-name="P108"><text:bookmark-ref text:reference-format="page" text:ref-name="r85">41</text:bookmark-ref></text:p>
            </table:table-cell>
          </table:table-row>
          <table:table-row table:style-name="Table28.1">
            <table:table-cell table:style-name="Table28.A11" office:value-type="string">
              <text:p text:style-name="P110"><text:a xlink:type="simple" xlink:href="../../../../../../../l%22r93" text:style-name="ListLabel_20_5" text:visited-style-name="ListLabel_20_5"><text:span text:style-name="Internet_20_link"><text:span text:style-name="T153">FeatureBuilder</text:span></text:span></text:a></text:p>
            </table:table-cell>
            <table:table-cell table:style-name="Table28.B11" office:value-type="string">
              <text:p text:style-name="P112"><text:a xlink:type="simple" xlink:href="../../../../../../../l%22r82" text:style-name="ListLabel_20_6" text:visited-style-name="ListLabel_20_6"><text:span text:style-name="Internet_20_link"><text:span text:style-name="T151">setLicense</text:span></text:span></text:a><text:span text:style-name="Code2"><text:span text:style-name="T155">(String license)</text:span></text:span></text:p>
              <text:p text:style-name="P195">Set the License.</text:p>
            </table:table-cell>
            <table:table-cell table:style-name="Table28.C11" office:value-type="string">
              <text:p text:style-name="P108"><text:bookmark-ref text:reference-format="page" text:ref-name="r82">41</text:bookmark-ref></text:p>
            </table:table-cell>
          </table:table-row>
          <table:table-row table:style-name="Table28.1">
            <table:table-cell table:style-name="Table28.A12" office:value-type="string">
              <text:p text:style-name="P110"><text:a xlink:type="simple" xlink:href="../../../../../../../l%22r93" text:style-name="ListLabel_20_5" text:visited-style-name="ListLabel_20_5"><text:span text:style-name="Internet_20_link"><text:span text:style-name="T153">FeatureBuilder</text:span></text:span></text:a></text:p>
            </table:table-cell>
            <table:table-cell table:style-name="Table28.B12" office:value-type="string">
              <text:p text:style-name="P112"><text:a xlink:type="simple" xlink:href="../../../../../../../l%22r83" text:style-name="ListLabel_20_6" text:visited-style-name="ListLabel_20_6"><text:span text:style-name="Internet_20_link"><text:span text:style-name="T151">setLocation</text:span></text:span></text:a><text:span text:style-name="Code2"><text:span text:style-name="T155">(String location)</text:span></text:span></text:p>
              <text:p text:style-name="P195">Set the Location.</text:p>
            </table:table-cell>
            <table:table-cell table:style-name="Table28.C12" office:value-type="string">
              <text:p text:style-name="P108"><text:bookmark-ref text:reference-format="page" text:ref-name="r83">41</text:bookmark-ref></text:p>
            </table:table-cell>
          </table:table-row>
          <table:table-row table:style-name="Table28.1">
            <table:table-cell table:style-name="Table28.A13" office:value-type="string">
              <text:p text:style-name="P110"><text:a xlink:type="simple" xlink:href="../../../../../../../l%22r93" text:style-name="ListLabel_20_5" text:visited-style-name="ListLabel_20_5"><text:span text:style-name="Internet_20_link"><text:span text:style-name="T153">FeatureBuilder</text:span></text:span></text:a></text:p>
            </table:table-cell>
            <table:table-cell table:style-name="Table28.B13" office:value-type="string">
              <text:p text:style-name="P112"><text:a xlink:type="simple" xlink:href="../../../../../../../l%22r80" text:style-name="ListLabel_20_6" text:visited-style-name="ListLabel_20_6"><text:span text:style-name="Internet_20_link"><text:span text:style-name="T151">setTitle</text:span></text:span></text:a><text:span text:style-name="Code2"><text:span text:style-name="T155">(String title)</text:span></text:span></text:p>
              <text:p text:style-name="P195">Set the Feature Title.</text:p>
            </table:table-cell>
            <table:table-cell table:style-name="Table28.C13" office:value-type="string">
              <text:p text:style-name="P108"><text:bookmark-ref text:reference-format="page" text:ref-name="r80">40</text:bookmark-ref></text:p>
            </table:table-cell>
          </table:table-row>
          <table:table-row table:style-name="Table28.1">
            <table:table-cell table:style-name="Table28.A14" office:value-type="string">
              <text:p text:style-name="P110"><text:a xlink:type="simple" xlink:href="../../../../../../../l%22r93" text:style-name="ListLabel_20_5" text:visited-style-name="ListLabel_20_5"><text:span text:style-name="Internet_20_link"><text:span text:style-name="T153">FeatureBuilder</text:span></text:span></text:a></text:p>
            </table:table-cell>
            <table:table-cell table:style-name="Table28.B14" office:value-type="string">
              <text:p text:style-name="P112"><text:a xlink:type="simple" xlink:href="../../../../../../../l%22r81" text:style-name="ListLabel_20_6" text:visited-style-name="ListLabel_20_6"><text:span text:style-name="Internet_20_link"><text:span text:style-name="T151">setVendor</text:span></text:span></text:a><text:span text:style-name="Code2"><text:span text:style-name="T155">(String vendor)</text:span></text:span></text:p>
              <text:p text:style-name="P195">Set the Vendor.</text:p>
            </table:table-cell>
            <table:table-cell table:style-name="Table28.C14" office:value-type="string">
              <text:p text:style-name="P108"><text:bookmark-ref text:reference-format="page" text:ref-name="r81">41</text:bookmark-ref></text:p>
            </table:table-cell>
          </table:table-row>
        </table:table>
        <text:p text:style-name="P118">Method Detail</text:p>
        <text:p text:style-name="P120"><text:bookmark text:name="r80"/>setTitle</text:p>
        <text:p text:style-name="P91"><text:a xlink:type="simple" xlink:href="../../../../../../../l%22r93" text:style-name="ListLabel_20_7" text:visited-style-name="ListLabel_20_7"><text:span text:style-name="Internet_20_link"><text:span text:style-name="T156">FeatureBuilder</text:span></text:span></text:a><text:span text:style-name="Code2"><text:span text:style-name="T160"> </text:span></text:span><text:span text:style-name="Code2"><text:span text:style-name="T161">setTitle</text:span></text:span><text:span text:style-name="Code2"><text:span text:style-name="T162">(String title)</text:span></text:span></text:p>
        <text:p text:style-name="P197">Set the Feature Title.</text:p>
        <text:p text:style-name="P198">Parameters:</text:p>
        <text:p text:style-name="P93"><text:span text:style-name="Code2">title</text:span><text:span text:style-name="Default_20_Paragraph_20_Font"><text:span text:style-name="T146"> - The Title.</text:span></text:span></text:p>
        <text:p text:style-name="P198"><text:soft-page-break/>Returns:</text:p>
        <text:p text:style-name="P200">This builder.</text:p>
        <text:p text:style-name="P115"/>
        <text:p text:style-name="P121"><text:bookmark text:name="r81"/>setVendor</text:p>
        <text:p text:style-name="P91"><text:a xlink:type="simple" xlink:href="../../../../../../../l%22r93" text:style-name="ListLabel_20_7" text:visited-style-name="ListLabel_20_7"><text:span text:style-name="Internet_20_link"><text:span text:style-name="T156">FeatureBuilder</text:span></text:span></text:a><text:span text:style-name="Code2"><text:span text:style-name="T160"> </text:span></text:span><text:span text:style-name="Code2"><text:span text:style-name="T161">setVendor</text:span></text:span><text:span text:style-name="Code2"><text:span text:style-name="T162">(String vendor)</text:span></text:span></text:p>
        <text:p text:style-name="P197">Set the Vendor.</text:p>
        <text:p text:style-name="P198">Parameters:</text:p>
        <text:p text:style-name="P93"><text:span text:style-name="Code2">vendor</text:span><text:span text:style-name="Default_20_Paragraph_20_Font"><text:span text:style-name="T146"> - The Vendor.</text:span></text:span></text:p>
        <text:p text:style-name="P198">Returns:</text:p>
        <text:p text:style-name="P200">This builder.</text:p>
        <text:p text:style-name="P115"/>
        <text:p text:style-name="P121"><text:bookmark text:name="r82"/>setLicense</text:p>
        <text:p text:style-name="P91"><text:a xlink:type="simple" xlink:href="../../../../../../../l%22r93" text:style-name="ListLabel_20_7" text:visited-style-name="ListLabel_20_7"><text:span text:style-name="Internet_20_link"><text:span text:style-name="T156">FeatureBuilder</text:span></text:span></text:a><text:span text:style-name="Code2"><text:span text:style-name="T160"> </text:span></text:span><text:span text:style-name="Code2"><text:span text:style-name="T161">setLicense</text:span></text:span><text:span text:style-name="Code2"><text:span text:style-name="T162">(String license)</text:span></text:span></text:p>
        <text:p text:style-name="P197">Set the License.</text:p>
        <text:p text:style-name="P198">Parameters:</text:p>
        <text:p text:style-name="P93"><text:span text:style-name="Code2">license</text:span><text:span text:style-name="Default_20_Paragraph_20_Font"><text:span text:style-name="T146"> - The License.</text:span></text:span></text:p>
        <text:p text:style-name="P198">Returns:</text:p>
        <text:p text:style-name="P200">This builder.</text:p>
        <text:p text:style-name="P115"/>
        <text:p text:style-name="P121"><text:bookmark text:name="r83"/>setLocation</text:p>
        <text:p text:style-name="P91"><text:a xlink:type="simple" xlink:href="../../../../../../../l%22r93" text:style-name="ListLabel_20_7" text:visited-style-name="ListLabel_20_7"><text:span text:style-name="Internet_20_link"><text:span text:style-name="T156">FeatureBuilder</text:span></text:span></text:a><text:span text:style-name="Code2"><text:span text:style-name="T160"> </text:span></text:span><text:span text:style-name="Code2"><text:span text:style-name="T161">setLocation</text:span></text:span><text:span text:style-name="Code2"><text:span text:style-name="T162">(String location)</text:span></text:span></text:p>
        <text:p text:style-name="P197">Set the Location.</text:p>
        <text:p text:style-name="P198">Parameters:</text:p>
        <text:p text:style-name="P93"><text:span text:style-name="Code2">location</text:span><text:span text:style-name="Default_20_Paragraph_20_Font"><text:span text:style-name="T146"> - The Location.</text:span></text:span></text:p>
        <text:p text:style-name="P198">Returns:</text:p>
        <text:p text:style-name="P200">This builder.</text:p>
        <text:p text:style-name="P115"/>
        <text:p text:style-name="P121"><text:bookmark text:name="r84"/>setComplete</text:p>
        <text:p text:style-name="P91"><text:a xlink:type="simple" xlink:href="../../../../../../../l%22r93" text:style-name="ListLabel_20_7" text:visited-style-name="ListLabel_20_7"><text:span text:style-name="Internet_20_link"><text:span text:style-name="T156">FeatureBuilder</text:span></text:span></text:a><text:span text:style-name="Code2"><text:span text:style-name="T160"> </text:span></text:span><text:span text:style-name="Code2"><text:span text:style-name="T161">setComplete</text:span></text:span><text:span text:style-name="Code2"><text:span text:style-name="T162">(boolean complete)</text:span></text:span></text:p>
        <text:p text:style-name="P197">Set the Feature Complete flag.</text:p>
        <text:p text:style-name="P198">Parameters:</text:p>
        <text:p text:style-name="P93"><text:span text:style-name="Code2">complete</text:span><text:span text:style-name="Default_20_Paragraph_20_Font"><text:span text:style-name="T146"> - If the feature is complete.</text:span></text:span></text:p>
        <text:p text:style-name="P198">Returns:</text:p>
        <text:p text:style-name="P200">This builder.</text:p>
        <text:p text:style-name="P115"/>
        <text:p text:style-name="P121"><text:bookmark text:name="r85"/>setFinal</text:p>
        <text:p text:style-name="P91"><text:a xlink:type="simple" xlink:href="../../../../../../../l%22r93" text:style-name="ListLabel_20_7" text:visited-style-name="ListLabel_20_7"><text:span text:style-name="Internet_20_link"><text:span text:style-name="T156">FeatureBuilder</text:span></text:span></text:a><text:span text:style-name="Code2"><text:span text:style-name="T160"> </text:span></text:span><text:span text:style-name="Code2"><text:span text:style-name="T161">setFinal</text:span></text:span><text:span text:style-name="Code2"><text:span text:style-name="T162">(boolean isFinal)</text:span></text:span></text:p>
        <text:p text:style-name="P197">Set the Feature is Final flag.</text:p>
        <text:p text:style-name="P198">Parameters:</text:p>
        <text:p text:style-name="P93"><text:span text:style-name="Code2">isFinal</text:span><text:span text:style-name="Default_20_Paragraph_20_Font"><text:span text:style-name="T146"> - If the feature is final.</text:span></text:span></text:p>
        <text:p text:style-name="P198"><text:soft-page-break/>Returns:</text:p>
        <text:p text:style-name="P200">This builder.</text:p>
        <text:p text:style-name="P115"/>
        <text:p text:style-name="P121"><text:bookmark text:name="r86"/>setDescription</text:p>
        <text:p text:style-name="P91"><text:a xlink:type="simple" xlink:href="../../../../../../../l%22r93" text:style-name="ListLabel_20_7" text:visited-style-name="ListLabel_20_7"><text:span text:style-name="Internet_20_link"><text:span text:style-name="T156">FeatureBuilder</text:span></text:span></text:a><text:span text:style-name="Code2"><text:span text:style-name="T160"> </text:span></text:span><text:span text:style-name="Code2"><text:span text:style-name="T161">setDescription</text:span></text:span><text:span text:style-name="Code2"><text:span text:style-name="T162">(String description)</text:span></text:span></text:p>
        <text:p text:style-name="P197">Set the Feature Description.</text:p>
        <text:p text:style-name="P198">Parameters:</text:p>
        <text:p text:style-name="P93"><text:span text:style-name="Code2">description</text:span><text:span text:style-name="Default_20_Paragraph_20_Font"><text:span text:style-name="T146"> - The description.</text:span></text:span></text:p>
        <text:p text:style-name="P198">Returns:</text:p>
        <text:p text:style-name="P200">This builder.</text:p>
        <text:p text:style-name="P115"/>
        <text:p text:style-name="P121"><text:bookmark text:name="r87"/>addBundles</text:p>
        <text:p text:style-name="P91"><text:a xlink:type="simple" xlink:href="../../../../../../../l%22r93" text:style-name="ListLabel_20_7" text:visited-style-name="ListLabel_20_7"><text:span text:style-name="Internet_20_link"><text:span text:style-name="T156">FeatureBuilder</text:span></text:span></text:a><text:span text:style-name="Code2"><text:span text:style-name="T160"> </text:span></text:span><text:span text:style-name="Code2"><text:span text:style-name="T161">addBundles</text:span></text:span><text:span text:style-name="Code2"><text:span text:style-name="T162">(</text:span></text:span><text:a xlink:type="simple" xlink:href="../../../../../../../l%22r25" text:style-name="ListLabel_20_9" text:visited-style-name="ListLabel_20_9"><text:span text:style-name="Internet_20_link"><text:span text:style-name="T157">Bundle</text:span></text:span></text:a><text:span text:style-name="Code2"><text:span text:style-name="T162">... bundles)</text:span></text:span></text:p>
        <text:p text:style-name="P197">Add Bundles to the Feature.</text:p>
        <text:p text:style-name="P198">Parameters:</text:p>
        <text:p text:style-name="P93"><text:span text:style-name="Code2">bundles</text:span><text:span text:style-name="Default_20_Paragraph_20_Font"><text:span text:style-name="T146"> - The Bundles to add.</text:span></text:span></text:p>
        <text:p text:style-name="P198">Returns:</text:p>
        <text:p text:style-name="P200">This builder.</text:p>
        <text:p text:style-name="P115"/>
        <text:p text:style-name="P121"><text:bookmark text:name="r88"/>addConfigurations</text:p>
        <text:p text:style-name="P91"><text:a xlink:type="simple" xlink:href="../../../../../../../l%22r93" text:style-name="ListLabel_20_7" text:visited-style-name="ListLabel_20_7"><text:span text:style-name="Internet_20_link"><text:span text:style-name="T156">FeatureBuilder</text:span></text:span></text:a><text:span text:style-name="Code2"><text:span text:style-name="T160"> </text:span></text:span><text:span text:style-name="Code2"><text:span text:style-name="T161">addConfigurations</text:span></text:span><text:span text:style-name="Code2"><text:span text:style-name="T162">(</text:span></text:span><text:a xlink:type="simple" xlink:href="../../../../../../../l%22r33" text:style-name="ListLabel_20_9" text:visited-style-name="ListLabel_20_9"><text:span text:style-name="Internet_20_link"><text:span text:style-name="T157">Configuration</text:span></text:span></text:a><text:span text:style-name="Code2"><text:span text:style-name="T162">... configs)</text:span></text:span></text:p>
        <text:p text:style-name="P197">Add Configurations to the Feature.</text:p>
        <text:p text:style-name="P198">Parameters:</text:p>
        <text:p text:style-name="P93"><text:span text:style-name="Code2">configs</text:span><text:span text:style-name="Default_20_Paragraph_20_Font"><text:span text:style-name="T146"> - The Configurations to add.</text:span></text:span></text:p>
        <text:p text:style-name="P198">Returns:</text:p>
        <text:p text:style-name="P200">This builder.</text:p>
        <text:p text:style-name="P115"/>
        <text:p text:style-name="P121"><text:bookmark text:name="r89"/>addExtensions</text:p>
        <text:p text:style-name="P91"><text:a xlink:type="simple" xlink:href="../../../../../../../l%22r93" text:style-name="ListLabel_20_7" text:visited-style-name="ListLabel_20_7"><text:span text:style-name="Internet_20_link"><text:span text:style-name="T156">FeatureBuilder</text:span></text:span></text:a><text:span text:style-name="Code2"><text:span text:style-name="T160"> </text:span></text:span><text:span text:style-name="Code2"><text:span text:style-name="T161">addExtensions</text:span></text:span><text:span text:style-name="Code2"><text:span text:style-name="T162">(</text:span></text:span><text:a xlink:type="simple" xlink:href="../../../../../../../l%22r48" text:style-name="ListLabel_20_9" text:visited-style-name="ListLabel_20_9"><text:span text:style-name="Internet_20_link"><text:span text:style-name="T157">Extension</text:span></text:span></text:a><text:span text:style-name="Code2"><text:span text:style-name="T162">... extensions)</text:span></text:span></text:p>
        <text:p text:style-name="P197">Add Extensions to the Feature</text:p>
        <text:p text:style-name="P198">Parameters:</text:p>
        <text:p text:style-name="P93"><text:span text:style-name="Code2">extensions</text:span><text:span text:style-name="Default_20_Paragraph_20_Font"><text:span text:style-name="T146"> - The Extensions to add.</text:span></text:span></text:p>
        <text:p text:style-name="P198">Returns:</text:p>
        <text:p text:style-name="P200">This builder.</text:p>
        <text:p text:style-name="P115"/>
        <text:p text:style-name="P121"><text:bookmark text:name="r90"/>addVariable</text:p>
        <text:p text:style-name="P91"><text:a xlink:type="simple" xlink:href="../../../../../../../l%22r93" text:style-name="ListLabel_20_7" text:visited-style-name="ListLabel_20_7"><text:span text:style-name="Internet_20_link"><text:span text:style-name="T156">FeatureBuilder</text:span></text:span></text:a><text:span text:style-name="Code2"><text:span text:style-name="T160"> </text:span></text:span><text:span text:style-name="Code2"><text:span text:style-name="T161">addVariable</text:span></text:span><text:span text:style-name="Code2"><text:span text:style-name="T162">(String key,</text:span></text:span><text:line-break/><text:span text:style-name="Code2"><text:span text:style-name="T162">                           String defaultValue)</text:span></text:span></text:p>
        <text:p text:style-name="P197">Add a variable to the Feature. If a variable with the specified key already exists it is replaced with this one.</text:p>
        <text:p text:style-name="P198"><text:soft-page-break/>Parameters:</text:p>
        <text:p text:style-name="P93"><text:span text:style-name="Code2">key</text:span><text:span text:style-name="Default_20_Paragraph_20_Font"><text:span text:style-name="T146"> - The key.</text:span></text:span></text:p>
        <text:p text:style-name="P93"><text:span text:style-name="Code2">defaultValue</text:span><text:span text:style-name="Default_20_Paragraph_20_Font"><text:span text:style-name="T146"> - The default value.</text:span></text:span></text:p>
        <text:p text:style-name="P198">Returns:</text:p>
        <text:p text:style-name="P200">This builder.</text:p>
        <text:p text:style-name="P115"/>
        <text:p text:style-name="P121"><text:bookmark text:name="r91"/>addVariables</text:p>
        <text:p text:style-name="P91"><text:a xlink:type="simple" xlink:href="../../../../../../../l%22r93" text:style-name="ListLabel_20_7" text:visited-style-name="ListLabel_20_7"><text:span text:style-name="Internet_20_link"><text:span text:style-name="T156">FeatureBuilder</text:span></text:span></text:a><text:span text:style-name="Code2"><text:span text:style-name="T160"> </text:span></text:span><text:span text:style-name="Code2"><text:span text:style-name="T161">addVariables</text:span></text:span><text:span text:style-name="Code2"><text:span text:style-name="T162">(Map&lt;String,String&gt; variables)</text:span></text:span></text:p>
        <text:p text:style-name="P197">Add a map of variables to the Feature</text:p>
        <text:p text:style-name="P198">Parameters:</text:p>
        <text:p text:style-name="P93"><text:span text:style-name="Code2">variables</text:span><text:span text:style-name="Default_20_Paragraph_20_Font"><text:span text:style-name="T146"> - to be added.</text:span></text:span></text:p>
        <text:p text:style-name="P198">Returns:</text:p>
        <text:p text:style-name="P200">This builder.</text:p>
        <text:p text:style-name="P115"/>
        <text:p text:style-name="P121"><text:bookmark text:name="r92"/>build</text:p>
        <text:p text:style-name="P91"><text:a xlink:type="simple" xlink:href="../../../../../../../l%22r79" text:style-name="ListLabel_20_7" text:visited-style-name="ListLabel_20_7"><text:span text:style-name="Internet_20_link"><text:span text:style-name="T156">Feature</text:span></text:span></text:a><text:span text:style-name="Code2"><text:span text:style-name="T160"> </text:span></text:span><text:span text:style-name="Code2"><text:span text:style-name="T161">build</text:span></text:span><text:span text:style-name="Code2"><text:span text:style-name="T162">()</text:span></text:span></text:p>
        <text:p text:style-name="P197">Build the Feature. Can only be called once on a builder. After calling this method the current builder instance cannot be used any more.</text:p>
        <text:p text:style-name="P198">Returns:</text:p>
        <text:p text:style-name="P200">The Feature.</text:p>
        <text:p text:style-name="P136"><text:bookmark text:name="r98"/>Interface FeatureService</text:p>
        <text:p text:style-name="P69"><text:a xlink:type="simple" xlink:href="../../../../../../../l%22r2" text:style-name="ListLabel_20_3" text:visited-style-name="ListLabel_20_3"><text:span text:style-name="Internet_20_link"><text:span text:style-name="T143">org.osgi.feature</text:span></text:span></text:a></text:p>
        <text:p text:style-name="P102"/>
        <text:p text:style-name="P104"><text:span text:style-name="Code2">public interface </text:span><text:span text:style-name="Code2"><text:span text:style-name="T62">FeatureService</text:span></text:span></text:p>
        <text:p text:style-name="P190">The Feature Service is the primary entry point for interacting with the feature model.</text:p>
        <text:p text:style-name="P202">ThreadSafe</text:p>
        <text:p text:style-name="P105"/>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p text:style-name="P107"><text:span text:style-name="Summary_20_Heading_20_Font2"><text:span text:style-name="T144">Method Summary</text:span></text:span></text:p>
            </table:table-cell>
            <table:covered-table-cell/>
            <table:table-cell table:style-name="Table29.A1" office:value-type="string">
              <text:p text:style-name="P109"><text:span text:style-name="Page_20_Reference_20_Font"><text:span text:style-name="T145">Page</text:span></text:span></text:p>
            </table:table-cell>
          </table:table-row>
          <table:table-row table:style-name="Table29.1">
            <table:table-cell table:style-name="Table29.A2" office:value-type="string">
              <text:p text:style-name="P111"><text:a xlink:type="simple" xlink:href="../../../../../../../l%22r23" text:style-name="ListLabel_20_5" text:visited-style-name="ListLabel_20_5"><text:span text:style-name="Internet_20_link"><text:span text:style-name="T153">BuilderFactory</text:span></text:span></text:a></text:p>
            </table:table-cell>
            <table:table-cell table:style-name="Table29.B2" office:value-type="string">
              <text:p text:style-name="P113"><text:a xlink:type="simple" xlink:href="../../../../../../../l%22r94" text:style-name="ListLabel_20_6" text:visited-style-name="ListLabel_20_6"><text:span text:style-name="Internet_20_link"><text:span text:style-name="T151">getBuilderFactory</text:span></text:span></text:a><text:span text:style-name="Code2"><text:span text:style-name="T155">()</text:span></text:span></text:p>
              <text:p text:style-name="P196">Get a factory which can be used to build feature model entities.</text:p>
            </table:table-cell>
            <table:table-cell table:style-name="Table29.C2" office:value-type="string">
              <text:p text:style-name="P109"><text:bookmark-ref text:reference-format="page" text:ref-name="r94">44</text:bookmark-ref></text:p>
            </table:table-cell>
          </table:table-row>
          <table:table-row table:style-name="Table29.1">
            <table:table-cell table:style-name="Table29.A3" office:value-type="string">
              <text:p text:style-name="P110"><text:a xlink:type="simple" xlink:href="../../../../../../../l%22r79" text:style-name="ListLabel_20_5" text:visited-style-name="ListLabel_20_5"><text:span text:style-name="Internet_20_link"><text:span text:style-name="T153">Feature</text:span></text:span></text:a></text:p>
            </table:table-cell>
            <table:table-cell table:style-name="Table29.B3" office:value-type="string">
              <text:p text:style-name="P112"><text:a xlink:type="simple" xlink:href="../../../../../../../l%22r97" text:style-name="ListLabel_20_6" text:visited-style-name="ListLabel_20_6"><text:span text:style-name="Internet_20_link"><text:span text:style-name="T151">mergeFeatures</text:span></text:span></text:a><text:span text:style-name="Code2"><text:span text:style-name="T155">(</text:span></text:span><text:a xlink:type="simple" xlink:href="../../../../../../../l%22r16" text:style-name="ListLabel_20_8" text:visited-style-name="ListLabel_20_8"><text:span text:style-name="Internet_20_link"><text:span text:style-name="T152">ArtifactID</text:span></text:span></text:a><text:span text:style-name="Code2"><text:span text:style-name="T155"> targetID, </text:span></text:span><text:a xlink:type="simple" xlink:href="../../../../../../../l%22r79" text:style-name="ListLabel_20_8" text:visited-style-name="ListLabel_20_8"><text:span text:style-name="Internet_20_link"><text:span text:style-name="T152">Feature</text:span></text:span></text:a><text:span text:style-name="Code2"><text:span text:style-name="T155"> f1, </text:span></text:span><text:a xlink:type="simple" xlink:href="../../../../../../../l%22r79" text:style-name="ListLabel_20_8" text:visited-style-name="ListLabel_20_8"><text:span text:style-name="Internet_20_link"><text:span text:style-name="T152">Feature</text:span></text:span></text:a><text:span text:style-name="Code2"><text:span text:style-name="T155"> f2, </text:span></text:span><text:a xlink:type="simple" xlink:href="../../../../../../../l%22r102" text:style-name="ListLabel_20_8" text:visited-style-name="ListLabel_20_8"><text:span text:style-name="Internet_20_link"><text:span text:style-name="T152">MergeContext</text:span></text:span></text:a><text:span text:style-name="Code2"><text:span text:style-name="T155"> ctx)</text:span></text:span></text:p>
              <text:p text:style-name="P195">Merge two features into a new feature.</text:p>
            </table:table-cell>
            <table:table-cell table:style-name="Table29.C3" office:value-type="string">
              <text:p text:style-name="P108"><text:bookmark-ref text:reference-format="page" text:ref-name="r97">45</text:bookmark-ref></text:p>
            </table:table-cell>
          </table:table-row>
          <table:table-row table:style-name="Table29.1">
            <table:table-cell table:style-name="Table29.A4" office:value-type="string">
              <text:p text:style-name="P110"><text:a xlink:type="simple" xlink:href="../../../../../../../l%22r79" text:style-name="ListLabel_20_5" text:visited-style-name="ListLabel_20_5"><text:span text:style-name="Internet_20_link"><text:span text:style-name="T153">Feature</text:span></text:span></text:a></text:p>
            </table:table-cell>
            <table:table-cell table:style-name="Table29.B4" office:value-type="string">
              <text:p text:style-name="P112"><text:a xlink:type="simple" xlink:href="../../../../../../../l%22r95" text:style-name="ListLabel_20_6" text:visited-style-name="ListLabel_20_6"><text:span text:style-name="Internet_20_link"><text:span text:style-name="T151">readFeature</text:span></text:span></text:a><text:span text:style-name="Code2"><text:span text:style-name="T155">(Reader jsonReader)</text:span></text:span></text:p>
              <text:p text:style-name="P195">Read a Feature from JSON</text:p>
            </table:table-cell>
            <table:table-cell table:style-name="Table29.C4" office:value-type="string">
              <text:p text:style-name="P108"><text:bookmark-ref text:reference-format="page" text:ref-name="r95">44</text:bookmark-ref></text:p>
            </table:table-cell>
          </table:table-row>
          <table:table-row table:style-name="Table29.1">
            <table:table-cell table:style-name="Table29.A5" office:value-type="string">
              <text:p text:style-name="P110"><text:span text:style-name="Code_20_Small1"><text:span text:style-name="T158">void</text:span></text:span></text:p>
            </table:table-cell>
            <table:table-cell table:style-name="Table29.B5" office:value-type="string">
              <text:p text:style-name="P112"><text:a xlink:type="simple" xlink:href="../../../../../../../l%22r96" text:style-name="ListLabel_20_6" text:visited-style-name="ListLabel_20_6"><text:span text:style-name="Internet_20_link"><text:span text:style-name="T151">writeFeature</text:span></text:span></text:a><text:span text:style-name="Code2"><text:span text:style-name="T155">(</text:span></text:span><text:a xlink:type="simple" xlink:href="../../../../../../../l%22r79" text:style-name="ListLabel_20_8" text:visited-style-name="ListLabel_20_8"><text:span text:style-name="Internet_20_link"><text:span text:style-name="T152">Feature</text:span></text:span></text:a><text:span text:style-name="Code2"><text:span text:style-name="T155"> feature, Writer jsonWriter)</text:span></text:span></text:p>
              <text:p text:style-name="P195">Write a Feature Model to JSON</text:p>
            </table:table-cell>
            <table:table-cell table:style-name="Table29.C5" office:value-type="string">
              <text:p text:style-name="P108"><text:bookmark-ref text:reference-format="page" text:ref-name="r96">44</text:bookmark-ref></text:p>
            </table:table-cell>
          </table:table-row>
        </table:table>
        <text:p text:style-name="P118">Method Detail</text:p>
        <text:p text:style-name="P120"><text:bookmark text:name="r94"/>getBuilderFactory</text:p>
        <text:p text:style-name="P91"><text:a xlink:type="simple" xlink:href="../../../../../../../l%22r23" text:style-name="ListLabel_20_7" text:visited-style-name="ListLabel_20_7"><text:span text:style-name="Internet_20_link"><text:span text:style-name="T156">BuilderFactory</text:span></text:span></text:a><text:span text:style-name="Code2"><text:span text:style-name="T160"> </text:span></text:span><text:span text:style-name="Code2"><text:span text:style-name="T161">getBuilderFactory</text:span></text:span><text:span text:style-name="Code2"><text:span text:style-name="T162">()</text:span></text:span></text:p>
        <text:p text:style-name="P197">Get a factory which can be used to build feature model entities.</text:p>
        <text:p text:style-name="P198">Returns:</text:p>
        <text:p text:style-name="P200">A builder factory.</text:p>
        <text:p text:style-name="P115"/>
        <text:p text:style-name="P121"><text:bookmark text:name="r95"/>readFeature</text:p>
        <text:p text:style-name="P91"><text:a xlink:type="simple" xlink:href="../../../../../../../l%22r79" text:style-name="ListLabel_20_7" text:visited-style-name="ListLabel_20_7"><text:span text:style-name="Internet_20_link"><text:span text:style-name="T156">Feature</text:span></text:span></text:a><text:span text:style-name="Code2"><text:span text:style-name="T160"> </text:span></text:span><text:span text:style-name="Code2"><text:span text:style-name="T161">readFeature</text:span></text:span><text:span text:style-name="Code2"><text:span text:style-name="T162">(Reader jsonReader)</text:span></text:span><text:line-break/><text:span text:style-name="Code2"><text:span text:style-name="T162">             throws IOException</text:span></text:span></text:p>
        <text:p text:style-name="P197">Read a Feature from JSON</text:p>
        <text:p text:style-name="P198">Parameters:</text:p>
        <text:p text:style-name="P93"><text:span text:style-name="Code2">jsonReader</text:span><text:span text:style-name="Default_20_Paragraph_20_Font"><text:span text:style-name="T146"> - A Reader to the JSON input</text:span></text:span></text:p>
        <text:p text:style-name="P198">Returns:</text:p>
        <text:p text:style-name="P200">The Feature represented by the JSON</text:p>
        <text:p text:style-name="P198">Throws:</text:p>
        <text:p text:style-name="P93"><text:span text:style-name="Code2">IOException</text:span><text:span text:style-name="Default_20_Paragraph_20_Font"><text:span text:style-name="T146"> - When reading fails</text:span></text:span></text:p>
        <text:p text:style-name="P115"/>
        <text:p text:style-name="P121"><text:bookmark text:name="r96"/>writeFeature</text:p>
        <text:p text:style-name="P91"><text:span text:style-name="Code2">void </text:span><text:span text:style-name="Code2"><text:span text:style-name="T62">writeFeature</text:span></text:span><text:span text:style-name="Code2"><text:span text:style-name="T163">(</text:span></text:span><text:a xlink:type="simple" xlink:href="../../../../../../../l%22r79" text:style-name="ListLabel_20_9" text:visited-style-name="ListLabel_20_9"><text:span text:style-name="Internet_20_link"><text:span text:style-name="T157">Feature</text:span></text:span></text:a><text:span text:style-name="Code2"><text:span text:style-name="T162"> feature,</text:span></text:span><text:line-break/><text:span text:style-name="Code2"><text:span text:style-name="T162">                  Writer jsonWriter)</text:span></text:span><text:line-break/><text:span text:style-name="Code2"><text:span text:style-name="T162">           throws IOException</text:span></text:span></text:p>
        <text:p text:style-name="P197"><text:soft-page-break/>Write a Feature Model to JSON</text:p>
        <text:p text:style-name="P198">Parameters:</text:p>
        <text:p text:style-name="P93"><text:span text:style-name="Code2">feature</text:span><text:span text:style-name="Default_20_Paragraph_20_Font"><text:span text:style-name="T146"> - the Feature to write.</text:span></text:span></text:p>
        <text:p text:style-name="P93"><text:span text:style-name="Code2">jsonWriter</text:span><text:span text:style-name="Default_20_Paragraph_20_Font"><text:span text:style-name="T146"> - A Writer to which the Feature should be written.</text:span></text:span></text:p>
        <text:p text:style-name="P198">Throws:</text:p>
        <text:p text:style-name="P93"><text:span text:style-name="Code2">IOException</text:span><text:span text:style-name="Default_20_Paragraph_20_Font"><text:span text:style-name="T146"> - When writing fails.</text:span></text:span></text:p>
        <text:p text:style-name="P115"/>
        <text:p text:style-name="P121"><text:bookmark text:name="r97"/>mergeFeatures</text:p>
        <text:p text:style-name="P91"><text:a xlink:type="simple" xlink:href="../../../../../../../l%22r79" text:style-name="ListLabel_20_7" text:visited-style-name="ListLabel_20_7"><text:span text:style-name="Internet_20_link"><text:span text:style-name="T156">Feature</text:span></text:span></text:a><text:span text:style-name="Code2"><text:span text:style-name="T160"> </text:span></text:span><text:span text:style-name="Code2"><text:span text:style-name="T161">mergeFeatures</text:span></text:span><text:span text:style-name="Code2"><text:span text:style-name="T162">(</text:span></text:span><text:a xlink:type="simple" xlink:href="../../../../../../../l%22r16" text:style-name="ListLabel_20_9" text:visited-style-name="ListLabel_20_9"><text:span text:style-name="Internet_20_link"><text:span text:style-name="T157">ArtifactID</text:span></text:span></text:a><text:span text:style-name="Code2"><text:span text:style-name="T162"> targetID,</text:span></text:span><text:line-break/><text:span text:style-name="Code2"><text:span text:style-name="T162">                      </text:span></text:span><text:a xlink:type="simple" xlink:href="../../../../../../../l%22r79" text:style-name="ListLabel_20_9" text:visited-style-name="ListLabel_20_9"><text:span text:style-name="Internet_20_link"><text:span text:style-name="T157">Feature</text:span></text:span></text:a><text:span text:style-name="Code2"><text:span text:style-name="T162"> f1,</text:span></text:span><text:line-break/><text:span text:style-name="Code2"><text:span text:style-name="T162">                      </text:span></text:span><text:a xlink:type="simple" xlink:href="../../../../../../../l%22r79" text:style-name="ListLabel_20_9" text:visited-style-name="ListLabel_20_9"><text:span text:style-name="Internet_20_link"><text:span text:style-name="T157">Feature</text:span></text:span></text:a><text:span text:style-name="Code2"><text:span text:style-name="T162"> f2,</text:span></text:span><text:line-break/><text:span text:style-name="Code2"><text:span text:style-name="T162">                      </text:span></text:span><text:a xlink:type="simple" xlink:href="../../../../../../../l%22r102" text:style-name="ListLabel_20_9" text:visited-style-name="ListLabel_20_9"><text:span text:style-name="Internet_20_link"><text:span text:style-name="T157">MergeContext</text:span></text:span></text:a><text:span text:style-name="Code2"><text:span text:style-name="T162"> ctx)</text:span></text:span></text:p>
        <text:p text:style-name="P197">Merge two features into a new feature.</text:p>
        <text:p text:style-name="P198">Parameters:</text:p>
        <text:p text:style-name="P93"><text:span text:style-name="Code2">targetID</text:span><text:span text:style-name="Default_20_Paragraph_20_Font"><text:span text:style-name="T146"> - The ID of the new feature.</text:span></text:span></text:p>
        <text:p text:style-name="P93"><text:span text:style-name="Code2">f1</text:span><text:span text:style-name="Default_20_Paragraph_20_Font"><text:span text:style-name="T146"> - The first feature</text:span></text:span></text:p>
        <text:p text:style-name="P93"><text:span text:style-name="Code2">f2</text:span><text:span text:style-name="Default_20_Paragraph_20_Font"><text:span text:style-name="T146"> - The second feature</text:span></text:span></text:p>
        <text:p text:style-name="P93"><text:span text:style-name="Code2">ctx</text:span><text:span text:style-name="Default_20_Paragraph_20_Font"><text:span text:style-name="T146"> - The merge context to use for the merge operation.</text:span></text:span></text:p>
        <text:p text:style-name="P198">Returns:</text:p>
        <text:p text:style-name="P200">The merged feature.</text:p>
        <text:p text:style-name="P137"><text:bookmark text:name="r102"/>Interface MergeContext</text:p>
        <text:p text:style-name="P69"><text:a xlink:type="simple" xlink:href="../../../../../../../l%22r2" text:style-name="ListLabel_20_3" text:visited-style-name="ListLabel_20_3"><text:span text:style-name="Internet_20_link"><text:span text:style-name="T143">org.osgi.feature</text:span></text:span></text:a></text:p>
        <text:p text:style-name="P102"/>
        <text:p text:style-name="P104"><text:span text:style-name="Code2">public interface </text:span><text:span text:style-name="Code2"><text:span text:style-name="T62">MergeContext</text:span></text:span></text:p>
        <text:p text:style-name="P186">Context provided by the caller for the merge operation.</text:p>
        <text:p text:style-name="P105"/>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107"><text:span text:style-name="Summary_20_Heading_20_Font2"><text:span text:style-name="T144">Method Summary</text:span></text:span></text:p>
            </table:table-cell>
            <table:covered-table-cell/>
            <table:table-cell table:style-name="Table30.A1" office:value-type="string">
              <text:p text:style-name="P109"><text:span text:style-name="Page_20_Reference_20_Font"><text:span text:style-name="T145">Page</text:span></text:span></text:p>
            </table:table-cell>
          </table:table-row>
          <table:table-row table:style-name="Table30.1">
            <table:table-cell table:style-name="Table30.A2" office:value-type="string">
              <text:p text:style-name="P111"><text:span text:style-name="Code_20_Small1"><text:span text:style-name="T158">List&lt;</text:span></text:span><text:a xlink:type="simple" xlink:href="../../../../../../../l%22r25" text:style-name="ListLabel_20_5" text:visited-style-name="ListLabel_20_5"><text:span text:style-name="Internet_20_link"><text:span text:style-name="T153">Bundle</text:span></text:span></text:a><text:span text:style-name="Code_20_Small1"><text:span text:style-name="T159">&gt;</text:span></text:span></text:p>
            </table:table-cell>
            <table:table-cell table:style-name="Table30.B2" office:value-type="string">
              <text:p text:style-name="P113"><text:a xlink:type="simple" xlink:href="../../../../../../../l%22r99" text:style-name="ListLabel_20_6" text:visited-style-name="ListLabel_20_6"><text:span text:style-name="Internet_20_link"><text:span text:style-name="T151">handleBundleConflict</text:span></text:span></text:a><text:span text:style-name="Code2"><text:span text:style-name="T155">(</text:span></text:span><text:a xlink:type="simple" xlink:href="../../../../../../../l%22r79" text:style-name="ListLabel_20_8" text:visited-style-name="ListLabel_20_8"><text:span text:style-name="Internet_20_link"><text:span text:style-name="T152">Feature</text:span></text:span></text:a><text:span text:style-name="Code2"><text:span text:style-name="T155"> f1, </text:span></text:span><text:a xlink:type="simple" xlink:href="../../../../../../../l%22r25" text:style-name="ListLabel_20_8" text:visited-style-name="ListLabel_20_8"><text:span text:style-name="Internet_20_link"><text:span text:style-name="T152">Bundle</text:span></text:span></text:a><text:span text:style-name="Code2"><text:span text:style-name="T155"> b1, </text:span></text:span><text:a xlink:type="simple" xlink:href="../../../../../../../l%22r79" text:style-name="ListLabel_20_8" text:visited-style-name="ListLabel_20_8"><text:span text:style-name="Internet_20_link"><text:span text:style-name="T152">Feature</text:span></text:span></text:a><text:span text:style-name="Code2"><text:span text:style-name="T155"> f2, </text:span></text:span><text:a xlink:type="simple" xlink:href="../../../../../../../l%22r25" text:style-name="ListLabel_20_8" text:visited-style-name="ListLabel_20_8"><text:span text:style-name="Internet_20_link"><text:span text:style-name="T152">Bundle</text:span></text:span></text:a><text:span text:style-name="Code2"><text:span text:style-name="T155"> b2)</text:span></text:span></text:p>
              <text:p text:style-name="P196">If two merged features both contain the same bundle, same group ID and artifact ID but different version, this method is called to resolve what to do.</text:p>
            </table:table-cell>
            <table:table-cell table:style-name="Table30.C2" office:value-type="string">
              <text:p text:style-name="P109"><text:bookmark-ref text:reference-format="page" text:ref-name="r99">46</text:bookmark-ref></text:p>
            </table:table-cell>
          </table:table-row>
          <table:table-row table:style-name="Table30.1">
            <table:table-cell table:style-name="Table30.A3" office:value-type="string">
              <text:p text:style-name="P110"><text:a xlink:type="simple" xlink:href="../../../../../../../l%22r33" text:style-name="ListLabel_20_5" text:visited-style-name="ListLabel_20_5"><text:span text:style-name="Internet_20_link"><text:span text:style-name="T153">Configuration</text:span></text:span></text:a></text:p>
            </table:table-cell>
            <table:table-cell table:style-name="Table30.B3" office:value-type="string">
              <text:p text:style-name="P112"><text:a xlink:type="simple" xlink:href="../../../../../../../l%22r100" text:style-name="ListLabel_20_6" text:visited-style-name="ListLabel_20_6"><text:span text:style-name="Internet_20_link"><text:span text:style-name="T151">handleConfigurationConflict</text:span></text:span></text:a><text:span text:style-name="Code2"><text:span text:style-name="T155">(</text:span></text:span><text:a xlink:type="simple" xlink:href="../../../../../../../l%22r79" text:style-name="ListLabel_20_8" text:visited-style-name="ListLabel_20_8"><text:span text:style-name="Internet_20_link"><text:span text:style-name="T152">Feature</text:span></text:span></text:a><text:span text:style-name="Code2"><text:span text:style-name="T155"> f1, </text:span></text:span><text:a xlink:type="simple" xlink:href="../../../../../../../l%22r33" text:style-name="ListLabel_20_8" text:visited-style-name="ListLabel_20_8"><text:span text:style-name="Internet_20_link"><text:span text:style-name="T152">Configuration</text:span></text:span></text:a><text:span text:style-name="Code2"><text:span text:style-name="T155"> c1, </text:span></text:span><text:a xlink:type="simple" xlink:href="../../../../../../../l%22r79" text:style-name="ListLabel_20_8" text:visited-style-name="ListLabel_20_8"><text:span text:style-name="Internet_20_link"><text:span text:style-name="T152">Feature</text:span></text:span></text:a><text:span text:style-name="Code2"><text:span text:style-name="T155"> f2, </text:span></text:span><text:a xlink:type="simple" xlink:href="../../../../../../../l%22r33" text:style-name="ListLabel_20_8" text:visited-style-name="ListLabel_20_8"><text:span text:style-name="Internet_20_link"><text:span text:style-name="T152">Configuration</text:span></text:span></text:a><text:span text:style-name="Code2"><text:span text:style-name="T155"> c2)</text:span></text:span></text:p>
              <text:p text:style-name="P195">If two merged features both contain the same configuration PID, this method is called to perform the merge operation.</text:p>
            </table:table-cell>
            <table:table-cell table:style-name="Table30.C3" office:value-type="string">
              <text:p text:style-name="P108"><text:bookmark-ref text:reference-format="page" text:ref-name="r100">46</text:bookmark-ref></text:p>
            </table:table-cell>
          </table:table-row>
          <table:table-row table:style-name="Table30.1">
            <table:table-cell table:style-name="Table30.A4" office:value-type="string">
              <text:p text:style-name="P110"><text:a xlink:type="simple" xlink:href="../../../../../../../l%22r48" text:style-name="ListLabel_20_5" text:visited-style-name="ListLabel_20_5"><text:span text:style-name="Internet_20_link"><text:span text:style-name="T153">Extension</text:span></text:span></text:a></text:p>
            </table:table-cell>
            <table:table-cell table:style-name="Table30.B4" office:value-type="string">
              <text:p text:style-name="P112"><text:a xlink:type="simple" xlink:href="../../../../../../../l%22r101" text:style-name="ListLabel_20_6" text:visited-style-name="ListLabel_20_6"><text:span text:style-name="Internet_20_link"><text:span text:style-name="T151">handleExtensionConflict</text:span></text:span></text:a><text:span text:style-name="Code2"><text:span text:style-name="T155">(</text:span></text:span><text:a xlink:type="simple" xlink:href="../../../../../../../l%22r79" text:style-name="ListLabel_20_8" text:visited-style-name="ListLabel_20_8"><text:span text:style-name="Internet_20_link"><text:span text:style-name="T152">Feature</text:span></text:span></text:a><text:span text:style-name="Code2"><text:span text:style-name="T155"> f1, </text:span></text:span><text:a xlink:type="simple" xlink:href="../../../../../../../l%22r48" text:style-name="ListLabel_20_8" text:visited-style-name="ListLabel_20_8"><text:span text:style-name="Internet_20_link"><text:span text:style-name="T152">Extension</text:span></text:span></text:a><text:span text:style-name="Code2"><text:span text:style-name="T155"> e1, </text:span></text:span><text:a xlink:type="simple" xlink:href="../../../../../../../l%22r79" text:style-name="ListLabel_20_8" text:visited-style-name="ListLabel_20_8"><text:span text:style-name="Internet_20_link"><text:span text:style-name="T152">Feature</text:span></text:span></text:a><text:span text:style-name="Code2"><text:span text:style-name="T155"> f2, </text:span></text:span><text:a xlink:type="simple" xlink:href="../../../../../../../l%22r48" text:style-name="ListLabel_20_8" text:visited-style-name="ListLabel_20_8"><text:span text:style-name="Internet_20_link"><text:span text:style-name="T152">Extension</text:span></text:span></text:a><text:span text:style-name="Code2"><text:span text:style-name="T155"> e2)</text:span></text:span></text:p>
              <text:p text:style-name="P195">If two merged features both contain an extension with the same IF, this method is called to perform the merge operation.</text:p>
            </table:table-cell>
            <table:table-cell table:style-name="Table30.C4" office:value-type="string">
              <text:p text:style-name="P108"><text:bookmark-ref text:reference-format="page" text:ref-name="r101">47</text:bookmark-ref></text:p>
            </table:table-cell>
          </table:table-row>
        </table:table>
        <text:p text:style-name="P118">Method Detail</text:p>
        <text:p text:style-name="P120"><text:bookmark text:name="r99"/>handleBundleConflict</text:p>
        <text:p text:style-name="P91"><text:span text:style-name="Code2">List&lt;</text:span><text:a xlink:type="simple" xlink:href="../../../../../../../l%22r25" text:style-name="ListLabel_20_7" text:visited-style-name="ListLabel_20_7"><text:span text:style-name="Internet_20_link"><text:span text:style-name="T156">Bundle</text:span></text:span></text:a><text:span text:style-name="Code2"><text:span text:style-name="T160">&gt; </text:span></text:span><text:span text:style-name="Code2"><text:span text:style-name="T161">handleBundleConflict</text:span></text:span><text:span text:style-name="Code2"><text:span text:style-name="T162">(</text:span></text:span><text:a xlink:type="simple" xlink:href="../../../../../../../l%22r79" text:style-name="ListLabel_20_9" text:visited-style-name="ListLabel_20_9"><text:span text:style-name="Internet_20_link"><text:span text:style-name="T157">Feature</text:span></text:span></text:a><text:span text:style-name="Code2"><text:span text:style-name="T162"> f1,</text:span></text:span><text:line-break/><text:span text:style-name="Code2"><text:span text:style-name="T162">                                  </text:span></text:span><text:a xlink:type="simple" xlink:href="../../../../../../../l%22r25" text:style-name="ListLabel_20_9" text:visited-style-name="ListLabel_20_9"><text:span text:style-name="Internet_20_link"><text:span text:style-name="T157">Bundle</text:span></text:span></text:a><text:span text:style-name="Code2"><text:span text:style-name="T162"> b1,</text:span></text:span><text:line-break/><text:span text:style-name="Code2"><text:span text:style-name="T162">                                  </text:span></text:span><text:a xlink:type="simple" xlink:href="../../../../../../../l%22r79" text:style-name="ListLabel_20_9" text:visited-style-name="ListLabel_20_9"><text:span text:style-name="Internet_20_link"><text:span text:style-name="T157">Feature</text:span></text:span></text:a><text:span text:style-name="Code2"><text:span text:style-name="T162"> f2,</text:span></text:span><text:line-break/><text:span text:style-name="Code2"><text:span text:style-name="T162">                                  </text:span></text:span><text:a xlink:type="simple" xlink:href="../../../../../../../l%22r25" text:style-name="ListLabel_20_9" text:visited-style-name="ListLabel_20_9"><text:span text:style-name="Internet_20_link"><text:span text:style-name="T157">Bundle</text:span></text:span></text:a><text:span text:style-name="Code2"><text:span text:style-name="T162"> b2)</text:span></text:span></text:p>
        <text:p text:style-name="P197">If two merged features both contain the same bundle, same group ID and artifact ID but different version, this method is called to resolve what to do.</text:p>
        <text:p text:style-name="P198">Parameters:</text:p>
        <text:p text:style-name="P93"><text:span text:style-name="Code2">f1</text:span><text:span text:style-name="Default_20_Paragraph_20_Font"><text:span text:style-name="T146"> - The first feature.</text:span></text:span></text:p>
        <text:p text:style-name="P93"><text:span text:style-name="Code2">b1</text:span><text:span text:style-name="Default_20_Paragraph_20_Font"><text:span text:style-name="T146"> - The first bundle.</text:span></text:span></text:p>
        <text:p text:style-name="P93"><text:span text:style-name="Code2">f2</text:span><text:span text:style-name="Default_20_Paragraph_20_Font"><text:span text:style-name="T146"> - The second feature.</text:span></text:span></text:p>
        <text:p text:style-name="P93"><text:span text:style-name="Code2">b2</text:span><text:span text:style-name="Default_20_Paragraph_20_Font"><text:span text:style-name="T146"> - The second bundle.</text:span></text:span></text:p>
        <text:p text:style-name="P198">Returns:</text:p>
        <text:p text:style-name="P200">Return a list of bundles that should be used in this case. This could be one or both of the provided bundles, or a different bundle altogether.</text:p>
        <text:p text:style-name="P115"/>
        <text:p text:style-name="P121"><text:bookmark text:name="r100"/>handleConfigurationConflict</text:p>
        <text:p text:style-name="P91"><text:a xlink:type="simple" xlink:href="../../../../../../../l%22r33" text:style-name="ListLabel_20_7" text:visited-style-name="ListLabel_20_7"><text:span text:style-name="Internet_20_link"><text:span text:style-name="T156">Configuration</text:span></text:span></text:a><text:span text:style-name="Code2"><text:span text:style-name="T160"> </text:span></text:span><text:span text:style-name="Code2"><text:span text:style-name="T161">handleConfigurationConflict</text:span></text:span><text:span text:style-name="Code2"><text:span text:style-name="T162">(</text:span></text:span><text:a xlink:type="simple" xlink:href="../../../../../../../l%22r79" text:style-name="ListLabel_20_9" text:visited-style-name="ListLabel_20_9"><text:span text:style-name="Internet_20_link"><text:span text:style-name="T157">Feature</text:span></text:span></text:a><text:span text:style-name="Code2"><text:span text:style-name="T162"> f1,</text:span></text:span><text:line-break/><text:span text:style-name="Code2"><text:span text:style-name="T162">                                          </text:span></text:span><text:a xlink:type="simple" xlink:href="../../../../../../../l%22r33" text:style-name="ListLabel_20_9" text:visited-style-name="ListLabel_20_9"><text:span text:style-name="Internet_20_link"><text:span text:style-name="T157">Configuration</text:span></text:span></text:a><text:span text:style-name="Code2"><text:span text:style-name="T162"> c1,</text:span></text:span><text:line-break/><text:span text:style-name="Code2"><text:span text:style-name="T162">                                          </text:span></text:span><text:a xlink:type="simple" xlink:href="../../../../../../../l%22r79" text:style-name="ListLabel_20_9" text:visited-style-name="ListLabel_20_9"><text:span text:style-name="Internet_20_link"><text:span text:style-name="T157">Feature</text:span></text:span></text:a><text:span text:style-name="Code2"><text:span text:style-name="T162"> f2,</text:span></text:span><text:line-break/><text:span text:style-name="Code2"><text:span text:style-name="T162">                                          </text:span></text:span><text:a xlink:type="simple" xlink:href="../../../../../../../l%22r33" text:style-name="ListLabel_20_9" text:visited-style-name="ListLabel_20_9"><text:span text:style-name="Internet_20_link"><text:span text:style-name="T157">Configuration</text:span></text:span></text:a><text:span text:style-name="Code2"><text:span text:style-name="T162"> c2)</text:span></text:span></text:p>
        <text:p text:style-name="P197">If two merged features both contain the same configuration PID, this method is called to perform the merge operation.</text:p>
        <text:p text:style-name="P198">Parameters:</text:p>
        <text:p text:style-name="P93"><text:span text:style-name="Code2">f1</text:span><text:span text:style-name="Default_20_Paragraph_20_Font"><text:span text:style-name="T146"> - The first feature.</text:span></text:span></text:p>
        <text:p text:style-name="P93"><text:soft-page-break/><text:span text:style-name="Code2">c1</text:span><text:span text:style-name="Default_20_Paragraph_20_Font"><text:span text:style-name="T146"> - The first configuration.</text:span></text:span></text:p>
        <text:p text:style-name="P93"><text:span text:style-name="Code2">f2</text:span><text:span text:style-name="Default_20_Paragraph_20_Font"><text:span text:style-name="T146"> - The second feature.</text:span></text:span></text:p>
        <text:p text:style-name="P93"><text:span text:style-name="Code2">c2</text:span><text:span text:style-name="Default_20_Paragraph_20_Font"><text:span text:style-name="T146"> - The second configuration.</text:span></text:span></text:p>
        <text:p text:style-name="P198">Returns:</text:p>
        <text:p text:style-name="P200">The merged configuration to use.</text:p>
        <text:p text:style-name="P115"/>
        <text:p text:style-name="P121"><text:bookmark text:name="r101"/>handleExtensionConflict</text:p>
        <text:p text:style-name="P91"><text:a xlink:type="simple" xlink:href="../../../../../../../l%22r48" text:style-name="ListLabel_20_7" text:visited-style-name="ListLabel_20_7"><text:span text:style-name="Internet_20_link"><text:span text:style-name="T156">Extension</text:span></text:span></text:a><text:span text:style-name="Code2"><text:span text:style-name="T160"> </text:span></text:span><text:span text:style-name="Code2"><text:span text:style-name="T161">handleExtensionConflict</text:span></text:span><text:span text:style-name="Code2"><text:span text:style-name="T162">(</text:span></text:span><text:a xlink:type="simple" xlink:href="../../../../../../../l%22r79" text:style-name="ListLabel_20_9" text:visited-style-name="ListLabel_20_9"><text:span text:style-name="Internet_20_link"><text:span text:style-name="T157">Feature</text:span></text:span></text:a><text:span text:style-name="Code2"><text:span text:style-name="T162"> f1,</text:span></text:span><text:line-break/><text:span text:style-name="Code2"><text:span text:style-name="T162">                                  </text:span></text:span><text:a xlink:type="simple" xlink:href="../../../../../../../l%22r48" text:style-name="ListLabel_20_9" text:visited-style-name="ListLabel_20_9"><text:span text:style-name="Internet_20_link"><text:span text:style-name="T157">Extension</text:span></text:span></text:a><text:span text:style-name="Code2"><text:span text:style-name="T162"> e1,</text:span></text:span><text:line-break/><text:span text:style-name="Code2"><text:span text:style-name="T162">                                  </text:span></text:span><text:a xlink:type="simple" xlink:href="../../../../../../../l%22r79" text:style-name="ListLabel_20_9" text:visited-style-name="ListLabel_20_9"><text:span text:style-name="Internet_20_link"><text:span text:style-name="T157">Feature</text:span></text:span></text:a><text:span text:style-name="Code2"><text:span text:style-name="T162"> f2,</text:span></text:span><text:line-break/><text:span text:style-name="Code2"><text:span text:style-name="T162">                                  </text:span></text:span><text:a xlink:type="simple" xlink:href="../../../../../../../l%22r48" text:style-name="ListLabel_20_9" text:visited-style-name="ListLabel_20_9"><text:span text:style-name="Internet_20_link"><text:span text:style-name="T157">Extension</text:span></text:span></text:a><text:span text:style-name="Code2"><text:span text:style-name="T162"> e2)</text:span></text:span></text:p>
        <text:p text:style-name="P197">If two merged features both contain an extension with the same IF, this method is called to perform the merge operation.</text:p>
        <text:p text:style-name="P198">Parameters:</text:p>
        <text:p text:style-name="P93"><text:span text:style-name="Code2">f1</text:span><text:span text:style-name="Default_20_Paragraph_20_Font"><text:span text:style-name="T146"> - The first feature.</text:span></text:span></text:p>
        <text:p text:style-name="P93"><text:span text:style-name="Code2">e1</text:span><text:span text:style-name="Default_20_Paragraph_20_Font"><text:span text:style-name="T146"> - The first extension.</text:span></text:span></text:p>
        <text:p text:style-name="P93"><text:span text:style-name="Code2">f2</text:span><text:span text:style-name="Default_20_Paragraph_20_Font"><text:span text:style-name="T146"> - The second feature.</text:span></text:span></text:p>
        <text:p text:style-name="P93"><text:span text:style-name="Code2">e2</text:span><text:span text:style-name="Default_20_Paragraph_20_Font"><text:span text:style-name="T146"> - The second extension.</text:span></text:span></text:p>
        <text:p text:style-name="P198">Returns:</text:p>
        <text:p text:style-name="P200">The merged extension.</text:p>
        <text:p text:style-name="P138"><text:bookmark text:name="r107"/>Interface MergeContextBuilder</text:p>
        <text:p text:style-name="P69"><text:a xlink:type="simple" xlink:href="../../../../../../../l%22r2" text:style-name="ListLabel_20_3" text:visited-style-name="ListLabel_20_3"><text:span text:style-name="Internet_20_link"><text:span text:style-name="T143">org.osgi.feature</text:span></text:span></text:a></text:p>
        <text:p text:style-name="P102"/>
        <text:p text:style-name="P104"><text:span text:style-name="Code2">public interface </text:span><text:span text:style-name="Code2"><text:span text:style-name="T62">MergeContextBuilder</text:span></text:span></text:p>
        <text:p text:style-name="P90"><text:span text:style-name="T146">A builder for </text:span><text:a xlink:type="simple" xlink:href="../../../../../../../l%22r102" text:style-name="ListLabel_20_7" text:visited-style-name="ListLabel_20_7"><text:span text:style-name="Internet_20_link"><text:span text:style-name="T156">MergeContext</text:span></text:span></text:a><text:span text:style-name="Default_20_Paragraph_20_Font"><text:span text:style-name="T147"> objects.</text:span></text:span></text:p>
        <text:p text:style-name="P202">NotThreadSafe</text:p>
        <text:p text:style-name="P105"/>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107"><text:span text:style-name="Summary_20_Heading_20_Font2"><text:span text:style-name="T144">Method Summary</text:span></text:span></text:p>
            </table:table-cell>
            <table:covered-table-cell/>
            <table:table-cell table:style-name="Table31.A1" office:value-type="string">
              <text:p text:style-name="P109"><text:span text:style-name="Page_20_Reference_20_Font"><text:span text:style-name="T145">Page</text:span></text:span></text:p>
            </table:table-cell>
          </table:table-row>
          <table:table-row table:style-name="Table31.1">
            <table:table-cell table:style-name="Table31.A2" office:value-type="string">
              <text:p text:style-name="P111"><text:a xlink:type="simple" xlink:href="../../../../../../../l%22r102" text:style-name="ListLabel_20_5" text:visited-style-name="ListLabel_20_5"><text:span text:style-name="Internet_20_link"><text:span text:style-name="T153">MergeContext</text:span></text:span></text:a></text:p>
            </table:table-cell>
            <table:table-cell table:style-name="Table31.B2" office:value-type="string">
              <text:p text:style-name="P113"><text:a xlink:type="simple" xlink:href="../../../../../../../l%22r106" text:style-name="ListLabel_20_6" text:visited-style-name="ListLabel_20_6"><text:span text:style-name="Internet_20_link"><text:span text:style-name="T151">build</text:span></text:span></text:a><text:span text:style-name="Code2"><text:span text:style-name="T155">()</text:span></text:span></text:p>
              <text:p text:style-name="P196">Build the Merge Context.</text:p>
            </table:table-cell>
            <table:table-cell table:style-name="Table31.C2" office:value-type="string">
              <text:p text:style-name="P109"><text:bookmark-ref text:reference-format="page" text:ref-name="r106">49</text:bookmark-ref></text:p>
            </table:table-cell>
          </table:table-row>
          <table:table-row table:style-name="Table31.1">
            <table:table-cell table:style-name="Table31.A3" office:value-type="string">
              <text:p text:style-name="P110"><text:a xlink:type="simple" xlink:href="../../../../../../../l%22r107" text:style-name="ListLabel_20_5" text:visited-style-name="ListLabel_20_5"><text:span text:style-name="Internet_20_link"><text:span text:style-name="T153">MergeContextBuilder</text:span></text:span></text:a></text:p>
            </table:table-cell>
            <table:table-cell table:style-name="Table31.B3" office:value-type="string">
              <text:p text:style-name="P112"><text:a xlink:type="simple" xlink:href="../../../../../../../l%22r103" text:style-name="ListLabel_20_6" text:visited-style-name="ListLabel_20_6"><text:span text:style-name="Internet_20_link"><text:span text:style-name="T151">bundleConflictHandler</text:span></text:span></text:a><text:span text:style-name="Code2"><text:span text:style-name="T155">(</text:span></text:span><text:a xlink:type="simple" xlink:href="../../../../../../../l%22r41" text:style-name="ListLabel_20_8" text:visited-style-name="ListLabel_20_8"><text:span text:style-name="Internet_20_link"><text:span text:style-name="T152">ConflictResolver</text:span></text:span></text:a><text:span text:style-name="Code2"><text:span text:style-name="T155">&lt;</text:span></text:span><text:a xlink:type="simple" xlink:href="../../../../../../../l%22r25" text:style-name="ListLabel_20_8" text:visited-style-name="ListLabel_20_8"><text:span text:style-name="Internet_20_link"><text:span text:style-name="T152">Bundle</text:span></text:span></text:a><text:span text:style-name="Code2"><text:span text:style-name="T155">,List&lt;</text:span></text:span><text:a xlink:type="simple" xlink:href="../../../../../../../l%22r25" text:style-name="ListLabel_20_8" text:visited-style-name="ListLabel_20_8"><text:span text:style-name="Internet_20_link"><text:span text:style-name="T152">Bundle</text:span></text:span></text:a><text:span text:style-name="Code2"><text:span text:style-name="T155">&gt;&gt; bh)</text:span></text:span></text:p>
              <text:p text:style-name="P195">Set the Bundle Conflict Resolver.</text:p>
            </table:table-cell>
            <table:table-cell table:style-name="Table31.C3" office:value-type="string">
              <text:p text:style-name="P108"><text:bookmark-ref text:reference-format="page" text:ref-name="r103">48</text:bookmark-ref></text:p>
            </table:table-cell>
          </table:table-row>
          <table:table-row table:style-name="Table31.1">
            <table:table-cell table:style-name="Table31.A4" office:value-type="string">
              <text:p text:style-name="P110"><text:a xlink:type="simple" xlink:href="../../../../../../../l%22r107" text:style-name="ListLabel_20_5" text:visited-style-name="ListLabel_20_5"><text:span text:style-name="Internet_20_link"><text:span text:style-name="T153">MergeContextBuilder</text:span></text:span></text:a></text:p>
            </table:table-cell>
            <table:table-cell table:style-name="Table31.B4" office:value-type="string">
              <text:p text:style-name="P112"><text:a xlink:type="simple" xlink:href="../../../../../../../l%22r104" text:style-name="ListLabel_20_6" text:visited-style-name="ListLabel_20_6"><text:span text:style-name="Internet_20_link"><text:span text:style-name="T151">configConflictHandler</text:span></text:span></text:a><text:span text:style-name="Code2"><text:span text:style-name="T155">(</text:span></text:span><text:a xlink:type="simple" xlink:href="../../../../../../../l%22r41" text:style-name="ListLabel_20_8" text:visited-style-name="ListLabel_20_8"><text:span text:style-name="Internet_20_link"><text:span text:style-name="T152">ConflictResolver</text:span></text:span></text:a><text:span text:style-name="Code2"><text:span text:style-name="T155">&lt;</text:span></text:span><text:a xlink:type="simple" xlink:href="../../../../../../../l%22r33" text:style-name="ListLabel_20_8" text:visited-style-name="ListLabel_20_8"><text:span text:style-name="Internet_20_link"><text:span text:style-name="T152">Configuration</text:span></text:span></text:a><text:span text:style-name="Code2"><text:span text:style-name="T155">,</text:span></text:span><text:a xlink:type="simple" xlink:href="../../../../../../../l%22r33" text:style-name="ListLabel_20_8" text:visited-style-name="ListLabel_20_8"><text:span text:style-name="Internet_20_link"><text:span text:style-name="T152">Configuration</text:span></text:span></text:a><text:span text:style-name="Code2"><text:span text:style-name="T155">&gt; ch)</text:span></text:span></text:p>
              <text:p text:style-name="P195">Set the Configuration Conflict Resolver.</text:p>
            </table:table-cell>
            <table:table-cell table:style-name="Table31.C4" office:value-type="string">
              <text:p text:style-name="P108"><text:bookmark-ref text:reference-format="page" text:ref-name="r104">48</text:bookmark-ref></text:p>
            </table:table-cell>
          </table:table-row>
          <table:table-row table:style-name="Table31.1">
            <table:table-cell table:style-name="Table31.A5" office:value-type="string">
              <text:p text:style-name="P110"><text:a xlink:type="simple" xlink:href="../../../../../../../l%22r107" text:style-name="ListLabel_20_5" text:visited-style-name="ListLabel_20_5"><text:span text:style-name="Internet_20_link"><text:span text:style-name="T153">MergeContextBuilder</text:span></text:span></text:a></text:p>
            </table:table-cell>
            <table:table-cell table:style-name="Table31.B5" office:value-type="string">
              <text:p text:style-name="P112"><text:a xlink:type="simple" xlink:href="../../../../../../../l%22r105" text:style-name="ListLabel_20_6" text:visited-style-name="ListLabel_20_6"><text:span text:style-name="Internet_20_link"><text:span text:style-name="T151">extensionConflictHandler</text:span></text:span></text:a><text:span text:style-name="Code2"><text:span text:style-name="T155">(</text:span></text:span><text:a xlink:type="simple" xlink:href="../../../../../../../l%22r41" text:style-name="ListLabel_20_8" text:visited-style-name="ListLabel_20_8"><text:span text:style-name="Internet_20_link"><text:span text:style-name="T152">ConflictResolver</text:span></text:span></text:a><text:span text:style-name="Code2"><text:span text:style-name="T155">&lt;</text:span></text:span><text:a xlink:type="simple" xlink:href="../../../../../../../l%22r48" text:style-name="ListLabel_20_8" text:visited-style-name="ListLabel_20_8"><text:span text:style-name="Internet_20_link"><text:span text:style-name="T152">Extension</text:span></text:span></text:a><text:span text:style-name="Code2"><text:span text:style-name="T155">,</text:span></text:span><text:a xlink:type="simple" xlink:href="../../../../../../../l%22r48" text:style-name="ListLabel_20_8" text:visited-style-name="ListLabel_20_8"><text:span text:style-name="Internet_20_link"><text:span text:style-name="T152">Extension</text:span></text:span></text:a><text:span text:style-name="Code2"><text:span text:style-name="T155">&gt; eh)</text:span></text:span></text:p>
              <text:p text:style-name="P195">Set the Extension Conflict Resolver.</text:p>
            </table:table-cell>
            <table:table-cell table:style-name="Table31.C5" office:value-type="string">
              <text:p text:style-name="P108"><text:bookmark-ref text:reference-format="page" text:ref-name="r105">48</text:bookmark-ref></text:p>
            </table:table-cell>
          </table:table-row>
        </table:table>
        <text:p text:style-name="P118">Method Detail</text:p>
        <text:p text:style-name="P120"><text:bookmark text:name="r103"/>bundleConflictHandler</text:p>
        <text:p text:style-name="P91"><text:a xlink:type="simple" xlink:href="../../../../../../../l%22r107" text:style-name="ListLabel_20_7" text:visited-style-name="ListLabel_20_7"><text:span text:style-name="Internet_20_link"><text:span text:style-name="T156">MergeContextBuilder</text:span></text:span></text:a><text:span text:style-name="Code2"><text:span text:style-name="T160"> </text:span></text:span><text:span text:style-name="Code2"><text:span text:style-name="T161">bundleConflictHandler</text:span></text:span><text:span text:style-name="Code2"><text:span text:style-name="T162">(</text:span></text:span><text:a xlink:type="simple" xlink:href="../../../../../../../l%22r41" text:style-name="ListLabel_20_9" text:visited-style-name="ListLabel_20_9"><text:span text:style-name="Internet_20_link"><text:span text:style-name="T157">ConflictResolver</text:span></text:span></text:a><text:span text:style-name="Code2"><text:span text:style-name="T162">&lt;</text:span></text:span><text:a xlink:type="simple" xlink:href="../../../../../../../l%22r25" text:style-name="ListLabel_20_9" text:visited-style-name="ListLabel_20_9"><text:span text:style-name="Internet_20_link"><text:span text:style-name="T157">Bundle</text:span></text:span></text:a><text:span text:style-name="Code2"><text:span text:style-name="T162">,List&lt;</text:span></text:span><text:a xlink:type="simple" xlink:href="../../../../../../../l%22r25" text:style-name="ListLabel_20_9" text:visited-style-name="ListLabel_20_9"><text:span text:style-name="Internet_20_link"><text:span text:style-name="T157">Bundle</text:span></text:span></text:a><text:span text:style-name="Code2"><text:span text:style-name="T162">&gt;&gt; bh)</text:span></text:span></text:p>
        <text:p text:style-name="P197">Set the Bundle Conflict Resolver.</text:p>
        <text:p text:style-name="P198">Parameters:</text:p>
        <text:p text:style-name="P93"><text:span text:style-name="Code2">bh</text:span><text:span text:style-name="Default_20_Paragraph_20_Font"><text:span text:style-name="T146"> - The Conflict Resolver.</text:span></text:span></text:p>
        <text:p text:style-name="P198">Returns:</text:p>
        <text:p text:style-name="P200">This builder.</text:p>
        <text:p text:style-name="P115"/>
        <text:p text:style-name="P121"><text:bookmark text:name="r104"/>configConflictHandler</text:p>
        <text:p text:style-name="P91"><text:a xlink:type="simple" xlink:href="../../../../../../../l%22r107" text:style-name="ListLabel_20_7" text:visited-style-name="ListLabel_20_7"><text:span text:style-name="Internet_20_link"><text:span text:style-name="T156">MergeContextBuilder</text:span></text:span></text:a><text:span text:style-name="Code2"><text:span text:style-name="T160"> </text:span></text:span><text:span text:style-name="Code2"><text:span text:style-name="T161">configConflictHandler</text:span></text:span><text:span text:style-name="Code2"><text:span text:style-name="T162">(</text:span></text:span><text:a xlink:type="simple" xlink:href="../../../../../../../l%22r41" text:style-name="ListLabel_20_9" text:visited-style-name="ListLabel_20_9"><text:span text:style-name="Internet_20_link"><text:span text:style-name="T157">ConflictResolver</text:span></text:span></text:a><text:span text:style-name="Code2"><text:span text:style-name="T162">&lt;</text:span></text:span><text:a xlink:type="simple" xlink:href="../../../../../../../l%22r33" text:style-name="ListLabel_20_9" text:visited-style-name="ListLabel_20_9"><text:span text:style-name="Internet_20_link"><text:span text:style-name="T157">Configuration</text:span></text:span></text:a><text:span text:style-name="Code2"><text:span text:style-name="T162">,</text:span></text:span><text:a xlink:type="simple" xlink:href="../../../../../../../l%22r33" text:style-name="ListLabel_20_9" text:visited-style-name="ListLabel_20_9"><text:span text:style-name="Internet_20_link"><text:span text:style-name="T157">Configuration</text:span></text:span></text:a><text:span text:style-name="Code2"><text:span text:style-name="T162">&gt; ch)</text:span></text:span></text:p>
        <text:p text:style-name="P197">Set the Configuration Conflict Resolver.</text:p>
        <text:p text:style-name="P198">Parameters:</text:p>
        <text:p text:style-name="P93"><text:span text:style-name="Code2">ch</text:span><text:span text:style-name="Default_20_Paragraph_20_Font"><text:span text:style-name="T146"> - The Conflict Resolver.</text:span></text:span></text:p>
        <text:p text:style-name="P198">Returns:</text:p>
        <text:p text:style-name="P200">This builder.</text:p>
        <text:p text:style-name="P115"/>
        <text:p text:style-name="P121"><text:bookmark text:name="r105"/>extensionConflictHandler</text:p>
        <text:p text:style-name="P91"><text:a xlink:type="simple" xlink:href="../../../../../../../l%22r107" text:style-name="ListLabel_20_7" text:visited-style-name="ListLabel_20_7"><text:span text:style-name="Internet_20_link"><text:span text:style-name="T156">MergeContextBuilder</text:span></text:span></text:a><text:span text:style-name="Code2"><text:span text:style-name="T160"> </text:span></text:span><text:span text:style-name="Code2"><text:span text:style-name="T161">extensionConflictHandler</text:span></text:span><text:span text:style-name="Code2"><text:span text:style-name="T162">(</text:span></text:span><text:a xlink:type="simple" xlink:href="../../../../../../../l%22r41" text:style-name="ListLabel_20_9" text:visited-style-name="ListLabel_20_9"><text:span text:style-name="Internet_20_link"><text:span text:style-name="T157">ConflictResolver</text:span></text:span></text:a><text:span text:style-name="Code2"><text:span text:style-name="T162">&lt;</text:span></text:span><text:a xlink:type="simple" xlink:href="../../../../../../../l%22r48" text:style-name="ListLabel_20_9" text:visited-style-name="ListLabel_20_9"><text:span text:style-name="Internet_20_link"><text:span text:style-name="T157">Extension</text:span></text:span></text:a><text:span text:style-name="Code2"><text:span text:style-name="T162">,</text:span></text:span><text:a xlink:type="simple" xlink:href="../../../../../../../l%22r48" text:style-name="ListLabel_20_9" text:visited-style-name="ListLabel_20_9"><text:span text:style-name="Internet_20_link"><text:span text:style-name="T157">Extension</text:span></text:span></text:a><text:span text:style-name="Code2"><text:span text:style-name="T162">&gt; eh)</text:span></text:span></text:p>
        <text:p text:style-name="P197">Set the Extension Conflict Resolver.</text:p>
        <text:p text:style-name="P198"><text:soft-page-break/>Parameters:</text:p>
        <text:p text:style-name="P93"><text:span text:style-name="Code2">eh</text:span><text:span text:style-name="Default_20_Paragraph_20_Font"><text:span text:style-name="T146"> - The Conflict Resolver.</text:span></text:span></text:p>
        <text:p text:style-name="P198">Returns:</text:p>
        <text:p text:style-name="P200">This builder.</text:p>
        <text:p text:style-name="P115"/>
        <text:p text:style-name="P121"><text:bookmark text:name="r106"/>build</text:p>
        <text:p text:style-name="P91"><text:a xlink:type="simple" xlink:href="../../../../../../../l%22r102" text:style-name="ListLabel_20_7" text:visited-style-name="ListLabel_20_7"><text:span text:style-name="Internet_20_link"><text:span text:style-name="T156">MergeContext</text:span></text:span></text:a><text:span text:style-name="Code2"><text:span text:style-name="T160"> </text:span></text:span><text:span text:style-name="Code2"><text:span text:style-name="T161">build</text:span></text:span><text:span text:style-name="Code2"><text:span text:style-name="T162">()</text:span></text:span></text:p>
        <text:p text:style-name="P197">Build the Merge Context. Can only be called once on a builder. After calling this method the current builder instance cannot be used any more.</text:p>
        <text:p text:style-name="P198">Returns:</text:p>
        <text:p text:style-name="P200">The Merge Context.</text:p>
        <text:section text:style-name="Sect1" text:name="TextSection">
          <text:p text:style-name="P117"><text:span text:style-name="T164">Java API documentation generated with </text:span><text:a xlink:type="simple" xlink:href="http://www.filigris.com/products/docflex_javadoc/#docflex-doclet" text:style-name="ListLabel_20_11" text:visited-style-name="ListLabel_20_11"><text:span text:style-name="Internet_20_link"><text:span text:style-name="T166">DocFlex/Doclet</text:span></text:span></text:a><text:span text:style-name="Default_20_Paragraph_20_Font"><text:span text:style-name="T165"> v1.5.6</text:span></text:span></text:p>
          <text:p text:style-name="Standard"><text:span text:style-name="T164">DocFlex/Doclet is both a multi-format Javadoc doclet and a free edition of </text:span><text:a xlink:type="simple" xlink:href="http://www.filigris.com/products/docflex_javadoc/" text:style-name="ListLabel_20_11" text:visited-style-name="ListLabel_20_11"><text:span text:style-name="Internet_20_link"><text:span text:style-name="T166">DocFlex/Javadoc</text:span></text:span></text:a><text:span text:style-name="Default_20_Paragraph_20_Font"><text:span text:style-name="T165">. If you need to customize your Javadoc without writing a full-blown doclet from scratch, DocFlex/Javadoc may be the only tool able to help you! Find out more at </text:span></text:span><text:a xlink:type="simple" xlink:href="http://www.docflex.com/" text:style-name="ListLabel_20_11" text:visited-style-name="ListLabel_20_11"><text:span text:style-name="Internet_20_link"><text:span text:style-name="T166">www.docflex.com</text:span></text:span></text:a></text:p>
        </text:section>
      </text:section>
      <text:p text:style-name="P63"/>
      <text:p text:style-name="P64"><text:span text:style-name="T18">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21">https://www.osgi.org/members/RFC/Javadoc</text:span></text:a><text:span text:style-name="T18"> </text:span></text:p>
      <text:h text:style-name="P142" text:outline-level="1"><text:bookmark-start text:name="__RefHeading___Toc4815_2682639303"/>Considered Alternatives<text:bookmark-end text:name="__RefHeading___Toc4815_2682639303"/></text:h>
      <text:p text:style-name="P12">For posterity, record the design alternatives that were considered but rejected along with the reason for rejection. This is especially important for external/earlier solutions that were deemed not applicable.</text:p>
      <text:h text:style-name="P142" text:outline-level="1"><text:bookmark-start text:name="__RefHeading___Toc4817_2682639303"/>Security Considerations<text:bookmark-end text:name="__RefHeading___Toc4817_2682639303"/></text:h>
      <text:p text:style-name="P12">Description of all known vulnerabilities this may either introduce or address as well as scenarios of how the weaknesses could be circumvented.</text:p>
      <text:h text:style-name="P142" text:outline-level="1"><text:bookmark-start text:name="__RefHeading___Toc4819_2682639303"/><text:soft-page-break/>Document Support<text:bookmark-end text:name="__RefHeading___Toc4819_2682639303"/></text:h>
      <text:h text:style-name="P144" text:outline-level="2"><text:bookmark-start text:name="__RefHeading___Toc4821_2682639303"/>References<text:bookmark-end text:name="__RefHeading___Toc4821_2682639303"/></text:h>
      <text:list xml:id="list2419974115" text:style-name="WW8Num3">
        <text:list-item>
          <text:p text:style-name="P181"><text:bookmark-start text:name="_Ref493020620"/>Bradner, S., Key words for use in RFCs to Indicate Requirement Levels, RFC2119, March 1997.<text:bookmark-end text:name="_Ref493020620"/></text:p>
        </text:list-item>
        <text:list-item>
          <text:p text:style-name="P181">Software Requirements &amp; Specifications. Michael Jackson. ISBN 0-201-87712-0</text:p>
        </text:list-item>
      </text:list>
      <text:p text:style-name="P58"/>
      <text:p text:style-name="P13"><text:span text:style-name="T19">Add references simply by adding new items. You can then cross-refer to them by chosing &lt;Insert&gt;&lt;Cross Reference&gt;&lt;Numbered Item&gt; and then selecting the paragraph. </text:span><text:span text:style-name="T20">STATIC REFERENCES (I.E. BODGED) ARE NOT ACCEPTABLE, SOMEONE WILL HAVE TO UPDATE THEM LATER, SO DO IT PROPERLY NOW.</text:span></text:p>
      <text:h text:style-name="P144" text:outline-level="2"><text:bookmark-start text:name="__RefHeading___Toc4823_2682639303"/>Author’s Address<text:bookmark-end text:name="__RefHeading___Toc4823_2682639303"/></text:h>
      <text:p text:style-name="P13"/>
      <table:table table:name="Table2" table:style-name="Table2">
        <table:table-column table:style-name="Table2.A"/>
        <table:table-column table:style-name="Table2.B"/>
        <table:table-row table:style-name="Table2.1">
          <table:table-cell table:style-name="Table2.A1" office:value-type="string">
            <text:p text:style-name="P66">Name</text:p>
          </table:table-cell>
          <table:table-cell table:style-name="Table2.B1" office:value-type="string">
            <text:p text:style-name="P68">David Bosschaert</text:p>
          </table:table-cell>
        </table:table-row>
        <table:table-row table:style-name="Table2.1">
          <table:table-cell table:style-name="Table2.A1" office:value-type="string">
            <text:p text:style-name="P66">Company</text:p>
          </table:table-cell>
          <table:table-cell table:style-name="Table2.B1" office:value-type="string">
            <text:p text:style-name="P68">Adobe</text:p>
          </table:table-cell>
        </table:table-row>
        <table:table-row table:style-name="Table2.1">
          <table:table-cell table:style-name="Table2.A1" office:value-type="string">
            <text:p text:style-name="P66">Address</text:p>
          </table:table-cell>
          <table:table-cell table:style-name="Table2.B1" office:value-type="string">
            <text:p text:style-name="P66"/>
          </table:table-cell>
        </table:table-row>
        <table:table-row table:style-name="Table2.1">
          <table:table-cell table:style-name="Table2.A1" office:value-type="string">
            <text:p text:style-name="P66">Voice</text:p>
          </table:table-cell>
          <table:table-cell table:style-name="Table2.B1" office:value-type="string">
            <text:p text:style-name="P66"/>
          </table:table-cell>
        </table:table-row>
        <table:table-row table:style-name="Table2.1">
          <table:table-cell table:style-name="Table2.A1" office:value-type="string">
            <text:p text:style-name="P73">e-mail</text:p>
          </table:table-cell>
          <table:table-cell table:style-name="Table2.B1" office:value-type="string">
            <text:p text:style-name="P75">bosschae@adobe.com</text:p>
          </table:table-cell>
        </table:table-row>
      </table:table>
      <text:p text:style-name="P13"/>
      <table:table table:name="Table3" table:style-name="Table3">
        <table:table-column table:style-name="Table3.A"/>
        <table:table-column table:style-name="Table3.B"/>
        <table:table-row table:style-name="Table3.1">
          <table:table-cell table:style-name="Table3.A1" office:value-type="string">
            <text:p text:style-name="P67">Name</text:p>
          </table:table-cell>
          <table:table-cell table:style-name="Table3.B1" office:value-type="string">
            <text:p text:style-name="P67"/>
          </table:table-cell>
        </table:table-row>
        <table:table-row table:style-name="Table3.1">
          <table:table-cell table:style-name="Table3.A1" office:value-type="string">
            <text:p text:style-name="P67">Company</text:p>
          </table:table-cell>
          <table:table-cell table:style-name="Table3.B1" office:value-type="string">
            <text:p text:style-name="P67"/>
          </table:table-cell>
        </table:table-row>
        <table:table-row table:style-name="Table3.1">
          <table:table-cell table:style-name="Table3.A1" office:value-type="string">
            <text:p text:style-name="P67">Address</text:p>
          </table:table-cell>
          <table:table-cell table:style-name="Table3.B1" office:value-type="string">
            <text:p text:style-name="P67"/>
          </table:table-cell>
        </table:table-row>
        <table:table-row table:style-name="Table3.1">
          <table:table-cell table:style-name="Table3.A1" office:value-type="string">
            <text:p text:style-name="P67">Voice</text:p>
          </table:table-cell>
          <table:table-cell table:style-name="Table3.B1" office:value-type="string">
            <text:p text:style-name="P67"/>
          </table:table-cell>
        </table:table-row>
        <table:table-row table:style-name="Table3.1">
          <table:table-cell table:style-name="Table3.A1" office:value-type="string">
            <text:p text:style-name="P74">e-mail</text:p>
          </table:table-cell>
          <table:table-cell table:style-name="Table3.B1" office:value-type="string">
            <text:p text:style-name="P74"/>
          </table:table-cell>
        </table:table-row>
      </table:table>
      <text:p text:style-name="P59"/>
      <text:p text:style-name="P59"/>
      <table:table table:name="Table4" table:style-name="Table4">
        <table:table-column table:style-name="Table4.A"/>
        <table:table-column table:style-name="Table4.B"/>
        <table:table-row table:style-name="Table4.1">
          <table:table-cell table:style-name="Table4.A1" office:value-type="string">
            <text:p text:style-name="P67">Name</text:p>
          </table:table-cell>
          <table:table-cell table:style-name="Table4.B1" office:value-type="string">
            <text:p text:style-name="P67"/>
          </table:table-cell>
        </table:table-row>
        <table:table-row table:style-name="Table4.1">
          <table:table-cell table:style-name="Table4.A1" office:value-type="string">
            <text:p text:style-name="P67">Company</text:p>
          </table:table-cell>
          <table:table-cell table:style-name="Table4.B1" office:value-type="string">
            <text:p text:style-name="P67"/>
          </table:table-cell>
        </table:table-row>
        <table:table-row table:style-name="Table4.1">
          <table:table-cell table:style-name="Table4.A1" office:value-type="string">
            <text:p text:style-name="P67">Address</text:p>
          </table:table-cell>
          <table:table-cell table:style-name="Table4.B1" office:value-type="string">
            <text:p text:style-name="P67"/>
          </table:table-cell>
        </table:table-row>
        <table:table-row table:style-name="Table4.1">
          <table:table-cell table:style-name="Table4.A1" office:value-type="string">
            <text:p text:style-name="P67">Voice</text:p>
          </table:table-cell>
          <table:table-cell table:style-name="Table4.B1" office:value-type="string">
            <text:p text:style-name="P67"/>
          </table:table-cell>
        </table:table-row>
        <table:table-row table:style-name="Table4.1">
          <table:table-cell table:style-name="Table4.A1" office:value-type="string">
            <text:p text:style-name="P74">e-mail</text:p>
          </table:table-cell>
          <table:table-cell table:style-name="Table4.B1" office:value-type="string">
            <text:p text:style-name="P74"/>
          </table:table-cell>
        </table:table-row>
      </table:table>
      <text:p text:style-name="P59"/>
      <text:h text:style-name="P151" text:outline-level="2"><text:bookmark-start text:name="__RefHeading___Toc4825_2682639303"/>Acronyms and Abbreviations<text:bookmark-end text:name="__RefHeading___Toc4825_2682639303"/></text:h>
      <text:p text:style-name="P13"/>
      <text:h text:style-name="P144" text:outline-level="2"><text:bookmark-start text:name="__RefHeading___Toc4827_2682639303"/>End of Document<text:bookmark-end text:name="__RefHeading___Toc4827_2682639303"/></text:h>
      <text:p text:style-name="P13"><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enlo" svg:font-family="Menlo"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default-outline-level="">
      <loext:graphic-properties draw:fill="solid" draw:fill-color="#009999"/>
      <style:paragraph-properties fo:margin-top="0cm" fo:margin-bottom="0.06cm" loext:contextual-spacing="false" fo:background-color="#009999" fo:padding-left="0.071cm" fo:padding-right="0.071cm" fo:padding-top="0.035cm" fo:padding-bottom="0.035cm"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background-color="#d3eafd" fo:padding-left="0.071cm" fo:padding-right="0.071cm" fo:padding-top="0.035cm" fo:padding-bottom="0.035cm"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top="0cm" fo:margin-bottom="0.06cm" loext:contextual-spacing="false" fo:background-color="#fff2cc" fo:padding-left="0.071cm" fo:padding-right="0.071cm" fo:padding-top="0.035cm" fo:padding-bottom="0.035cm" fo:border="0.51pt solid #fff2cc" fo:keep-with-next="always"/>
      <style:text-properties fo:font-size="16pt" fo:font-weight="bold" style:font-size-asian="16pt" style:font-weight-asian="bold"/>
    </style:style>
    <style:style style:name="List_20_Heading" style:display-name="List Heading" style:family="paragraph" style:parent-style-name="Standard" style:default-outline-level="" style:class="html">
      <style:paragraph-properties fo:margin-top="0.494cm" fo:margin-bottom="0.039cm" loext:contextual-spacing="false" fo:keep-with-next="always"/>
      <style:text-properties fo:font-weight="bold" style:font-weight-asian="bold"/>
    </style:style>
    <style:style style:name="List_20_Contents" style:display-name="List Contents" style:family="paragraph" style:parent-style-name="Standard" style:class="html">
      <style:paragraph-properties fo:margin-left="1cm" fo:margin-right="0cm" fo:text-indent="0cm" style:auto-text-indent="false"/>
    </style:style>
    <style:style style:name="Detail_20_Heading" style:display-name="Detail Heading" style:family="paragraph" style:parent-style-name="Standard" style:default-outline-level="">
      <loext:graphic-properties draw:fill="solid" draw:fill-color="#ccccff"/>
      <style:paragraph-properties fo:margin-top="0.699cm" fo:margin-bottom="0.049cm" loext:contextual-spacing="false" fo:background-color="#ccccff" fo:padding="0.035cm"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48cm" fo:margin-bottom="0.409cm" loext:contextual-spacing="false" fo:keep-with-next="always"/>
      <style:text-properties fo:font-size="12pt" fo:font-weight="bold" style:font-size-asian="12pt" style:font-weight-asian="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ListLabel_20_1" style:display-name="ListLabel 1" style:family="text">
      <style:text-properties fo:color="#0000ff" style:font-name="Arial1" fo:font-family="Arial" style:font-family-generic="roman" style:font-pitch="variable" fo:font-size="10pt" style:text-underline-style="solid" style:text-underline-width="auto" style:text-underline-color="font-color" fo:font-weight="bold" style:font-size-asian="10pt" style:font-weight-asian="bold"/>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ListLabel_20_2" style:display-name="ListLabel 2" style:family="text">
      <style:text-properties fo:color="#0000ff" style:font-name="Courier New2" fo:font-family="'Courier New'" style:font-family-generic="roman" style:font-pitch="variable" style:text-underline-style="solid" style:text-underline-width="auto" style:text-underline-color="font-color"/>
    </style:style>
    <style:style style:name="ListLabel_20_3" style:display-name="ListLabel 3" style:family="text">
      <style:text-properties style:font-name="Arial1" fo:font-family="Arial" style:font-family-generic="roman" style:font-pitch="variable" fo:font-size="9pt" fo:font-weight="bold" style:font-size-asian="9pt" style:font-weight-asian="bold"/>
    </style:style>
    <style:style style:name="ListLabel_20_4" style:display-name="ListLabel 4" style:family="text">
      <style:text-properties style:font-name="Arial1" fo:font-family="Arial" style:font-family-generic="roman" style:font-pitch="variable" fo:font-size="10pt" style:font-size-asian="10pt"/>
    </style:style>
    <style:style style:name="Code2" style:family="text" style:parent-style-name="Default_20_Paragraph_20_Font">
      <style:text-properties style:font-name="Courier New2" fo:font-family="'Courier New'" style:font-family-generic="roman" style:font-pitch="variable" fo:font-size="9pt" style:font-size-asian="9pt"/>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ListLabel_20_5" style:display-name="ListLabel 5" style:family="text">
      <style:text-properties fo:color="#0000ff" style:font-name="Courier New2" fo:font-family="'Courier New'" style:font-family-generic="roman" style:font-pitch="variable" fo:font-size="7pt" style:text-underline-style="solid" style:text-underline-width="auto" style:text-underline-color="font-color" style:font-size-asian="7pt"/>
    </style:style>
    <style:style style:name="ListLabel_20_6" style:display-name="ListLabel 6" style:family="text">
      <style:text-properties fo:color="#0000ff" style:font-name="Courier New2" fo:font-family="'Courier New'" style:font-family-generic="roman" style:font-pitch="variable" style:text-underline-style="solid" style:text-underline-width="auto" style:text-underline-color="font-color" fo:font-weight="bold" style:font-weight-asian="bold"/>
    </style:style>
    <style:style style:name="ListLabel_20_7" style:display-name="ListLabel 7" style:family="text">
      <style:text-properties style:font-name="Courier New2" fo:font-family="'Courier New'" style:font-family-generic="roman" style:font-pitch="variable" fo:font-size="9pt" style:font-size-asian="9pt"/>
    </style:style>
    <style:style style:name="Code_20_Small1" style:display-name="Code Small1" style:family="text" style:parent-style-name="Default_20_Paragraph_20_Font">
      <style:text-properties style:font-name="Courier New2" fo:font-family="'Courier New'" style:font-family-generic="roman" style:font-pitch="variable" fo:font-size="7pt" style:font-size-asian="7pt"/>
    </style:style>
    <style:style style:name="ListLabel_20_8" style:display-name="ListLabel 8" style:family="text">
      <style:text-properties fo:color="#0000ff" style:font-name="Courier New2" fo:font-family="'Courier New'" style:font-family-generic="roman" style:font-pitch="variable" style:text-underline-style="solid" style:text-underline-width="auto" style:text-underline-color="font-color" fo:font-weight="normal" style:font-weight-asian="normal"/>
    </style:style>
    <style:style style:name="ListLabel_20_9" style:display-name="ListLabel 9" style:family="text">
      <style:text-properties style:font-name="Courier New2" fo:font-family="'Courier New'" style:font-family-generic="roman" style:font-pitch="variable" fo:font-size="9pt" fo:font-weight="normal" style:font-size-asian="9pt" style:font-weight-asian="normal"/>
    </style:style>
    <style:style style:name="ListLabel_20_10" style:display-name="ListLabel 10" style:family="text">
      <style:text-properties fo:color="#0000ff" style:text-underline-style="solid" style:text-underline-width="auto" style:text-underline-color="font-color"/>
    </style:style>
    <style:style style:name="ListLabel_20_11" style:display-name="ListLabel 11" style:family="text">
      <style:text-properties style:font-name="Courier New2" fo:font-family="'Courier New'" style:font-family-generic="roman" style:font-pitch="variable" fo:font-size="9pt" fo:font-weight="bold" style:font-size-asian="9pt" style:font-weight-asian="bold"/>
    </style:style>
    <style:style style:name="ListLabel_20_12" style:display-name="ListLabel 12" style:family="text">
      <style:text-properties fo:color="#0000ff" style:text-underline-style="solid" style:text-underline-width="auto" style:text-underline-color="font-color"/>
    </style:style>
    <style:style style:name="ListLabel_20_13" style:display-name="ListLabel 13" style:family="text">
      <style:text-properties style:font-name="Verdana" fo:font-family="Verdana" style:font-family-generic="roman" style:font-pitch="variable" fo:font-size="7pt" style:font-size-asian="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P4" style:family="paragraph" style:parent-style-name="Standard">
      <style:paragraph-properties fo:text-align="start" style:justify-single-word="false" fo:orphans="2" fo:widows="2" fo:padding="0cm" fo:border-left="none" fo:border-right="none" fo:border-top="none" fo:border-bottom="0.51pt solid #000000"/>
      <style:text-properties style:font-name="Arial1" fo:font-size="10pt" fo:font-style="italic" style:font-size-asian="10pt" style:font-style-asian="italic"/>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3">
      <style:page-layout-properties fo:page-width="21.001cm" fo:page-height="29.7cm" style:num-format="1" style:print-orientation="portrait" fo:margin-top="0.99cm" fo:margin-bottom="0.99cm" fo:margin-left="1.498cm" fo:margin-right="1.498cm" style:writing-mode="lr-tb" style:layout-grid-color="#c0c0c0" style:layout-grid-lines="2568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5"><draw:image xlink:href="Pictures/1000020100000427000001D80231D6ACC263EE0A.png" xlink:type="simple" xlink:show="embed" xlink:actuate="onLoad" loext:mime-type="image/png"/></draw:frame><text:tab/><text:user-defined style:data-style-name="N0" text:name="RFC Title">RFC 241 – Features</text:user-defined><text:tab/>Page <text:page-number text:select-page="current">16</text:page-number><text:s/>of <text:page-count style:num-format="1">50</text:page-count></text:p>
        <text:p text:style-name="Header"/>
        <text:p text:style-name="Header"><text:tab/>Draft<text:tab/> <text:modification-date style:data-style-name="N76">February 5, 2020</text:modification-date></text:p>
      </style:header>
      <style:footer>
        <text:p text:style-name="MP1">Copyright © <text:span text:style-name="MT1">OSGi Alliance </text:span><text:span text:style-name="MT1"><text:modification-date style:data-style-name="N111">2020</text:modification-date></text:span><text:tab/><text:tab/>All Rights Reserved</text:p>
      </style:footer>
    </style:master-page>
    <style:master-page style:name="First_20_Page" style:display-name="First Page" style:page-layout-name="Mpm2" style:next-style-name="Standard">
      <style:header>
        <text:p text:style-name="MP2"/>
      </style:header>
      <style:footer>
        <text:p text:style-name="MP3">Copyright © <text:span text:style-name="MT1">OSGi Alliance </text:span><text:span text:style-name="MT1"><text:modification-date style:data-style-name="N111">2020</text:modification-date></text:span></text:p>
      </style:footer>
    </style:master-page>
    <style:master-page style:name="Converted1" style:page-layout-name="Mpm3">
      <style:header>
        <text:p text:style-name="MP4">Package org.osgi.feature</text:p>
      </style:header>
      <style:footer>
        <text:p text:style-name="Footer"/>
      </style:footer>
    </style:master-page>
    <style:master-page style:name="Converted2" style:page-layout-name="Mpm3">
      <style:header>
        <text:p text:style-name="MP4">Interface Artifact</text:p>
      </style:header>
      <style:footer>
        <text:p text:style-name="Footer"/>
      </style:footer>
    </style:master-page>
    <style:master-page style:name="Converted3" style:page-layout-name="Mpm3">
      <style:header>
        <text:p text:style-name="MP4">Class ArtifactID</text:p>
      </style:header>
      <style:footer>
        <text:p text:style-name="Footer"/>
      </style:footer>
    </style:master-page>
    <style:master-page style:name="Converted4" style:page-layout-name="Mpm3">
      <style:header>
        <text:p text:style-name="MP4">Interface BuilderFactory</text:p>
      </style:header>
      <style:footer>
        <text:p text:style-name="Footer"/>
      </style:footer>
    </style:master-page>
    <style:master-page style:name="Converted5" style:page-layout-name="Mpm3">
      <style:header>
        <text:p text:style-name="MP4">Interface Bundle</text:p>
      </style:header>
      <style:footer>
        <text:p text:style-name="Footer"/>
      </style:footer>
    </style:master-page>
    <style:master-page style:name="Converted6" style:page-layout-name="Mpm3">
      <style:header>
        <text:p text:style-name="MP4">Interface BundleBuilder</text:p>
      </style:header>
      <style:footer>
        <text:p text:style-name="Footer"/>
      </style:footer>
    </style:master-page>
    <style:master-page style:name="Converted7" style:page-layout-name="Mpm3">
      <style:header>
        <text:p text:style-name="MP4">Interface Configuration</text:p>
      </style:header>
      <style:footer>
        <text:p text:style-name="Footer"/>
      </style:footer>
    </style:master-page>
    <style:master-page style:name="Converted8" style:page-layout-name="Mpm3">
      <style:header>
        <text:p text:style-name="MP4">Interface ConfigurationBuilder</text:p>
      </style:header>
      <style:footer>
        <text:p text:style-name="Footer"/>
      </style:footer>
    </style:master-page>
    <style:master-page style:name="Converted9" style:page-layout-name="Mpm3">
      <style:header>
        <text:p text:style-name="MP4">Interface ConflictResolver</text:p>
      </style:header>
      <style:footer>
        <text:p text:style-name="Footer"/>
      </style:footer>
    </style:master-page>
    <style:master-page style:name="Converted10" style:page-layout-name="Mpm3">
      <style:header>
        <text:p text:style-name="MP4">Interface Extension</text:p>
      </style:header>
      <style:footer>
        <text:p text:style-name="Footer"/>
      </style:footer>
    </style:master-page>
    <style:master-page style:name="Converted11" style:page-layout-name="Mpm3">
      <style:header>
        <text:p text:style-name="MP4">Enum Extension.Kind</text:p>
      </style:header>
      <style:footer>
        <text:p text:style-name="Footer"/>
      </style:footer>
    </style:master-page>
    <style:master-page style:name="Converted12" style:page-layout-name="Mpm3">
      <style:header>
        <text:p text:style-name="MP4">Enum Extension.Type</text:p>
      </style:header>
      <style:footer>
        <text:p text:style-name="Footer"/>
      </style:footer>
    </style:master-page>
    <style:master-page style:name="Converted13" style:page-layout-name="Mpm3">
      <style:header>
        <text:p text:style-name="MP4">Interface ExtensionBuilder</text:p>
      </style:header>
      <style:footer>
        <text:p text:style-name="Footer"/>
      </style:footer>
    </style:master-page>
    <style:master-page style:name="Converted14" style:page-layout-name="Mpm3">
      <style:header>
        <text:p text:style-name="MP4">Interface Feature</text:p>
      </style:header>
      <style:footer>
        <text:p text:style-name="Footer"/>
      </style:footer>
    </style:master-page>
    <style:master-page style:name="Converted15" style:page-layout-name="Mpm3">
      <style:header>
        <text:p text:style-name="MP4">Interface FeatureBuilder</text:p>
      </style:header>
      <style:footer>
        <text:p text:style-name="Footer"/>
      </style:footer>
    </style:master-page>
    <style:master-page style:name="Converted16" style:page-layout-name="Mpm3">
      <style:header>
        <text:p text:style-name="MP4">Interface FeatureService</text:p>
      </style:header>
      <style:footer>
        <text:p text:style-name="Footer"/>
      </style:footer>
    </style:master-page>
    <style:master-page style:name="Converted17" style:page-layout-name="Mpm3">
      <style:header>
        <text:p text:style-name="MP4">Interface MergeContext</text:p>
      </style:header>
      <style:footer>
        <text:p text:style-name="Footer"/>
      </style:footer>
    </style:master-page>
    <style:master-page style:name="Converted18" style:page-layout-name="Mpm3">
      <style:header>
        <text:p text:style-name="MP4">Interface MergeContextBuilder</text:p>
      </style:header>
      <style:footer>
        <text:p text:style-name="Footer"/>
      </style:footer>
    </style:master-page>
    <style:master-page style:name="Converted19" style:page-layout-name="Mpm3">
      <style:header>
        <text:p text:style-name="MP4">Package org.osgi.feature.impl</text:p>
      </style:header>
      <style:footer>
        <text:p text:style-name="Footer"/>
      </style:footer>
    </style:master-page>
    <style:master-page style:name="Converted20" style:page-layout-name="Mpm3">
      <style:header>
        <text:p text:style-name="MP4">Class ExtensionBuilderImpl</text:p>
      </style:header>
      <style:footer>
        <text:p text:style-name="Footer"/>
      </style:footer>
    </style:master-page>
    <style:master-page style:name="Converted21" style:page-layout-name="Mpm3">
      <style:header>
        <text:p text:style-name="MP4">Class FeatureServiceImpl</text:p>
      </style:header>
      <style:footer>
        <text:p text:style-name="Footer"/>
      </style:footer>
    </style:master-page>
    <style:master-page style:name="Converted22" style:page-layout-name="Mpm3">
      <style:header>
        <text:p text:style-name="MP4">Class FeatureServiceImplTest</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MacOSX_X86_64 LibreOffice_project/2412653d852ce75f65fbfa83fb7e7b669a126d64</meta:generator>
    <meta:creation-date>2019-01-30T09:44:06.016123225</meta:creation-date>
    <meta:editing-cycles>187</meta:editing-cycles>
    <meta:editing-duration>P3DT3H38M9S</meta:editing-duration>
    <meta:initial-creator>David Bosschaert</meta:initial-creator>
    <dc:date>2020-02-05T14:37:03.919554891</dc:date>
    <dc:creator>David Bosschaert</dc:creator>
    <meta:printed-by>David Bosschaert</meta:printed-by>
    <meta:print-date>2019-06-14T11:11:49.649655018</meta:print-date>
    <meta:document-statistic meta:table-count="31" meta:image-count="7" meta:object-count="0" meta:page-count="50" meta:paragraph-count="1497" meta:word-count="8714" meta:character-count="61949" meta:non-whitespace-character-count="52611"/>
    <meta:user-defined meta:name="Info"/>
    <meta:user-defined meta:name="Info 3"/>
    <meta:user-defined meta:name="Info 4"/>
    <meta:user-defined meta:name="RFC Title">RFC 241 – Features</meta:user-defined>
  </office:meta>
</office:document-meta>
</file>